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74pt"/>
    </style:style>
    <style:style style:name="co2" style:family="table-column">
      <style:table-column-properties fo:break-before="auto" style:column-width="376.36pt"/>
    </style:style>
    <style:style style:name="co3" style:family="table-column">
      <style:table-column-properties fo:break-before="auto" style:column-width="138.64pt"/>
    </style:style>
    <style:style style:name="co4" style:family="table-column">
      <style:table-column-properties fo:break-before="auto" style:column-width="73.96pt"/>
    </style:style>
    <style:style style:name="co5" style:family="table-column">
      <style:table-column-properties fo:break-before="auto" style:column-width="32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56.41pt"/>
    </style:style>
    <style:style style:name="co8" style:family="table-column">
      <style:table-column-properties fo:break-before="auto" style:column-width="207.21pt"/>
    </style:style>
    <style:style style:name="co9" style:family="table-column">
      <style:table-column-properties fo:break-before="auto" style:column-width="177.56pt"/>
    </style:style>
    <style:style style:name="co10" style:family="table-column">
      <style:table-column-properties fo:break-before="auto" style:column-width="46.49pt"/>
    </style:style>
    <style:style style:name="co11" style:family="table-column">
      <style:table-column-properties fo:break-before="auto" style:column-width="33.56pt"/>
    </style:style>
    <style:style style:name="co12" style:family="table-column">
      <style:table-column-properties fo:break-before="auto" style:column-width="58.71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57.91pt"/>
    </style:style>
    <style:style style:name="co15" style:family="table-column">
      <style:table-column-properties fo:break-before="auto" style:column-width="60.21pt"/>
    </style:style>
    <style:style style:name="co16" style:family="table-column">
      <style:table-column-properties fo:break-before="auto" style:column-width="76.96pt"/>
    </style:style>
    <style:style style:name="co17" style:family="table-column">
      <style:table-column-properties fo:break-before="auto" style:column-width="99.84pt"/>
    </style:style>
    <style:style style:name="co18" style:family="table-column">
      <style:table-column-properties fo:break-before="auto" style:column-width="67.86pt"/>
    </style:style>
    <style:style style:name="co19" style:family="table-column">
      <style:table-column-properties fo:break-before="auto" style:column-width="62.5pt"/>
    </style:style>
    <style:style style:name="co20" style:family="table-column">
      <style:table-column-properties fo:break-before="auto" style:column-width="41.9pt"/>
    </style:style>
    <style:style style:name="co21" style:family="table-column">
      <style:table-column-properties fo:break-before="auto" style:column-width="73.16pt"/>
    </style:style>
    <style:style style:name="co22" style:family="table-column">
      <style:table-column-properties fo:break-before="auto" style:column-width="52.61pt"/>
    </style:style>
    <style:style style:name="co23" style:family="table-column">
      <style:table-column-properties fo:break-before="auto" style:column-width="120.36pt"/>
    </style:style>
    <style:style style:name="co24" style:family="table-column">
      <style:table-column-properties fo:break-before="auto" style:column-width="54.11pt"/>
    </style:style>
    <style:style style:name="co25" style:family="table-column">
      <style:table-column-properties fo:break-before="auto" style:column-width="51.1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85.29pt"/>
    </style:style>
    <style:style style:name="co28" style:family="table-column">
      <style:table-column-properties fo:break-before="auto" style:column-width="118.86pt"/>
    </style:style>
    <style:style style:name="co29" style:family="table-column">
      <style:table-column-properties fo:break-before="auto" style:column-width="100.54pt"/>
    </style:style>
    <style:style style:name="co30" style:family="table-column">
      <style:table-column-properties fo:break-before="auto" style:column-width="59.41pt"/>
    </style:style>
    <style:style style:name="co31" style:family="table-column">
      <style:table-column-properties fo:break-before="auto" style:column-width="346.65pt"/>
    </style:style>
    <style:style style:name="co32" style:family="table-column">
      <style:table-column-properties fo:break-before="auto" style:column-width="22.11pt"/>
    </style:style>
    <style:style style:name="co33" style:family="table-column">
      <style:table-column-properties fo:break-before="auto" style:column-width="47.25pt"/>
    </style:style>
    <style:style style:name="co34" style:family="table-column">
      <style:table-column-properties fo:break-before="auto" style:column-width="72.4pt"/>
    </style:style>
    <style:style style:name="co35" style:family="table-column">
      <style:table-column-properties fo:break-before="auto" style:column-width="445.69pt"/>
    </style:style>
    <style:style style:name="co36" style:family="table-column">
      <style:table-column-properties fo:break-before="auto" style:column-width="379.39pt"/>
    </style:style>
    <style:style style:name="co37" style:family="table-column">
      <style:table-column-properties fo:break-before="auto" style:column-width="50.29pt"/>
    </style:style>
    <style:style style:name="co38" style:family="table-column">
      <style:table-column-properties fo:break-before="auto" style:column-width="35.86pt"/>
    </style:style>
    <style:style style:name="co39" style:family="table-column">
      <style:table-column-properties fo:break-before="auto" style:column-width="378.65pt"/>
    </style:style>
    <style:style style:name="co40" style:family="table-column">
      <style:table-column-properties fo:break-before="auto" style:column-width="199.59pt"/>
    </style:style>
    <style:style style:name="co41" style:family="table-column">
      <style:table-column-properties fo:break-before="auto" style:column-width="146.24pt"/>
    </style:style>
    <style:style style:name="co42" style:family="table-column">
      <style:table-column-properties fo:break-before="auto" style:column-width="255.26pt"/>
    </style:style>
    <style:style style:name="co43" style:family="table-column">
      <style:table-column-properties fo:break-before="auto" style:column-width="35.04pt"/>
    </style:style>
    <style:style style:name="co44" style:family="table-column">
      <style:table-column-properties fo:break-before="auto" style:column-width="39.66pt"/>
    </style:style>
    <style:style style:name="co45" style:family="table-column">
      <style:table-column-properties fo:break-before="auto" style:column-width="51.79pt"/>
    </style:style>
    <style:style style:name="co46" style:family="table-column">
      <style:table-column-properties fo:break-before="auto" style:column-width="80.76pt"/>
    </style:style>
    <style:style style:name="co47" style:family="table-column">
      <style:table-column-properties fo:break-before="auto" style:column-width="97.51pt"/>
    </style:style>
    <style:style style:name="co48" style:family="table-column">
      <style:table-column-properties fo:break-before="auto" style:column-width="48.76pt"/>
    </style:style>
    <style:style style:name="co49" style:family="table-column">
      <style:table-column-properties fo:break-before="auto" style:column-width="189.69pt"/>
    </style:style>
    <style:style style:name="co50" style:family="table-column">
      <style:table-column-properties fo:break-before="auto" style:column-width="216.34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41.24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32.26pt" fo:break-before="auto" style:use-optimal-row-height="false"/>
    </style:style>
    <style:style style:name="ro8" style:family="table-row">
      <style:table-row-properties style:row-height="34.5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ta1" style:family="table" style:master-page-name="PageStyle_5f_All_20_SKUs">
      <style:table-properties table:display="true" style:writing-mode="lr-tb"/>
    </style:style>
    <style:style style:name="ta2" style:family="table" style:master-page-name="PageStyle_5f_Sheet14">
      <style:table-properties table:display="true" style:writing-mode="lr-tb"/>
    </style:style>
    <style:style style:name="ta3" style:family="table" style:master-page-name="PageStyle_5f_pick_20_list">
      <style:table-properties table:display="true" style:writing-mode="lr-tb"/>
    </style:style>
    <style:style style:name="ta4" style:family="table" style:master-page-name="PageStyle_5f_raw_20_to_20_finished_20_items">
      <style:table-properties table:display="true" style:writing-mode="lr-tb"/>
    </style:style>
    <style:style style:name="ta5" style:family="table" style:master-page-name="PageStyle_5f_Order_20_history">
      <style:table-properties table:display="true" style:writing-mode="lr-tb"/>
    </style:style>
    <style:style style:name="ta6" style:family="table" style:master-page-name="PageStyle_5f_Print_20_Queue">
      <style:table-properties table:display="true" style:writing-mode="lr-tb"/>
    </style:style>
    <style:style style:name="ta7" style:family="table" style:master-page-name="PageStyle_5f_Inventory_20_History">
      <style:table-properties table:display="true" style:writing-mode="lr-tb"/>
    </style:style>
    <style:style style:name="ta8" style:family="table" style:master-page-name="PageStyle_5f_M3x45_20_vs_20_dowel_20_pi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H2]&gt;=[.E2]);([.G2]=&quot;FALSE&quot;)))" style:apply-style-name="ConditionalStyle_5f_1" style:base-cell-address="'All SKUs'.H2"/>
    </style:style>
    <style:style style:name="ce25" style:family="table-cell" style:parent-style-name="Default" style:data-style-name="N4">
      <style:table-cell-properties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H2]&gt;=[.E2]);([.G2]=&quot;FALSE&quot;)))" style:apply-style-name="ConditionalStyle_5f_1" style:base-cell-address="'All SKUs'.H2"/>
    </style:style>
    <style:style style:name="ce2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231]))&gt;0)" style:apply-style-name="ConditionalStyle_5f_3" style:base-cell-address="'All SKUs'.I231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231]))&gt;0)" style:apply-style-name="ConditionalStyle_5f_3" style:base-cell-address="Sheet14.I231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N2]&gt;=[.K2]);([.M2]=&quot;FALSE&quot;)))" style:apply-style-name="ConditionalStyle_5f_1" style:base-cell-address="Sheet14.N2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order-bottom="none" fo:background-color="#4dd0e1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e0f7f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4dd0e1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e0f7fa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f7fa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4dd0e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0f7f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4dd0e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84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e9cc3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e75b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5481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833c0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a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0" style:family="table-cell" style:parent-style-name="Default">
      <style:table-cell-properties style:rotation-align="none"/>
      <style:text-properties fo:color="#11a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ISNUMBER([.S2]);TRUNC([.S2])&gt;TODAY()))" style:apply-style-name="ConditionalStyle_5f_8" style:base-cell-address="'Print Queue'.S2"/>
    </style:style>
    <style:style style:name="ce10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ISNUMBER([.S2]);TRUNC([.S2])&gt;TODAY()))" style:apply-style-name="ConditionalStyle_5f_8" style:base-cell-address="'Print Queue'.S2"/>
    </style:style>
    <style:style style:name="ce109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rotation-align="none"/>
      <style:text-properties fo:color="#11a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2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4" style:family="table-cell" style:parent-style-name="Default" style:data-style-name="N125">
      <style:table-cell-properties style:rotation-align="none"/>
      <style:text-properties fo:color="#6aa84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mbria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SK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4" table:visibility="collapse" table:default-cell-style-name="Default"/>
        <table:table-column table:style-name="co10" table:visibility="collapse" table:number-columns-repeated="9" table:default-cell-style-name="Default"/>
        <table:table-column table:style-name="co16" table:number-columns-repeated="997" table:default-cell-style-name="Default"/>
        <table:table-row table:style-name="ro1"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Part name</text:p>
          </table:table-cell>
          <table:table-cell table:style-name="ce8" office:value-type="string" calcext:value-type="string">
            <text:p>Image</text:p>
          </table:table-cell>
          <table:table-cell table:style-name="ce1" office:value-type="string" calcext:value-type="string">
            <text:p>type</text:p>
          </table:table-cell>
          <table:table-cell table:style-name="ce16" office:value-type="string" calcext:value-type="string">
            <text:p>Qty per Sixi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is Raw?</text:p>
          </table:table-cell>
          <table:table-cell table:style-name="ce23" office:value-type="string" calcext:value-type="string">
            <text:p>In Stock</text:p>
          </table:table-cell>
          <table:table-cell table:style-name="ce27" office:value-type="string" calcext:value-type="string">
            <text:p>Buy Link</text:p>
          </table:table-cell>
          <table:table-cell table:style-name="ce27" office:value-type="string" calcext:value-type="string">
            <text:p>Alt buy link</text:p>
          </table:table-cell>
          <table:table-cell table:style-name="ce16" office:value-type="string" calcext:value-type="string">
            <text:p>Per lot</text:p>
          </table:table-cell>
          <table:table-cell table:style-name="ce16" office:value-type="string" calcext:value-type="string">
            <text:p>Lots Needed</text:p>
          </table:table-cell>
          <table:table-cell table:style-name="ce16" office:value-type="string" calcext:value-type="string">
            <text:p>Ordered</text:p>
          </table:table-cell>
          <table:table-cell table:style-name="ce16" office:value-type="string" calcext:value-type="string">
            <text:p>Cost</text:p>
          </table:table-cell>
          <table:table-cell table:style-name="ce1" office:value-type="string" calcext:value-type="string">
            <text:p>Currency</text:p>
          </table:table-cell>
          <table:table-cell table:style-name="ce32" office:value-type="string" calcext:value-type="string">
            <text:p>Order date</text:p>
          </table:table-cell>
          <table:table-cell table:style-name="ce32" office:value-type="string" calcext:value-type="string">
            <text:p>Arrival date</text:p>
          </table:table-cell>
          <table:table-cell table:style-name="ce1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01</text:p>
          </table:table-cell>
          <table:table-cell table:style-name="ce2" office:value-type="string" calcext:value-type="string">
            <text:p>Standoff m4x6x20 95947A056</text:p>
          </table:table-cell>
          <table:table-cell table:style-name="ce9" office:value-type="string" calcext:value-type="string">
            <text:p><text:a xlink:href="https://imgur.com/KX3Rz3N" xlink:type="simple">https://imgur.com/KX3Rz3N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16" calcext:value-type="float">
            <text:p>16</text:p>
          </table:table-cell>
          <table:table-cell table:style-name="ce18"/>
          <table:table-cell table:style-name="ce18" table:formula="of:=IF(COUNTIF([$'raw to finished items'.C$3:.C$100];&quot;=&quot;&amp;[.A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];[$'Inventory History'.$C$2])" office:value-type="float" office:value="12" calcext:value-type="float">
            <text:p>12.00</text:p>
          </table:table-cell>
          <table:table-cell table:style-name="ce2" office:value-type="string" calcext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table:formula="of:=3.79*2" office:value-type="float" office:value="7.58" calcext:value-type="float">
            <text:p>$7.58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25" calcext:value-type="date">
            <text:p>2020-02-25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02</text:p>
          </table:table-cell>
          <table:table-cell table:style-name="ce2" office:value-type="string" calcext:value-type="string">
            <text:p>Standoff m3x4.5x12 95947A008</text:p>
          </table:table-cell>
          <table:table-cell table:style-name="ce9" office:value-type="string" calcext:value-type="string">
            <text:p><text:a xlink:href="https://imgur.com/IH3mTjJ" xlink:type="simple">https://imgur.com/IH3mTjJ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7" calcext:value-type="float">
            <text:p>7</text:p>
          </table:table-cell>
          <table:table-cell table:style-name="ce18"/>
          <table:table-cell table:style-name="ce18" table:formula="of:=IF(COUNTIF([$'raw to finished items'.C$3:.C$100];&quot;=&quot;&amp;[.A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];[$'Inventory History'.$C$2])" office:value-type="float" office:value="33" calcext:value-type="float">
            <text:p>33.00</text:p>
          </table:table-cell>
          <table:table-cell table:style-name="ce2" office:value-type="string" calcext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2.85" calcext:value-type="float">
            <text:p>$2.85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25" calcext:value-type="date">
            <text:p>2020-02-25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03</text:p>
          </table:table-cell>
          <table:table-cell table:style-name="ce2" office:value-type="string" calcext:value-type="string">
            <text:p>Standoff #4-40x7 M-F 93505A101</text:p>
          </table:table-cell>
          <table:table-cell table:style-name="ce10" office:value-type="string" calcext:value-type="string">
            <text:p><text:a xlink:href="https://imgur.com/c1Dago8" xlink:type="simple">https://imgur.com/c1Dago8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];[$'Inventory History'.$C$2])" office:value-type="float" office:value="8" calcext:value-type="float">
            <text:p>8.00</text:p>
          </table:table-cell>
          <table:table-cell table:style-name="ce2" office:value-type="string" calcext:value-type="string">
            <text:p>https://www.mcmaster.com/93505A10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05</text:p>
          </table:table-cell>
          <table:table-cell table:style-name="ce2" office:value-type="string" calcext:value-type="string">
            <text:p>Set Screw m3x4 flatEnd 92605A098</text:p>
          </table:table-cell>
          <table:table-cell table:style-name="ce10" office:value-type="string" calcext:value-type="string">
            <text:p><text:a xlink:href="https://www.mcmaster.com/mvb/library/20130930/92605a098l.gif" xlink:type="simple">https://www.mcmaster.com/mvb/library/20130930/92605a098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22" calcext:value-type="float">
            <text:p>22</text:p>
          </table:table-cell>
          <table:table-cell table:style-name="ce18"/>
          <table:table-cell table:style-name="ce18" table:formula="of:=IF(COUNTIF([$'raw to finished items'.C$3:.C$100];&quot;=&quot;&amp;[.A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];[$'Inventory History'.$C$2])" office:value-type="float" office:value="53" calcext:value-type="float">
            <text:p>53.00</text:p>
          </table:table-cell>
          <table:table-cell table:style-name="ce2" office:value-type="string" calcext:value-type="string">
            <text:p>https://www.aliexpress.com/item/32864937826.html?spm=a2g0o.productlist.0.0.38357a14ipc6pP&amp;algo_pvid=107abc7a-9704-4cff-af62-f67f1c99c28a&amp;algo_expid=107abc7a-9704-4cff-af62-f67f1c99c28a-4&amp;btsid=e9f3bcdc-042d-4f1d-8293-e0441b6bfa59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09</text:p>
          </table:table-cell>
          <table:table-cell table:style-name="ce2" office:value-type="string" calcext:value-type="string">
            <text:p>screw M5x20 socket head cap 90128A248</text:p>
          </table:table-cell>
          <table:table-cell table:style-name="ce10" office:value-type="string" calcext:value-type="string">
            <text:p><text:a xlink:href="https://www.mcmaster.com/mvb/library/20140217/90128a248l.gif" xlink:type="simple">https://www.mcmaster.com/mvb/library/20140217/90128a248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12" calcext:value-type="float">
            <text:p>12</text:p>
          </table:table-cell>
          <table:table-cell table:style-name="ce18"/>
          <table:table-cell table:style-name="ce18" table:formula="of:=IF(COUNTIF([$'raw to finished items'.C$3:.C$100];&quot;=&quot;&amp;[.A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6];[$'Inventory History'.$C$2])" office:value-type="float" office:value="37" calcext:value-type="float">
            <text:p>37.00</text:p>
          </table:table-cell>
          <table:table-cell table:style-name="ce2" office:value-type="string" calcext:value-type="string">
            <text:p>https://www.mcmaster.com/90128a248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12</text:p>
          </table:table-cell>
          <table:table-cell table:style-name="ce2" office:value-type="string" calcext:value-type="string">
            <text:p>screw M4x45 socket head cap partially threaded 91292A133</text:p>
          </table:table-cell>
          <table:table-cell table:style-name="ce10" office:value-type="string" calcext:value-type="string">
            <text:p><text:a xlink:href="https://www.mcmaster.com/mvb/library/20140512/91292a133l.gif" xlink:type="simple">https://www.mcmaster.com/mvb/library/20140512/91292a133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36" calcext:value-type="float">
            <text:p>36</text:p>
          </table:table-cell>
          <table:table-cell table:style-name="ce18"/>
          <table:table-cell table:style-name="ce18" table:formula="of:=IF(COUNTIF([$'raw to finished items'.C$3:.C$100];&quot;=&quot;&amp;[.A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];[$'Inventory History'.$C$2])" office:value-type="float" office:value="104" calcext:value-type="float">
            <text:p>104.00</text:p>
          </table:table-cell>
          <table:table-cell table:style-name="ce2" office:value-type="string" calcext:value-type="string">
            <text:p>https://www.mcmaster.com/91292A13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14</text:p>
          </table:table-cell>
          <table:table-cell table:style-name="ce2" office:value-type="string" calcext:value-type="string">
            <text:p>screw M4x25 socket head 91292A122</text:p>
          </table:table-cell>
          <table:table-cell table:style-name="ce10" office:value-type="string" calcext:value-type="string">
            <text:p><text:a xlink:href="https://imgur.com/v1CkgbG" xlink:type="simple">https://imgur.com/v1CkgbG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28" calcext:value-type="float">
            <text:p>28</text:p>
          </table:table-cell>
          <table:table-cell table:style-name="ce18"/>
          <table:table-cell table:style-name="ce18" table:formula="of:=IF(COUNTIF([$'raw to finished items'.C$3:.C$100];&quot;=&quot;&amp;[.A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];[$'Inventory History'.$C$2])" office:value-type="float" office:value="86" calcext:value-type="float">
            <text:p>86.00</text:p>
          </table:table-cell>
          <table:table-cell table:style-name="ce2" office:value-type="string" calcext:value-type="string">
            <text:p>https://www.mcmaster.com/91292A122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9.94" calcext:value-type="float">
            <text:p>$9.94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10" calcext:value-type="date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15</text:p>
          </table:table-cell>
          <table:table-cell table:style-name="ce2" office:value-type="string" calcext:value-type="string">
            <text:p>screw M4x14 socket head cap 91292A038</text:p>
          </table:table-cell>
          <table:table-cell table:style-name="ce10" office:value-type="string" calcext:value-type="string">
            <text:p><text:a xlink:href="https://www.mcmaster.com/mvb/library/20140512/91292a038l.gif" xlink:type="simple">https://www.mcmaster.com/mvb/library/20140512/91292a038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];[$'Inventory History'.$C$2])" office:value-type="float" office:value="80" calcext:value-type="float">
            <text:p>80.00</text:p>
          </table:table-cell>
          <table:table-cell table:style-name="ce2" office:value-type="string" calcext:value-type="string">
            <text:p>https://www.mcmaster.com/91292a038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16</text:p>
          </table:table-cell>
          <table:table-cell table:style-name="ce2" office:value-type="string" calcext:value-type="string">
            <text:p>screw m3x8 socket head cap 91292A112</text:p>
          </table:table-cell>
          <table:table-cell table:style-name="ce10" office:value-type="string" calcext:value-type="string">
            <text:p><text:a xlink:href="https://www.mcmaster.com/mvb/library/20140512/91292a112l.gif" xlink:type="simple">https://www.mcmaster.com/mvb/library/20140512/91292a112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38" calcext:value-type="float">
            <text:p>38</text:p>
          </table:table-cell>
          <table:table-cell table:style-name="ce18"/>
          <table:table-cell table:style-name="ce18" table:formula="of:=IF(COUNTIF([$'raw to finished items'.C$3:.C$100];&quot;=&quot;&amp;[.A1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];[$'Inventory History'.$C$2])" office:value-type="float" office:value="124" calcext:value-type="float">
            <text:p>124.00</text:p>
          </table:table-cell>
          <table:table-cell table:style-name="ce2" office:value-type="string" calcext:value-type="string">
            <text:p>https://www.mcmaster.com/91292a11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21</text:p>
          </table:table-cell>
          <table:table-cell table:style-name="ce2" office:value-type="string" calcext:value-type="string">
            <text:p>screw m3x5 socket head cap 91292A110</text:p>
          </table:table-cell>
          <table:table-cell table:style-name="ce10" office:value-type="string" calcext:value-type="string">
            <text:p><text:a xlink:href="https://www.mcmaster.com/mvb/library/20140512/91292a110l.gif" xlink:type="simple">https://www.mcmaster.com/mvb/library/20140512/91292a110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2" calcext:value-type="float">
            <text:p>42</text:p>
          </table:table-cell>
          <table:table-cell table:style-name="ce18"/>
          <table:table-cell table:style-name="ce18" table:formula="of:=IF(COUNTIF([$'raw to finished items'.C$3:.C$100];&quot;=&quot;&amp;[.A1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];[$'Inventory History'.$C$2])" office:value-type="float" office:value="107" calcext:value-type="float">
            <text:p>107.00</text:p>
          </table:table-cell>
          <table:table-cell table:style-name="ce2" office:value-type="string" calcext:value-type="string">
            <text:p>https://www.mcmaster.com/91292a11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24</text:p>
          </table:table-cell>
          <table:table-cell table:style-name="ce2" office:value-type="string" calcext:value-type="string">
            <text:p>screw m3x45 socket head cap partially threaded 91290A079</text:p>
          </table:table-cell>
          <table:table-cell table:style-name="ce11" office:value-type="string" calcext:value-type="string">
            <text:p><text:a xlink:href="https://imgur.com/NSbllIR" xlink:type="simple">https://imgur.com/NSbllIR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59" calcext:value-type="float">
            <text:p>59</text:p>
          </table:table-cell>
          <table:table-cell table:style-name="ce18"/>
          <table:table-cell table:style-name="ce18" table:formula="of:=IF(COUNTIF([$'raw to finished items'.C$3:.C$100];&quot;=&quot;&amp;[.A1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];[$'Inventory History'.$C$2])" office:value-type="float" office:value="121" calcext:value-type="float">
            <text:p>121.00</text:p>
          </table:table-cell>
          <table:table-cell table:style-name="ce2" office:value-type="string" calcext:value-type="string">
            <text:p>https://www.mcmaster.com/91290a079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office:value-type="float" office:value="7.58" calcext:value-type="float">
            <text:p>$7.58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10" calcext:value-type="date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29</text:p>
          </table:table-cell>
          <table:table-cell table:style-name="ce2" office:value-type="string" calcext:value-type="string">
            <text:p>screw m3x35 socket head cap partially threaded 91292A033</text:p>
          </table:table-cell>
          <table:table-cell table:style-name="ce10" office:value-type="string" calcext:value-type="string">
            <text:p><text:a xlink:href="https://www.mcmaster.com/mvb/library/20140512/91292a033l.gif" xlink:type="simple">https://www.mcmaster.com/mvb/library/20140512/91292a033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8" calcext:value-type="float">
            <text:p>8</text:p>
          </table:table-cell>
          <table:table-cell table:style-name="ce18"/>
          <table:table-cell table:style-name="ce18" table:formula="of:=IF(COUNTIF([$'raw to finished items'.C$3:.C$100];&quot;=&quot;&amp;[.A1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];[$'Inventory History'.$C$2])" office:value-type="float" office:value="27" calcext:value-type="float">
            <text:p>27.00</text:p>
          </table:table-cell>
          <table:table-cell table:style-name="ce2" office:value-type="string" calcext:value-type="string">
            <text:p>https://www.mcmaster.com/91292a03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31</text:p>
          </table:table-cell>
          <table:table-cell table:style-name="ce2" office:value-type="string" calcext:value-type="string">
            <text:p>screw m3x30 socket head cap partially threaded 91292A022</text:p>
          </table:table-cell>
          <table:table-cell table:style-name="ce10" office:value-type="string" calcext:value-type="string">
            <text:p><text:a xlink:href="https://www.mcmaster.com/mvb/library/20140512/91292a022l.gif" xlink:type="simple">https://www.mcmaster.com/mvb/library/20140512/91292a022l.gif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1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];[$'Inventory History'.$C$2])" office:value-type="float" office:value="15" calcext:value-type="float">
            <text:p>15.00</text:p>
          </table:table-cell>
          <table:table-cell table:style-name="ce2" office:value-type="string" calcext:value-type="string">
            <text:p>https://www.mcmaster.com/91292a02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33</text:p>
          </table:table-cell>
          <table:table-cell table:style-name="ce2" office:value-type="string" calcext:value-type="string">
            <text:p>screw m3x25 socket head cap partially threaded 91292A020</text:p>
          </table:table-cell>
          <table:table-cell table:style-name="ce11" office:value-type="string" calcext:value-type="string">
            <text:p><text:a xlink:href="https://imgur.com/angOEbH" xlink:type="simple"> https://imgur.com/angOEbH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7" calcext:value-type="float">
            <text:p>47</text:p>
          </table:table-cell>
          <table:table-cell table:style-name="ce18"/>
          <table:table-cell table:style-name="ce18" table:formula="of:=IF(COUNTIF([$'raw to finished items'.C$3:.C$100];&quot;=&quot;&amp;[.A1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];[$'Inventory History'.$C$2])" office:value-type="float" office:value="169" calcext:value-type="float">
            <text:p>169.00</text:p>
          </table:table-cell>
          <table:table-cell table:style-name="ce2" office:value-type="string" calcext:value-type="string">
            <text:p>https://www.mcmaster.com/91292a02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7.23" calcext:value-type="float">
            <text:p>$7.23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10" calcext:value-type="date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37</text:p>
          </table:table-cell>
          <table:table-cell table:style-name="ce2" office:value-type="string" calcext:value-type="string">
            <text:p>screw m3x20 socket head cap 91290A123</text:p>
          </table:table-cell>
          <table:table-cell table:style-name="ce11" office:value-type="string" calcext:value-type="string">
            <text:p><text:a xlink:href="https://imgur.com/wMKXFRN" xlink:type="simple">https://imgur.com/wMKXFRN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28" calcext:value-type="float">
            <text:p>28</text:p>
          </table:table-cell>
          <table:table-cell table:style-name="ce18"/>
          <table:table-cell table:style-name="ce18" table:formula="of:=IF(COUNTIF([$'raw to finished items'.C$3:.C$100];&quot;=&quot;&amp;[.A1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];[$'Inventory History'.$C$2])" office:value-type="float" office:value="70" calcext:value-type="float">
            <text:p>70.00</text:p>
          </table:table-cell>
          <table:table-cell table:style-name="ce2" office:value-type="string" calcext:value-type="string">
            <text:p>https://www.mcmaster.com/91292a123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6.78" calcext:value-type="float">
            <text:p>$6.78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10" calcext:value-type="date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39</text:p>
          </table:table-cell>
          <table:table-cell table:style-name="ce2" office:value-type="string" calcext:value-type="string">
            <text:p>screw m3x16 socket head cap 91292A115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26" calcext:value-type="float">
            <text:p>26</text:p>
          </table:table-cell>
          <table:table-cell table:style-name="ce18"/>
          <table:table-cell table:style-name="ce18" table:formula="of:=IF(COUNTIF([$'raw to finished items'.C$3:.C$100];&quot;=&quot;&amp;[.A1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];[$'Inventory History'.$C$2])" office:value-type="float" office:value="144" calcext:value-type="float">
            <text:p>144.00</text:p>
          </table:table-cell>
          <table:table-cell table:style-name="ce2" office:value-type="string" calcext:value-type="string">
            <text:p>https://www.mcmaster.com/91292a11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43</text:p>
          </table:table-cell>
          <table:table-cell table:style-name="ce2" office:value-type="string" calcext:value-type="string">
            <text:p>screw M3x10 socket head cap 91292A113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6" calcext:value-type="float">
            <text:p>46</text:p>
          </table:table-cell>
          <table:table-cell table:style-name="ce18"/>
          <table:table-cell table:style-name="ce18" table:formula="of:=IF(COUNTIF([$'raw to finished items'.C$3:.C$100];&quot;=&quot;&amp;[.A1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];[$'Inventory History'.$C$2])" office:value-type="float" office:value="106" calcext:value-type="float">
            <text:p>106.00</text:p>
          </table:table-cell>
          <table:table-cell table:style-name="ce2" office:value-type="string" calcext:value-type="string">
            <text:p>https://www.mcmaster.com/91292a11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47</text:p>
          </table:table-cell>
          <table:table-cell table:style-name="ce2" office:value-type="string" calcext:value-type="string">
            <text:p>screw m2x6 socket head cap 91292A831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52" calcext:value-type="float">
            <text:p>52</text:p>
          </table:table-cell>
          <table:table-cell table:style-name="ce18"/>
          <table:table-cell table:style-name="ce18" table:formula="of:=IF(COUNTIF([$'raw to finished items'.C$3:.C$100];&quot;=&quot;&amp;[.A1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];[$'Inventory History'.$C$2])" office:value-type="float" office:value="200" calcext:value-type="float">
            <text:p>200.00</text:p>
          </table:table-cell>
          <table:table-cell table:style-name="ce2" office:value-type="string" calcext:value-type="string">
            <text:p>https://www.mcmaster.com/91292a83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53</text:p>
          </table:table-cell>
          <table:table-cell table:style-name="ce2" office:value-type="string" calcext:value-type="string">
            <text:p>screw m2x12 socket head cap 91292A834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8" calcext:value-type="float">
            <text:p>8</text:p>
          </table:table-cell>
          <table:table-cell table:style-name="ce18"/>
          <table:table-cell table:style-name="ce18" table:formula="of:=IF(COUNTIF([$'raw to finished items'.C$3:.C$100];&quot;=&quot;&amp;[.A2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];[$'Inventory History'.$C$2])" office:value-type="float" office:value="52" calcext:value-type="float">
            <text:p>52.00</text:p>
          </table:table-cell>
          <table:table-cell table:style-name="ce2" office:value-type="string" calcext:value-type="string">
            <text:p>https://www.mcmaster.com/91292a834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56</text:p>
          </table:table-cell>
          <table:table-cell table:style-name="ce2" office:value-type="string" calcext:value-type="string">
            <text:p>nut m5 nylock 90576A104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2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];[$'Inventory History'.$C$2])" office:value-type="float" office:value="11" calcext:value-type="float">
            <text:p>11.00</text:p>
          </table:table-cell>
          <table:table-cell table:style-name="ce2" office:value-type="string" calcext:value-type="string">
            <text:p>https://www.mcmaster.com/90576a104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57</text:p>
          </table:table-cell>
          <table:table-cell table:style-name="ce2" office:value-type="string" calcext:value-type="string">
            <text:p>nut M5 hex 90592A095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20" calcext:value-type="float">
            <text:p>20</text:p>
          </table:table-cell>
          <table:table-cell table:style-name="ce18"/>
          <table:table-cell table:style-name="ce18" table:formula="of:=IF(COUNTIF([$'raw to finished items'.C$3:.C$100];&quot;=&quot;&amp;[.A2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];[$'Inventory History'.$C$2])" office:value-type="float" office:value="128" calcext:value-type="float">
            <text:p>128.00</text:p>
          </table:table-cell>
          <table:table-cell table:style-name="ce2" office:value-type="string" calcext:value-type="string">
            <text:p>https://www.mcmaster.com/90592a09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59</text:p>
          </table:table-cell>
          <table:table-cell table:style-name="ce2" office:value-type="string" calcext:value-type="string">
            <text:p>nut m4 nylock 90576A103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10" calcext:value-type="float">
            <text:p>10</text:p>
          </table:table-cell>
          <table:table-cell table:style-name="ce18"/>
          <table:table-cell table:style-name="ce18" table:formula="of:=IF(COUNTIF([$'raw to finished items'.C$3:.C$100];&quot;=&quot;&amp;[.A2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3];[$'Inventory History'.$C$2])" office:value-type="float" office:value="68" calcext:value-type="float">
            <text:p>68.00</text:p>
          </table:table-cell>
          <table:table-cell table:style-name="ce2" office:value-type="string" calcext:value-type="string">
            <text:p>https://www.mcmaster.com/90576a10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 calcext:value-type="string">
            <text:p>Sixi2-061</text:p>
          </table:table-cell>
          <table:table-cell table:style-name="ce2" office:value-type="string" calcext:value-type="string">
            <text:p>nut M4 hex 90592A090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32" calcext:value-type="float">
            <text:p>32</text:p>
          </table:table-cell>
          <table:table-cell table:style-name="ce18"/>
          <table:table-cell table:style-name="ce18" table:formula="of:=IF(COUNTIF([$'raw to finished items'.C$3:.C$100];&quot;=&quot;&amp;[.A2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];[$'Inventory History'.$C$2])" office:value-type="float" office:value="112" calcext:value-type="float">
            <text:p>112.00</text:p>
          </table:table-cell>
          <table:table-cell table:style-name="ce2" office:value-type="string" calcext:value-type="string">
            <text:p>https://www.mcmaster.com/90592a09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63</text:p>
          </table:table-cell>
          <table:table-cell table:style-name="ce2" office:value-type="string" calcext:value-type="string">
            <text:p>nut M3 square DIN 562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30" calcext:value-type="float">
            <text:p>30</text:p>
          </table:table-cell>
          <table:table-cell table:style-name="ce18"/>
          <table:table-cell table:style-name="ce18" table:formula="of:=IF(COUNTIF([$'raw to finished items'.C$3:.C$100];&quot;=&quot;&amp;[.A2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5];[$'Inventory History'.$C$2])" office:value-type="float" office:value="355" calcext:value-type="float">
            <text:p>355.00</text:p>
          </table:table-cell>
          <table:table-cell table:style-name="ce2" office:value-type="string" calcext:value-type="string">
            <text:p>https://www.aliexpress.com/item/32875607040.html?spm=a2g0o.productlist.0.0.81e3486dhuidRx&amp;algo_pvid=f07ae026-a8fd-4ebe-8a04-016b07ecd413&amp;algo_expid=f07ae026-a8fd-4ebe-8a04-016b07ecd413-1&amp;btsid=e3b988d7-c2ae-4548-b23a-36b06e184e5e&amp;ws_ab_test=searchweb0_0,searchweb201602_2,searchweb201603_5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1.27" calcext:value-type="float">
            <text:p>$1.27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3-20" calcext:value-type="date">
            <text:p>2020-03-20</text:p>
          </table:table-cell>
          <table:table-cell table:style-name="ce33" office:value-type="date" office:date-value="2020-04-15" calcext:value-type="date">
            <text:p>2020-04-15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67</text:p>
          </table:table-cell>
          <table:table-cell table:style-name="ce2" office:value-type="string" calcext:value-type="string">
            <text:p>nut m3 nylock 90576A102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116" calcext:value-type="float">
            <text:p>116</text:p>
          </table:table-cell>
          <table:table-cell table:style-name="ce18"/>
          <table:table-cell table:style-name="ce18" table:formula="of:=IF(COUNTIF([$'raw to finished items'.C$3:.C$100];&quot;=&quot;&amp;[.A2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6];[$'Inventory History'.$C$2])" office:value-type="float" office:value="3046" calcext:value-type="float">
            <text:p>3,046.00</text:p>
          </table:table-cell>
          <table:table-cell table:style-name="ce2" office:value-type="string" calcext:value-type="string">
            <text:p>https://www.mcmaster.com/90576a10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72</text:p>
          </table:table-cell>
          <table:table-cell table:style-name="ce2" office:value-type="string" calcext:value-type="string">
            <text:p>nut m3 hex 90592A085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90" calcext:value-type="float">
            <text:p>90</text:p>
          </table:table-cell>
          <table:table-cell table:style-name="ce18"/>
          <table:table-cell table:style-name="ce18" table:formula="of:=IF(COUNTIF([$'raw to finished items'.C$3:.C$100];&quot;=&quot;&amp;[.A2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7];[$'Inventory History'.$C$2])" office:value-type="float" office:value="198" calcext:value-type="float">
            <text:p>198.00</text:p>
          </table:table-cell>
          <table:table-cell table:style-name="ce2" office:value-type="string" calcext:value-type="string">
            <text:p>https://www.mcmaster.com/90592a08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78</text:p>
          </table:table-cell>
          <table:table-cell table:style-name="ce2" office:value-type="string" calcext:value-type="string">
            <text:p>nut m2 hex 90592A075</text:p>
          </table:table-cell>
          <table:table-cell table:style-name="ce10" office:value-type="string" calcext:value-type="string">
            <text:p><text:a xlink:href="https://imgur.com/oTCz141" xlink:type="simple">https://imgur.com/oTCz141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2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8];[$'Inventory History'.$C$2])" office:value-type="float" office:value="18" calcext:value-type="float">
            <text:p>18.00</text:p>
          </table:table-cell>
          <table:table-cell table:style-name="ce2" office:value-type="string" calcext:value-type="string">
            <text:p>https://www.mcmaster.com/90592a07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79</text:p>
          </table:table-cell>
          <table:table-cell table:style-name="ce2" office:value-type="string" calcext:value-type="string">
            <text:p>NEMA24 100mm</text:p>
          </table:table-cell>
          <table:table-cell table:style-name="ce10" office:value-type="string" calcext:value-type="string">
            <text:p><text:a xlink:href="https://i.imgur.com/mdeoYVg.jpg" xlink:type="simple">https://i.imgur.com/mdeoYVg.jpg</text:a></text:p>
          </table:table-cell>
          <table:table-cell table:style-name="ce2" office:value-type="string" calcext:value-type="string">
            <text:p>motor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9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omc-stepperonline.com/nema-24-stepper-motor/dual-shaft-nema-24-stepper-motor-42a-4nm-566-ozin-60x60x100mm-4-wires-24hs39-4204d.html?mfp=148-bipolar-unipolar%5BBipolar%5D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34.3" calcext:value-type="float">
            <text:p>$34.30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0</text:p>
          </table:table-cell>
          <table:table-cell table:style-name="ce2" office:value-type="string" calcext:value-type="string">
            <text:p>NEMA23 56mm</text:p>
          </table:table-cell>
          <table:table-cell table:style-name="ce10" office:value-type="string" calcext:value-type="string">
            <text:p><text:a xlink:href="https://i.imgur.com/GoVljdT.jpg" xlink:type="simple">https://i.imgur.com/GoVljdT.jpg</text:a></text:p>
          </table:table-cell>
          <table:table-cell table:style-name="ce2" office:value-type="string" calcext:value-type="string">
            <text:p>motor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3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0];[$'Inventory History'.$C$2])" office:value-type="float" office:value="4" calcext:value-type="float">
            <text:p>4.00</text:p>
          </table:table-cell>
          <table:table-cell table:style-name="ce2" office:value-type="string" calcext:value-type="string">
            <text:p>https://www.omc-stepperonline.com/nema-23-stepper-motor/e-series-nema-23-stepper-motor-bipolar-1-8deg-4-8-nm-679-87oz-in-6-0a-86x86x80mm-4-wires.htm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office:value-type="float" office:value="23.92" calcext:value-type="float">
            <text:p>$23.92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2</text:p>
          </table:table-cell>
          <table:table-cell table:style-name="ce2" office:value-type="string" calcext:value-type="string">
            <text:p>NEMA17 48mm</text:p>
          </table:table-cell>
          <table:table-cell table:style-name="ce10" office:value-type="string" calcext:value-type="string">
            <text:p><text:a xlink:href="https://i.imgur.com/5FlxOez.jpg" xlink:type="simple">https://i.imgur.com/5FlxOez.jpg</text:a></text:p>
          </table:table-cell>
          <table:table-cell table:style-name="ce2" office:value-type="string" calcext:value-type="string">
            <text:p>motor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3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1];[$'Inventory History'.$C$2])" office:value-type="float" office:value="4" calcext:value-type="float">
            <text:p>4.00</text:p>
          </table:table-cell>
          <table:table-cell table:style-name="ce2" office:value-type="string" calcext:value-type="string">
            <text:p>https://www.omc-stepperonline.com/nema-17-stepper-motor/nema-17-bipolar-59ncm-84oz-in-2a-42x48mm-4-wires-w-1m-cable-and-connector.htm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office:value-type="float" office:value="18.78" calcext:value-type="float">
            <text:p>$18.78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3</text:p>
          </table:table-cell>
          <table:table-cell table:style-name="ce2" office:value-type="string" calcext:value-type="string">
            <text:p>NEMA17 39mm</text:p>
          </table:table-cell>
          <table:table-cell table:style-name="ce10" office:value-type="string" calcext:value-type="string">
            <text:p><text:a xlink:href="https://i.imgur.com/CCPT4R4.jpg" xlink:type="simple">https://i.imgur.com/CCPT4R4.jpg</text:a></text:p>
          </table:table-cell>
          <table:table-cell table:style-name="ce2" office:value-type="string" calcext:value-type="string">
            <text:p>motor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3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2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omc-stepperonline.com/nema-17-stepper-motor/nema-17-bipolar-45ncm-63-74oz-in-1-5a-42x42x39mm-4-wires-w-1m-cable-and-connector.html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8.22" calcext:value-type="float">
            <text:p>$8.22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4</text:p>
          </table:table-cell>
          <table:table-cell table:style-name="ce2" office:value-type="string" calcext:value-type="string">
            <text:p>[LSR] - ABS Junction Box [380x260x105mm] (sold as 15"x10.2"x4.13")</text:p>
          </table:table-cell>
          <table:table-cell table:style-name="ce10" office:value-type="string" calcext:value-type="string">
            <text:p><text:a xlink:href="https://imgur.com/rg18C09" xlink:type="simple">https://imgur.com/rg18C09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3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3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mazon.ca/LeMotech-Waterproof-Dustproof-Universal-Enclosure/dp/B075WZZZ49?ref_=Oct_MWishedForC_3111741011_1&amp;pf_rd_r=ZTX5AY2CFVPS2T380EY0&amp;pf_rd_p=83a33576-d4ae-56ae-9318-bd94c9908e5f&amp;pf_rd_s=merchandised-search-6&amp;pf_rd_t=101&amp;pf_rd_i=3111741011&amp;pf_rd_m=A3DWYIK6Y9EEQB&amp;th=1</text:p>
          </table:table-cell>
          <table:table-cell table:style-name="ce10" office:value-type="string" calcext:value-type="string">
            <text:p><text:a xlink:href="https://www.alibaba.com/product-detail/Waterproof-electrical-box-ABS-solid-cover_60779392408.html?spm=a2700.galleryofferlist.0.0.25ee67a1JXSTJM" xlink:type="simple">https://www.alibaba.com/product-detail/Waterproof-electrical-box-ABS-solid-cover_60779392408.html?spm=a2700.galleryofferlist.0.0.25ee67a1JXSTJM</text:a>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31" office:value-type="float" office:value="63.85" calcext:value-type="float">
            <text:p>$63.85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09" calcext:value-type="date">
            <text:p>2020-02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5</text:p>
          </table:table-cell>
          <table:table-cell table:style-name="ce2" office:value-type="string" calcext:value-type="string">
            <text:p>bearing flanged MF83 [3x8x3mm]</text:p>
          </table:table-cell>
          <table:table-cell table:style-name="ce10" office:value-type="string" calcext:value-type="string">
            <text:p><text:a xlink:href="https://imgur.com/06VHik1" xlink:type="simple">https://imgur.com/06VHik1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8" calcext:value-type="float">
            <text:p>8</text:p>
          </table:table-cell>
          <table:table-cell table:style-name="ce18"/>
          <table:table-cell table:style-name="ce18" table:formula="of:=IF(COUNTIF([$'raw to finished items'.C$3:.C$100];&quot;=&quot;&amp;[.A3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4];[$'Inventory History'.$C$2])" office:value-type="float" office:value="10" calcext:value-type="float">
            <text:p>10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6.85" calcext:value-type="float">
            <text:p>$6.85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1" calcext:value-type="date">
            <text:p>2020-03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 calcext:value-type="string">
            <text:p>Sixi2-086</text:p>
          </table:table-cell>
          <table:table-cell table:style-name="ce2" office:value-type="string" calcext:value-type="string">
            <text:p>bearing 6813 [65x85x10mm]</text:p>
          </table:table-cell>
          <table:table-cell table:style-name="ce10" office:value-type="string" calcext:value-type="string">
            <text:p><text:a xlink:href="https://imgur.com/hqhQNOH" xlink:type="simple">https://imgur.com/hqhQNOH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3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5];[$'Inventory History'.$C$2])" office:value-type="float" office:value="4" calcext:value-type="float">
            <text:p>4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1" office:value-type="float" office:value="41.32" calcext:value-type="float">
            <text:p>$41.32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8</text:p>
          </table:table-cell>
          <table:table-cell table:style-name="ce2" office:value-type="string" calcext:value-type="string">
            <text:p>bearing 6809 [45x58x7mm]</text:p>
          </table:table-cell>
          <table:table-cell table:style-name="ce10" office:value-type="string" calcext:value-type="string">
            <text:p><text:a xlink:href="https://imgur.com/XzdQ307" xlink:type="simple">https://imgur.com/XzdQ307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3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6];[$'Inventory History'.$C$2])" office:value-type="float" office:value="10" calcext:value-type="float">
            <text:p>10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9.93" calcext:value-type="float">
            <text:p>$9.93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89</text:p>
          </table:table-cell>
          <table:table-cell table:style-name="ce2" office:value-type="string" calcext:value-type="string">
            <text:p>bearing 6708 [40x50x6mm]</text:p>
          </table:table-cell>
          <table:table-cell table:style-name="ce10" office:value-type="string" calcext:value-type="string">
            <text:p><text:a xlink:href="https://imgur.com/bQkI64m" xlink:type="simple">https://imgur.com/bQkI64m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3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7];[$'Inventory History'.$C$2])" office:value-type="float" office:value="6" calcext:value-type="float">
            <text:p>6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22.64" calcext:value-type="float">
            <text:p>$22.64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26" calcext:value-type="date">
            <text:p>2020-02-26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 calcext:value-type="string">
            <text:p>Sixi2-090</text:p>
          </table:table-cell>
          <table:table-cell table:style-name="ce2" office:value-type="string" calcext:value-type="string">
            <text:p>bearing 6706 [30x37x4mm]</text:p>
          </table:table-cell>
          <table:table-cell table:style-name="ce10" office:value-type="string" calcext:value-type="string">
            <text:p><text:a xlink:href="https://imgur.com/hUOlbzJ" xlink:type="simple">https://imgur.com/hUOlbzJ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3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8];[$'Inventory History'.$C$2])" office:value-type="float" office:value="13" calcext:value-type="float">
            <text:p>13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21.66" calcext:value-type="float">
            <text:p>$21.66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0" calcext:value-type="date">
            <text:p>2020-03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92</text:p>
          </table:table-cell>
          <table:table-cell table:style-name="ce2" office:value-type="string" calcext:value-type="string">
            <text:p>bearing 6702 [15x21x4mm]</text:p>
          </table:table-cell>
          <table:table-cell table:style-name="ce10" office:value-type="string" calcext:value-type="string">
            <text:p><text:a xlink:href="https://imgur.com/hUOlbzJ" xlink:type="simple">https://imgur.com/hUOlbzJ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9" calcext:value-type="float">
            <text:p>9</text:p>
          </table:table-cell>
          <table:table-cell table:style-name="ce18"/>
          <table:table-cell table:style-name="ce18" table:formula="of:=IF(COUNTIF([$'raw to finished items'.C$3:.C$100];&quot;=&quot;&amp;[.A3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39];[$'Inventory History'.$C$2])" office:value-type="float" office:value="13" calcext:value-type="float">
            <text:p>13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95</text:p>
          </table:table-cell>
          <table:table-cell table:style-name="ce2" office:value-type="string" calcext:value-type="string">
            <text:p>bearing 6701 [12x18x4mm]</text:p>
          </table:table-cell>
          <table:table-cell table:style-name="ce10" office:value-type="string" calcext:value-type="string">
            <text:p><text:a xlink:href="https://imgur.com/hUOlbzJ" xlink:type="simple">https://imgur.com/hUOlbzJ</text:a></text:p>
          </table:table-cell>
          <table:table-cell table:style-name="ce2" office:value-type="string" calcext:value-type="string">
            <text:p>bearing</text:p>
          </table:table-cell>
          <table:table-cell table:style-name="ce2" office:value-type="float" office:value="16" calcext:value-type="float">
            <text:p>16</text:p>
          </table:table-cell>
          <table:table-cell table:style-name="ce18"/>
          <table:table-cell table:style-name="ce18" table:formula="of:=IF(COUNTIF([$'raw to finished items'.C$3:.C$100];&quot;=&quot;&amp;[.A4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0];[$'Inventory History'.$C$2])" office:value-type="float" office:value="40" calcext:value-type="float">
            <text:p>40.00</text:p>
          </table:table-cell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 ABEC-1</text:p>
          </table:table-cell>
          <table:table-cell table:style-name="ce31" office:value-type="float" office:value="5.93" calcext:value-type="float">
            <text:p>$5.93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3-19" calcext:value-type="date">
            <text:p>2020-03-19</text:p>
          </table:table-cell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099</text:p>
          </table:table-cell>
          <table:table-cell table:style-name="ce2" office:value-type="string" calcext:value-type="string">
            <text:p>[RAW] - Dupont Housing 7pin</text:p>
          </table:table-cell>
          <table:table-cell table:style-name="ce9" office:value-type="string" calcext:value-type="string">
            <text:p><text:a xlink:href="https://d3s11pzv7w3h1q.cloudfront.net/wp-content/uploads/CN-DU-H07.jpg" xlink:type="simple">https://d3s11pzv7w3h1q.cloudfront.net/wp-content/uploads/CN-DU-H07.jpg</text:a></text:p>
          </table:table-cell>
          <table:table-cell table:style-name="ce2" office:value-type="string" calcext:value-type="string">
            <text:p>electrical conn</text:p>
          </table:table-cell>
          <table:table-cell table:style-name="ce2" office:value-type="float" office:value="7" calcext:value-type="float">
            <text:p>7</text:p>
          </table:table-cell>
          <table:table-cell table:style-name="ce18"/>
          <table:table-cell table:style-name="ce18" table:formula="of:=IF(COUNTIF([$'raw to finished items'.C$3:.C$100];&quot;=&quot;&amp;[.A41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41];[$'Inventory History'.$C$2])" office:value-type="float" office:value="36" calcext:value-type="float">
            <text:p>36.00</text:p>
          </table:table-cell>
          <table:table-cell table:style-name="ce2" office:value-type="string" calcext:value-type="string">
            <text:p>https://www.aliexpress.com/item/33035707563.html?spm=a2g0o.cart.0.0.6c9f3c00vk0l6Z&amp;mp=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 calcext:value-type="string">
            <text:p>Sixi2-100</text:p>
          </table:table-cell>
          <table:table-cell table:style-name="ce2" office:value-type="string" calcext:value-type="string">
            <text:p>[RAW] - 40-pin Ribbon Cable pitch 1.27 {4 sets of 10 pin} - [3000mm]</text:p>
          </table:table-cell>
          <table:table-cell table:style-name="ce9" office:value-type="string" calcext:value-type="string">
            <text:p><text:a xlink:href="https://imgur.com/TS6cFpq" xlink:type="simple">https://imgur.com/TS6cFpq</text:a></text:p>
          </table:table-cell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42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42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aliexpress.com/item/4000007978134.html?spm=a2g0o.productlist.0.0.231f448bgFgCgG&amp;algo_pvid=a6425c60-8f17-4dd2-a1ad-67cee8eea36e&amp;algo_expid=a6425c60-8f17-4dd2-a1ad-67cee8eea36e-0&amp;btsid=25c1286d-10c1-482a-a6ab-98ec2b19e4df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12.03" calcext:value-type="float">
            <text:p>$12.03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24" calcext:value-type="date">
            <text:p>2020-02-2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1</text:p>
          </table:table-cell>
          <table:table-cell table:style-name="ce2" office:value-type="string" calcext:value-type="string">
            <text:p>[MISC] - Timing Belt GT2-6 [400mm]</text:p>
          </table:table-cell>
          <table:table-cell table:style-name="ce10" office:value-type="string" calcext:value-type="string">
            <text:p><text:a xlink:href="https://i.imgur.com/uhfbEJQ.jpg" xlink:type="simple">https://i.imgur.com/uhfbEJQ.jpg</text:a></text:p>
          </table:table-cell>
          <table:table-cell table:style-name="ce2" office:value-type="string" calcext:value-type="string">
            <text:p>timing belt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4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3];[$'Inventory History'.$C$2])" office:value-type="float" office:value="8" calcext:value-type="float">
            <text:p>8.00</text:p>
          </table:table-cell>
          <table:table-cell table:style-name="ce2" office:value-type="string" calcext:value-type="string">
            <text:p>https://www.aliexpress.com/item/1858498241.html?spm=2114.12010612.8148356.27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2</text:p>
          </table:table-cell>
          <table:table-cell table:style-name="ce2" office:value-type="string" calcext:value-type="string">
            <text:p>[MISC] - Timing Belt GT2-6 [336mm]</text:p>
          </table:table-cell>
          <table:table-cell table:style-name="ce10" office:value-type="string" calcext:value-type="string">
            <text:p><text:a xlink:href="https://i.imgur.com/JaAKgMa.jpg" xlink:type="simple">https://i.imgur.com/JaAKgMa.jpg</text:a></text:p>
          </table:table-cell>
          <table:table-cell table:style-name="ce2" office:value-type="string" calcext:value-type="string">
            <text:p>timing belt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4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4];[$'Inventory History'.$C$2])" office:value-type="float" office:value="4" calcext:value-type="float">
            <text:p>4.00</text:p>
          </table:table-cell>
          <table:table-cell table:style-name="ce2" office:value-type="string" calcext:value-type="string">
            <text:p>https://www.aliexpress.com/item/1858543592.html?spm=2114.12010612.8148356.31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4</text:p>
          </table:table-cell>
          <table:table-cell table:style-name="ce2" office:value-type="string" calcext:value-type="string">
            <text:p>[MISC] - Timing Belt GT2-6 [160mm]</text:p>
          </table:table-cell>
          <table:table-cell table:style-name="ce10" office:value-type="string" calcext:value-type="string">
            <text:p><text:a xlink:href="https://i.imgur.com/64wMtBN.jpg" xlink:type="simple">https://i.imgur.com/64wMtBN.jpg</text:a></text:p>
          </table:table-cell>
          <table:table-cell table:style-name="ce2" office:value-type="string" calcext:value-type="string">
            <text:p>timing belt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4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5];[$'Inventory History'.$C$2])" office:value-type="float" office:value="14" calcext:value-type="float">
            <text:p>14.00</text:p>
          </table:table-cell>
          <table:table-cell table:style-name="ce2" office:value-type="string" calcext:value-type="string">
            <text:p>https://www.aliexpress.com/item/4000034068206.html?spm=2114.12010612.8148356.33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5</text:p>
          </table:table-cell>
          <table:table-cell table:style-name="ce2" office:value-type="string" calcext:value-type="string">
            <text:p>[MISC] - Braided Cable Sleeve (16mm dia) [900mm]</text:p>
          </table:table-cell>
          <table:table-cell table:style-name="ce10" office:value-type="string" calcext:value-type="string">
            <text:p><text:a xlink:href="https://imgur.com/uPXoAG2" xlink:type="simple">https://imgur.com/uPXoAG2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4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6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liexpress.com/item/4000279970497.html?spm=a2g0o.productlist.0.0.5eb935dd0TdEjG&amp;algo_pvid=7b137aa5-9611-4bfc-8eac-da407e342538&amp;algo_expid=7b137aa5-9611-4bfc-8eac-da407e342538-4&amp;btsid=0be3746c15908824968792101eae18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6</text:p>
          </table:table-cell>
          <table:table-cell table:style-name="ce2" office:value-type="string" calcext:value-type="string">
            <text:p>[MECH] - GT2 Pulley 20t-5mm</text:p>
          </table:table-cell>
          <table:table-cell table:style-name="ce10" office:value-type="string" calcext:value-type="string">
            <text:p><text:a xlink:href="https://imgur.com/e1Oz3dD" xlink:type="simple">https://imgur.com/e1Oz3dD</text:a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4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7];[$'Inventory History'.$C$2])" office:value-type="float" office:value="30" calcext:value-type="float">
            <text:p>30.00</text:p>
          </table:table-cell>
          <table:table-cell table:style-name="ce2" office:value-type="string" calcext:value-type="string">
            <text:p>https://www.aliexpress.com/item/32852674549.html?spm=a2g0o.productlist.0.0.51163142xcKqjq&amp;algo_pvid=56183969-fbf3-441a-97a1-500e05f5e560&amp;algo_expid=56183969-fbf3-441a-97a1-500e05f5e560-5&amp;btsid=0ab6fab215909502046742856e7412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7</text:p>
          </table:table-cell>
          <table:table-cell table:style-name="ce2" office:value-type="string" calcext:value-type="string">
            <text:p>[LSR] - PSU Mounting Plate - {Acrylic}</text:p>
          </table:table-cell>
          <table:table-cell table:style-name="ce2"/>
          <table:table-cell table:style-name="ce2" office:value-type="string" calcext:value-type="string">
            <text:p>laser cut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4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8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8</text:p>
          </table:table-cell>
          <table:table-cell table:style-name="ce2" office:value-type="string" calcext:value-type="string">
            <text:p>[LSR] - PicassoCoverPlate - {Acrylic}</text:p>
          </table:table-cell>
          <table:table-cell table:style-name="ce2"/>
          <table:table-cell table:style-name="ce2" office:value-type="string" calcext:value-type="string">
            <text:p>laser cut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4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49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09</text:p>
          </table:table-cell>
          <table:table-cell table:style-name="ce2" office:value-type="string" calcext:value-type="string">
            <text:p>[LSR] - MountingBoard [250mmx300mm]</text:p>
          </table:table-cell>
          <table:table-cell table:style-name="ce2"/>
          <table:table-cell table:style-name="ce2" office:value-type="string" calcext:value-type="string">
            <text:p>laser cut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5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0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0</text:p>
          </table:table-cell>
          <table:table-cell table:style-name="ce2" office:value-type="string" calcext:value-type="string">
            <text:p>[LSR] - ForkSensSide - {Acrylic}</text:p>
          </table:table-cell>
          <table:table-cell table:style-name="ce2"/>
          <table:table-cell table:style-name="ce2" office:value-type="string" calcext:value-type="string">
            <text:p>laser cut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5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1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1</text:p>
          </table:table-cell>
          <table:table-cell table:style-name="ce2" office:value-type="string" calcext:value-type="string">
            <text:p>[LSR] - ForkGBSide - {Acrylic}</text:p>
          </table:table-cell>
          <table:table-cell table:style-name="ce2"/>
          <table:table-cell table:style-name="ce2" office:value-type="string" calcext:value-type="string">
            <text:p>laser cut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5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2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2</text:p>
          </table:table-cell>
          <table:table-cell table:style-name="ce2" office:value-type="string" calcext:value-type="string">
            <text:p>[ELEC] - sensor AS5147 {straight header pins on label side}</text:p>
          </table:table-cell>
          <table:table-cell table:style-name="ce10" office:value-type="string" calcext:value-type="string">
            <text:p><text:a xlink:href="https://imgur.com/sKfHzqC" xlink:type="simple">https://imgur.com/sKfHzqC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5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3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1" office:value-type="float" office:value="108.67" calcext:value-type="float">
            <text:p>$108.67</text:p>
          </table:table-cell>
          <table:table-cell table:style-name="ce2" office:value-type="string" calcext:value-type="string">
            <text:p>cad</text:p>
          </table:table-cell>
          <table:table-cell table:number-columns-repeated="2" table:style-name="ce33" office:value-type="date" office:date-value="2020-02-06" calcext:value-type="date">
            <text:p>2020-02-06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3</text:p>
          </table:table-cell>
          <table:table-cell table:style-name="ce2" office:value-type="string" calcext:value-type="string">
            <text:p>[ELEC] - sensor AS5147 {right-angle header pins on label side}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5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4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4</text:p>
          </table:table-cell>
          <table:table-cell table:style-name="ce2" office:value-type="string" calcext:value-type="string">
            <text:p>[ELEC] - sensor AS5147 {right-angle header pins on chip side}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5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55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8</text:p>
          </table:table-cell>
          <table:table-cell table:style-name="ce2" office:value-type="string" calcext:value-type="string">
            <text:p>[RAW] - Screw Terminal 4P-3.5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56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56];[$'Inventory History'.$C$2])" office:value-type="float" office:value="40" calcext:value-type="float">
            <text:p>40.00</text:p>
          </table:table-cell>
          <table:table-cell table:style-name="ce2" office:value-type="string" calcext:value-type="string">
            <text:p>https://www.aliexpress.com/item/32981258851.html?spm=a2g0o.productlist.0.0.63a9e395DTnaam&amp;algo_pvid=d6a7805b-a6b2-4dd1-a81c-090db14f0c6e&amp;algo_expid=d6a7805b-a6b2-4dd1-a81c-090db14f0c6e-0&amp;btsid=d8403c24-01f1-4541-a7a4-154a4623c30e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19</text:p>
          </table:table-cell>
          <table:table-cell table:style-name="ce2" office:value-type="string" calcext:value-type="string">
            <text:p>[RAW] - Screw Terminal 8p-2.54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57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57];[$'Inventory History'.$C$2])" office:value-type="float" office:value="0" calcext:value-type="float">
            <text:p>0.00</text:p>
          </table:table-cell>
          <table:table-cell table:style-name="ce28" office:value-type="string" calcext:value-type="string">
            <text:p><text:a xlink:href="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" xlink:type="simple"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a></text:p>
          </table:table-cell>
          <table:table-cell table:style-name="ce10" office:value-type="string" calcext:value-type="string">
            <text:p><text:a xlink:href="https://www.digikey.ca/en/products/detail/on-shore-technology-inc/OSTVN08A150/1588868" xlink:type="simple">https://www.digikey.ca/en/products/detail/on-shore-technology-inc/OSTVN08A150/1588868</text:a>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10.16" calcext:value-type="float">
            <text:p>$10.16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3" calcext:value-type="date">
            <text:p>2020-03-13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1</text:p>
          </table:table-cell>
          <table:table-cell table:style-name="ce2" office:value-type="string" calcext:value-type="string">
            <text:p>[RAW] - Screw Terminal 4p-2.54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58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58];[$'Inventory History'.$C$2])" office:value-type="float" office:value="8" calcext:value-type="float">
            <text:p>8.00</text:p>
          </table:table-cell>
          <table:table-cell table:style-name="ce2" office:value-type="string" calcext:value-type="string">
            <text:p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2</text:p>
          </table:table-cell>
          <table:table-cell table:style-name="ce2" office:value-type="string" calcext:value-type="string">
            <text:p>[RAW] - Screw Terminal 2P-5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59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59];[$'Inventory History'.$C$2])" office:value-type="float" office:value="20" calcext:value-type="float">
            <text:p>20.00</text:p>
          </table:table-cell>
          <table:table-cell table:style-name="ce2" office:value-type="string" calcext:value-type="string">
            <text:p>https://www.aliexpress.com/item/32799616010.html?spm=a2g0o.productlist.0.0.18e96e655O2z71&amp;algo_pvid=9c8bf561-9935-4ad5-9f7c-bfad9b3f587b&amp;algo_expid=9c8bf561-9935-4ad5-9f7c-bfad9b3f587b-0&amp;btsid=872e0478-b155-4313-86b8-7fdba6da5038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3</text:p>
          </table:table-cell>
          <table:table-cell table:style-name="ce2" office:value-type="string" calcext:value-type="string">
            <text:p>[RAW] - ROCKER SWITCH W/ IEC SOCKET &amp; FUSE HOLDER (SCREW)</text:p>
          </table:table-cell>
          <table:table-cell table:style-name="ce10" office:value-type="string" calcext:value-type="string">
            <text:p><text:a xlink:href="https://imgur.com/jIWw7tJ" xlink:type="simple">https://imgur.com/jIWw7tJ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60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60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liexpress.com/item/32957627591.html?spm=a2g0o.productlist.0.0.4afa4974ZRXeRR&amp;algo_pvid=98b09566-d4fe-4bbc-b9fc-1ef75f7f5746&amp;algo_expid=98b09566-d4fe-4bbc-b9fc-1ef75f7f5746-2&amp;btsid=87b50780-874c-4940-8fb2-470dc2ca8cab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2.17" calcext:value-type="float">
            <text:p>$2.17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4-04" calcext:value-type="date">
            <text:p>2020-04-04</text:p>
          </table:table-cell>
          <table:table-cell table:style-name="ce33" office:value-type="date" office:date-value="2020-04-09" calcext:value-type="date">
            <text:p>2020-04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4</text:p>
          </table:table-cell>
          <table:table-cell table:style-name="ce2" office:value-type="string" calcext:value-type="string">
            <text:p>[ELEC] - Power Supply 24V-20A</text:p>
          </table:table-cell>
          <table:table-cell table:style-name="ce10" office:value-type="string" calcext:value-type="string">
            <text:p><text:a xlink:href="https://imgur.com/Z2UQoKd" xlink:type="simple">https://imgur.com/Z2UQoKd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6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61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liexpress.com/item/33024871217.html?spm=a2g0o.productlist.0.0.524237b6qTp1Sa&amp;algo_pvid=aea26482-3ad4-4f46-af61-c4603ac7f9aa&amp;algo_expid=aea26482-3ad4-4f46-af61-c4603ac7f9aa-20&amp;btsid=c2c82323-f857-4085-8ace-3727081d9c89&amp;ws_ab_test=searchweb0_0,searchweb201602_2,searchweb201603_52968311.html?gmcCountry=CA&amp;currency=CAD&amp;createTmp=1&amp;utm_source=googleshopping&amp;utm_medium=cpc_union&amp;utm_content=2zou&amp;utm_campaign=ssc-ca-en-all&amp;gclid=Cj0KCQiAnNXiBRCoARIsAJe_1cquzeeteccZaRbpcQtHafI34Xow8Oj0PCIbMsVdeoIMd1q5ebAxMIQaAganEALw_wcB&amp;cur_warehouse=CN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v20,.8a500w</text:p>
          </table:table-cell>
          <table:table-cell table:style-name="ce31" office:value-type="float" office:value="29.8" calcext:value-type="float">
            <text:p>$29.80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24" calcext:value-type="date">
            <text:p>2020-02-2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5</text:p>
          </table:table-cell>
          <table:table-cell table:style-name="ce2" office:value-type="string" calcext:value-type="string">
            <text:p>[RAW] - PCB PanelAdpater</text:p>
          </table:table-cell>
          <table:table-cell table:style-name="ce10" office:value-type="string" calcext:value-type="string">
            <text:p><text:a xlink:href="https://imgur.com/q5Lh6uE" xlink:type="simple">https://imgur.com/q5Lh6uE</text:a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62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62];[$'Inventory History'.$C$2])" office:value-type="float" office:value="6" calcext:value-type="float">
            <text:p>6.00</text:p>
          </table:table-cell>
          <table:table-cell table:style-name="ce2" office:value-type="string" calcext:value-type="string">
            <text:p>https://oshpark.com/projects/Xrd8Wjid/order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6</text:p>
          </table:table-cell>
          <table:table-cell table:style-name="ce2" office:value-type="string" calcext:value-type="string">
            <text:p>[RAW] - PCB MegaShield </text:p>
          </table:table-cell>
          <table:table-cell table:style-name="ce10" office:value-type="string" calcext:value-type="string">
            <text:p><text:a xlink:href="https://imgur.com/dRTLl7Z" xlink:type="simple">https://imgur.com/dRTLl7Z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63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63];[$'Inventory History'.$C$2])" office:value-type="float" office:value="3" calcext:value-type="float">
            <text:p>3.00</text:p>
          </table:table-cell>
          <table:table-cell table:style-name="ce2" office:value-type="string" calcext:value-type="string">
            <text:p>https://oshpark.com/projects/pKP4QArV/order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7</text:p>
          </table:table-cell>
          <table:table-cell table:style-name="ce2" office:value-type="string" calcext:value-type="string">
            <text:p>[ELEC] - USB-B M/F Panel Mount Extension</text:p>
          </table:table-cell>
          <table:table-cell table:style-name="ce12" office:value-type="string" calcext:value-type="string">
            <text:p><text:a xlink:href="https://imgur.com/UnHMrv1" xlink:type="simple">https://imgur.com/UnHMrv1</text:a></text:p>
          </table:table-cell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6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64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liexpress.com/item/32862578019.html?spm=a2g0o.productlist.0.0.142a3855vOJwrc&amp;algo_pvid=023a224d-d806-4503-b39f-720d712145c2&amp;algo_expid=023a224d-d806-4503-b39f-720d712145c2-10&amp;btsid=1dfa9bd0-a476-459f-b381-a5441b498501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1.62" calcext:value-type="float">
            <text:p>$1.62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4-04" calcext:value-type="date">
            <text:p>2020-04-04</text:p>
          </table:table-cell>
          <table:table-cell table:style-name="ce33" office:value-type="date" office:date-value="2020-04-09" calcext:value-type="date">
            <text:p>2020-04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8</text:p>
          </table:table-cell>
          <table:table-cell table:style-name="ce2" office:value-type="string" calcext:value-type="string">
            <text:p>[RAW] - NPN Transistor 2N2222A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18"/>
          <table:table-cell table:style-name="ce18" table:formula="of:=IF(COUNTIF([$'raw to finished items'.C$3:.C$100];&quot;=&quot;&amp;[.A65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65];[$'Inventory History'.$C$2])" office:value-type="float" office:value="20" calcext:value-type="float">
            <text:p>20.00</text:p>
          </table:table-cell>
          <table:table-cell table:style-name="ce2" office:value-type="string" calcext:value-type="string">
            <text:p>https://leeselectronic.com/en/product/717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29</text:p>
          </table:table-cell>
          <table:table-cell table:style-name="ce2" office:value-type="string" calcext:value-type="string">
            <text:p>[RAW] - Voltage Regulator MP1584EN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66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66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liexpress.com/item/32898137328.html?spm=a2g0o.productlist.0.0.5e1f3d2aHd7NvS&amp;algo_pvid=b3815d07-e402-4fd7-ac7a-e46e84f5fe47&amp;algo_expid=b3815d07-e402-4fd7-ac7a-e46e84f5fe47-0&amp;btsid=340e9171-4c83-4b39-9c52-0b7768fe2a83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30</text:p>
          </table:table-cell>
          <table:table-cell table:style-name="ce2" office:value-type="string" calcext:value-type="string">
            <text:p>[ELEC] - magnet 8x2.5mm neodynium</text:p>
          </table:table-cell>
          <table:table-cell table:style-name="ce10" office:value-type="string" calcext:value-type="string">
            <text:p><text:a xlink:href="https://imgur.com/sKfHzqC" xlink:type="simple">https://imgur.com/sKfHzqC</text:a>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6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67];[$'Inventory History'.$C$2])" office:value-type="float" office:value="6" calcext:value-type="float">
            <text:p>6.00</text:p>
          </table:table-cell>
          <table:table-cell table:style-name="ce2" office:value-type="string" calcext:value-type="string">
            <text:p>Comes with AS5147 </text:p>
          </table:table-cell>
          <table:table-cell table:style-name="ce2" table:number-columns-repeated="6"/>
          <table:table-cell table:number-columns-repeated="2" table:style-name="ce33" office:value-type="date" office:date-value="2020-02-06" calcext:value-type="date">
            <text:p>2020-02-06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35</text:p>
          </table:table-cell>
          <table:table-cell table:style-name="ce2" office:value-type="string" calcext:value-type="string">
            <text:p>[ELEC] - D-SUB F-Conn IDC DC-37</text:p>
          </table:table-cell>
          <table:table-cell table:style-name="ce10" office:value-type="string" calcext:value-type="string">
            <text:p><text:a xlink:href="https://imgur.com/c1Dago8" xlink:type="simple">https://imgur.com/c1Dago8</text:a></text:p>
          </table:table-cell>
          <table:table-cell table:style-name="ce2" office:value-type="string" calcext:value-type="string">
            <text:p>electrical conn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6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68];[$'Inventory History'.$C$2])" office:value-type="float" office:value="10" calcext:value-type="float">
            <text:p>10.00</text:p>
          </table:table-cell>
          <table:table-cell table:style-name="ce2" office:value-type="string" calcext:value-type="string">
            <text:p>https://www.aliexpress.com/item/32975383933.html?spm=a2g0o.productlist.0.0.36667c11b2yZwk&amp;algo_pvid=19507188-3985-43f8-9168-9f9f3b0a20aa&amp;algo_expid=19507188-3985-43f8-9168-9f9f3b0a20aa-0&amp;btsid=4f9c055e-0559-4325-aee6-2d5a9c3109f2&amp;ws_ab_test=searchweb0_0,searchweb201602_2,searchweb201603_52</text:p>
          </table:table-cell>
          <table:table-cell table:style-name="ce10" office:value-type="string" calcext:value-type="string">
            <text:p><text:a xlink:href="https://www.digikey.ca/en/products/detail/cw-industries/CWR-281-37-0000/59402" xlink:type="simple">https://www.digikey.ca/en/products/detail/cw-industries/CWR-281-37-0000/59402</text:a></text:p>
          </table:table-cell>
          <table:table-cell table:style-name="ce2" table:number-columns-repeated="5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36</text:p>
          </table:table-cell>
          <table:table-cell table:style-name="ce2" office:value-type="string" calcext:value-type="string">
            <text:p>[RAW] - D-SUB F-Conn right-angle DC-37</text:p>
          </table:table-cell>
          <table:table-cell table:style-name="ce10" office:value-type="string" calcext:value-type="string">
            <text:p><text:a xlink:href="https://imgur.com/c1Dago8" xlink:type="simple">https://imgur.com/c1Dago8</text:a></text:p>
          </table:table-cell>
          <table:table-cell table:style-name="ce2" office:value-type="string" calcext:value-type="string">
            <text:p>electrical conn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69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69];[$'Inventory History'.$C$2])" office:value-type="float" office:value="10" calcext:value-type="float">
            <text:p>10.00</text:p>
          </table:table-cell>
          <table:table-cell table:style-name="ce2" office:value-type="string" calcext:value-type="string">
            <text:p>https://www.aliexpress.com/item/32507743539.html?spm=a2g0o.productlist.0.0.7b48401eZgBAZR&amp;algo_pvid=aa80cf71-0cb4-45b0-9411-2feef24d3405&amp;algo_expid=aa80cf71-0cb4-45b0-9411-2feef24d3405-0&amp;btsid=2fd43fef-7508-46a2-84a5-b8be02311a5e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37</text:p>
          </table:table-cell>
          <table:table-cell table:style-name="ce2" office:value-type="string" calcext:value-type="string">
            <text:p>[ELEC] - D-SUB M/M 1m Cable DC-37</text:p>
          </table:table-cell>
          <table:table-cell table:style-name="ce10" office:value-type="string" calcext:value-type="string">
            <text:p><text:a xlink:href="https://imgur.com/WCuU4bf" xlink:type="simple">https://imgur.com/WCuU4bf</text:a></text:p>
          </table:table-cell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7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0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aliexpress.com/item/4000107157121.html?spm=a2g0o.productlist.0.0.508d639fRvCKIn&amp;algo_pvid=240f8a9e-0b9c-4eef-8c82-0c21c632e510&amp;algo_expid=240f8a9e-0b9c-4eef-8c82-0c21c632e510-0&amp;btsid=c6e22b11-64b6-4f6d-9e03-9fd168ba7a91&amp;ws_ab_test=searchweb0_0,searchweb201602_2,searchweb201603_52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m M/M</text:p>
          </table:table-cell>
          <table:table-cell table:style-name="ce31" office:value-type="float" office:value="5.55" calcext:value-type="float">
            <text:p>$5.55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2" calcext:value-type="date">
            <text:p>2020-03-12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38</text:p>
          </table:table-cell>
          <table:table-cell table:style-name="ce2" office:value-type="string" calcext:value-type="string">
            <text:p>[ELEC] - Stepper Driver DM556T</text:p>
          </table:table-cell>
          <table:table-cell table:style-name="ce10" office:value-type="string" calcext:value-type="string">
            <text:p><text:a xlink:href="https://imgur.com/uFXRD0P" xlink:type="simple">https://imgur.com/uFXRD0P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7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1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omc-stepperonline.com/digital-stepper-driver-18~56a-20-50vdc-for-nema-23-24-34-stepper-motor-dm556t.html?search=dm556T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38.16" calcext:value-type="float">
            <text:p>$38.16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7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39</text:p>
          </table:table-cell>
          <table:table-cell table:style-name="ce2" office:value-type="string" calcext:value-type="string">
            <text:p>[ELEC] - Stepper Driver DM542T</text:p>
          </table:table-cell>
          <table:table-cell table:style-name="ce10" office:value-type="string" calcext:value-type="string">
            <text:p><text:a xlink:href="https://imgur.com/FjPGjfd" xlink:type="simple">https://imgur.com/FjPGjfd</text:a>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7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2];[$'Inventory History'.$C$2])" office:value-type="float" office:value="5" calcext:value-type="float">
            <text:p>5.00</text:p>
          </table:table-cell>
          <table:table-cell table:style-name="ce2" office:value-type="string" calcext:value-type="string">
            <text:p>https://www.omc-stepperonline.com/digital-stepper-driver-10-42a-20-50vdc-for-nema-17-23-24-stepper-motor-dm542t.html?search=dm542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32.29" calcext:value-type="float">
            <text:p>$32.29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7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0</text:p>
          </table:table-cell>
          <table:table-cell table:style-name="ce2" office:value-type="string" calcext:value-type="string">
            <text:p>[ELEC] - Stepper Driver DM320T</text:p>
          </table:table-cell>
          <table:table-cell table:style-name="ce10" office:value-type="string" calcext:value-type="string">
            <text:p><text:a xlink:href="https://imgur.com/IgUOxMS" xlink:type="simple">https://imgur.com/IgUOxMS</text:a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7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3];[$'Inventory History'.$C$2])" office:value-type="float" office:value="6" calcext:value-type="float">
            <text:p>6.00</text:p>
          </table:table-cell>
          <table:table-cell table:style-name="ce2" office:value-type="string" calcext:value-type="string">
            <text:p>https://www.omc-stepperonline.com/digital-stepper-driver-03-22a-18-30vdc-for-nema-8-11-14-16-17-stepper-motor-dm320t.html?search=dm320t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20.55" calcext:value-type="float">
            <text:p>$20.55</text:p>
          </table:table-cell>
          <table:table-cell table:style-name="ce2" office:value-type="string" calcext:value-type="string">
            <text:p>us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7" office:value-type="date" office:date-value="2020-03-04" calcext:value-type="date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1</text:p>
          </table:table-cell>
          <table:table-cell table:style-name="ce2" office:value-type="string" calcext:value-type="string">
            <text:p>[ELEC] - Aviation GX16-8p Cable F/F - [1000mm]</text:p>
          </table:table-cell>
          <table:table-cell table:style-name="ce13" office:value-type="string" calcext:value-type="string">
            <text:p><text:a xlink:href="https://imgur.com/eAqFwsP" xlink:type="simple">https://imgur.com/eAqFwsP</text:a></text:p>
          </table:table-cell>
          <table:table-cell table:style-name="ce2" office:value-type="string" calcext:value-type="string">
            <text:p>electrical wire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7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4];[$'Inventory History'.$C$2])" office:value-type="float" office:value="8" calcext:value-type="float">
            <text:p>8.00</text:p>
          </table:table-cell>
          <table:table-cell table:style-name="ce2" office:value-type="string" calcext:value-type="string">
            <text:p>https://www.aliexpress.com/item/32840461595.html?spm=2114.12010612.8148356.41.33fb6dccKnZkS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1" office:value-type="float" office:value="82.15" calcext:value-type="float">
            <text:p>$82.15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0" calcext:value-type="date">
            <text:p>2020-03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2</text:p>
          </table:table-cell>
          <table:table-cell table:style-name="ce2" office:value-type="string" calcext:value-type="string">
            <text:p>[RAW] - Aviation GX16-8p Plug</text:p>
          </table:table-cell>
          <table:table-cell table:style-name="ce10" office:value-type="string" calcext:value-type="string">
            <text:p><text:a xlink:href="https://imgur.com/E9g45bx" xlink:type="simple">https://imgur.com/E9g45bx</text:a></text:p>
          </table:table-cell>
          <table:table-cell table:style-name="ce2" office:value-type="string" calcext:value-type="string">
            <text:p>electrical conn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75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75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aliexpress.com/item/32865925885.html?spm=2114.12010608.0.0.47a735f2P9Iy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31" office:value-type="float" office:value="5.71" calcext:value-type="float">
            <text:p>$5.71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02" calcext:value-type="date">
            <text:p>2020-03-02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2</text:p>
          </table:table-cell>
          <table:table-cell table:style-name="ce2" office:value-type="string" calcext:value-type="string">
            <text:p>[RAW] - Aviation GX16-8p Plug</text:p>
          </table:table-cell>
          <table:table-cell table:style-name="ce14"/>
          <table:table-cell table:style-name="ce2" office:value-type="string" calcext:value-type="string">
            <text:p>electrical conn</text:p>
          </table:table-cell>
          <table:table-cell table:style-name="ce2" office:value-type="float" office:value="4" calcext:value-type="float">
            <text:p>4</text:p>
          </table:table-cell>
          <table:table-cell table:style-name="ce19"/>
          <table:table-cell table:style-name="ce18" table:formula="of:=IF(COUNTIF([$'raw to finished items'.C$3:.C$100];&quot;=&quot;&amp;[.A76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76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www.aliexpress.com/item/32865925885.html?spm=2114.12010608.0.0.47a735f2P9IyrY</text:p>
          </table:table-cell>
          <table:table-cell table:style-name="ce2"/>
          <table:table-cell table:style-name="ce14" table:number-columns-repeated="5"/>
          <table:table-cell table:style-name="ce34" table:number-columns-repeated="2"/>
          <table:table-cell table:style-name="ce14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3</text:p>
          </table:table-cell>
          <table:table-cell table:style-name="ce2" office:value-type="string" calcext:value-type="string">
            <text:p>[ELEC] - Arduino Mega 2650</text:p>
          </table:table-cell>
          <table:table-cell table:style-name="ce10" office:value-type="string" calcext:value-type="string">
            <text:p><text:a xlink:href="https://imgur.com/XMHnerM" xlink:type="simple">https://imgur.com/XMHnerM</text:a>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7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7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https://www.aliexpress.com/item/32850843888.html?spm=a2g0o.productlist.0.0.72f45872dRH1ht&amp;algo_pvid=6dfc9ca8-30f9-4a95-8314-87a8ce4d6f82&amp;algo_expid=6dfc9ca8-30f9-4a95-8314-87a8ce4d6f82-0&amp;btsid=92952643-c881-4892-be83-046c0013951f&amp;ws_ab_test=searchweb0_0,searchweb201602_2,searchweb201603_53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11.36" calcext:value-type="float">
            <text:p>$11.36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2-27" calcext:value-type="date">
            <text:p>2020-02-27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4</text:p>
          </table:table-cell>
          <table:table-cell table:style-name="ce2" office:value-type="string" calcext:value-type="string">
            <text:p>[ELEC] - 4x22AWG {M5} - [22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7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8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5</text:p>
          </table:table-cell>
          <table:table-cell table:style-name="ce2" office:value-type="string" calcext:value-type="string">
            <text:p>[ELEC] - 4x22AWG {M4} - [18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7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79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6</text:p>
          </table:table-cell>
          <table:table-cell table:style-name="ce2" office:value-type="string" calcext:value-type="string">
            <text:p>[ELEC] - 4x22AWG {M2} - [20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0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7</text:p>
          </table:table-cell>
          <table:table-cell table:style-name="ce2" office:value-type="string" calcext:value-type="string">
            <text:p>[ELEC] - 4x22AWG {M0/1} - [21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8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1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8</text:p>
          </table:table-cell>
          <table:table-cell table:style-name="ce2" office:value-type="string" calcext:value-type="string">
            <text:p>[ELEC] - 4x22AWG {M3} - [16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2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49</text:p>
          </table:table-cell>
          <table:table-cell table:style-name="ce2" office:value-type="string" calcext:value-type="string">
            <text:p>[SUB] - 2x18AWG {Switch Jumper} - [6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3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83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8182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0</text:p>
          </table:table-cell>
          <table:table-cell table:style-name="ce2" office:value-type="string" calcext:value-type="string">
            <text:p>[ELEC] - 2x22AWG {PSU - Small Drivers} - [33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4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30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1</text:p>
          </table:table-cell>
          <table:table-cell table:style-name="ce2" office:value-type="string" calcext:value-type="string">
            <text:p>[ELEC] - 2x22AWG {PSU - Arduino} - [42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5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30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2</text:p>
          </table:table-cell>
          <table:table-cell table:style-name="ce2" office:value-type="string" calcext:value-type="string">
            <text:p>[ELEC] - 2x18AWG {PSU - Big Drivers} - [16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6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118182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4</text:p>
          </table:table-cell>
          <table:table-cell table:style-name="ce2" office:value-type="string" calcext:value-type="string">
            <office:annotation draw:style-name="gr1" draw:text-style-name="P2" svg:width="318.53pt" svg:height="74.24pt" svg:x="452.35pt" svg:y="1397.99pt" draw:caption-point-x="-11.54pt" draw:caption-point-y="-22.96pt">
              <dc:date>2020-08-25T00:00:00</dc:date>
              <text:p text:style-name="P1">guage missing</text:p>
              <text:p text:style-name="P1"><text:tab/>-Dan Royer</text:p>
              <text:p text:style-name="P1">online, they are just called power cord</text:p>
              <text:p text:style-name="P1"><text:tab/>-Jin Han</text:p>
            </office:annotation>
            <text:p>[RAW] - 3x16AWG Power Cord - 365mm {Switch to PSU}</text:p>
          </table:table-cell>
          <table:table-cell table:style-name="ce2"/>
          <table:table-cell table:style-name="ce3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7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87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text:p><text:a xlink:href="https://leeselectronic.com/en/product/27773.html" xlink:type="simple">https://leeselectronic.com/en/product/27773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5</text:p>
          </table:table-cell>
          <table:table-cell table:style-name="ce2" office:value-type="string" calcext:value-type="string">
            <text:p>[ELEC] - 6-pin Ribbon Cable F/O - Brown to Blue {sensor 2 Elbow} - [890mm]</text:p>
          </table:table-cell>
          <table:table-cell table:style-name="ce3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20"/>
          <table:table-cell table:style-name="ce18" table:formula="of:=IF(COUNTIF([$'raw to finished items'.C$3:.C$100];&quot;=&quot;&amp;[.A8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8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6</text:p>
          </table:table-cell>
          <table:table-cell table:style-name="ce2" office:value-type="string" calcext:value-type="string">
            <text:p>[ELEC] - 6-pin Ribbon Cable F/O - Brown to Blue {sensor 1 Shoulder} - [36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8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89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7</text:p>
          </table:table-cell>
          <table:table-cell table:style-name="ce2" office:value-type="string" calcext:value-type="string">
            <text:p>[ELEC] - 6-pin Ribbon Cable F/F - Brown to Blue {sensor 5 Hand Ext.} - [21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0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8</text:p>
          </table:table-cell>
          <table:table-cell table:style-name="ce2" office:value-type="string" calcext:value-type="string">
            <text:p>[ELEC] - 6-pin Ribbon Cable F/O - Brown to Blue {sensor 4 Wrist} - [152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20"/>
          <table:table-cell table:style-name="ce18" table:formula="of:=IF(COUNTIF([$'raw to finished items'.C$3:.C$100];&quot;=&quot;&amp;[.A9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1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59</text:p>
          </table:table-cell>
          <table:table-cell table:style-name="ce2" office:value-type="string" calcext:value-type="string">
            <text:p>[ELEC] - 6-pin Ribbon Cable M/O - Brown to Blue {sensor 5 Hand} - [147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20"/>
          <table:table-cell table:style-name="ce18" table:formula="of:=IF(COUNTIF([$'raw to finished items'.C$3:.C$100];&quot;=&quot;&amp;[.A9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2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0</text:p>
          </table:table-cell>
          <table:table-cell table:style-name="ce2" office:value-type="string" calcext:value-type="string">
            <text:p>[ELEC] - 6-pin Ribbon Cable F/O - Brown to Blue {sensor 0 Anchor} - [145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20"/>
          <table:table-cell table:style-name="ce18" table:formula="of:=IF(COUNTIF([$'raw to finished items'.C$3:.C$100];&quot;=&quot;&amp;[.A9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3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1</text:p>
          </table:table-cell>
          <table:table-cell table:style-name="ce2" office:value-type="string" calcext:value-type="string">
            <text:p>[ELEC] - 6-pin Ribbon Cable F/O - Brown to Blue {sensor 3 Ulna} - [1160mm]</text:p>
          </table:table-cell>
          <table:table-cell table:style-name="ce2"/>
          <table:table-cell table:style-name="ce3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4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2</text:p>
          </table:table-cell>
          <table:table-cell table:style-name="ce2" office:value-type="string" calcext:value-type="string">
            <text:p>[CNC] - Tube Brass [7/32in x 492mm]</text:p>
          </table:table-cell>
          <table:table-cell table:style-name="ce10" office:value-type="string" calcext:value-type="string">
            <text:p><text:a xlink:href="https://imgur.com/Z13f9Rq" xlink:type="simple">https://imgur.com/Z13f9Rq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5];[$'Inventory History'.$C$2])" office:value-type="float" office:value="4" calcext:value-type="float">
            <text:p>4.00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7.95" calcext:value-type="float">
            <text:p>$7.95</text:p>
          </table:table-cell>
          <table:table-cell table:style-name="ce2" office:value-type="string" calcext:value-type="string">
            <text:p>cad</text:p>
          </table:table-cell>
          <table:table-cell table:number-columns-repeated="2" table:style-name="ce33" office:value-type="date" office:date-value="2020-02-11" calcext:value-type="date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3</text:p>
          </table:table-cell>
          <table:table-cell table:style-name="ce5" office:value-type="string" calcext:value-type="string">
            <text:p>[CNC] - Tube Brass [7/32in x 25.95mm] {wrist shaft}</text:p>
          </table:table-cell>
          <table:table-cell table:style-name="ce10" office:value-type="string" calcext:value-type="string">
            <text:p><text:a xlink:href="https://imgur.com/1g44VEV" xlink:type="simple">https://imgur.com/1g44VEV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6];[$'Inventory History'.$C$2])" office:value-type="float" office:value="4" calcext:value-type="float">
            <text:p>4.00</text:p>
          </table:table-cell>
          <table:table-cell table:style-name="ce2" table:number-columns-repeated="6"/>
          <table:table-cell table:style-name="ce2" office:value-type="string" calcext:value-type="string">
            <text:p><text:s/></text:p>
          </table:table-cell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4</text:p>
          </table:table-cell>
          <table:table-cell table:style-name="ce5" office:value-type="string" calcext:value-type="string">
            <text:p>[CNC] - Tube Brass [5/16in x 452.6mm]</text:p>
          </table:table-cell>
          <table:table-cell table:style-name="ce10" office:value-type="string" calcext:value-type="string">
            <text:p><text:a xlink:href="https://imgur.com/VDGTeUY" xlink:type="simple">https://imgur.com/VDGTeUY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7];[$'Inventory History'.$C$2])" office:value-type="float" office:value="4" calcext:value-type="float">
            <text:p>4.00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10.99" calcext:value-type="float">
            <text:p>$10.99</text:p>
          </table:table-cell>
          <table:table-cell table:style-name="ce2" office:value-type="string" calcext:value-type="string">
            <text:p>cad</text:p>
          </table:table-cell>
          <table:table-cell table:number-columns-repeated="2" table:style-name="ce33" office:value-type="date" office:date-value="2020-02-11" calcext:value-type="date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5</text:p>
          </table:table-cell>
          <table:table-cell table:style-name="ce5" office:value-type="string" calcext:value-type="string">
            <text:p>[CNC] - Tube Brass [5/16in x 19.5mm] {hand shaft}</text:p>
          </table:table-cell>
          <table:table-cell table:style-name="ce10" office:value-type="string" calcext:value-type="string">
            <text:p><text:a xlink:href="https://imgur.com/DENvd4o" xlink:type="simple">https://imgur.com/DENvd4o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8];[$'Inventory History'.$C$2])" office:value-type="float" office:value="4" calcext:value-type="float">
            <text:p>4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6</text:p>
          </table:table-cell>
          <table:table-cell table:style-name="ce5" office:value-type="string" calcext:value-type="string">
            <text:p>[CNC] - Tube Brass [3/8in x 76.5mm] {wrist sensor shaft}</text:p>
          </table:table-cell>
          <table:table-cell table:style-name="ce9" office:value-type="string" calcext:value-type="string">
            <text:p><text:a xlink:href="https://imgur.com/8zaq0Lm" xlink:type="simple">https://imgur.com/8zaq0Lm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9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99];[$'Inventory History'.$C$2])" office:value-type="float" office:value="4" calcext:value-type="float">
            <text:p>4.0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1" office:value-type="float" office:value="12.5" calcext:value-type="float">
            <text:p>$12.50</text:p>
          </table:table-cell>
          <table:table-cell table:style-name="ce2" office:value-type="string" calcext:value-type="string">
            <text:p>cad</text:p>
          </table:table-cell>
          <table:table-cell table:number-columns-repeated="2" table:style-name="ce33" office:value-type="date" office:date-value="2020-02-11" calcext:value-type="date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7</text:p>
          </table:table-cell>
          <table:table-cell table:style-name="ce5" office:value-type="string" calcext:value-type="string">
            <text:p>[CNC] - Tube Brass [3/8in x 396.35mm]</text:p>
          </table:table-cell>
          <table:table-cell table:style-name="ce10" office:value-type="string" calcext:value-type="string">
            <text:p><text:a xlink:href="https://imgur.com/YqrMDTm" xlink:type="simple">https://imgur.com/YqrMDTm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0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0];[$'Inventory History'.$C$2])" office:value-type="float" office:value="4" calcext:value-type="float">
            <text:p>4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8</text:p>
          </table:table-cell>
          <table:table-cell table:style-name="ce5" office:value-type="string" calcext:value-type="string">
            <text:p>[CNC] - Tube Brass [1/8in x 520mm] {ulna sensor shaft}</text:p>
          </table:table-cell>
          <table:table-cell table:style-name="ce10" office:value-type="string" calcext:value-type="string">
            <text:p><text:a xlink:href="https://imgur.com/7tEXEqR" xlink:type="simple">https://imgur.com/7tEXEqR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0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1];[$'Inventory History'.$C$2])" office:value-type="float" office:value="2" calcext:value-type="float">
            <text:p>2.00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31" office:value-type="float" office:value="5.25" calcext:value-type="float">
            <text:p>$5.25</text:p>
          </table:table-cell>
          <table:table-cell table:style-name="ce2" office:value-type="string" calcext:value-type="string">
            <text:p>cad</text:p>
          </table:table-cell>
          <table:table-cell table:number-columns-repeated="2" table:style-name="ce33" office:value-type="date" office:date-value="2020-02-11" calcext:value-type="date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69</text:p>
          </table:table-cell>
          <table:table-cell table:style-name="ce5" office:value-type="string" calcext:value-type="string">
            <text:p>[CNC] - Tube Brass [1/8in x 35mm] {hand sensor shaft}</text:p>
          </table:table-cell>
          <table:table-cell table:style-name="ce9" office:value-type="string" calcext:value-type="string">
            <text:p><text:a xlink:href="https://imgur.com/Fj52HuV" xlink:type="simple">https://imgur.com/Fj52HuV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0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2];[$'Inventory History'.$C$2])" office:value-type="float" office:value="2" calcext:value-type="float">
            <text:p>2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70</text:p>
          </table:table-cell>
          <table:table-cell table:style-name="ce5" office:value-type="string" calcext:value-type="string">
            <text:p>[CNC] - Pipe Aluminum [1.375in x 360.25mm]</text:p>
          </table:table-cell>
          <table:table-cell table:style-name="ce9" office:value-type="string" calcext:value-type="string">
            <text:p><text:a xlink:href="https://imgur.com/DYVS192" xlink:type="simple">https://imgur.com/DYVS192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0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3];[$'Inventory History'.$C$2])" office:value-type="float" office:value="4" calcext:value-type="float">
            <text:p>4.00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31" office:value-type="float" office:value="23.13" calcext:value-type="float">
            <text:p>$23.13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11" calcext:value-type="date">
            <text:p>2020-02-11</text:p>
          </table:table-cell>
          <table:table-cell table:style-name="ce33" office:value-type="date" office:date-value="2020-02-12" calcext:value-type="date">
            <text:p>2020-02-12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71</text:p>
          </table:table-cell>
          <table:table-cell table:style-name="ce2" office:value-type="string" calcext:value-type="string">
            <text:p>[CNC] - Pipe Aluminum [1.375in x 260.25mm]</text:p>
          </table:table-cell>
          <table:table-cell table:style-name="ce9" office:value-type="string" calcext:value-type="string">
            <text:p><text:a xlink:href="https://imgur.com/Qf2uR6f" xlink:type="simple">https://imgur.com/Qf2uR6f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0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4];[$'Inventory History'.$C$2])" office:value-type="float" office:value="4" calcext:value-type="float">
            <text:p>4.00</text:p>
          </table:table-cell>
          <table:table-cell table:style-name="ce2" table:number-columns-repeated="5"/>
          <table:table-cell table:style-name="ce31" office:value-type="float" office:value="16.69" calcext:value-type="float">
            <text:p>$16.69</text:p>
          </table:table-cell>
          <table:table-cell table:style-name="ce2" office:value-type="string" calcext:value-type="string">
            <text:p>cad</text:p>
          </table:table-cell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72</text:p>
          </table:table-cell>
          <table:table-cell table:style-name="ce2" office:value-type="string" calcext:value-type="string">
            <text:p>dowel pin steel 91595A130 - [3x24mm]</text:p>
          </table:table-cell>
          <table:table-cell table:style-name="ce10" office:value-type="string" calcext:value-type="string">
            <text:p><text:a xlink:href="https://imgur.com/OpPEaqS" xlink:type="simple">https://imgur.com/OpPEaqS</text:a></text:p>
          </table:table-cell>
          <table:table-cell table:style-name="ce2" office:value-type="string" calcext:value-type="string">
            <text:p>fastener</text:p>
          </table:table-cell>
          <table:table-cell table:style-name="ce2" office:value-type="float" office:value="77" calcext:value-type="float">
            <text:p>77</text:p>
          </table:table-cell>
          <table:table-cell table:style-name="ce18"/>
          <table:table-cell table:style-name="ce18" table:formula="of:=IF(COUNTIF([$'raw to finished items'.C$3:.C$100];&quot;=&quot;&amp;[.A10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5];[$'Inventory History'.$C$2])" office:value-type="float" office:value="299" calcext:value-type="float">
            <text:p>299.00</text:p>
          </table:table-cell>
          <table:table-cell table:style-name="ce2" office:value-type="string" calcext:value-type="string">
            <text:p>https://www.aliexpress.com/item/4000176913597.html?spm=a2g0o.productlist.0.0.2a9d19a9ol1BEr&amp;algo_pvid=a09e99ee-12ab-45f9-aa85-1d14ce82ea3f&amp;algo_expid=a09e99ee-12ab-45f9-aa85-1d14ce82ea3f-1&amp;btsid=682440cb-965b-42c5-b220-7a245d870c37&amp;ws_ab_test=searchweb0_0%2Csearchweb201602_4%2Csearchweb201603_53&amp;fbclid=IwAR00yblBu8Tg0pGSZ4ApXRF978o1XyF5AFPTTfB3mwahGHcws8sy5qtIyEg`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1" office:value-type="float" office:value="12.3" calcext:value-type="float">
            <text:p>$12.30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1" calcext:value-type="date">
            <text:p>2020-03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74</text:p>
          </table:table-cell>
          <table:table-cell table:style-name="ce2" office:value-type="string" calcext:value-type="string">
            <text:p>[CNC] - Tube Brass [3.5mm x 18.5mm] {GB inner rollers}</text:p>
          </table:table-cell>
          <table:table-cell table:style-name="ce10" office:value-type="string" calcext:value-type="string">
            <text:p><text:a xlink:href="https://imgur.com/ebuiq8H" xlink:type="simple">https://imgur.com/ebuiq8H</text:a></text:p>
          </table:table-cell>
          <table:table-cell table:style-name="ce2" office:value-type="string" calcext:value-type="string">
            <text:p>cnc</text:p>
          </table:table-cell>
          <table:table-cell table:style-name="ce2" office:value-type="float" office:value="24" calcext:value-type="float">
            <text:p>24</text:p>
          </table:table-cell>
          <table:table-cell table:style-name="ce18"/>
          <table:table-cell table:style-name="ce18" table:formula="of:=IF(COUNTIF([$'raw to finished items'.C$3:.C$100];&quot;=&quot;&amp;[.A10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6];[$'Inventory History'.$C$2])" office:value-type="float" office:value="52" calcext:value-type="float">
            <text:p>52.0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4.45" calcext:value-type="float">
            <text:p>$4.45</text:p>
          </table:table-cell>
          <table:table-cell table:style-name="ce2" office:value-type="string" calcext:value-type="string">
            <text:p>cad</text:p>
          </table:table-cell>
          <table:table-cell table:number-columns-repeated="2" table:style-name="ce33" office:value-type="date" office:date-value="2020-02-11" calcext:value-type="date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76</text:p>
          </table:table-cell>
          <table:table-cell table:style-name="ce2" office:value-type="string" calcext:value-type="string">
            <text:p>[3D] - xSAb-AS5147 SensorAdapter2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10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79</text:p>
          </table:table-cell>
          <table:table-cell table:style-name="ce2" office:value-type="string" calcext:value-type="string">
            <text:p>[3D] - xSAa-AS5147 SensorAdapter1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10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1</text:p>
          </table:table-cell>
          <table:table-cell table:style-name="ce2" office:value-type="string" calcext:value-type="string">
            <text:p>[3D] - 7E-plug wall adapt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0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09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2</text:p>
          </table:table-cell>
          <table:table-cell table:style-name="ce2" office:value-type="string" calcext:value-type="string">
            <text:p>[3D] - 7Db-ArduinoTray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0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3</text:p>
          </table:table-cell>
          <table:table-cell table:style-name="ce2" office:value-type="string" calcext:value-type="string">
            <text:p>[3D] - 7Da-ArduinoStandoff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1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4</text:p>
          </table:table-cell>
          <table:table-cell table:style-name="ce2" office:value-type="string" calcext:value-type="string">
            <text:p>[3D] - 7C-stepperDriverAdapter 542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2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5</text:p>
          </table:table-cell>
          <table:table-cell table:style-name="ce2" office:value-type="string" calcext:value-type="string">
            <text:p>[3D] - 7B-stepperDriverAdapter 556-542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3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6</text:p>
          </table:table-cell>
          <table:table-cell table:style-name="ce2" office:value-type="string" calcext:value-type="string">
            <text:p>[3D] - 7A-stepperDriverAdapter 320x3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7</text:p>
          </table:table-cell>
          <table:table-cell table:style-name="ce2" office:value-type="string" calcext:value-type="string">
            <text:p>[3D] - 6PI-pulleyInterior OUTPUT-64t v12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5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8</text:p>
          </table:table-cell>
          <table:table-cell table:style-name="ce2" office:value-type="string" calcext:value-type="string">
            <text:p>[3D] - 6PE-pulleyExterior OUTPUT-63t v7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89</text:p>
          </table:table-cell>
          <table:table-cell table:style-name="ce2" office:value-type="string" calcext:value-type="string">
            <text:p>[3D] - 6Md-SensorMagHold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0</text:p>
          </table:table-cell>
          <table:table-cell table:style-name="ce2" office:value-type="string" calcext:value-type="string">
            <text:p>[3D] - 6Mc-WristMagHolder v7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1</text:p>
          </table:table-cell>
          <table:table-cell table:style-name="ce2" office:value-type="string" calcext:value-type="string">
            <text:p>[3D] - 6Ea-rotor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1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1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2</text:p>
          </table:table-cell>
          <table:table-cell table:style-name="ce2" office:value-type="string" calcext:value-type="string">
            <text:p>[3D] - 6Ea-rotor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0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3</text:p>
          </table:table-cell>
          <table:table-cell table:style-name="ce2" office:value-type="string" calcext:value-type="string">
            <text:p>[3D] - 6Ea-Housing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4</text:p>
          </table:table-cell>
          <table:table-cell table:style-name="ce2" office:value-type="string" calcext:value-type="string">
            <text:p>[3D] - 6Ea-Housing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5</text:p>
          </table:table-cell>
          <table:table-cell table:style-name="ce2" office:value-type="string" calcext:value-type="string">
            <text:p>[3D] - 6Ea-eShaft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6</text:p>
          </table:table-cell>
          <table:table-cell table:style-name="ce2" office:value-type="string" calcext:value-type="string">
            <text:p>[3D] - 6Ea-eShaft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7</text:p>
          </table:table-cell>
          <table:table-cell table:style-name="ce2" office:value-type="string" calcext:value-type="string">
            <text:p>[3D] - 6Db-BevelGear OUTPUT-20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5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8</text:p>
          </table:table-cell>
          <table:table-cell table:style-name="ce2" office:value-type="string" calcext:value-type="string">
            <text:p>[3D] - 6Da-rotor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199</text:p>
          </table:table-cell>
          <table:table-cell table:style-name="ce2" office:value-type="string" calcext:value-type="string">
            <text:p>[3D] - 6Da-rotor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7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0</text:p>
          </table:table-cell>
          <table:table-cell table:style-name="ce2" office:value-type="string" calcext:value-type="string">
            <text:p>[3D] - 6Da-outputDisk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8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1</text:p>
          </table:table-cell>
          <table:table-cell table:style-name="ce2" office:value-type="string" calcext:value-type="string">
            <text:p>[3D] - 6Da-outputDisk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2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2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2</text:p>
          </table:table-cell>
          <table:table-cell table:style-name="ce2" office:value-type="string" calcext:value-type="string">
            <text:p>[3D] - 6Da-Housing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0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3</text:p>
          </table:table-cell>
          <table:table-cell table:style-name="ce5" office:value-type="string" calcext:value-type="string">
            <text:p>[3D] - 6Da-Housing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1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4" office:value-type="string" calcext:value-type="string">
            <text:p>Sixi2-204</text:p>
          </table:table-cell>
          <table:table-cell table:style-name="ce6" office:value-type="string" calcext:value-type="string">
            <text:p>[3D] - 6Da-Hand.stl DEPRECATED</text:p>
          </table:table-cell>
          <table:table-cell table:style-name="ce4"/>
          <table:table-cell table:style-name="ce4" office:value-type="string" calcext:value-type="string">
            <text:p>3d printed</text:p>
          </table:table-cell>
          <table:table-cell table:style-name="ce4" office:value-type="float" office:value="1" calcext:value-type="float">
            <text:p>1</text:p>
          </table:table-cell>
          <table:table-cell table:style-name="ce21"/>
          <table:table-cell table:style-name="ce21" table:formula="of:=IF(COUNTIF([$'raw to finished items'.C$3:.C$100];&quot;=&quot;&amp;[.A132])&gt;0;&quot;TRUE&quot;;&quot;FALSE&quot;)" office:value-type="string" office:string-value="FALSE" calcext:value-type="string">
            <text:p>FALSE</text:p>
          </table:table-cell>
          <table:table-cell table:style-name="ce25" table:formula="of:=SUMIF([$'Inventory History'.$B$2:.$B$283];[.$A132];[$'Inventory History'.$C$2])" office:value-type="float" office:value="1" calcext:value-type="float">
            <text:p>1.00</text:p>
          </table:table-cell>
          <table:table-cell table:style-name="ce4" table:number-columns-repeated="7"/>
          <table:table-cell table:style-name="ce35" table:number-columns-repeated="2"/>
          <table:table-cell table:style-name="ce4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5</text:p>
          </table:table-cell>
          <table:table-cell table:style-name="ce5" office:value-type="string" calcext:value-type="string">
            <text:p>[3D] - 6Da-eShaft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6</text:p>
          </table:table-cell>
          <table:table-cell table:style-name="ce5" office:value-type="string" calcext:value-type="string">
            <text:p>[3D] - 6Da-eShaft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7</text:p>
          </table:table-cell>
          <table:table-cell table:style-name="ce5" office:value-type="string" calcext:value-type="string">
            <text:p>[3D] - 6Bc-bearingSpacer v3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5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8</text:p>
          </table:table-cell>
          <table:table-cell table:style-name="ce5" office:value-type="string" calcext:value-type="string">
            <text:p>[3D] - 6Ba-BevelGear INPUT-20t v13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09</text:p>
          </table:table-cell>
          <table:table-cell table:style-name="ce5" office:value-type="string" calcext:value-type="string">
            <text:p>[3D] - 6Ae-SensHold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7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0</text:p>
          </table:table-cell>
          <table:table-cell table:style-name="ce5" office:value-type="string" calcext:value-type="string">
            <text:p>[3D] - 6Ad-wristGBDisk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8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1</text:p>
          </table:table-cell>
          <table:table-cell table:style-name="ce5" office:value-type="string" calcext:value-type="string">
            <text:p>[3D] - 6Ac-wristGBDisk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3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3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2</text:p>
          </table:table-cell>
          <table:table-cell table:style-name="ce2" office:value-type="string" calcext:value-type="string">
            <text:p>[3D] - 6Ab-Picasso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0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3</text:p>
          </table:table-cell>
          <table:table-cell table:style-name="ce2" office:value-type="string" calcext:value-type="string">
            <text:p>[3D] - 6Aa-PicassoBottom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4</text:p>
          </table:table-cell>
          <table:table-cell table:style-name="ce2" office:value-type="string" calcext:value-type="string">
            <text:p>[3D] - 5PI - pulleyInterior INPUT-64t v7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5</text:p>
          </table:table-cell>
          <table:table-cell table:style-name="ce2" office:value-type="string" calcext:value-type="string">
            <text:p>[3D] - 5PE - pulleyExterior INPUT-63t v7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6</text:p>
          </table:table-cell>
          <table:table-cell table:style-name="ce2" office:value-type="string" calcext:value-type="string">
            <text:p>[3D] - 5I - Idler BearingCoverHalf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8" calcext:value-type="float">
            <text:p>8</text:p>
          </table:table-cell>
          <table:table-cell table:style-name="ce18"/>
          <table:table-cell table:style-name="ce18" table:formula="of:=IF(COUNTIF([$'raw to finished items'.C$3:.C$100];&quot;=&quot;&amp;[.A14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4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7</text:p>
          </table:table-cell>
          <table:table-cell table:style-name="ce2" office:value-type="string" calcext:value-type="string">
            <text:p>[3D] - 5Bd - outputDisk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5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8</text:p>
          </table:table-cell>
          <table:table-cell table:style-name="ce2" office:value-type="string" calcext:value-type="string">
            <text:p>[3D] - 5Bd - outputDiskMID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19</text:p>
          </table:table-cell>
          <table:table-cell table:style-name="ce2" office:value-type="string" calcext:value-type="string">
            <text:p>[3D] - 5Bd - outputDisk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7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0</text:p>
          </table:table-cell>
          <table:table-cell table:style-name="ce2" office:value-type="string" calcext:value-type="string">
            <text:p>[3D] - 5Bc - housingTOP2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8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1</text:p>
          </table:table-cell>
          <table:table-cell table:style-name="ce2" office:value-type="string" calcext:value-type="string">
            <text:p>[3D] - 5Bc - housingTOP1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4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4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2</text:p>
          </table:table-cell>
          <table:table-cell table:style-name="ce2" office:value-type="string" calcext:value-type="string">
            <text:p>[3D] - 5Bb - housingMID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0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3</text:p>
          </table:table-cell>
          <table:table-cell table:style-name="ce2" office:value-type="string" calcext:value-type="string">
            <text:p>[3D] - 5Ba - housingBOTT2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4</text:p>
          </table:table-cell>
          <table:table-cell table:style-name="ce2" office:value-type="string" calcext:value-type="string">
            <text:p>[3D] - 5Ba - housingBOTT1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5</text:p>
          </table:table-cell>
          <table:table-cell table:style-name="ce2" office:value-type="string" calcext:value-type="string">
            <text:p>[3D] - 5B - shaftCA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6</text:p>
          </table:table-cell>
          <table:table-cell table:style-name="ce2" office:value-type="string" calcext:value-type="string">
            <text:p>[3D] - 5B - rotor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7</text:p>
          </table:table-cell>
          <table:table-cell table:style-name="ce2" office:value-type="string" calcext:value-type="string">
            <text:p>[3D] - 5B - rotor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5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8</text:p>
          </table:table-cell>
          <table:table-cell table:style-name="ce2" office:value-type="string" calcext:value-type="string">
            <text:p>[3D] - 5B - eShaftTOP.stl</text:p>
          </table:table-cell>
          <table:table-cell table:style-name="ce10" office:value-type="string" calcext:value-type="string">
            <text:p><text:a xlink:href="https://imgur.com/RXKgI3l" xlink:type="simple">https://imgur.com/RXKgI3l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6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29</text:p>
          </table:table-cell>
          <table:table-cell table:style-name="ce2" office:value-type="string" calcext:value-type="string">
            <text:p>[3D] - 5B - eShaftBOTT.stl</text:p>
          </table:table-cell>
          <table:table-cell table:style-name="ce10" office:value-type="string" calcext:value-type="string">
            <text:p><text:a xlink:href="https://imgur.com/LiqzP7j" xlink:type="simple">https://imgur.com/LiqzP7j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0</text:p>
          </table:table-cell>
          <table:table-cell table:style-name="ce2" office:value-type="string" calcext:value-type="string">
            <text:p>[3D] - 5Ac - CableClamp.stl</text:p>
          </table:table-cell>
          <table:table-cell table:style-name="ce10" office:value-type="string" calcext:value-type="string">
            <text:p><text:a xlink:href="https://imgur.com/9ks011I" xlink:type="simple">https://imgur.com/9ks011I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1</text:p>
          </table:table-cell>
          <table:table-cell table:style-name="ce2" office:value-type="string" calcext:value-type="string">
            <text:p>[3D] - 5Ab - UlnaSensRod.stl</text:p>
          </table:table-cell>
          <table:table-cell table:style-name="ce10" office:value-type="string" calcext:value-type="string">
            <text:p><text:a xlink:href="https://imgur.com/0YdJMmV" xlink:type="simple">https://imgur.com/0YdJMmV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5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59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2</text:p>
          </table:table-cell>
          <table:table-cell table:style-name="ce2" office:value-type="string" calcext:value-type="string">
            <text:p>[3D] - 5Aa - Fork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0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3</text:p>
          </table:table-cell>
          <table:table-cell table:style-name="ce2" office:value-type="string" calcext:value-type="string">
            <text:p>[3D] - 5Aa - ForkBottom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4</text:p>
          </table:table-cell>
          <table:table-cell table:style-name="ce2" office:value-type="string" calcext:value-type="string">
            <text:p>[3D] - 4S-Sixi spacer v8.stl</text:p>
          </table:table-cell>
          <table:table-cell table:style-name="ce10" office:value-type="string" calcext:value-type="string">
            <text:p><text:a xlink:href="https://imgur.com/ebuiq8H" xlink:type="simple">https://imgur.com/ebuiq8H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2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5</text:p>
          </table:table-cell>
          <table:table-cell table:style-name="ce2" office:value-type="string" calcext:value-type="string">
            <text:p>[3D] - 4Pe-pulley7-32in OUTPUT-30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6</text:p>
          </table:table-cell>
          <table:table-cell table:style-name="ce2" office:value-type="string" calcext:value-type="string">
            <text:p>[3D] - 4Pd-pulley5-16in OUTPUT-30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7</text:p>
          </table:table-cell>
          <table:table-cell table:style-name="ce2" office:value-type="string" calcext:value-type="string">
            <text:p>[3D] - 4Pc-pulley3-8in OUTPUT-30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5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8</text:p>
          </table:table-cell>
          <table:table-cell table:style-name="ce2" office:value-type="string" calcext:value-type="string">
            <text:p>[3D] - 4MB-UlnaMagBearing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39</text:p>
          </table:table-cell>
          <table:table-cell table:style-name="ce2" office:value-type="string" calcext:value-type="string">
            <text:p>[3D] - 4M-UlnaMagHold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7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0</text:p>
          </table:table-cell>
          <table:table-cell table:style-name="ce2" office:value-type="string" calcext:value-type="string">
            <text:p>[3D] - 4B-MotorMoun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16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8];[$'Inventory History'.$C$2])" office:value-type="float" office:value="3" calcext:value-type="float">
            <text:p>3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1</text:p>
          </table:table-cell>
          <table:table-cell table:style-name="ce2" office:value-type="string" calcext:value-type="string">
            <text:p>[3D] - 4Ab-ElbowTail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6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69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2</text:p>
          </table:table-cell>
          <table:table-cell table:style-name="ce2" office:value-type="string" calcext:value-type="string">
            <text:p>[3D] - 4Aa-ElbowTail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0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3</text:p>
          </table:table-cell>
          <table:table-cell table:style-name="ce2" office:value-type="string" calcext:value-type="string">
            <text:p>[3D] - 3R-rotorTOPScrew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4</text:p>
          </table:table-cell>
          <table:table-cell table:style-name="ce2" office:value-type="string" calcext:value-type="string">
            <text:p>[3D] - 3R-rotorTOPNu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5</text:p>
          </table:table-cell>
          <table:table-cell table:style-name="ce2" office:value-type="string" calcext:value-type="string">
            <text:p>[3D] - 3R-rotorBOTTScrew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6</text:p>
          </table:table-cell>
          <table:table-cell table:style-name="ce2" office:value-type="string" calcext:value-type="string">
            <text:p>[3D] - 3R-rotorBOTTNu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7</text:p>
          </table:table-cell>
          <table:table-cell table:style-name="ce2" office:value-type="string" calcext:value-type="string">
            <text:p>[3D] - 3Mc-ElbowMagHolderCa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5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8</text:p>
          </table:table-cell>
          <table:table-cell table:style-name="ce2" office:value-type="string" calcext:value-type="string">
            <text:p>[3D] - 3MB-ElbowMagBearing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49</text:p>
          </table:table-cell>
          <table:table-cell table:style-name="ce2" office:value-type="string" calcext:value-type="string">
            <text:p>[3D] - 3M-ElbowMagHold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0</text:p>
          </table:table-cell>
          <table:table-cell table:style-name="ce2" office:value-type="string" calcext:value-type="string">
            <text:p>[3D] - 3GB-shaftSensMid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8];[$'Inventory History'.$C$2])" office:value-type="float" office:value="0" calcext:value-type="float">
            <office:annotation draw:style-name="gr2" draw:text-style-name="P2" svg:width="384.75pt" svg:height="42.75pt" svg:x="814.34pt" svg:y="2831.24pt" draw:caption-point-x="-11.54pt" draw:caption-point-y="-22.96pt">
              <dc:date>2020-08-25T00:00:00</dc:date>
              <text:p text:style-name="P1">units in [mm]</text:p>
              <text:p text:style-name="P1"><text:tab/>-Jin Han</text:p>
            </office:annotation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1</text:p>
          </table:table-cell>
          <table:table-cell table:style-name="ce2" office:value-type="string" calcext:value-type="string">
            <text:p>[3D] - 3GB-shaftCoupl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7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7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2</text:p>
          </table:table-cell>
          <table:table-cell table:style-name="ce2" office:value-type="string" calcext:value-type="string">
            <text:p>[3D] - 3GB-shaftCap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0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3</text:p>
          </table:table-cell>
          <table:table-cell table:style-name="ce2" office:value-type="string" calcext:value-type="string">
            <text:p>[3D] - 3GB-shaftCap - M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4</text:p>
          </table:table-cell>
          <table:table-cell table:style-name="ce2" office:value-type="string" calcext:value-type="string">
            <text:p>[3D] - 3GB-eShaf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5</text:p>
          </table:table-cell>
          <table:table-cell table:style-name="ce2" office:value-type="string" calcext:value-type="string">
            <text:p>[3D] - 3GB-elbowTOPca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3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6</text:p>
          </table:table-cell>
          <table:table-cell table:style-name="ce2" office:value-type="string" calcext:value-type="string">
            <text:p>[3D] - 3GB-elbowTOP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4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7</text:p>
          </table:table-cell>
          <table:table-cell table:style-name="ce2" office:value-type="string" calcext:value-type="string">
            <text:p>[3D] - 3GB-elbowTOP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5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8</text:p>
          </table:table-cell>
          <table:table-cell table:style-name="ce2" office:value-type="string" calcext:value-type="string">
            <text:p>[3D] - 3GB-elbowBottCap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6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59</text:p>
          </table:table-cell>
          <table:table-cell table:style-name="ce2" office:value-type="string" calcext:value-type="string">
            <text:p>[3D] - 3GB-elbowBottCap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0</text:p>
          </table:table-cell>
          <table:table-cell table:style-name="ce2" office:value-type="string" calcext:value-type="string">
            <text:p>[3D] - 3GB-elbowBOTT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1</text:p>
          </table:table-cell>
          <table:table-cell table:style-name="ce2" office:value-type="string" calcext:value-type="string">
            <text:p>[3D] - 3GB-elbowBOTT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8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89];[$'Inventory History'.$C$2])" office:value-type="float" office:value="2" calcext:value-type="float">
            <text:p>2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2</text:p>
          </table:table-cell>
          <table:table-cell table:style-name="ce2" office:value-type="string" calcext:value-type="string">
            <text:p>[3D] - 2R-rotorTOPScrew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0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3</text:p>
          </table:table-cell>
          <table:table-cell table:style-name="ce2" office:value-type="string" calcext:value-type="string">
            <text:p>[3D] - 2R-rotorTOPNu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4</text:p>
          </table:table-cell>
          <table:table-cell table:style-name="ce2" office:value-type="string" calcext:value-type="string">
            <text:p>[3D] - 2R-rotorBOTTScrew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5</text:p>
          </table:table-cell>
          <table:table-cell table:style-name="ce2" office:value-type="string" calcext:value-type="string">
            <text:p>[3D] - 2R-rotorBOTTNu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6</text:p>
          </table:table-cell>
          <table:table-cell table:style-name="ce2" office:value-type="string" calcext:value-type="string">
            <text:p>[3D] - 2MB-ShoulderMagBearing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7</text:p>
          </table:table-cell>
          <table:table-cell table:style-name="ce2" office:value-type="string" calcext:value-type="string">
            <text:p>[3D] - 2M-ShoulderMagHold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5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8</text:p>
          </table:table-cell>
          <table:table-cell table:style-name="ce2" office:value-type="string" calcext:value-type="string">
            <text:p>[3D] - 2GB-shoulderTopCap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6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69</text:p>
          </table:table-cell>
          <table:table-cell table:style-name="ce2" office:value-type="string" calcext:value-type="string">
            <text:p>[3D] - 2GB-shoulderTopCap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0</text:p>
          </table:table-cell>
          <table:table-cell table:style-name="ce2" office:value-type="string" calcext:value-type="string">
            <text:p>[3D] - 2GB-shoulderTOP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1</text:p>
          </table:table-cell>
          <table:table-cell table:style-name="ce2" office:value-type="string" calcext:value-type="string">
            <text:p>[3D] - 2GB-shoulderTOP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19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199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2</text:p>
          </table:table-cell>
          <table:table-cell table:style-name="ce2" office:value-type="string" calcext:value-type="string">
            <text:p>[3D] - 2GB-shoulderBOTT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0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3</text:p>
          </table:table-cell>
          <table:table-cell table:style-name="ce2" office:value-type="string" calcext:value-type="string">
            <text:p>[3D] - 2GB-shoulderBOTT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1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4</text:p>
          </table:table-cell>
          <table:table-cell table:style-name="ce2" office:value-type="string" calcext:value-type="string">
            <text:p>[3D] - 2GB-shaftCoupl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5</text:p>
          </table:table-cell>
          <table:table-cell table:style-name="ce2" office:value-type="string" calcext:value-type="string">
            <text:p>[3D] - 2GB-shaftCap - SEN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6</text:p>
          </table:table-cell>
          <table:table-cell table:style-name="ce2" office:value-type="string" calcext:value-type="string">
            <text:p>[3D] - 2GB-shaftCap - MO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7</text:p>
          </table:table-cell>
          <table:table-cell table:style-name="ce2" office:value-type="string" calcext:value-type="string">
            <text:p>[3D] - 2GB-shaft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5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8</text:p>
          </table:table-cell>
          <table:table-cell table:style-name="ce2" office:value-type="string" calcext:value-type="string">
            <text:p>[3D] - 2GB-eShaf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6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79</text:p>
          </table:table-cell>
          <table:table-cell table:style-name="ce2" office:value-type="string" calcext:value-type="string">
            <text:p>[3D] - 1PO-pulleyAnchor OUTPUT-71t v6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0</text:p>
          </table:table-cell>
          <table:table-cell table:style-name="ce2" office:value-type="string" calcext:value-type="string">
            <text:p>[3D] - 1PI-pulleyAnchor INPUT-71t v7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1</text:p>
          </table:table-cell>
          <table:table-cell table:style-name="ce2" office:value-type="string" calcext:value-type="string">
            <text:p>[3D] - 1MB-AnchorMagBearing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0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09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2</text:p>
          </table:table-cell>
          <table:table-cell table:style-name="ce2" office:value-type="string" calcext:value-type="string">
            <text:p>[3D] - 1M-AnchorMagHolder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0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3</text:p>
          </table:table-cell>
          <table:table-cell table:style-name="ce2" office:value-type="string" calcext:value-type="string">
            <text:p>[3D] - 1GB-shaft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1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4</text:p>
          </table:table-cell>
          <table:table-cell table:style-name="ce2" office:value-type="string" calcext:value-type="string">
            <text:p>[3D] - 1GB-shaftEccentric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2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5</text:p>
          </table:table-cell>
          <table:table-cell table:style-name="ce2" office:value-type="string" calcext:value-type="string">
            <text:p>[3D] - 1GB-shaft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6</text:p>
          </table:table-cell>
          <table:table-cell table:style-name="ce2" office:value-type="string" calcext:value-type="string">
            <text:p>[3D] - 1GB-rotor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7</text:p>
          </table:table-cell>
          <table:table-cell table:style-name="ce2" office:value-type="string" calcext:value-type="string">
            <text:p>[3D] - 1GB-rotor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5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8</text:p>
          </table:table-cell>
          <table:table-cell table:style-name="ce2" office:value-type="string" calcext:value-type="string">
            <text:p>[3D] - 1GB-outputTopDisk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6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89</text:p>
          </table:table-cell>
          <table:table-cell table:style-name="ce2" office:value-type="string" calcext:value-type="string">
            <text:p>[3D] - 1GB-outputTopBearing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0</text:p>
          </table:table-cell>
          <table:table-cell table:style-name="ce2" office:value-type="string" calcext:value-type="string">
            <text:p>[3D] - 1GB-outputBottDiskTop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1</text:p>
          </table:table-cell>
          <table:table-cell table:style-name="ce2" office:value-type="string" calcext:value-type="string">
            <text:p>[3D] - 1GB-outputBottDiskBot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1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19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2</text:p>
          </table:table-cell>
          <table:table-cell table:style-name="ce2" office:value-type="string" calcext:value-type="string">
            <text:p>[3D] - 1E-M5x8mm Spacer v3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4" calcext:value-type="float">
            <text:p>4</text:p>
          </table:table-cell>
          <table:table-cell table:style-name="ce18"/>
          <table:table-cell table:style-name="ce18" table:formula="of:=IF(COUNTIF([$'raw to finished items'.C$3:.C$100];&quot;=&quot;&amp;[.A22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0];[$'Inventory History'.$C$2])" office:value-type="float" office:value="6" calcext:value-type="float">
            <text:p>6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3</text:p>
          </table:table-cell>
          <table:table-cell table:style-name="ce2" office:value-type="string" calcext:value-type="string">
            <text:p>[3D] - 1D-ShoulderMoun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1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4</text:p>
          </table:table-cell>
          <table:table-cell table:style-name="ce2" office:value-type="string" calcext:value-type="string">
            <text:p>[3D] - 1C-PanelMount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2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5</text:p>
          </table:table-cell>
          <table:table-cell table:style-name="ce2" office:value-type="string" calcext:value-type="string">
            <text:p>[3D] - 1Bb-AnchorRearBottom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3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6</text:p>
          </table:table-cell>
          <table:table-cell table:style-name="ce2" office:value-type="string" calcext:value-type="string">
            <text:p>[3D] - 1Ba-AnchorFrontBottom.stl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4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7</text:p>
          </table:table-cell>
          <table:table-cell table:style-name="ce2" office:value-type="string" calcext:value-type="string">
            <text:p>[3D] - 1Ab-AnchorMotorHolder.stl</text:p>
          </table:table-cell>
          <table:table-cell table:style-name="ce10" office:value-type="string" calcext:value-type="string">
            <text:p><text:a xlink:href="https://imgur.com/8JFypvg" xlink:type="simple">https://imgur.com/8JFypvg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5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8</text:p>
          </table:table-cell>
          <table:table-cell table:style-name="ce2" office:value-type="string" calcext:value-type="string">
            <text:p>[3D] - 1Aa-AnchorTopSpacer.stl</text:p>
          </table:table-cell>
          <table:table-cell table:style-name="ce10" office:value-type="string" calcext:value-type="string">
            <text:p><text:a xlink:href="https://imgur.com/aI7XwZJ" xlink:type="simple">https://imgur.com/aI7XwZJ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6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299</text:p>
          </table:table-cell>
          <table:table-cell table:style-name="ce2" office:value-type="string" calcext:value-type="string">
            <text:p>[3D] - 1Aa-AnchorTopBearing.stl</text:p>
          </table:table-cell>
          <table:table-cell table:style-name="ce10" office:value-type="string" calcext:value-type="string">
            <text:p><text:a xlink:href="https://imgur.com/6mbvk0M" xlink:type="simple">https://imgur.com/6mbvk0M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7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0</text:p>
          </table:table-cell>
          <table:table-cell table:style-name="ce2" office:value-type="string" calcext:value-type="string">
            <text:p>[3D] - 1Aa-AnchorGearBox.stl</text:p>
          </table:table-cell>
          <table:table-cell table:style-name="ce10" office:value-type="string" calcext:value-type="string">
            <text:p><text:a xlink:href="https://imgur.com/7G8Ddya" xlink:type="simple">https://imgur.com/7G8Ddya</text:a></text:p>
          </table:table-cell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8];[$'Inventory History'.$C$2])" office:value-type="float" office:value="1" calcext:value-type="float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1</text:p>
          </table:table-cell>
          <table:table-cell table:style-name="ce2" office:value-type="string" calcext:value-type="string">
            <text:p>[CNC] - 1PI-AnchorMotorShaftAdapter</text:p>
          </table:table-cell>
          <table:table-cell table:style-name="ce2"/>
          <table:table-cell table:style-name="ce2" office:value-type="string" calcext:value-type="string">
            <text:p>cnc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2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29];[$'Inventory History'.$C$2])" office:value-type="float" office:value="2" calcext:value-type="float">
            <text:p>2.00</text:p>
          </table:table-cell>
          <table:table-cell table:style-name="ce2" office:value-type="string" calcext:value-type="string">
            <text:p>Source material: Metal Super 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2</text:p>
          </table:table-cell>
          <table:table-cell table:style-name="ce2" office:value-type="string" calcext:value-type="string">
            <text:p>[ELEC] - PSU NEMA-15 power cable 8'</text:p>
          </table:table-cell>
          <table:table-cell table:style-name="ce2"/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3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30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https://leeselectronic.com/en/product/17173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 calcext:value-type="string">
            <text:p>Sixi2-303</text:p>
          </table:table-cell>
          <table:table-cell table:style-name="ce2" office:value-type="string" calcext:value-type="string">
            <text:p>[RAW] - Dupont Crimp Pins Male</text:p>
          </table:table-cell>
          <table:table-cell table:style-name="ce9" office:value-type="string" calcext:value-type="string">
            <text:p><text:a xlink:href="https://a.pololu-files.com/picture/0J2474.1200.jpg?4dc0f8e99610600815a0e4e234f36ce4" xlink:type="simple">https://a.pololu-files.com/picture/0J2474.1200.jpg?4dc0f8e99610600815a0e4e234f36ce4</text:a></text:p>
          </table:table-cell>
          <table:table-cell table:style-name="ce2" office:value-type="string" calcext:value-type="string">
            <text:p>electrical conn</text:p>
          </table:table-cell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231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1];[$'Inventory History'.$C$2])" office:value-type="float" office:value="122" calcext:value-type="float">
            <text:p>122.00</text:p>
          </table:table-cell>
          <table:table-cell table:style-name="ce29" office:value-type="string" calcext:value-type="string">
            <text:p>https://www.aliexpress.com/item/32800176540.html?spm=a2g0o.productlist.0.0.7c3f3a9felVmLe&amp;algo_pvid=80080ec1-9bce-4f3d-b892-abda0245763c&amp;algo_expid=80080ec1-9bce-4f3d-b892-abda0245763c-4&amp;btsid=485b06f1-e609-4635-be43-0e22bd8a9167&amp;ws_ab_test=searchweb0_0,searchweb201602_2,searchweb201603_52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0.94" calcext:value-type="float">
            <text:p>$0.94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4-04" calcext:value-type="date">
            <text:p>2020-04-04</text:p>
          </table:table-cell>
          <table:table-cell table:style-name="ce33" office:value-type="date" office:date-value="2020-04-09" calcext:value-type="date">
            <text:p>2020-04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4</text:p>
          </table:table-cell>
          <table:table-cell table:style-name="ce2" office:value-type="string" calcext:value-type="string">
            <text:p>[RAW] - Dupont Crimp Pins Female</text:p>
          </table:table-cell>
          <table:table-cell table:style-name="ce9" office:value-type="string" calcext:value-type="string">
            <text:p><text:a xlink:href="https://a.pololu-files.com/picture/0J2472.1200.jpg?aed52aea0a6dd376369a345d987c5ad1" xlink:type="simple">https://a.pololu-files.com/picture/0J2472.1200.jpg?aed52aea0a6dd376369a345d987c5ad1</text:a></text:p>
          </table:table-cell>
          <table:table-cell table:style-name="ce2" office:value-type="string" calcext:value-type="string">
            <text:p>electrical conn</text:p>
          </table:table-cell>
          <table:table-cell table:style-name="ce2" office:value-type="float" office:value="36" calcext:value-type="float">
            <text:p>36</text:p>
          </table:table-cell>
          <table:table-cell table:style-name="ce18"/>
          <table:table-cell table:style-name="ce18" table:formula="of:=IF(COUNTIF([$'raw to finished items'.C$3:.C$100];&quot;=&quot;&amp;[.A232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2];[$'Inventory History'.$C$2])" office:value-type="float" office:value="164" calcext:value-type="float">
            <text:p>164.00</text:p>
          </table:table-cell>
          <table:table-cell table:style-name="ce2" office:value-type="string" calcext:value-type="string">
            <text:p>https://www.aliexpress.com/item/32912119601.html?spm=a2g0o.productlist.0.0.66f36f21q8PvPe&amp;algo_pvid=d68656b9-a2ce-4e97-b704-7ea0bd90ea8f&amp;algo_expid=d68656b9-a2ce-4e97-b704-7ea0bd90ea8f-16&amp;btsid=3164c254-39db-4226-b226-54a46b0dfa64&amp;ws_ab_test=searchweb0_0,searchweb201602_2,searchweb201603_52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1" office:value-type="float" office:value="2.1" calcext:value-type="float">
            <text:p>$2.10</text:p>
          </table:table-cell>
          <table:table-cell table:style-name="ce2" office:value-type="string" calcext:value-type="string">
            <text:p>cad</text:p>
          </table:table-cell>
          <table:table-cell table:style-name="ce33" office:value-type="date" office:date-value="2020-02-06" calcext:value-type="date">
            <text:p>2020-02-06</text:p>
          </table:table-cell>
          <table:table-cell table:style-name="ce33" office:value-type="date" office:date-value="2020-03-10" calcext:value-type="date">
            <text:p>2020-03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 calcext:value-type="string">
            <text:p>Sixi2-305</text:p>
          </table:table-cell>
          <table:table-cell table:style-name="ce2" office:value-type="string" calcext:value-type="string">
            <text:p>[ELEC] - 3-pin Servo Extension Cable M/F - [1000mm]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23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33];[$'Inventory History'.$C$2])" office:value-type="float" office:value="78" calcext:value-type="float">
            <text:p>78.00</text:p>
          </table:table-cell>
          <table:table-cell table:style-name="ce2" office:value-type="string" calcext:value-type="string">
            <text:p>https://www.aliexpress.com/item/32986331693.html?spm=a2g0o.productlist.0.0.3c7a6acc75ne2p&amp;algo_pvid=a4ace242-3a5d-4092-af16-6b0fdb5a6b16&amp;algo_expid=a4ace242-3a5d-4092-af16-6b0fdb5a6b16-1&amp;btsid=0be3764515909493793795501ed244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6</text:p>
          </table:table-cell>
          <table:table-cell table:style-name="ce2" office:value-type="string" calcext:value-type="string">
            <text:p>[RAW] - Acrylic Sheet {clear} [0.125"x24"x24"]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234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4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7</text:p>
          </table:table-cell>
          <table:table-cell table:style-name="ce2" office:value-type="string" calcext:value-type="string">
            <text:p>[RAW] - Pipe Aluminum [1.375in x 361mm] (sold as 1-3/8" dia)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35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5];[$'Inventory History'.$C$2])" office:value-type="float" office:value="-2" calcext:value-type="float">
            <text:p>-2.00</text:p>
          </table:table-cell>
          <table:table-cell table:style-name="ce2" office:value-type="string" calcext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8</text:p>
          </table:table-cell>
          <table:table-cell table:style-name="ce3" office:value-type="string" calcext:value-type="string">
            <text:p>[RAW] - Pipe Aluminum [1.375in x 261mm] (sold as 1-3/8" dia)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36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6];[$'Inventory History'.$C$2])" office:value-type="float" office:value="-2" calcext:value-type="float">
            <text:p>-2.00</text:p>
          </table:table-cell>
          <table:table-cell table:style-name="ce2" office:value-type="string" calcext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09</text:p>
          </table:table-cell>
          <table:table-cell table:style-name="ce2" office:value-type="string" calcext:value-type="string">
            <text:p>[RAW] - Aluminum Block [51x 51 x 9.7mm]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37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7];[$'Inventory History'.$C$2])" office:value-type="float" office:value="-1" calcext:value-type="float">
            <text:p>-1.00</text:p>
          </table:table-cell>
          <table:table-cell table:style-name="ce2" office:value-type="string" calcext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0</text:p>
          </table:table-cell>
          <table:table-cell table:style-name="ce2" office:value-type="string" calcext:value-type="string">
            <text:p>[RAW] - Tube Brass [7/32in x 900mm]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38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8];[$'Inventory History'.$C$2])" office:value-type="float" office:value="-1040" calcext:value-type="float">
            <text:p>-1,040.00</text:p>
          </table:table-cell>
          <table:table-cell table:style-name="ce2" office:value-type="string" calcext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1</text:p>
          </table:table-cell>
          <table:table-cell table:style-name="ce2" office:value-type="string" calcext:value-type="string">
            <text:p>[RAW] - Tube Brass [5/16in x 900mm]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39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39];[$'Inventory History'.$C$2])" office:value-type="float" office:value="-950" calcext:value-type="float">
            <text:p>-950.00</text:p>
          </table:table-cell>
          <table:table-cell table:style-name="ce2" office:value-type="string" calcext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2</text:p>
          </table:table-cell>
          <table:table-cell table:style-name="ce2" office:value-type="string" calcext:value-type="string">
            <text:p>[RAW] - Tube Brass [3/8in x 900mm]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40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40];[$'Inventory History'.$C$2])" office:value-type="float" office:value="-950" calcext:value-type="float">
            <text:p>-950.00</text:p>
          </table:table-cell>
          <table:table-cell table:style-name="ce2" office:value-type="string" calcext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3</text:p>
          </table:table-cell>
          <table:table-cell table:style-name="ce2" office:value-type="string" calcext:value-type="string">
            <text:p>[RAW] - Tube Brass [1/8in x 900mm]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41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41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4</text:p>
          </table:table-cell>
          <table:table-cell table:style-name="ce2" office:value-type="string" calcext:value-type="string">
            <text:p>[RAW] - Tube Brass [3.5mm x 300mm]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8"/>
          <table:table-cell table:style-name="ce18" table:formula="of:=IF(COUNTIF([$'raw to finished items'.C$3:.C$100];&quot;=&quot;&amp;[.A242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42];[$'Inventory History'.$C$2])" office:value-type="float" office:value="0" calcext:value-type="float">
            <text:p>0.00</text:p>
          </table:table-cell>
          <table:table-cell table:style-name="ce2" office:value-type="string" calcext:value-type="string">
            <text:p>Magic Box Hobbies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5</text:p>
          </table:table-cell>
          <table:table-cell table:style-name="ce2" office:value-type="string" calcext:value-type="string">
            <text:p>[ELEC] - 2x22AWG {Small Drivers} - [65mm]</text:p>
          </table:table-cell>
          <table:table-cell table:style-name="ce15"/>
          <table:table-cell table:style-name="ce2" office:value-type="string" calcext:value-type="string">
            <text:p>assembly</text:p>
          </table:table-cell>
          <table:table-cell table:style-name="ce15" office:value-type="float" office:value="2" calcext:value-type="float">
            <text:p>2</text:p>
          </table:table-cell>
          <table:table-cell table:style-name="ce22"/>
          <table:table-cell table:style-name="ce18" table:formula="of:=IF(COUNTIF([$'raw to finished items'.C$3:.C$100];&quot;=&quot;&amp;[.A24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3];[$'Inventory History'.$C$2])" office:value-type="float" office:value="0" calcext:value-type="float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6</text:p>
          </table:table-cell>
          <table:table-cell table:style-name="ce2" office:value-type="string" calcext:value-type="string">
            <text:p>[ELEC] - 2x18AWG {Big Drivers} - [110mm]</text:p>
          </table:table-cell>
          <table:table-cell table:style-name="ce15"/>
          <table:table-cell table:style-name="ce2" office:value-type="string" calcext:value-type="string">
            <text:p>assembly</text:p>
          </table:table-cell>
          <table:table-cell table:style-name="ce15" office:value-type="float" office:value="2" calcext:value-type="float">
            <text:p>2</text:p>
          </table:table-cell>
          <table:table-cell table:style-name="ce22"/>
          <table:table-cell table:style-name="ce18" table:formula="of:=IF(COUNTIF([$'raw to finished items'.C$3:.C$100];&quot;=&quot;&amp;[.A24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4];[$'Inventory History'.$C$2])" office:value-type="float" office:value="0" calcext:value-type="float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7</text:p>
          </table:table-cell>
          <table:table-cell table:style-name="ce2" office:value-type="string" calcext:value-type="string">
            <text:p>[ELEC] - 1x22AWG {Big Drivers} - [30mm]</text:p>
          </table:table-cell>
          <table:table-cell table:style-name="ce15"/>
          <table:table-cell table:style-name="ce2" office:value-type="string" calcext:value-type="string">
            <text:p>assembly</text:p>
          </table:table-cell>
          <table:table-cell table:style-name="ce15" office:value-type="float" office:value="6" calcext:value-type="float">
            <text:p>6</text:p>
          </table:table-cell>
          <table:table-cell table:style-name="ce22"/>
          <table:table-cell table:style-name="ce18" table:formula="of:=IF(COUNTIF([$'raw to finished items'.C$3:.C$100];&quot;=&quot;&amp;[.A245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5];[$'Inventory History'.$C$2])" office:value-type="float" office:value="0" calcext:value-type="float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8</text:p>
          </table:table-cell>
          <table:table-cell table:style-name="ce2" office:value-type="string" calcext:value-type="string">
            <text:p>[MISC] - Velcro Wrap [150mm]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2"/>
          <table:table-cell table:style-name="ce18" table:formula="of:=IF(COUNTIF([$'raw to finished items'.C$3:.C$100];&quot;=&quot;&amp;[.A246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6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text:p><text:a xlink:href="https://www.aliexpress.com/item/4000916758690.html" xlink:type="simple">https://www.aliexpress.com/item/4000916758690.html</text:a></text:p>
          </table:table-cell>
          <table:table-cell table:style-name="ce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19</text:p>
          </table:table-cell>
          <table:table-cell table:style-name="ce2" office:value-type="string" calcext:value-type="string">
            <text:p>[ELEC] - PCB Panel Adapter {assembled}</text:p>
          </table:table-cell>
          <table:table-cell table:style-name="ce15"/>
          <table:table-cell table:style-name="ce2" office:value-type="string" calcext:value-type="string">
            <text:p>assembly</text:p>
          </table:table-cell>
          <table:table-cell table:style-name="ce15" office:value-type="float" office:value="3" calcext:value-type="float">
            <text:p>3</text:p>
          </table:table-cell>
          <table:table-cell table:style-name="ce22"/>
          <table:table-cell table:style-name="ce18" table:formula="of:=IF(COUNTIF([$'raw to finished items'.C$3:.C$100];&quot;=&quot;&amp;[.A247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7];[$'Inventory History'.$C$2])" office:value-type="float" office:value="0" calcext:value-type="float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0</text:p>
          </table:table-cell>
          <table:table-cell table:style-name="ce2" office:value-type="string" calcext:value-type="string">
            <text:p>[ELEC] - PCB Mega Shield {assembled}</text:p>
          </table:table-cell>
          <table:table-cell table:style-name="ce15"/>
          <table:table-cell table:style-name="ce2" office:value-type="string" calcext:value-type="string">
            <text:p>assembly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18" table:formula="of:=IF(COUNTIF([$'raw to finished items'.C$3:.C$100];&quot;=&quot;&amp;[.A24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8];[$'Inventory History'.$C$2])" office:value-type="float" office:value="0" calcext:value-type="float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36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1</text:p>
          </table:table-cell>
          <table:table-cell table:style-name="ce2" office:value-type="string" calcext:value-type="string">
            <text:p>[ELEC] - Aviation GX16-8p Cable M/O {TOOL} - [190mm]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4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4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2</text:p>
          </table:table-cell>
          <table:table-cell table:style-name="ce2" office:value-type="string" calcext:value-type="string">
            <text:p>[ELEC] - Aviation GX16-8p Cable M/O {M4-340mm &amp; M5-310mm}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50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50];[$'Inventory History'.$C$2])" office:value-type="float" office:value="6" calcext:value-type="float">
            <text:p>6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3</text:p>
          </table:table-cell>
          <table:table-cell table:style-name="ce2" office:value-type="string" calcext:value-type="string">
            <text:p>[ELEC] - Aviation GX16-8p Cable M/O {M2-370mm &amp; M3-270mm}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51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51];[$'Inventory History'.$C$2])" office:value-type="float" office:value="40" calcext:value-type="float">
            <text:p>4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4</text:p>
          </table:table-cell>
          <table:table-cell table:style-name="ce2" office:value-type="string" calcext:value-type="string">
            <text:p>[ELEC] - Aviation GX16-8p Cable M/O {M0-370mm &amp; M1-370mm}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52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52];[$'Inventory History'.$C$2])" office:value-type="float" office:value="44" calcext:value-type="float">
            <text:p>44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5</text:p>
          </table:table-cell>
          <table:table-cell table:style-name="ce2" office:value-type="string" calcext:value-type="string">
            <text:p>[ELEC] - Aviation GX16-8p Cable M/O - {Anchor PCB} [45mm x 2]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253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53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6</text:p>
          </table:table-cell>
          <table:table-cell table:style-name="ce2" office:value-type="string" calcext:value-type="string">
            <text:p>[ELEC] - Aviation GX16-8p Cable M/M {other end 4 pin dupont} - [80mm]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5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5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7</text:p>
          </table:table-cell>
          <table:table-cell table:style-name="ce2" office:value-type="string" calcext:value-type="string">
            <text:p>[RAW] - Sensor AS5147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18"/>
          <table:table-cell table:style-name="ce18" table:formula="of:=IF(COUNTIF([$'raw to finished items'.C$3:.C$100];&quot;=&quot;&amp;[.A255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55];[$'Inventory History'.$C$2])" office:value-type="float" office:value="6" calcext:value-type="float">
            <text:p>6.00</text:p>
          </table:table-cell>
          <table:table-cell table:style-name="ce28" office:value-type="string" calcext:value-type="string">
            <text:p><text:a xlink:href="https://ams.com/as5147" xlink:type="simple">https://ams.com/as5147</text:a></text:p>
          </table:table-cell>
          <table:table-cell table:style-name="ce30"/>
          <table:table-cell table:style-name="ce2" table:number-columns-repeated="5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8</text:p>
          </table:table-cell>
          <table:table-cell table:style-name="ce2" office:value-type="string" calcext:value-type="string">
            <text:p>[RAW] - Jumper 1x2pin - 2.54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3" calcext:value-type="float">
            <text:p>3</text:p>
          </table:table-cell>
          <table:table-cell table:style-name="ce18"/>
          <table:table-cell table:style-name="ce18" table:formula="of:=IF(COUNTIF([$'raw to finished items'.C$3:.C$100];&quot;=&quot;&amp;[.A256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56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office:annotation draw:style-name="gr2" draw:text-style-name="P2" svg:width="177.53pt" svg:height="42.75pt" svg:x="1021.55pt" svg:y="4059.75pt" draw:caption-point-x="-11.54pt" draw:caption-point-y="-22.99pt">
              <dc:date>2020-08-25T00:00:00</dc:date>
              <text:p text:style-name="P1">is this correct?</text:p>
              <text:p text:style-name="P1"><text:tab/>-Dan Royer</text:p>
            </office:annotation>
            <text:p><text:a xlink:href="https://leeselectronic.com/en/product/2679.html" xlink:type="simple">https://leeselectronic.com/en/product/2679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29</text:p>
          </table:table-cell>
          <table:table-cell table:style-name="ce2" office:value-type="string" calcext:value-type="string">
            <text:p>[RAW] - Header Pins {M-straight} Single Row, pitch 2.54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78" calcext:value-type="float">
            <text:p>78</text:p>
          </table:table-cell>
          <table:table-cell table:style-name="ce18" office:value-type="string" calcext:value-type="string">
            <text:p>pins</text:p>
          </table:table-cell>
          <table:table-cell table:style-name="ce18" table:formula="of:=IF(COUNTIF([$'raw to finished items'.C$3:.C$100];&quot;=&quot;&amp;[.A257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57];[$'Inventory History'.$C$2])" office:value-type="float" office:value="240" calcext:value-type="float">
            <text:p>240.00</text:p>
          </table:table-cell>
          <table:table-cell table:style-name="ce10" office:value-type="string" calcext:value-type="string">
            <text:p><text:a xlink:href="https://leeselectronic.com/en/product/21361.html" xlink:type="simple">https://leeselectronic.com/en/product/21361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0</text:p>
          </table:table-cell>
          <table:table-cell table:style-name="ce2" office:value-type="string" calcext:value-type="string">
            <text:p>[RAW] - Header Pins {M-straight} Double Row, pitch 2.54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18" calcext:value-type="float">
            <text:p>18</text:p>
          </table:table-cell>
          <table:table-cell table:style-name="ce18" office:value-type="string" calcext:value-type="string">
            <text:p>pins</text:p>
          </table:table-cell>
          <table:table-cell table:style-name="ce18" table:formula="of:=IF(COUNTIF([$'raw to finished items'.C$3:.C$100];&quot;=&quot;&amp;[.A258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58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text:p><text:a xlink:href="https://leeselectronic.com/en/product/21362.html" xlink:type="simple">https://leeselectronic.com/en/product/21362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1</text:p>
          </table:table-cell>
          <table:table-cell table:style-name="ce2" office:value-type="string" calcext:value-type="string">
            <text:p>[RAW] - Header Pins {M-right-angle} Single Row, pitch 2.54mm</text:p>
          </table:table-cell>
          <table:table-cell table:style-name="ce2"/>
          <table:table-cell table:style-name="ce2" office:value-type="string" calcext:value-type="string">
            <text:p>electrical conn</text:p>
          </table:table-cell>
          <table:table-cell table:style-name="ce2" office:value-type="float" office:value="40" calcext:value-type="float">
            <text:p>40</text:p>
          </table:table-cell>
          <table:table-cell table:style-name="ce18" office:value-type="string" calcext:value-type="string">
            <text:p>pins</text:p>
          </table:table-cell>
          <table:table-cell table:style-name="ce18" table:formula="of:=IF(COUNTIF([$'raw to finished items'.C$3:.C$100];&quot;=&quot;&amp;[.A259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59];[$'Inventory History'.$C$2])" office:value-type="float" office:value="160" calcext:value-type="float">
            <text:p>160.00</text:p>
          </table:table-cell>
          <table:table-cell table:style-name="ce10" office:value-type="string" calcext:value-type="string">
            <text:p><text:a xlink:href="https://leeselectronic.com/en/product/2149.html" xlink:type="simple">https://leeselectronic.com/en/product/2149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2</text:p>
          </table:table-cell>
          <table:table-cell table:style-name="ce2" office:value-type="string" calcext:value-type="string">
            <text:p>[RAW] - 4x22AWG Threaded Cable [Red, Black, Green &amp; Blue]</text:p>
          </table:table-cell>
          <table:table-cell table:style-name="ce2"/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mm</text:p>
          </table:table-cell>
          <table:table-cell table:style-name="ce18" table:formula="of:=IF(COUNTIF([$'raw to finished items'.C$3:.C$100];&quot;=&quot;&amp;[.A260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0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text:p><text:a xlink:href="https://leeselectronic.com/en/product/21134.html" xlink:type="simple">https://leeselectronic.com/en/product/21134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3</text:p>
          </table:table-cell>
          <table:table-cell table:style-name="ce2" office:value-type="string" calcext:value-type="string">
            <text:p>[RAW] - 2x22AWG Threaded Cable [Red &amp; Black]</text:p>
          </table:table-cell>
          <table:table-cell table:style-name="ce2"/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mm</text:p>
          </table:table-cell>
          <table:table-cell table:style-name="ce18" table:formula="of:=IF(COUNTIF([$'raw to finished items'.C$3:.C$100];&quot;=&quot;&amp;[.A261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1];[$'Inventory History'.$C$2])" office:value-type="float" office:value="30480" calcext:value-type="float">
            <text:p>30,480.00</text:p>
          </table:table-cell>
          <table:table-cell table:style-name="ce10" office:value-type="string" calcext:value-type="string">
            <text:p><text:a xlink:href="https://leeselectronic.com/en/product/22304.html" xlink:type="simple">https://leeselectronic.com/en/product/22304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4</text:p>
          </table:table-cell>
          <table:table-cell table:style-name="ce2" office:value-type="string" calcext:value-type="string">
            <text:p>[RAW] - 2x18AWG Threaded Cable [Red &amp; Black]</text:p>
          </table:table-cell>
          <table:table-cell table:style-name="ce2"/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office:annotation draw:style-name="gr2" draw:text-style-name="P2" svg:width="282.67pt" svg:height="42.75pt" svg:x="738.88pt" svg:y="4154.26pt" draw:caption-point-x="-11.54pt" draw:caption-point-y="-22.99pt">
              <dc:date>2020-08-25T00:00:00</dc:date>
              <text:p text:style-name="P1">What is the correct RAW qty?</text:p>
              <text:p text:style-name="P1"><text:tab/>-Dan Royer</text:p>
            </office:annotation>
            <text:p>1</text:p>
          </table:table-cell>
          <table:table-cell table:style-name="ce18" office:value-type="string" calcext:value-type="string">
            <text:p>mm</text:p>
          </table:table-cell>
          <table:table-cell table:style-name="ce18" table:formula="of:=IF(COUNTIF([$'raw to finished items'.C$3:.C$100];&quot;=&quot;&amp;[.A262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2];[$'Inventory History'.$C$2])" office:value-type="float" office:value="3048" calcext:value-type="float">
            <text:p>3,048.00</text:p>
          </table:table-cell>
          <table:table-cell table:style-name="ce10" office:value-type="string" calcext:value-type="string">
            <text:p><text:a xlink:href="https://leeselectronic.com/en/product/211816.html" xlink:type="simple">https://leeselectronic.com/en/product/211816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5</text:p>
          </table:table-cell>
          <table:table-cell table:style-name="ce2" office:value-type="string" calcext:value-type="string">
            <text:p>[RAW] - 1x22AWG Solid Cable [Black]</text:p>
          </table:table-cell>
          <table:table-cell table:style-name="ce2"/>
          <table:table-cell table:style-name="ce2" office:value-type="string" calcext:value-type="string">
            <text:p>electrical wire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mm</text:p>
          </table:table-cell>
          <table:table-cell table:style-name="ce18" table:formula="of:=IF(COUNTIF([$'raw to finished items'.C$3:.C$100];&quot;=&quot;&amp;[.A263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3];[$'Inventory History'.$C$2])" office:value-type="float" office:value="60960" calcext:value-type="float">
            <text:p>60,960.00</text:p>
          </table:table-cell>
          <table:table-cell table:style-name="ce10" office:value-type="string" calcext:value-type="string">
            <text:p><text:a xlink:href="https://leeselectronic.com/en/product/225060.html" xlink:type="simple">https://leeselectronic.com/en/product/225060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6</text:p>
          </table:table-cell>
          <table:table-cell table:style-name="ce2" office:value-type="string" calcext:value-type="string">
            <text:p>[ELEC] - 3x18AWG Main switch assembly</text:p>
          </table:table-cell>
          <table:table-cell table:style-name="ce2"/>
          <table:table-cell table:style-name="ce2" office:value-type="string" calcext:value-type="string">
            <text:p>assembly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64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64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7</text:p>
          </table:table-cell>
          <table:table-cell table:style-name="ce2" office:value-type="string" calcext:value-type="string">
            <text:p>[RAW] - 4x18AWG Threaded Cable [Red, Black, Green &amp; White]</text:p>
          </table:table-cell>
          <table:table-cell table:style-name="ce2"/>
          <table:table-cell table:style-name="ce2" office:value-type="string" calcext:value-type="string">
            <text:p>electrical wire</text:p>
          </table:table-cell>
          <table:table-cell table:style-name="ce2"/>
          <table:table-cell table:style-name="ce18" office:value-type="string" calcext:value-type="string">
            <text:p>mm</text:p>
          </table:table-cell>
          <table:table-cell table:style-name="ce18" table:formula="of:=IF(COUNTIF([$'raw to finished items'.C$3:.C$100];&quot;=&quot;&amp;[.A265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5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text:p><text:a xlink:href="https://leeselectronic.com/en/product/211824.html" xlink:type="simple">https://leeselectronic.com/en/product/211824.html</text:a></text:p>
          </table:table-cell>
          <table:table-cell table:style-name="ce2" table:number-columns-repeated="4"/>
          <table:table-cell table:style-name="ce31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8</text:p>
          </table:table-cell>
          <table:table-cell table:style-name="ce2" office:value-type="string" calcext:value-type="string">
            <text:p>[RAW] - Wood Sheet Birch Ply [0.125"x24"x24"]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66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6];[$'Inventory History'.$C$2])" office:value-type="float" office:value="11" calcext:value-type="float">
            <text:p>11.00</text:p>
          </table:table-cell>
          <table:table-cell table:style-name="ce2" office:value-type="string" calcext:value-type="string">
            <text:p>Windsor Ply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39</text:p>
          </table:table-cell>
          <table:table-cell table:style-name="ce2" office:value-type="string" calcext:value-type="string">
            <text:p>[RAW] - 6-pin Jumper Wire F/F - Brown to Blue [210mm]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pins</text:p>
          </table:table-cell>
          <table:table-cell table:style-name="ce18" table:formula="of:=IF(COUNTIF([$'raw to finished items'.C$3:.C$100];&quot;=&quot;&amp;[.A267])&gt;0;&quot;TRUE&quot;;&quot;FALSE&quot;)" office:value-type="string" office:string-value="TRUE" calcext:value-type="string">
            <text:p>TRUE</text:p>
          </table:table-cell>
          <table:table-cell table:style-name="ce24" table:formula="of:=SUMIF([$'Inventory History'.$B$2:.$B$283];[.$A267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40</text:p>
          </table:table-cell>
          <table:table-cell table:style-name="ce2" office:value-type="string" calcext:value-type="string">
            <text:p>[RAW] - 3d printer filament, yellow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kg</text:p>
          </table:table-cell>
          <table:table-cell table:style-name="ce18" table:formula="of:=IF(COUNTIF([$'raw to finished items'.C$3:.C$100];&quot;=&quot;&amp;[.A268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68];[$'Inventory History'.$C$2])" office:value-type="float" office:value="0" calcext:value-type="float">
            <text:p>0.00</text:p>
          </table:table-cell>
          <table:table-cell table:style-name="ce10" office:value-type="string" calcext:value-type="string">
            <text:p><text:a xlink:href="https://www.amazon.ca/1-75mm-Yellow-PLA-Printer-Filament/dp/B01CX9MOK4/ref=sr_1_5?dchild=1&amp;keywords=yellow+pla&amp;qid=1591383012&amp;sr=8-5" xlink:type="simple">https://www.amazon.ca/1-75mm-Yellow-PLA-Printer-Filament/dp/B01CX9MOK4/ref=sr_1_5?dchild=1&amp;keywords=yellow+pla&amp;qid=1591383012&amp;sr=8-5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 calcext:value-type="string">
            <text:p>Sixi2-341</text:p>
          </table:table-cell>
          <table:table-cell table:style-name="ce7" office:value-type="string" calcext:value-type="string">
            <text:p>[3D] - Hand DIN EN ISO 9409-1-50-4-M6 v11</text:p>
          </table:table-cell>
          <table:table-cell table:style-name="ce2"/>
          <table:table-cell table:style-name="ce2" office:value-type="string" calcext:value-type="string">
            <text:p>3d printed</text:p>
          </table:table-cell>
          <table:table-cell table:style-name="ce2" office:value-type="float" office:value="1" calcext:value-type="float">
            <text:p>1</text:p>
          </table:table-cell>
          <table:table-cell table:style-name="ce18"/>
          <table:table-cell table:style-name="ce18" table:formula="of:=IF(COUNTIF([$'raw to finished items'.C$3:.C$100];&quot;=&quot;&amp;[.A269])&gt;0;&quot;TRUE&quot;;&quot;FALSE&quot;)" office:value-type="string" office:string-value="FALSE" calcext:value-type="string">
            <text:p>FALSE</text:p>
          </table:table-cell>
          <table:table-cell table:style-name="ce24" table:formula="of:=SUMIF([$'Inventory History'.$B$2:.$B$283];[.$A269];[$'Inventory History'.$C$2])" office:value-type="float" office:value="0" calcext:value-type="float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 table:number-rows-repeated="672">
          <table:table-cell table:style-name="ce2" table:number-columns-repeated="5"/>
          <table:table-cell table:style-name="ce18" table:number-columns-repeated="2"/>
          <table:table-cell table:style-name="ce26"/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3" table:number-rows-repeated="104763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04EF3F70_860B_49E9_9DDE_BB69B259A453_.wvu.FilterData" table:base-cell-address="$'All SKUs'.$A$1" table:cell-range-address="$'All SKUs'.$C$1:.$AA$441"/>
          <table:named-range table:name="Z_0BB0DE95_D7ED_4B73_8E12_839398192948_.wvu.FilterData" table:base-cell-address="$'All SKUs'.$A$1" table:cell-range-address="$'All SKUs'.$C$2:.$C$941"/>
          <table:named-range table:name="Z_1B0B664E_A615_4078_BCBA_9B51451DE027_.wvu.FilterData" table:base-cell-address="$'All SKUs'.$A$1" table:cell-range-address="$'All SKUs'.$C$1:.$Q$249"/>
          <table:named-range table:name="Z_D838E626_8133_403D_8DCA_13EB13BEE5E9_.wvu.FilterData" table:base-cell-address="$'All SKUs'.$A$1" table:cell-range-address="$'All SKUs'.$P$1:.$Q$941"/>
          <table:named-range table:name="Z_E08FDFF1_2101_4748_8A85_7108B6D520EF_.wvu.FilterData" table:base-cell-address="$'All SKUs'.$A$1" table:cell-range-address="$'All SKUs'.$C$1:.$Q$249"/>
        </table:named-expressions>
        <calcext:conditional-formats>
          <calcext:conditional-format calcext:target-range-address="'All SKUs'.H2:'All SKUs'.H269">
            <calcext:condition calcext:apply-style-name="ConditionalStyle_1" calcext:value="formula-is(AND(([.H2]&gt;=[.E2]);([.G2]=&quot;FALSE&quot;)))" calcext:base-cell-address="'All SKUs'.H2"/>
          </calcext:conditional-format>
          <calcext:conditional-format calcext:target-range-address="'All SKUs'.H2:'All SKUs'.H269">
            <calcext:condition calcext:apply-style-name="ConditionalStyle_2" calcext:value="formula-is(AND(([.H2]&lt;[.E2]);([.G2]=&quot;FALSE&quot;)))" calcext:base-cell-address="'All SKUs'.H2"/>
          </calcext:conditional-format>
          <calcext:conditional-format calcext:target-range-address="'All SKUs'.I231:'All SKUs'.I231">
            <calcext:condition calcext:apply-style-name="ConditionalStyle_3" calcext:value="formula-is(LEN(TRIM([.I231]))&gt;0)" calcext:base-cell-address="'All SKUs'.I231"/>
          </calcext:conditional-format>
        </calcext:conditional-formats>
      </table:table>
      <table:table table:name="Sheet14" table:style-name="ta2"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number-columns-repeated="1007" table:default-cell-style-name="Default"/>
        <table:table-row table:style-name="ro4">
          <table:table-cell table:style-name="ce38" office:value-type="string" calcext:value-type="string">
            <text:p>Product/Service Name</text:p>
          </table:table-cell>
          <table:table-cell table:style-name="ce38" office:value-type="string" calcext:value-type="string">
            <text:p>Sales Description</text:p>
          </table:table-cell>
          <table:table-cell table:style-name="ce38" office:value-type="string" calcext:value-type="string">
            <text:p>SKU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Sales Price / Rate</text:p>
          </table:table-cell>
          <table:table-cell table:style-name="ce38" office:value-type="string" calcext:value-type="string">
            <text:p>Tax on Sales</text:p>
          </table:table-cell>
          <table:table-cell table:style-name="ce38" office:value-type="string" calcext:value-type="string">
            <text:p>Price / Rate Includes Tax</text:p>
          </table:table-cell>
          <table:table-cell table:style-name="ce38" office:value-type="string" calcext:value-type="string">
            <text:p>Income Account</text:p>
          </table:table-cell>
          <table:table-cell table:style-name="ce38" office:value-type="string" calcext:value-type="string">
            <text:p>Purchase Description</text:p>
          </table:table-cell>
          <table:table-cell table:style-name="ce38" office:value-type="string" calcext:value-type="string">
            <text:p>Purchase Cost</text:p>
          </table:table-cell>
          <table:table-cell table:style-name="ce38" office:value-type="string" calcext:value-type="string">
            <text:p>Tax on Purchases</text:p>
          </table:table-cell>
          <table:table-cell table:style-name="ce38" office:value-type="string" calcext:value-type="string">
            <text:p>Purchase Cost Includes Tax</text:p>
          </table:table-cell>
          <table:table-cell table:style-name="ce38" office:value-type="string" calcext:value-type="string">
            <text:p>Expense Account</text:p>
          </table:table-cell>
          <table:table-cell table:style-name="ce38" office:value-type="string" calcext:value-type="string">
            <text:p>Quantity on Hand</text:p>
          </table:table-cell>
          <table:table-cell table:style-name="ce38" office:value-type="string" calcext:value-type="string">
            <text:p>Reorder Point</text:p>
          </table:table-cell>
          <table:table-cell table:style-name="ce38" office:value-type="string" calcext:value-type="string">
            <text:p>Inventory Asset Account</text:p>
          </table:table-cell>
          <table:table-cell table:style-name="ce38" office:value-type="string" calcext:value-type="string">
            <text:p>Quantity as-of Date</text:p>
          </table:table-cell>
          <table:table-cell table:style-name="ce43" table:number-columns-repeated="9"/>
          <table:table-cell table:number-columns-repeated="998"/>
        </table:table-row>
        <table:table-row table:style-name="ro5">
          <table:table-cell table:style-name="ce2" office:value-type="string" calcext:value-type="string">
            <text:p>Standoff m4x6x20 95947A056</text:p>
          </table:table-cell>
          <table:table-cell table:style-name="ce2"/>
          <table:table-cell table:style-name="ce2" office:value-type="string" calcext:value-type="string">
            <text:p>Sixi2-001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2" calcext:value-type="float">
            <text:p>12.00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tandoff m3x4.5x12 95947A008</text:p>
          </table:table-cell>
          <table:table-cell table:style-name="ce2"/>
          <table:table-cell table:style-name="ce2" office:value-type="string" calcext:value-type="string">
            <text:p>Sixi2-002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39" table:number-columns-repeated="3"/>
          <table:table-cell table:style-name="ce41"/>
          <table:table-cell table:style-name="ce42" office:value-type="float" office:value="33" calcext:value-type="float">
            <text:p>33.00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tandoff #4-40x7 M-F 93505A101</text:p>
          </table:table-cell>
          <table:table-cell table:style-name="ce2"/>
          <table:table-cell table:style-name="ce2" office:value-type="string" calcext:value-type="string">
            <text:p>Sixi2-003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mcmaster.com/93505A101</text:p>
          </table:table-cell>
          <table:table-cell table:style-name="ce39" table:number-columns-repeated="3"/>
          <table:table-cell table:style-name="ce3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et Screw m3x4 flatEnd 92605A098</text:p>
          </table:table-cell>
          <table:table-cell table:style-name="ce2"/>
          <table:table-cell table:style-name="ce2" office:value-type="string" calcext:value-type="string">
            <text:p>Sixi2-005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aliexpress.com/item/32864937826.html?spm=a2g0o.productlist.0.0.38357a14ipc6pP&amp;algo_pvid=107abc7a-9704-4cff-af62-f67f1c99c28a&amp;algo_expid=107abc7a-9704-4cff-af62-f67f1c99c28a-4&amp;btsid=e9f3bcdc-042d-4f1d-8293-e0441b6bfa59&amp;ws_ab_test=searchweb0_0,searchweb201602_2,searchweb201603_52</text:p>
          </table:table-cell>
          <table:table-cell table:style-name="ce39" table:number-columns-repeated="3"/>
          <table:table-cell table:style-name="ce41"/>
          <table:table-cell table:style-name="ce42" office:value-type="float" office:value="53" calcext:value-type="float">
            <text:p>53.00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5x20 socket head cap 90128A248</text:p>
          </table:table-cell>
          <table:table-cell table:style-name="ce2"/>
          <table:table-cell table:style-name="ce2" office:value-type="string" calcext:value-type="string">
            <text:p>Sixi2-009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mcmaster.com/90128a248</text:p>
          </table:table-cell>
          <table:table-cell table:style-name="ce39" table:number-columns-repeated="3"/>
          <table:table-cell table:style-name="ce41"/>
          <table:table-cell table:style-name="ce42" office:value-type="float" office:value="37" calcext:value-type="float">
            <text:p>37.00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4x45 socket head cap partially threaded 91292A133</text:p>
          </table:table-cell>
          <table:table-cell table:style-name="ce2"/>
          <table:table-cell table:style-name="ce2" office:value-type="string" calcext:value-type="string">
            <text:p>Sixi2-012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mcmaster.com/91292A133</text:p>
          </table:table-cell>
          <table:table-cell table:style-name="ce39" table:number-columns-repeated="3"/>
          <table:table-cell table:style-name="ce3"/>
          <table:table-cell table:style-name="ce42" office:value-type="float" office:value="104" calcext:value-type="float">
            <text:p>104.00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4x25 socket head 91292A122</text:p>
          </table:table-cell>
          <table:table-cell table:style-name="ce2"/>
          <table:table-cell table:style-name="ce2" office:value-type="string" calcext:value-type="string">
            <text:p>Sixi2-0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22</text:p>
          </table:table-cell>
          <table:table-cell table:style-name="ce3" table:number-columns-repeated="4"/>
          <table:table-cell table:style-name="ce42" office:value-type="float" office:value="86" calcext:value-type="float">
            <text:p>86.0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4x14 socket head cap 91292A038</text:p>
          </table:table-cell>
          <table:table-cell table:style-name="ce2"/>
          <table:table-cell table:style-name="ce2" office:value-type="string" calcext:value-type="string">
            <text:p>Sixi2-01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38</text:p>
          </table:table-cell>
          <table:table-cell table:style-name="ce3" table:number-columns-repeated="4"/>
          <table:table-cell table:style-name="ce42" office:value-type="float" office:value="80" calcext:value-type="float">
            <text:p>8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8 socket head cap 91292A112</text:p>
          </table:table-cell>
          <table:table-cell table:style-name="ce2"/>
          <table:table-cell table:style-name="ce2" office:value-type="string" calcext:value-type="string">
            <text:p>Sixi2-01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2</text:p>
          </table:table-cell>
          <table:table-cell table:style-name="ce3" table:number-columns-repeated="4"/>
          <table:table-cell table:style-name="ce42" office:value-type="float" office:value="124" calcext:value-type="float">
            <text:p>124.00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5 socket head cap 91292A110</text:p>
          </table:table-cell>
          <table:table-cell table:style-name="ce2"/>
          <table:table-cell table:style-name="ce2" office:value-type="string" calcext:value-type="string">
            <text:p>Sixi2-0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0</text:p>
          </table:table-cell>
          <table:table-cell table:style-name="ce3" table:number-columns-repeated="4"/>
          <table:table-cell table:style-name="ce42" office:value-type="float" office:value="107" calcext:value-type="float">
            <text:p>107.00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45 socket head cap partially threaded 91290A079</text:p>
          </table:table-cell>
          <table:table-cell table:style-name="ce2"/>
          <table:table-cell table:style-name="ce2" office:value-type="string" calcext:value-type="string">
            <text:p>Sixi2-0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0a079</text:p>
          </table:table-cell>
          <table:table-cell table:style-name="ce3" table:number-columns-repeated="4"/>
          <table:table-cell table:style-name="ce42" office:value-type="float" office:value="121" calcext:value-type="float">
            <text:p>121.00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35 socket head cap partially threaded 91292A033</text:p>
          </table:table-cell>
          <table:table-cell table:style-name="ce2"/>
          <table:table-cell table:style-name="ce2" office:value-type="string" calcext:value-type="string">
            <text:p>Sixi2-0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33</text:p>
          </table:table-cell>
          <table:table-cell table:style-name="ce3" table:number-columns-repeated="4"/>
          <table:table-cell table:style-name="ce42" office:value-type="float" office:value="27" calcext:value-type="float">
            <text:p>27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30 socket head cap partially threaded 91292A022</text:p>
          </table:table-cell>
          <table:table-cell table:style-name="ce2"/>
          <table:table-cell table:style-name="ce2" office:value-type="string" calcext:value-type="string">
            <text:p>Sixi2-03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22</text:p>
          </table:table-cell>
          <table:table-cell table:style-name="ce3" table:number-columns-repeated="4"/>
          <table:table-cell table:style-name="ce42" office:value-type="float" office:value="15" calcext:value-type="float">
            <text:p>15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25 socket head cap partially threaded 91292A020</text:p>
          </table:table-cell>
          <table:table-cell table:style-name="ce2"/>
          <table:table-cell table:style-name="ce2" office:value-type="string" calcext:value-type="string">
            <text:p>Sixi2-03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20</text:p>
          </table:table-cell>
          <table:table-cell table:style-name="ce3" table:number-columns-repeated="4"/>
          <table:table-cell table:style-name="ce42" office:value-type="float" office:value="169" calcext:value-type="float">
            <text:p>169.00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20 socket head cap 91290A123</text:p>
          </table:table-cell>
          <table:table-cell table:style-name="ce2"/>
          <table:table-cell table:style-name="ce2" office:value-type="string" calcext:value-type="string">
            <text:p>Sixi2-0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23</text:p>
          </table:table-cell>
          <table:table-cell table:style-name="ce3" table:number-columns-repeated="4"/>
          <table:table-cell table:style-name="ce42" office:value-type="float" office:value="70" calcext:value-type="float">
            <text:p>70.0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16 socket head cap 91292A115</text:p>
          </table:table-cell>
          <table:table-cell table:style-name="ce2"/>
          <table:table-cell table:style-name="ce2" office:value-type="string" calcext:value-type="string">
            <text:p>Sixi2-0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5</text:p>
          </table:table-cell>
          <table:table-cell table:style-name="ce3" table:number-columns-repeated="4"/>
          <table:table-cell table:style-name="ce42" office:value-type="float" office:value="144" calcext:value-type="float">
            <text:p>144.0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10 socket head cap 91292A113</text:p>
          </table:table-cell>
          <table:table-cell table:style-name="ce2"/>
          <table:table-cell table:style-name="ce2" office:value-type="string" calcext:value-type="string">
            <text:p>Sixi2-04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3</text:p>
          </table:table-cell>
          <table:table-cell table:style-name="ce3" table:number-columns-repeated="4"/>
          <table:table-cell table:style-name="ce42" office:value-type="float" office:value="106" calcext:value-type="float">
            <text:p>106.00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2x6 socket head cap 91292A831</text:p>
          </table:table-cell>
          <table:table-cell table:style-name="ce2"/>
          <table:table-cell table:style-name="ce2" office:value-type="string" calcext:value-type="string">
            <text:p>Sixi2-04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831</text:p>
          </table:table-cell>
          <table:table-cell table:style-name="ce3" table:number-columns-repeated="4"/>
          <table:table-cell table:style-name="ce42" office:value-type="float" office:value="200" calcext:value-type="float">
            <text:p>200.00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2x12 socket head cap 91292A834</text:p>
          </table:table-cell>
          <table:table-cell table:style-name="ce2"/>
          <table:table-cell table:style-name="ce2" office:value-type="string" calcext:value-type="string">
            <text:p>Sixi2-05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834</text:p>
          </table:table-cell>
          <table:table-cell table:style-name="ce3" table:number-columns-repeated="4"/>
          <table:table-cell table:style-name="ce42" office:value-type="float" office:value="52" calcext:value-type="float">
            <text:p>52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5 nylock 90576A104</text:p>
          </table:table-cell>
          <table:table-cell table:style-name="ce2"/>
          <table:table-cell table:style-name="ce2" office:value-type="string" calcext:value-type="string">
            <text:p>Sixi2-05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76a104</text:p>
          </table:table-cell>
          <table:table-cell table:style-name="ce3" table:number-columns-repeated="4"/>
          <table:table-cell table:style-name="ce42" office:value-type="float" office:value="11" calcext:value-type="float">
            <text:p>11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5 hex 90592A095</text:p>
          </table:table-cell>
          <table:table-cell table:style-name="ce2"/>
          <table:table-cell table:style-name="ce2" office:value-type="string" calcext:value-type="string">
            <text:p>Sixi2-05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95</text:p>
          </table:table-cell>
          <table:table-cell table:style-name="ce3" table:number-columns-repeated="4"/>
          <table:table-cell table:style-name="ce42" office:value-type="float" office:value="128" calcext:value-type="float">
            <text:p>128.00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4 nylock 90576A103</text:p>
          </table:table-cell>
          <table:table-cell table:style-name="ce2"/>
          <table:table-cell table:style-name="ce2" office:value-type="string" calcext:value-type="string">
            <text:p>Sixi2-05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76a103</text:p>
          </table:table-cell>
          <table:table-cell table:style-name="ce3" table:number-columns-repeated="4"/>
          <table:table-cell table:style-name="ce42" office:value-type="float" office:value="68" calcext:value-type="float">
            <text:p>68.00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4 hex 90592A090</text:p>
          </table:table-cell>
          <table:table-cell table:style-name="ce2"/>
          <table:table-cell table:style-name="ce3" office:value-type="string" calcext:value-type="string">
            <text:p>Sixi2-06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90</text:p>
          </table:table-cell>
          <table:table-cell table:style-name="ce3" table:number-columns-repeated="4"/>
          <table:table-cell table:style-name="ce42" office:value-type="float" office:value="112" calcext:value-type="float">
            <text:p>112.00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3 square DIN 562</text:p>
          </table:table-cell>
          <table:table-cell table:style-name="ce2"/>
          <table:table-cell table:style-name="ce2" office:value-type="string" calcext:value-type="string">
            <text:p>Sixi2-06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75607040.html?spm=a2g0o.productlist.0.0.81e3486dhuidRx&amp;algo_pvid=f07ae026-a8fd-4ebe-8a04-016b07ecd413&amp;algo_expid=f07ae026-a8fd-4ebe-8a04-016b07ecd413-1&amp;btsid=e3b988d7-c2ae-4548-b23a-36b06e184e5e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355" calcext:value-type="float">
            <text:p>355.00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3 nylock 90576A102</text:p>
          </table:table-cell>
          <table:table-cell table:style-name="ce2"/>
          <table:table-cell table:style-name="ce2" office:value-type="string" calcext:value-type="string">
            <text:p>Sixi2-06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76a102</text:p>
          </table:table-cell>
          <table:table-cell table:style-name="ce3" table:number-columns-repeated="4"/>
          <table:table-cell table:style-name="ce42" office:value-type="float" office:value="3046" calcext:value-type="float">
            <text:p>3,046.00</text:p>
          </table:table-cell>
          <table:table-cell table:style-name="ce2" office:value-type="float" office:value="116" calcext:value-type="float">
            <text:p>11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3 hex 90592A085</text:p>
          </table:table-cell>
          <table:table-cell table:style-name="ce2"/>
          <table:table-cell table:style-name="ce2" office:value-type="string" calcext:value-type="string">
            <text:p>Sixi2-07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85</text:p>
          </table:table-cell>
          <table:table-cell table:style-name="ce3" table:number-columns-repeated="4"/>
          <table:table-cell table:style-name="ce42" office:value-type="float" office:value="198" calcext:value-type="float">
            <text:p>198.00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2 hex 90592A075</text:p>
          </table:table-cell>
          <table:table-cell table:style-name="ce2"/>
          <table:table-cell table:style-name="ce2" office:value-type="string" calcext:value-type="string">
            <text:p>Sixi2-07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75</text:p>
          </table:table-cell>
          <table:table-cell table:style-name="ce3" table:number-columns-repeated="4"/>
          <table:table-cell table:style-name="ce42" office:value-type="float" office:value="18" calcext:value-type="float">
            <text:p>18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24 100mm</text:p>
          </table:table-cell>
          <table:table-cell table:style-name="ce2"/>
          <table:table-cell table:style-name="ce2" office:value-type="string" calcext:value-type="string">
            <text:p>Sixi2-07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24-stepper-motor/dual-shaft-nema-24-stepper-motor-42a-4nm-566-ozin-60x60x100mm-4-wires-24hs39-4204d.html?mfp=148-bipolar-unipolar%5BBipolar%5D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23 56mm</text:p>
          </table:table-cell>
          <table:table-cell table:style-name="ce2"/>
          <table:table-cell table:style-name="ce2" office:value-type="string" calcext:value-type="string">
            <text:p>Sixi2-08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23-stepper-motor/e-series-nema-23-stepper-motor-bipolar-1-8deg-4-8-nm-679-87oz-in-6-0a-86x86x80mm-4-wires.html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17 48mm</text:p>
          </table:table-cell>
          <table:table-cell table:style-name="ce2"/>
          <table:table-cell table:style-name="ce2" office:value-type="string" calcext:value-type="string">
            <text:p>Sixi2-08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17-stepper-motor/nema-17-bipolar-59ncm-84oz-in-2a-42x48mm-4-wires-w-1m-cable-and-connector.html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17 39mm</text:p>
          </table:table-cell>
          <table:table-cell table:style-name="ce2"/>
          <table:table-cell table:style-name="ce2" office:value-type="string" calcext:value-type="string">
            <text:p>Sixi2-08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17-stepper-motor/nema-17-bipolar-45ncm-63-74oz-in-1-5a-42x42x39mm-4-wires-w-1m-cable-and-connector.html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ABS Junction Box [380x260x105mm] (sold as 15"x10.2"x4.13")</text:p>
          </table:table-cell>
          <table:table-cell table:style-name="ce2"/>
          <table:table-cell table:style-name="ce2" office:value-type="string" calcext:value-type="string">
            <text:p>Sixi2-08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mazon.ca/LeMotech-Waterproof-Dustproof-Universal-Enclosure/dp/B075WZZZ49?ref_=Oct_MWishedForC_3111741011_1&amp;pf_rd_r=ZTX5AY2CFVPS2T380EY0&amp;pf_rd_p=83a33576-d4ae-56ae-9318-bd94c9908e5f&amp;pf_rd_s=merchandised-search-6&amp;pf_rd_t=101&amp;pf_rd_i=3111741011&amp;pf_rd_m=A3DWYIK6Y9EEQB&amp;th=1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flanged MF83 [3x8x3mm]</text:p>
          </table:table-cell>
          <table:table-cell table:style-name="ce2"/>
          <table:table-cell table:style-name="ce2" office:value-type="string" calcext:value-type="string">
            <text:p>Sixi2-08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813 [65x85x10mm]</text:p>
          </table:table-cell>
          <table:table-cell table:style-name="ce2"/>
          <table:table-cell table:style-name="ce3" office:value-type="string" calcext:value-type="string">
            <text:p>Sixi2-08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809 [45x58x7mm]</text:p>
          </table:table-cell>
          <table:table-cell table:style-name="ce2"/>
          <table:table-cell table:style-name="ce2" office:value-type="string" calcext:value-type="string">
            <text:p>Sixi2-08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8 [40x50x6mm]</text:p>
          </table:table-cell>
          <table:table-cell table:style-name="ce2"/>
          <table:table-cell table:style-name="ce2" office:value-type="string" calcext:value-type="string">
            <text:p>Sixi2-08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6 [30x37x4mm]</text:p>
          </table:table-cell>
          <table:table-cell table:style-name="ce2"/>
          <table:table-cell table:style-name="ce3" office:value-type="string" calcext:value-type="string">
            <text:p>Sixi2-09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3" calcext:value-type="float">
            <text:p>13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2 [15x21x4mm]</text:p>
          </table:table-cell>
          <table:table-cell table:style-name="ce2"/>
          <table:table-cell table:style-name="ce2" office:value-type="string" calcext:value-type="string">
            <text:p>Sixi2-09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3" calcext:value-type="float">
            <text:p>13.00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1 [12x18x4mm]</text:p>
          </table:table-cell>
          <table:table-cell table:style-name="ce2"/>
          <table:table-cell table:style-name="ce2" office:value-type="string" calcext:value-type="string">
            <text:p>Sixi2-09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40" calcext:value-type="float">
            <text:p>40.00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upont Housing 7pin</text:p>
          </table:table-cell>
          <table:table-cell table:style-name="ce2"/>
          <table:table-cell table:style-name="ce2" office:value-type="string" calcext:value-type="string">
            <text:p>Sixi2-09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3035707563.html?spm=a2g0o.cart.0.0.6c9f3c00vk0l6Z&amp;mp=1</text:p>
          </table:table-cell>
          <table:table-cell table:style-name="ce3" table:number-columns-repeated="4"/>
          <table:table-cell table:style-name="ce42" office:value-type="float" office:value="36" calcext:value-type="float">
            <text:p>36.00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40-pin Ribbon Cable pitch 1.27 {4 sets of 10 pin} - [3000mm]</text:p>
          </table:table-cell>
          <table:table-cell table:style-name="ce2"/>
          <table:table-cell table:style-name="ce3" office:value-type="string" calcext:value-type="string">
            <text:p>Sixi2-10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007978134.html?spm=a2g0o.productlist.0.0.231f448bgFgCgG&amp;algo_pvid=a6425c60-8f17-4dd2-a1ad-67cee8eea36e&amp;algo_expid=a6425c60-8f17-4dd2-a1ad-67cee8eea36e-0&amp;btsid=25c1286d-10c1-482a-a6ab-98ec2b19e4df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Timing Belt GT2-6 [400mm]</text:p>
          </table:table-cell>
          <table:table-cell table:style-name="ce2"/>
          <table:table-cell table:style-name="ce2" office:value-type="string" calcext:value-type="string">
            <text:p>Sixi2-10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1858498241.html?spm=2114.12010612.8148356.27.54897861M6BUJx</text:p>
          </table:table-cell>
          <table:table-cell table:style-name="ce3" table:number-columns-repeated="4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Timing Belt GT2-6 [336mm]</text:p>
          </table:table-cell>
          <table:table-cell table:style-name="ce2"/>
          <table:table-cell table:style-name="ce2" office:value-type="string" calcext:value-type="string">
            <text:p>Sixi2-10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1858543592.html?spm=2114.12010612.8148356.31.54897861M6BUJx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Timing Belt GT2-6 [160mm]</text:p>
          </table:table-cell>
          <table:table-cell table:style-name="ce2"/>
          <table:table-cell table:style-name="ce2" office:value-type="string" calcext:value-type="string">
            <text:p>Sixi2-10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034068206.html?spm=2114.12010612.8148356.33.54897861M6BUJx</text:p>
          </table:table-cell>
          <table:table-cell table:style-name="ce3" table:number-columns-repeated="4"/>
          <table:table-cell table:style-name="ce42" office:value-type="float" office:value="14" calcext:value-type="float">
            <text:p>14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Braided Cable Sleeve (16mm dia) [900mm]</text:p>
          </table:table-cell>
          <table:table-cell table:style-name="ce2"/>
          <table:table-cell table:style-name="ce2" office:value-type="string" calcext:value-type="string">
            <text:p>Sixi2-10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279970497.html?spm=a2g0o.productlist.0.0.5eb935dd0TdEjG&amp;algo_pvid=7b137aa5-9611-4bfc-8eac-da407e342538&amp;algo_expid=7b137aa5-9611-4bfc-8eac-da407e342538-4&amp;btsid=0be3746c15908824968792101eae18&amp;ws_ab_test=searchweb0_0,searchweb201602_,searchweb201603_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ECH] - GT2 Pulley 20t-5mm</text:p>
          </table:table-cell>
          <table:table-cell table:style-name="ce2"/>
          <table:table-cell table:style-name="ce2" office:value-type="string" calcext:value-type="string">
            <text:p>Sixi2-10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52674549.html?spm=a2g0o.productlist.0.0.51163142xcKqjq&amp;algo_pvid=56183969-fbf3-441a-97a1-500e05f5e560&amp;algo_expid=56183969-fbf3-441a-97a1-500e05f5e560-5&amp;btsid=0ab6fab215909502046742856e7412&amp;ws_ab_test=searchweb0_0,searchweb201602_,searchweb201603_</text:p>
          </table:table-cell>
          <table:table-cell table:style-name="ce3" table:number-columns-repeated="4"/>
          <table:table-cell table:style-name="ce42" office:value-type="float" office:value="30" calcext:value-type="float">
            <text:p>3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PSU Mounting Plate - {Acrylic}</text:p>
          </table:table-cell>
          <table:table-cell table:style-name="ce2"/>
          <table:table-cell table:style-name="ce2" office:value-type="string" calcext:value-type="string">
            <text:p>Sixi2-10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PicassoCoverPlate - {Acrylic}</text:p>
          </table:table-cell>
          <table:table-cell table:style-name="ce2"/>
          <table:table-cell table:style-name="ce2" office:value-type="string" calcext:value-type="string">
            <text:p>Sixi2-10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MountingBoard [250mmx300mm]</text:p>
          </table:table-cell>
          <table:table-cell table:style-name="ce2"/>
          <table:table-cell table:style-name="ce2" office:value-type="string" calcext:value-type="string">
            <text:p>Sixi2-10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ForkSensSide - {Acrylic}</text:p>
          </table:table-cell>
          <table:table-cell table:style-name="ce2"/>
          <table:table-cell table:style-name="ce2" office:value-type="string" calcext:value-type="string">
            <text:p>Sixi2-11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ForkGBSide - {Acrylic}</text:p>
          </table:table-cell>
          <table:table-cell table:style-name="ce2"/>
          <table:table-cell table:style-name="ce2" office:value-type="string" calcext:value-type="string">
            <text:p>Sixi2-11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ensor AS5147 {straight header pins on label side}</text:p>
          </table:table-cell>
          <table:table-cell table:style-name="ce2"/>
          <table:table-cell table:style-name="ce2" office:value-type="string" calcext:value-type="string">
            <text:p>Sixi2-11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ensor AS5147 {right-angle header pins on label side}</text:p>
          </table:table-cell>
          <table:table-cell table:style-name="ce2"/>
          <table:table-cell table:style-name="ce2" office:value-type="string" calcext:value-type="string">
            <text:p>Sixi2-11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ensor AS5147 {right-angle header pins on chip side}</text:p>
          </table:table-cell>
          <table:table-cell table:style-name="ce2"/>
          <table:table-cell table:style-name="ce2" office:value-type="string" calcext:value-type="string">
            <text:p>Sixi2-1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4P-3.5mm</text:p>
          </table:table-cell>
          <table:table-cell table:style-name="ce2"/>
          <table:table-cell table:style-name="ce2" office:value-type="string" calcext:value-type="string">
            <text:p>Sixi2-11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81258851.html?spm=a2g0o.productlist.0.0.63a9e395DTnaam&amp;algo_pvid=d6a7805b-a6b2-4dd1-a81c-090db14f0c6e&amp;algo_expid=d6a7805b-a6b2-4dd1-a81c-090db14f0c6e-0&amp;btsid=d8403c24-01f1-4541-a7a4-154a4623c30e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40" calcext:value-type="float">
            <text:p>4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8p-2.54mm</text:p>
          </table:table-cell>
          <table:table-cell table:style-name="ce2"/>
          <table:table-cell table:style-name="ce2" office:value-type="string" calcext:value-type="string">
            <text:p>Sixi2-11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8" office:value-type="string" calcext:value-type="string">
            <text:p><text:a xlink:href="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" xlink:type="simple"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4p-2.54mm</text:p>
          </table:table-cell>
          <table:table-cell table:style-name="ce2"/>
          <table:table-cell table:style-name="ce2" office:value-type="string" calcext:value-type="string">
            <text:p>Sixi2-1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2P-5mm</text:p>
          </table:table-cell>
          <table:table-cell table:style-name="ce2"/>
          <table:table-cell table:style-name="ce2" office:value-type="string" calcext:value-type="string">
            <text:p>Sixi2-12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799616010.html?spm=a2g0o.productlist.0.0.18e96e655O2z71&amp;algo_pvid=9c8bf561-9935-4ad5-9f7c-bfad9b3f587b&amp;algo_expid=9c8bf561-9935-4ad5-9f7c-bfad9b3f587b-0&amp;btsid=872e0478-b155-4313-86b8-7fdba6da5038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0" calcext:value-type="float">
            <text:p>2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ROCKER SWITCH W/ IEC SOCKET &amp; FUSE HOLDER (SCREW)</text:p>
          </table:table-cell>
          <table:table-cell table:style-name="ce2"/>
          <table:table-cell table:style-name="ce2" office:value-type="string" calcext:value-type="string">
            <text:p>Sixi2-12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57627591.html?spm=a2g0o.productlist.0.0.4afa4974ZRXeRR&amp;algo_pvid=98b09566-d4fe-4bbc-b9fc-1ef75f7f5746&amp;algo_expid=98b09566-d4fe-4bbc-b9fc-1ef75f7f5746-2&amp;btsid=87b50780-874c-4940-8fb2-470dc2ca8cab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ower Supply 24V-20A</text:p>
          </table:table-cell>
          <table:table-cell table:style-name="ce2"/>
          <table:table-cell table:style-name="ce2" office:value-type="string" calcext:value-type="string">
            <text:p>Sixi2-1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3024871217.html?spm=a2g0o.productlist.0.0.524237b6qTp1Sa&amp;algo_pvid=aea26482-3ad4-4f46-af61-c4603ac7f9aa&amp;algo_expid=aea26482-3ad4-4f46-af61-c4603ac7f9aa-20&amp;btsid=c2c82323-f857-4085-8ace-3727081d9c89&amp;ws_ab_test=searchweb0_0,searchweb201602_2,searchweb201603_52968311.html?gmcCountry=CA&amp;currency=CAD&amp;createTmp=1&amp;utm_source=googleshopping&amp;utm_medium=cpc_union&amp;utm_content=2zou&amp;utm_campaign=ssc-ca-en-all&amp;gclid=Cj0KCQiAnNXiBRCoARIsAJe_1cquzeeteccZaRbpcQtHafI34Xow8Oj0PCIbMsVdeoIMd1q5ebAxMIQaAganEALw_wcB&amp;cur_warehouse=CN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PCB PanelAdpater</text:p>
          </table:table-cell>
          <table:table-cell table:style-name="ce2"/>
          <table:table-cell table:style-name="ce2" office:value-type="string" calcext:value-type="string">
            <text:p>Sixi2-12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oshpark.com/projects/Xrd8Wjid/order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PCB MegaShield </text:p>
          </table:table-cell>
          <table:table-cell table:style-name="ce2"/>
          <table:table-cell table:style-name="ce2" office:value-type="string" calcext:value-type="string">
            <text:p>Sixi2-12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oshpark.com/projects/pKP4QArV/order</text:p>
          </table:table-cell>
          <table:table-cell table:style-name="ce3" table:number-columns-repeated="4"/>
          <table:table-cell table:style-name="ce42" office:value-type="float" office:value="3" calcext:value-type="float">
            <text:p>3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USB-B M/F Panel Mount Extension</text:p>
          </table:table-cell>
          <table:table-cell table:style-name="ce2"/>
          <table:table-cell table:style-name="ce2" office:value-type="string" calcext:value-type="string">
            <text:p>Sixi2-12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62578019.html?spm=a2g0o.productlist.0.0.142a3855vOJwrc&amp;algo_pvid=023a224d-d806-4503-b39f-720d712145c2&amp;algo_expid=023a224d-d806-4503-b39f-720d712145c2-10&amp;btsid=1dfa9bd0-a476-459f-b381-a5441b498501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NPN Transistor 2N2222A</text:p>
          </table:table-cell>
          <table:table-cell table:style-name="ce2"/>
          <table:table-cell table:style-name="ce2" office:value-type="string" calcext:value-type="string">
            <text:p>Sixi2-12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7174.html</text:p>
          </table:table-cell>
          <table:table-cell table:style-name="ce3" table:number-columns-repeated="4"/>
          <table:table-cell table:style-name="ce42" office:value-type="float" office:value="20" calcext:value-type="float">
            <text:p>20.00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Voltage Regulator MP1584EN</text:p>
          </table:table-cell>
          <table:table-cell table:style-name="ce2"/>
          <table:table-cell table:style-name="ce2" office:value-type="string" calcext:value-type="string">
            <text:p>Sixi2-1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98137328.html?spm=a2g0o.productlist.0.0.5e1f3d2aHd7NvS&amp;algo_pvid=b3815d07-e402-4fd7-ac7a-e46e84f5fe47&amp;algo_expid=b3815d07-e402-4fd7-ac7a-e46e84f5fe47-0&amp;btsid=340e9171-4c83-4b39-9c52-0b7768fe2a83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magnet 8x2.5mm neodynium</text:p>
          </table:table-cell>
          <table:table-cell table:style-name="ce2"/>
          <table:table-cell table:style-name="ce2" office:value-type="string" calcext:value-type="string">
            <text:p>Sixi2-13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Comes with AS5147 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D-SUB F-Conn IDC DC-37</text:p>
          </table:table-cell>
          <table:table-cell table:style-name="ce2"/>
          <table:table-cell table:style-name="ce2" office:value-type="string" calcext:value-type="string">
            <text:p>Sixi2-13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75383933.html?spm=a2g0o.productlist.0.0.36667c11b2yZwk&amp;algo_pvid=19507188-3985-43f8-9168-9f9f3b0a20aa&amp;algo_expid=19507188-3985-43f8-9168-9f9f3b0a20aa-0&amp;btsid=4f9c055e-0559-4325-aee6-2d5a9c3109f2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-SUB F-Conn right-angle DC-37</text:p>
          </table:table-cell>
          <table:table-cell table:style-name="ce2"/>
          <table:table-cell table:style-name="ce2" office:value-type="string" calcext:value-type="string">
            <text:p>Sixi2-13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507743539.html?spm=a2g0o.productlist.0.0.7b48401eZgBAZR&amp;algo_pvid=aa80cf71-0cb4-45b0-9411-2feef24d3405&amp;algo_expid=aa80cf71-0cb4-45b0-9411-2feef24d3405-0&amp;btsid=2fd43fef-7508-46a2-84a5-b8be02311a5e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D-SUB M/M 1m Cable DC-37</text:p>
          </table:table-cell>
          <table:table-cell table:style-name="ce2"/>
          <table:table-cell table:style-name="ce2" office:value-type="string" calcext:value-type="string">
            <text:p>Sixi2-1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107157121.html?spm=a2g0o.productlist.0.0.508d639fRvCKIn&amp;algo_pvid=240f8a9e-0b9c-4eef-8c82-0c21c632e510&amp;algo_expid=240f8a9e-0b9c-4eef-8c82-0c21c632e510-0&amp;btsid=c6e22b11-64b6-4f6d-9e03-9fd168ba7a91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tepper Driver DM556T</text:p>
          </table:table-cell>
          <table:table-cell table:style-name="ce2"/>
          <table:table-cell table:style-name="ce2" office:value-type="string" calcext:value-type="string">
            <text:p>Sixi2-13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digital-stepper-driver-18~56a-20-50vdc-for-nema-23-24-34-stepper-motor-dm556t.html?search=dm556T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tepper Driver DM542T</text:p>
          </table:table-cell>
          <table:table-cell table:style-name="ce2"/>
          <table:table-cell table:style-name="ce2" office:value-type="string" calcext:value-type="string">
            <text:p>Sixi2-1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digital-stepper-driver-10-42a-20-50vdc-for-nema-17-23-24-stepper-motor-dm542t.html?search=dm542</text:p>
          </table:table-cell>
          <table:table-cell table:style-name="ce3" table:number-columns-repeated="4"/>
          <table:table-cell table:style-name="ce42" office:value-type="float" office:value="5" calcext:value-type="float">
            <text:p>5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tepper Driver DM320T</text:p>
          </table:table-cell>
          <table:table-cell table:style-name="ce2"/>
          <table:table-cell table:style-name="ce2" office:value-type="string" calcext:value-type="string">
            <text:p>Sixi2-14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digital-stepper-driver-03-22a-18-30vdc-for-nema-8-11-14-16-17-stepper-motor-dm320t.html?search=dm320t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F/F - [1000mm]</text:p>
          </table:table-cell>
          <table:table-cell table:style-name="ce2"/>
          <table:table-cell table:style-name="ce2" office:value-type="string" calcext:value-type="string">
            <text:p>Sixi2-14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40461595.html?spm=2114.12010612.8148356.41.33fb6dccKnZkSS</text:p>
          </table:table-cell>
          <table:table-cell table:style-name="ce3" table:number-columns-repeated="4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viation GX16-8p Plug</text:p>
          </table:table-cell>
          <table:table-cell table:style-name="ce2"/>
          <table:table-cell table:style-name="ce2" office:value-type="string" calcext:value-type="string">
            <text:p>Sixi2-14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65925885.html?spm=2114.12010608.0.0.47a735f2P9IyrY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viation GX16-8p Plug</text:p>
          </table:table-cell>
          <table:table-cell table:style-name="ce2"/>
          <table:table-cell table:style-name="ce2" office:value-type="string" calcext:value-type="string">
            <text:p>Sixi2-14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65925885.html?spm=2114.12010608.0.0.47a735f2P9IyrY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rduino Mega 2650</text:p>
          </table:table-cell>
          <table:table-cell table:style-name="ce2"/>
          <table:table-cell table:style-name="ce2" office:value-type="string" calcext:value-type="string">
            <text:p>Sixi2-14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50843888.html?spm=a2g0o.productlist.0.0.72f45872dRH1ht&amp;algo_pvid=6dfc9ca8-30f9-4a95-8314-87a8ce4d6f82&amp;algo_expid=6dfc9ca8-30f9-4a95-8314-87a8ce4d6f82-0&amp;btsid=92952643-c881-4892-be83-046c0013951f&amp;ws_ab_test=searchweb0_0,searchweb201602_2,searchweb201603_53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5} - [225mm]</text:p>
          </table:table-cell>
          <table:table-cell table:style-name="ce2"/>
          <table:table-cell table:style-name="ce2" office:value-type="string" calcext:value-type="string">
            <text:p>Sixi2-14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4} - [185mm]</text:p>
          </table:table-cell>
          <table:table-cell table:style-name="ce2"/>
          <table:table-cell table:style-name="ce2" office:value-type="string" calcext:value-type="string">
            <text:p>Sixi2-14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2} - [200mm]</text:p>
          </table:table-cell>
          <table:table-cell table:style-name="ce2"/>
          <table:table-cell table:style-name="ce2" office:value-type="string" calcext:value-type="string">
            <text:p>Sixi2-14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0/1} - [210mm]</text:p>
          </table:table-cell>
          <table:table-cell table:style-name="ce2"/>
          <table:table-cell table:style-name="ce2" office:value-type="string" calcext:value-type="string">
            <text:p>Sixi2-14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3} - [165mm]</text:p>
          </table:table-cell>
          <table:table-cell table:style-name="ce2"/>
          <table:table-cell table:style-name="ce2" office:value-type="string" calcext:value-type="string">
            <text:p>Sixi2-14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SUB] - 2x18AWG {Switch Jumper} - [65mm]</text:p>
          </table:table-cell>
          <table:table-cell table:style-name="ce2"/>
          <table:table-cell table:style-name="ce2" office:value-type="string" calcext:value-type="string">
            <text:p>Sixi2-14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8182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22AWG {PSU - Small Drivers} - [335mm]</text:p>
          </table:table-cell>
          <table:table-cell table:style-name="ce2"/>
          <table:table-cell table:style-name="ce2" office:value-type="string" calcext:value-type="string">
            <text:p>Sixi2-15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30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22AWG {PSU - Arduino} - [420mm]</text:p>
          </table:table-cell>
          <table:table-cell table:style-name="ce2"/>
          <table:table-cell table:style-name="ce2" office:value-type="string" calcext:value-type="string">
            <text:p>Sixi2-15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30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18AWG {PSU - Big Drivers} - [160mm]</text:p>
          </table:table-cell>
          <table:table-cell table:style-name="ce2"/>
          <table:table-cell table:style-name="ce2" office:value-type="string" calcext:value-type="string">
            <text:p>Sixi2-15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8182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3x16AWG Power Cord - 365mm {Switch to PSU}</text:p>
          </table:table-cell>
          <table:table-cell table:style-name="ce2"/>
          <table:table-cell table:style-name="ce2" office:value-type="string" calcext:value-type="string">
            <text:p>Sixi2-15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7773.html" xlink:type="simple">https://leeselectronic.com/en/product/27773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2 Elbow} - [890mm]</text:p>
          </table:table-cell>
          <table:table-cell table:style-name="ce2"/>
          <table:table-cell table:style-name="ce2" office:value-type="string" calcext:value-type="string">
            <text:p>Sixi2-15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1 Shoulder} - [365mm]</text:p>
          </table:table-cell>
          <table:table-cell table:style-name="ce2"/>
          <table:table-cell table:style-name="ce2" office:value-type="string" calcext:value-type="string">
            <text:p>Sixi2-15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F - Brown to Blue {sensor 5 Hand Ext.} - [210mm]</text:p>
          </table:table-cell>
          <table:table-cell table:style-name="ce2"/>
          <table:table-cell table:style-name="ce2" office:value-type="string" calcext:value-type="string">
            <text:p>Sixi2-15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4 Wrist} - [1520mm]</text:p>
          </table:table-cell>
          <table:table-cell table:style-name="ce2"/>
          <table:table-cell table:style-name="ce2" office:value-type="string" calcext:value-type="string">
            <text:p>Sixi2-15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M/O - Brown to Blue {sensor 5 Hand} - [1470mm]</text:p>
          </table:table-cell>
          <table:table-cell table:style-name="ce2"/>
          <table:table-cell table:style-name="ce2" office:value-type="string" calcext:value-type="string">
            <text:p>Sixi2-15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0 Anchor} - [145mm]</text:p>
          </table:table-cell>
          <table:table-cell table:style-name="ce2"/>
          <table:table-cell table:style-name="ce2" office:value-type="string" calcext:value-type="string">
            <text:p>Sixi2-16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3 Ulna} - [1160mm]</text:p>
          </table:table-cell>
          <table:table-cell table:style-name="ce2"/>
          <table:table-cell table:style-name="ce2" office:value-type="string" calcext:value-type="string">
            <text:p>Sixi2-16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Tube Brass [7/32in x 492mm]</text:p>
          </table:table-cell>
          <table:table-cell table:style-name="ce2"/>
          <table:table-cell table:style-name="ce2" office:value-type="string" calcext:value-type="string">
            <text:p>Sixi2-16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7/32in x 25.95mm] {wrist shaft}</text:p>
          </table:table-cell>
          <table:table-cell table:style-name="ce5"/>
          <table:table-cell table:style-name="ce2" office:value-type="string" calcext:value-type="string">
            <text:p>Sixi2-16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5/16in x 452.6mm]</text:p>
          </table:table-cell>
          <table:table-cell table:style-name="ce5"/>
          <table:table-cell table:style-name="ce2" office:value-type="string" calcext:value-type="string">
            <text:p>Sixi2-16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5/16in x 19.5mm] {hand shaft}</text:p>
          </table:table-cell>
          <table:table-cell table:style-name="ce5"/>
          <table:table-cell table:style-name="ce2" office:value-type="string" calcext:value-type="string">
            <text:p>Sixi2-16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3/8in x 76.5mm] {wrist sensor shaft}</text:p>
          </table:table-cell>
          <table:table-cell table:style-name="ce5"/>
          <table:table-cell table:style-name="ce2" office:value-type="string" calcext:value-type="string">
            <text:p>Sixi2-16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3/8in x 396.35mm]</text:p>
          </table:table-cell>
          <table:table-cell table:style-name="ce5"/>
          <table:table-cell table:style-name="ce2" office:value-type="string" calcext:value-type="string">
            <text:p>Sixi2-16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1/8in x 520mm] {ulna sensor shaft}</text:p>
          </table:table-cell>
          <table:table-cell table:style-name="ce5"/>
          <table:table-cell table:style-name="ce2" office:value-type="string" calcext:value-type="string">
            <text:p>Sixi2-16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1/8in x 35mm] {hand sensor shaft}</text:p>
          </table:table-cell>
          <table:table-cell table:style-name="ce5"/>
          <table:table-cell table:style-name="ce2" office:value-type="string" calcext:value-type="string">
            <text:p>Sixi2-16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Pipe Aluminum [1.375in x 360.25mm]</text:p>
          </table:table-cell>
          <table:table-cell table:style-name="ce5"/>
          <table:table-cell table:style-name="ce2" office:value-type="string" calcext:value-type="string">
            <text:p>Sixi2-17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Pipe Aluminum [1.375in x 260.25mm]</text:p>
          </table:table-cell>
          <table:table-cell table:style-name="ce2"/>
          <table:table-cell table:style-name="ce2" office:value-type="string" calcext:value-type="string">
            <text:p>Sixi2-17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dowel pin steel 91595A130 - [3x24mm]</text:p>
          </table:table-cell>
          <table:table-cell table:style-name="ce2"/>
          <table:table-cell table:style-name="ce2" office:value-type="string" calcext:value-type="string">
            <text:p>Sixi2-17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176913597.html?spm=a2g0o.productlist.0.0.2a9d19a9ol1BEr&amp;algo_pvid=a09e99ee-12ab-45f9-aa85-1d14ce82ea3f&amp;algo_expid=a09e99ee-12ab-45f9-aa85-1d14ce82ea3f-1&amp;btsid=682440cb-965b-42c5-b220-7a245d870c37&amp;ws_ab_test=searchweb0_0%2Csearchweb201602_4%2Csearchweb201603_53&amp;fbclid=IwAR00yblBu8Tg0pGSZ4ApXRF978o1XyF5AFPTTfB3mwahGHcws8sy5qtIyEg`</text:p>
          </table:table-cell>
          <table:table-cell table:style-name="ce3" table:number-columns-repeated="4"/>
          <table:table-cell table:style-name="ce42" office:value-type="float" office:value="299" calcext:value-type="float">
            <text:p>299.00</text:p>
          </table:table-cell>
          <table:table-cell table:style-name="ce2" office:value-type="float" office:value="77" calcext:value-type="float">
            <text:p>7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Tube Brass [3.5mm x 18.5mm] {GB inner rollers}</text:p>
          </table:table-cell>
          <table:table-cell table:style-name="ce2"/>
          <table:table-cell table:style-name="ce2" office:value-type="string" calcext:value-type="string">
            <text:p>Sixi2-17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52" calcext:value-type="float">
            <text:p>52.00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xSAb-AS5147 SensorAdapter2.stl</text:p>
          </table:table-cell>
          <table:table-cell table:style-name="ce2"/>
          <table:table-cell table:style-name="ce2" office:value-type="string" calcext:value-type="string">
            <text:p>Sixi2-17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xSAa-AS5147 SensorAdapter1.stl</text:p>
          </table:table-cell>
          <table:table-cell table:style-name="ce2"/>
          <table:table-cell table:style-name="ce2" office:value-type="string" calcext:value-type="string">
            <text:p>Sixi2-17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E-plug wall adapter.stl</text:p>
          </table:table-cell>
          <table:table-cell table:style-name="ce2"/>
          <table:table-cell table:style-name="ce2" office:value-type="string" calcext:value-type="string">
            <text:p>Sixi2-18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Db-ArduinoTray.stl</text:p>
          </table:table-cell>
          <table:table-cell table:style-name="ce2"/>
          <table:table-cell table:style-name="ce2" office:value-type="string" calcext:value-type="string">
            <text:p>Sixi2-18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Da-ArduinoStandoff.stl</text:p>
          </table:table-cell>
          <table:table-cell table:style-name="ce2"/>
          <table:table-cell table:style-name="ce2" office:value-type="string" calcext:value-type="string">
            <text:p>Sixi2-18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C-stepperDriverAdapter 542.stl</text:p>
          </table:table-cell>
          <table:table-cell table:style-name="ce2"/>
          <table:table-cell table:style-name="ce2" office:value-type="string" calcext:value-type="string">
            <text:p>Sixi2-18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B-stepperDriverAdapter 556-542.stl</text:p>
          </table:table-cell>
          <table:table-cell table:style-name="ce2"/>
          <table:table-cell table:style-name="ce2" office:value-type="string" calcext:value-type="string">
            <text:p>Sixi2-18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A-stepperDriverAdapter 320x3.stl</text:p>
          </table:table-cell>
          <table:table-cell table:style-name="ce2"/>
          <table:table-cell table:style-name="ce2" office:value-type="string" calcext:value-type="string">
            <text:p>Sixi2-18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PI-pulleyInterior OUTPUT-64t v12.stl</text:p>
          </table:table-cell>
          <table:table-cell table:style-name="ce2"/>
          <table:table-cell table:style-name="ce2" office:value-type="string" calcext:value-type="string">
            <text:p>Sixi2-18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PE-pulleyExterior OUTPUT-63t v7.stl</text:p>
          </table:table-cell>
          <table:table-cell table:style-name="ce2"/>
          <table:table-cell table:style-name="ce2" office:value-type="string" calcext:value-type="string">
            <text:p>Sixi2-18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Md-SensorMagHolder.stl</text:p>
          </table:table-cell>
          <table:table-cell table:style-name="ce2"/>
          <table:table-cell table:style-name="ce2" office:value-type="string" calcext:value-type="string">
            <text:p>Sixi2-18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Mc-WristMagHolder v7.stl</text:p>
          </table:table-cell>
          <table:table-cell table:style-name="ce2"/>
          <table:table-cell table:style-name="ce2" office:value-type="string" calcext:value-type="string">
            <text:p>Sixi2-19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rotorTOP.stl</text:p>
          </table:table-cell>
          <table:table-cell table:style-name="ce2"/>
          <table:table-cell table:style-name="ce2" office:value-type="string" calcext:value-type="string">
            <text:p>Sixi2-19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rotorBOTT.stl</text:p>
          </table:table-cell>
          <table:table-cell table:style-name="ce2"/>
          <table:table-cell table:style-name="ce2" office:value-type="string" calcext:value-type="string">
            <text:p>Sixi2-19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HousingTOP.stl</text:p>
          </table:table-cell>
          <table:table-cell table:style-name="ce2"/>
          <table:table-cell table:style-name="ce2" office:value-type="string" calcext:value-type="string">
            <text:p>Sixi2-19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HousingBOTT.stl</text:p>
          </table:table-cell>
          <table:table-cell table:style-name="ce2"/>
          <table:table-cell table:style-name="ce2" office:value-type="string" calcext:value-type="string">
            <text:p>Sixi2-19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eShaftTOP.stl</text:p>
          </table:table-cell>
          <table:table-cell table:style-name="ce2"/>
          <table:table-cell table:style-name="ce2" office:value-type="string" calcext:value-type="string">
            <text:p>Sixi2-19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eShaftBOTT.stl</text:p>
          </table:table-cell>
          <table:table-cell table:style-name="ce2"/>
          <table:table-cell table:style-name="ce2" office:value-type="string" calcext:value-type="string">
            <text:p>Sixi2-19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b-BevelGear OUTPUT-20t.stl</text:p>
          </table:table-cell>
          <table:table-cell table:style-name="ce2"/>
          <table:table-cell table:style-name="ce2" office:value-type="string" calcext:value-type="string">
            <text:p>Sixi2-19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rotorTOP.stl</text:p>
          </table:table-cell>
          <table:table-cell table:style-name="ce2"/>
          <table:table-cell table:style-name="ce2" office:value-type="string" calcext:value-type="string">
            <text:p>Sixi2-19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rotorBOTT.stl</text:p>
          </table:table-cell>
          <table:table-cell table:style-name="ce2"/>
          <table:table-cell table:style-name="ce2" office:value-type="string" calcext:value-type="string">
            <text:p>Sixi2-19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outputDiskTOP.stl</text:p>
          </table:table-cell>
          <table:table-cell table:style-name="ce2"/>
          <table:table-cell table:style-name="ce2" office:value-type="string" calcext:value-type="string">
            <text:p>Sixi2-20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outputDiskBOTT.stl</text:p>
          </table:table-cell>
          <table:table-cell table:style-name="ce2"/>
          <table:table-cell table:style-name="ce2" office:value-type="string" calcext:value-type="string">
            <text:p>Sixi2-20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HousingTOP.stl</text:p>
          </table:table-cell>
          <table:table-cell table:style-name="ce2"/>
          <table:table-cell table:style-name="ce2" office:value-type="string" calcext:value-type="string">
            <text:p>Sixi2-20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HousingBOTT.stl</text:p>
          </table:table-cell>
          <table:table-cell table:style-name="ce5"/>
          <table:table-cell table:style-name="ce2" office:value-type="string" calcext:value-type="string">
            <text:p>Sixi2-20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Hand.stl</text:p>
          </table:table-cell>
          <table:table-cell table:style-name="ce5"/>
          <table:table-cell table:style-name="ce2" office:value-type="string" calcext:value-type="string">
            <text:p>Sixi2-20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eShaftTOP.stl</text:p>
          </table:table-cell>
          <table:table-cell table:style-name="ce5"/>
          <table:table-cell table:style-name="ce2" office:value-type="string" calcext:value-type="string">
            <text:p>Sixi2-20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eShaftBOTT.stl</text:p>
          </table:table-cell>
          <table:table-cell table:style-name="ce5"/>
          <table:table-cell table:style-name="ce2" office:value-type="string" calcext:value-type="string">
            <text:p>Sixi2-20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Bc-bearingSpacer v3.stl</text:p>
          </table:table-cell>
          <table:table-cell table:style-name="ce5"/>
          <table:table-cell table:style-name="ce2" office:value-type="string" calcext:value-type="string">
            <text:p>Sixi2-20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Ba-BevelGear INPUT-20t v13.stl</text:p>
          </table:table-cell>
          <table:table-cell table:style-name="ce5"/>
          <table:table-cell table:style-name="ce2" office:value-type="string" calcext:value-type="string">
            <text:p>Sixi2-20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Ae-SensHolder.stl</text:p>
          </table:table-cell>
          <table:table-cell table:style-name="ce5"/>
          <table:table-cell table:style-name="ce2" office:value-type="string" calcext:value-type="string">
            <text:p>Sixi2-20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Ad-wristGBDiskBott.stl</text:p>
          </table:table-cell>
          <table:table-cell table:style-name="ce5"/>
          <table:table-cell table:style-name="ce2" office:value-type="string" calcext:value-type="string">
            <text:p>Sixi2-21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Ac-wristGBDiskTop.stl</text:p>
          </table:table-cell>
          <table:table-cell table:style-name="ce5"/>
          <table:table-cell table:style-name="ce2" office:value-type="string" calcext:value-type="string">
            <text:p>Sixi2-21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Ab-PicassoTop.stl</text:p>
          </table:table-cell>
          <table:table-cell table:style-name="ce2"/>
          <table:table-cell table:style-name="ce2" office:value-type="string" calcext:value-type="string">
            <text:p>Sixi2-21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Aa-PicassoBottom.stl</text:p>
          </table:table-cell>
          <table:table-cell table:style-name="ce2"/>
          <table:table-cell table:style-name="ce2" office:value-type="string" calcext:value-type="string">
            <text:p>Sixi2-21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PI - pulleyInterior INPUT-64t v7.stl</text:p>
          </table:table-cell>
          <table:table-cell table:style-name="ce2"/>
          <table:table-cell table:style-name="ce2" office:value-type="string" calcext:value-type="string">
            <text:p>Sixi2-2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PE - pulleyExterior INPUT-63t v7.stl</text:p>
          </table:table-cell>
          <table:table-cell table:style-name="ce2"/>
          <table:table-cell table:style-name="ce2" office:value-type="string" calcext:value-type="string">
            <text:p>Sixi2-21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I - Idler BearingCoverHalf.stl</text:p>
          </table:table-cell>
          <table:table-cell table:style-name="ce2"/>
          <table:table-cell table:style-name="ce2" office:value-type="string" calcext:value-type="string">
            <text:p>Sixi2-21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d - outputDiskTOP.stl</text:p>
          </table:table-cell>
          <table:table-cell table:style-name="ce2"/>
          <table:table-cell table:style-name="ce2" office:value-type="string" calcext:value-type="string">
            <text:p>Sixi2-21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d - outputDiskMID.stl</text:p>
          </table:table-cell>
          <table:table-cell table:style-name="ce2"/>
          <table:table-cell table:style-name="ce2" office:value-type="string" calcext:value-type="string">
            <text:p>Sixi2-21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d - outputDiskBOTT.stl</text:p>
          </table:table-cell>
          <table:table-cell table:style-name="ce2"/>
          <table:table-cell table:style-name="ce2" office:value-type="string" calcext:value-type="string">
            <text:p>Sixi2-21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c - housingTOP2.stl</text:p>
          </table:table-cell>
          <table:table-cell table:style-name="ce2"/>
          <table:table-cell table:style-name="ce2" office:value-type="string" calcext:value-type="string">
            <text:p>Sixi2-22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c - housingTOP1.stl</text:p>
          </table:table-cell>
          <table:table-cell table:style-name="ce2"/>
          <table:table-cell table:style-name="ce2" office:value-type="string" calcext:value-type="string">
            <text:p>Sixi2-2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b - housingMID.stl</text:p>
          </table:table-cell>
          <table:table-cell table:style-name="ce2"/>
          <table:table-cell table:style-name="ce2" office:value-type="string" calcext:value-type="string">
            <text:p>Sixi2-22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a - housingBOTT2.stl</text:p>
          </table:table-cell>
          <table:table-cell table:style-name="ce2"/>
          <table:table-cell table:style-name="ce2" office:value-type="string" calcext:value-type="string">
            <text:p>Sixi2-22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a - housingBOTT1.stl</text:p>
          </table:table-cell>
          <table:table-cell table:style-name="ce2"/>
          <table:table-cell table:style-name="ce2" office:value-type="string" calcext:value-type="string">
            <text:p>Sixi2-2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shaftCAP.stl</text:p>
          </table:table-cell>
          <table:table-cell table:style-name="ce2"/>
          <table:table-cell table:style-name="ce2" office:value-type="string" calcext:value-type="string">
            <text:p>Sixi2-22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rotorTOP.stl</text:p>
          </table:table-cell>
          <table:table-cell table:style-name="ce2"/>
          <table:table-cell table:style-name="ce2" office:value-type="string" calcext:value-type="string">
            <text:p>Sixi2-22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rotorBOTT.stl</text:p>
          </table:table-cell>
          <table:table-cell table:style-name="ce2"/>
          <table:table-cell table:style-name="ce2" office:value-type="string" calcext:value-type="string">
            <text:p>Sixi2-22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eShaftTOP.stl</text:p>
          </table:table-cell>
          <table:table-cell table:style-name="ce2"/>
          <table:table-cell table:style-name="ce2" office:value-type="string" calcext:value-type="string">
            <text:p>Sixi2-22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eShaftBOTT.stl</text:p>
          </table:table-cell>
          <table:table-cell table:style-name="ce2"/>
          <table:table-cell table:style-name="ce2" office:value-type="string" calcext:value-type="string">
            <text:p>Sixi2-2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c - CableClamp.stl</text:p>
          </table:table-cell>
          <table:table-cell table:style-name="ce2"/>
          <table:table-cell table:style-name="ce2" office:value-type="string" calcext:value-type="string">
            <text:p>Sixi2-23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b - UlnaSensRod.stl</text:p>
          </table:table-cell>
          <table:table-cell table:style-name="ce2"/>
          <table:table-cell table:style-name="ce2" office:value-type="string" calcext:value-type="string">
            <text:p>Sixi2-23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a - ForkTop.stl</text:p>
          </table:table-cell>
          <table:table-cell table:style-name="ce2"/>
          <table:table-cell table:style-name="ce2" office:value-type="string" calcext:value-type="string">
            <text:p>Sixi2-23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a - ForkBottom.stl</text:p>
          </table:table-cell>
          <table:table-cell table:style-name="ce2"/>
          <table:table-cell table:style-name="ce2" office:value-type="string" calcext:value-type="string">
            <text:p>Sixi2-23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S-Sixi spacer v8.stl</text:p>
          </table:table-cell>
          <table:table-cell table:style-name="ce2"/>
          <table:table-cell table:style-name="ce2" office:value-type="string" calcext:value-type="string">
            <text:p>Sixi2-23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Pe-pulley7-32in OUTPUT-30t.stl</text:p>
          </table:table-cell>
          <table:table-cell table:style-name="ce2"/>
          <table:table-cell table:style-name="ce2" office:value-type="string" calcext:value-type="string">
            <text:p>Sixi2-23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Pd-pulley5-16in OUTPUT-30t.stl</text:p>
          </table:table-cell>
          <table:table-cell table:style-name="ce2"/>
          <table:table-cell table:style-name="ce2" office:value-type="string" calcext:value-type="string">
            <text:p>Sixi2-23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Pc-pulley3-8in OUTPUT-30t.stl</text:p>
          </table:table-cell>
          <table:table-cell table:style-name="ce2"/>
          <table:table-cell table:style-name="ce2" office:value-type="string" calcext:value-type="string">
            <text:p>Sixi2-2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MB-UlnaMagBearing.stl</text:p>
          </table:table-cell>
          <table:table-cell table:style-name="ce2"/>
          <table:table-cell table:style-name="ce2" office:value-type="string" calcext:value-type="string">
            <text:p>Sixi2-23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M-UlnaMagHolder.stl</text:p>
          </table:table-cell>
          <table:table-cell table:style-name="ce2"/>
          <table:table-cell table:style-name="ce2" office:value-type="string" calcext:value-type="string">
            <text:p>Sixi2-2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B-MotorMount.stl</text:p>
          </table:table-cell>
          <table:table-cell table:style-name="ce2"/>
          <table:table-cell table:style-name="ce2" office:value-type="string" calcext:value-type="string">
            <text:p>Sixi2-24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3" calcext:value-type="float">
            <text:p>3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Ab-ElbowTail.stl</text:p>
          </table:table-cell>
          <table:table-cell table:style-name="ce2"/>
          <table:table-cell table:style-name="ce2" office:value-type="string" calcext:value-type="string">
            <text:p>Sixi2-24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Aa-ElbowTail.stl</text:p>
          </table:table-cell>
          <table:table-cell table:style-name="ce2"/>
          <table:table-cell table:style-name="ce2" office:value-type="string" calcext:value-type="string">
            <text:p>Sixi2-24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TOPScrew.stl</text:p>
          </table:table-cell>
          <table:table-cell table:style-name="ce2"/>
          <table:table-cell table:style-name="ce2" office:value-type="string" calcext:value-type="string">
            <text:p>Sixi2-24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TOPNut.stl</text:p>
          </table:table-cell>
          <table:table-cell table:style-name="ce2"/>
          <table:table-cell table:style-name="ce2" office:value-type="string" calcext:value-type="string">
            <text:p>Sixi2-24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BOTTScrew.stl</text:p>
          </table:table-cell>
          <table:table-cell table:style-name="ce2"/>
          <table:table-cell table:style-name="ce2" office:value-type="string" calcext:value-type="string">
            <text:p>Sixi2-24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BOTTNut.stl</text:p>
          </table:table-cell>
          <table:table-cell table:style-name="ce2"/>
          <table:table-cell table:style-name="ce2" office:value-type="string" calcext:value-type="string">
            <text:p>Sixi2-24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Mc-ElbowMagHolderCap.stl</text:p>
          </table:table-cell>
          <table:table-cell table:style-name="ce2"/>
          <table:table-cell table:style-name="ce2" office:value-type="string" calcext:value-type="string">
            <text:p>Sixi2-24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MB-ElbowMagBearing.stl</text:p>
          </table:table-cell>
          <table:table-cell table:style-name="ce2"/>
          <table:table-cell table:style-name="ce2" office:value-type="string" calcext:value-type="string">
            <text:p>Sixi2-24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M-ElbowMagHolder.stl</text:p>
          </table:table-cell>
          <table:table-cell table:style-name="ce2"/>
          <table:table-cell table:style-name="ce2" office:value-type="string" calcext:value-type="string">
            <text:p>Sixi2-24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SensMid.stl</text:p>
          </table:table-cell>
          <table:table-cell table:style-name="ce2"/>
          <table:table-cell table:style-name="ce2" office:value-type="string" calcext:value-type="string">
            <text:p>Sixi2-25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Coupler.stl</text:p>
          </table:table-cell>
          <table:table-cell table:style-name="ce2"/>
          <table:table-cell table:style-name="ce2" office:value-type="string" calcext:value-type="string">
            <text:p>Sixi2-25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Cap - SEN.stl</text:p>
          </table:table-cell>
          <table:table-cell table:style-name="ce2"/>
          <table:table-cell table:style-name="ce2" office:value-type="string" calcext:value-type="string">
            <text:p>Sixi2-25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Cap - MOTT.stl</text:p>
          </table:table-cell>
          <table:table-cell table:style-name="ce2"/>
          <table:table-cell table:style-name="ce2" office:value-type="string" calcext:value-type="string">
            <text:p>Sixi2-25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Shaft.stl</text:p>
          </table:table-cell>
          <table:table-cell table:style-name="ce2"/>
          <table:table-cell table:style-name="ce2" office:value-type="string" calcext:value-type="string">
            <text:p>Sixi2-25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TOPcap.stl</text:p>
          </table:table-cell>
          <table:table-cell table:style-name="ce2"/>
          <table:table-cell table:style-name="ce2" office:value-type="string" calcext:value-type="string">
            <text:p>Sixi2-25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TOP - SEN.stl</text:p>
          </table:table-cell>
          <table:table-cell table:style-name="ce2"/>
          <table:table-cell table:style-name="ce2" office:value-type="string" calcext:value-type="string">
            <text:p>Sixi2-25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TOP - MOT.stl</text:p>
          </table:table-cell>
          <table:table-cell table:style-name="ce2"/>
          <table:table-cell table:style-name="ce2" office:value-type="string" calcext:value-type="string">
            <text:p>Sixi2-25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Cap - SEN.stl</text:p>
          </table:table-cell>
          <table:table-cell table:style-name="ce2"/>
          <table:table-cell table:style-name="ce2" office:value-type="string" calcext:value-type="string">
            <text:p>Sixi2-25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Cap - MOT.stl</text:p>
          </table:table-cell>
          <table:table-cell table:style-name="ce2"/>
          <table:table-cell table:style-name="ce2" office:value-type="string" calcext:value-type="string">
            <text:p>Sixi2-25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 - SEN.stl</text:p>
          </table:table-cell>
          <table:table-cell table:style-name="ce2"/>
          <table:table-cell table:style-name="ce2" office:value-type="string" calcext:value-type="string">
            <text:p>Sixi2-26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 - MOT.stl</text:p>
          </table:table-cell>
          <table:table-cell table:style-name="ce2"/>
          <table:table-cell table:style-name="ce2" office:value-type="string" calcext:value-type="string">
            <text:p>Sixi2-26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TOPScrew.stl</text:p>
          </table:table-cell>
          <table:table-cell table:style-name="ce2"/>
          <table:table-cell table:style-name="ce2" office:value-type="string" calcext:value-type="string">
            <text:p>Sixi2-26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TOPNut.stl</text:p>
          </table:table-cell>
          <table:table-cell table:style-name="ce2"/>
          <table:table-cell table:style-name="ce2" office:value-type="string" calcext:value-type="string">
            <text:p>Sixi2-26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BOTTScrew.stl</text:p>
          </table:table-cell>
          <table:table-cell table:style-name="ce2"/>
          <table:table-cell table:style-name="ce2" office:value-type="string" calcext:value-type="string">
            <text:p>Sixi2-26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BOTTNut.stl</text:p>
          </table:table-cell>
          <table:table-cell table:style-name="ce2"/>
          <table:table-cell table:style-name="ce2" office:value-type="string" calcext:value-type="string">
            <text:p>Sixi2-26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MB-ShoulderMagBearing.stl</text:p>
          </table:table-cell>
          <table:table-cell table:style-name="ce2"/>
          <table:table-cell table:style-name="ce2" office:value-type="string" calcext:value-type="string">
            <text:p>Sixi2-26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M-ShoulderMagHolder.stl</text:p>
          </table:table-cell>
          <table:table-cell table:style-name="ce2"/>
          <table:table-cell table:style-name="ce2" office:value-type="string" calcext:value-type="string">
            <text:p>Sixi2-26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Cap - SEN.stl</text:p>
          </table:table-cell>
          <table:table-cell table:style-name="ce2"/>
          <table:table-cell table:style-name="ce2" office:value-type="string" calcext:value-type="string">
            <text:p>Sixi2-26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Cap - MOT.stl</text:p>
          </table:table-cell>
          <table:table-cell table:style-name="ce2"/>
          <table:table-cell table:style-name="ce2" office:value-type="string" calcext:value-type="string">
            <text:p>Sixi2-26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 - SEN.stl</text:p>
          </table:table-cell>
          <table:table-cell table:style-name="ce2"/>
          <table:table-cell table:style-name="ce2" office:value-type="string" calcext:value-type="string">
            <text:p>Sixi2-27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 - MOT.stl</text:p>
          </table:table-cell>
          <table:table-cell table:style-name="ce2"/>
          <table:table-cell table:style-name="ce2" office:value-type="string" calcext:value-type="string">
            <text:p>Sixi2-27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BOTT - SEN.stl</text:p>
          </table:table-cell>
          <table:table-cell table:style-name="ce2"/>
          <table:table-cell table:style-name="ce2" office:value-type="string" calcext:value-type="string">
            <text:p>Sixi2-27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BOTT - MOT.stl</text:p>
          </table:table-cell>
          <table:table-cell table:style-name="ce2"/>
          <table:table-cell table:style-name="ce2" office:value-type="string" calcext:value-type="string">
            <text:p>Sixi2-27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Coupler.stl</text:p>
          </table:table-cell>
          <table:table-cell table:style-name="ce2"/>
          <table:table-cell table:style-name="ce2" office:value-type="string" calcext:value-type="string">
            <text:p>Sixi2-27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Cap - SEN.stl</text:p>
          </table:table-cell>
          <table:table-cell table:style-name="ce2"/>
          <table:table-cell table:style-name="ce2" office:value-type="string" calcext:value-type="string">
            <text:p>Sixi2-27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Cap - MOT.stl</text:p>
          </table:table-cell>
          <table:table-cell table:style-name="ce2"/>
          <table:table-cell table:style-name="ce2" office:value-type="string" calcext:value-type="string">
            <text:p>Sixi2-27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Bott.stl</text:p>
          </table:table-cell>
          <table:table-cell table:style-name="ce2"/>
          <table:table-cell table:style-name="ce2" office:value-type="string" calcext:value-type="string">
            <text:p>Sixi2-27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eShaft.stl</text:p>
          </table:table-cell>
          <table:table-cell table:style-name="ce2"/>
          <table:table-cell table:style-name="ce2" office:value-type="string" calcext:value-type="string">
            <text:p>Sixi2-27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PO-pulleyAnchor OUTPUT-71t v6.stl</text:p>
          </table:table-cell>
          <table:table-cell table:style-name="ce2"/>
          <table:table-cell table:style-name="ce2" office:value-type="string" calcext:value-type="string">
            <text:p>Sixi2-27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PI-pulleyAnchor INPUT-71t v7.stl</text:p>
          </table:table-cell>
          <table:table-cell table:style-name="ce2"/>
          <table:table-cell table:style-name="ce2" office:value-type="string" calcext:value-type="string">
            <text:p>Sixi2-28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MB-AnchorMagBearing.stl</text:p>
          </table:table-cell>
          <table:table-cell table:style-name="ce2"/>
          <table:table-cell table:style-name="ce2" office:value-type="string" calcext:value-type="string">
            <text:p>Sixi2-28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M-AnchorMagHolder.stl</text:p>
          </table:table-cell>
          <table:table-cell table:style-name="ce2"/>
          <table:table-cell table:style-name="ce2" office:value-type="string" calcext:value-type="string">
            <text:p>Sixi2-28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shaftTop.stl</text:p>
          </table:table-cell>
          <table:table-cell table:style-name="ce2"/>
          <table:table-cell table:style-name="ce2" office:value-type="string" calcext:value-type="string">
            <text:p>Sixi2-28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shaftEccentric.stl</text:p>
          </table:table-cell>
          <table:table-cell table:style-name="ce2"/>
          <table:table-cell table:style-name="ce2" office:value-type="string" calcext:value-type="string">
            <text:p>Sixi2-28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shaftBott.stl</text:p>
          </table:table-cell>
          <table:table-cell table:style-name="ce2"/>
          <table:table-cell table:style-name="ce2" office:value-type="string" calcext:value-type="string">
            <text:p>Sixi2-28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rotorTOP.stl</text:p>
          </table:table-cell>
          <table:table-cell table:style-name="ce2"/>
          <table:table-cell table:style-name="ce2" office:value-type="string" calcext:value-type="string">
            <text:p>Sixi2-28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rotorBOTT.stl</text:p>
          </table:table-cell>
          <table:table-cell table:style-name="ce2"/>
          <table:table-cell table:style-name="ce2" office:value-type="string" calcext:value-type="string">
            <text:p>Sixi2-28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TopDisk.stl</text:p>
          </table:table-cell>
          <table:table-cell table:style-name="ce2"/>
          <table:table-cell table:style-name="ce2" office:value-type="string" calcext:value-type="string">
            <text:p>Sixi2-28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TopBearing.stl</text:p>
          </table:table-cell>
          <table:table-cell table:style-name="ce2"/>
          <table:table-cell table:style-name="ce2" office:value-type="string" calcext:value-type="string">
            <text:p>Sixi2-28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BottDiskTop.stl</text:p>
          </table:table-cell>
          <table:table-cell table:style-name="ce2"/>
          <table:table-cell table:style-name="ce2" office:value-type="string" calcext:value-type="string">
            <text:p>Sixi2-29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BottDiskBott.stl</text:p>
          </table:table-cell>
          <table:table-cell table:style-name="ce2"/>
          <table:table-cell table:style-name="ce2" office:value-type="string" calcext:value-type="string">
            <text:p>Sixi2-29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E-M5x8mm Spacer v3.stl</text:p>
          </table:table-cell>
          <table:table-cell table:style-name="ce2"/>
          <table:table-cell table:style-name="ce2" office:value-type="string" calcext:value-type="string">
            <text:p>Sixi2-29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D-ShoulderMount.stl</text:p>
          </table:table-cell>
          <table:table-cell table:style-name="ce2"/>
          <table:table-cell table:style-name="ce2" office:value-type="string" calcext:value-type="string">
            <text:p>Sixi2-29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C-PanelMount.stl</text:p>
          </table:table-cell>
          <table:table-cell table:style-name="ce2"/>
          <table:table-cell table:style-name="ce2" office:value-type="string" calcext:value-type="string">
            <text:p>Sixi2-29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Bb-AnchorRearBottom.stl</text:p>
          </table:table-cell>
          <table:table-cell table:style-name="ce2"/>
          <table:table-cell table:style-name="ce2" office:value-type="string" calcext:value-type="string">
            <text:p>Sixi2-29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Ba-AnchorFrontBottom.stl</text:p>
          </table:table-cell>
          <table:table-cell table:style-name="ce2"/>
          <table:table-cell table:style-name="ce2" office:value-type="string" calcext:value-type="string">
            <text:p>Sixi2-29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b-AnchorMotorHolder.stl</text:p>
          </table:table-cell>
          <table:table-cell table:style-name="ce2"/>
          <table:table-cell table:style-name="ce2" office:value-type="string" calcext:value-type="string">
            <text:p>Sixi2-29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a-AnchorTopSpacer.stl</text:p>
          </table:table-cell>
          <table:table-cell table:style-name="ce2"/>
          <table:table-cell table:style-name="ce2" office:value-type="string" calcext:value-type="string">
            <text:p>Sixi2-29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a-AnchorTopBearing.stl</text:p>
          </table:table-cell>
          <table:table-cell table:style-name="ce2"/>
          <table:table-cell table:style-name="ce2" office:value-type="string" calcext:value-type="string">
            <text:p>Sixi2-29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a-AnchorGearBox.stl</text:p>
          </table:table-cell>
          <table:table-cell table:style-name="ce2"/>
          <table:table-cell table:style-name="ce2" office:value-type="string" calcext:value-type="string">
            <text:p>Sixi2-30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1PI-AnchorMotorShaftAdapter</text:p>
          </table:table-cell>
          <table:table-cell table:style-name="ce2"/>
          <table:table-cell table:style-name="ce2" office:value-type="string" calcext:value-type="string">
            <text:p>Sixi2-30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Metal Super Market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SU NEMA-15 power cable 8'</text:p>
          </table:table-cell>
          <table:table-cell table:style-name="ce2"/>
          <table:table-cell table:style-name="ce2" office:value-type="string" calcext:value-type="string">
            <text:p>Sixi2-30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17173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upont Crimp Pins Male</text:p>
          </table:table-cell>
          <table:table-cell table:style-name="ce2"/>
          <table:table-cell table:style-name="ce3" office:value-type="string" calcext:value-type="string">
            <text:p>Sixi2-30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40" office:value-type="string" calcext:value-type="string">
            <text:p>https://www.aliexpress.com/item/32800176540.html?spm=a2g0o.productlist.0.0.7c3f3a9felVmLe&amp;algo_pvid=80080ec1-9bce-4f3d-b892-abda0245763c&amp;algo_expid=80080ec1-9bce-4f3d-b892-abda0245763c-4&amp;btsid=485b06f1-e609-4635-be43-0e22bd8a9167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22" calcext:value-type="float">
            <text:p>122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upont Crimp Pins Female</text:p>
          </table:table-cell>
          <table:table-cell table:style-name="ce2"/>
          <table:table-cell table:style-name="ce2" office:value-type="string" calcext:value-type="string">
            <text:p>Sixi2-30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12119601.html?spm=a2g0o.productlist.0.0.66f36f21q8PvPe&amp;algo_pvid=d68656b9-a2ce-4e97-b704-7ea0bd90ea8f&amp;algo_expid=d68656b9-a2ce-4e97-b704-7ea0bd90ea8f-16&amp;btsid=3164c254-39db-4226-b226-54a46b0dfa64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64" calcext:value-type="float">
            <text:p>164.00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3-pin Servo Extension Cable M/F - [1000mm]</text:p>
          </table:table-cell>
          <table:table-cell table:style-name="ce2"/>
          <table:table-cell table:style-name="ce3" office:value-type="string" calcext:value-type="string">
            <text:p>Sixi2-30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86331693.html?spm=a2g0o.productlist.0.0.3c7a6acc75ne2p&amp;algo_pvid=a4ace242-3a5d-4092-af16-6b0fdb5a6b16&amp;algo_expid=a4ace242-3a5d-4092-af16-6b0fdb5a6b16-1&amp;btsid=0be3764515909493793795501ed244&amp;ws_ab_test=searchweb0_0,searchweb201602_,searchweb201603_</text:p>
          </table:table-cell>
          <table:table-cell table:style-name="ce3" table:number-columns-repeated="4"/>
          <table:table-cell table:style-name="ce42" office:value-type="float" office:value="78" calcext:value-type="float">
            <text:p>78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crylic Sheet {clear} [0.125"x24"x24"]</text:p>
          </table:table-cell>
          <table:table-cell table:style-name="ce2"/>
          <table:table-cell table:style-name="ce2" office:value-type="string" calcext:value-type="string">
            <text:p>Sixi2-30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Pipe Aluminum [1.375in x 361mm] (sold as 1-3/8" dia)</text:p>
          </table:table-cell>
          <table:table-cell table:style-name="ce2"/>
          <table:table-cell table:style-name="ce2" office:value-type="string" calcext:value-type="string">
            <text:p>Sixi2-30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etal Supermarket</text:p>
          </table:table-cell>
          <table:table-cell table:style-name="ce3" table:number-columns-repeated="4"/>
          <table:table-cell table:style-name="ce42" office:value-type="float" office:value="-2" calcext:value-type="float">
            <text:p>-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3" office:value-type="string" calcext:value-type="string">
            <text:p>[RAW] - Pipe Aluminum [1.375in x 261mm] (sold as 1-3/8" dia)</text:p>
          </table:table-cell>
          <table:table-cell table:style-name="ce3"/>
          <table:table-cell table:style-name="ce2" office:value-type="string" calcext:value-type="string">
            <text:p>Sixi2-30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etal Supermarket</text:p>
          </table:table-cell>
          <table:table-cell table:style-name="ce3" table:number-columns-repeated="4"/>
          <table:table-cell table:style-name="ce42" office:value-type="float" office:value="-2" calcext:value-type="float">
            <text:p>-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luminum Block [51x 51 x 9.7mm]</text:p>
          </table:table-cell>
          <table:table-cell table:style-name="ce2"/>
          <table:table-cell table:style-name="ce2" office:value-type="string" calcext:value-type="string">
            <text:p>Sixi2-30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etal Supermarket</text:p>
          </table:table-cell>
          <table:table-cell table:style-name="ce3" table:number-columns-repeated="4"/>
          <table:table-cell table:style-name="ce42" office:value-type="float" office:value="-1" calcext:value-type="float">
            <text:p>-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7/32in x 900mm]</text:p>
          </table:table-cell>
          <table:table-cell table:style-name="ce2"/>
          <table:table-cell table:style-name="ce2" office:value-type="string" calcext:value-type="string">
            <text:p>Sixi2-31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-1040" calcext:value-type="float">
            <text:p>-1,04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5/16in x 900mm]</text:p>
          </table:table-cell>
          <table:table-cell table:style-name="ce2"/>
          <table:table-cell table:style-name="ce2" office:value-type="string" calcext:value-type="string">
            <text:p>Sixi2-31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-950" calcext:value-type="float">
            <text:p>-95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3/8in x 900mm]</text:p>
          </table:table-cell>
          <table:table-cell table:style-name="ce2"/>
          <table:table-cell table:style-name="ce2" office:value-type="string" calcext:value-type="string">
            <text:p>Sixi2-31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-950" calcext:value-type="float">
            <text:p>-95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1/8in x 900mm]</text:p>
          </table:table-cell>
          <table:table-cell table:style-name="ce2"/>
          <table:table-cell table:style-name="ce2" office:value-type="string" calcext:value-type="string">
            <text:p>Sixi2-31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3.5mm x 300mm]</text:p>
          </table:table-cell>
          <table:table-cell table:style-name="ce2"/>
          <table:table-cell table:style-name="ce2" office:value-type="string" calcext:value-type="string">
            <text:p>Sixi2-3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22AWG {Small Drivers} - [65mm]</text:p>
          </table:table-cell>
          <table:table-cell table:style-name="ce2"/>
          <table:table-cell table:style-name="ce2" office:value-type="string" calcext:value-type="string">
            <text:p>Sixi2-31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18AWG {Big Drivers} - [110mm]</text:p>
          </table:table-cell>
          <table:table-cell table:style-name="ce2"/>
          <table:table-cell table:style-name="ce2" office:value-type="string" calcext:value-type="string">
            <text:p>Sixi2-31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1x22AWG {Big Drivers} - [30mm]</text:p>
          </table:table-cell>
          <table:table-cell table:style-name="ce2"/>
          <table:table-cell table:style-name="ce2" office:value-type="string" calcext:value-type="string">
            <text:p>Sixi2-31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Velcro Wrap [150mm]</text:p>
          </table:table-cell>
          <table:table-cell table:style-name="ce2"/>
          <table:table-cell table:style-name="ce2" office:value-type="string" calcext:value-type="string">
            <text:p>Sixi2-31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www.aliexpress.com/item/4000916758690.html" xlink:type="simple">https://www.aliexpress.com/item/4000916758690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CB Panel Adapter {assembled}</text:p>
          </table:table-cell>
          <table:table-cell table:style-name="ce2"/>
          <table:table-cell table:style-name="ce2" office:value-type="string" calcext:value-type="string">
            <text:p>Sixi2-31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CB Mega Shield {assembled}</text:p>
          </table:table-cell>
          <table:table-cell table:style-name="ce2"/>
          <table:table-cell table:style-name="ce2" office:value-type="string" calcext:value-type="string">
            <text:p>Sixi2-32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TOOL} - [190mm]</text:p>
          </table:table-cell>
          <table:table-cell table:style-name="ce2"/>
          <table:table-cell table:style-name="ce2" office:value-type="string" calcext:value-type="string">
            <text:p>Sixi2-3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M4-340mm &amp; M5-310mm}</text:p>
          </table:table-cell>
          <table:table-cell table:style-name="ce2"/>
          <table:table-cell table:style-name="ce2" office:value-type="string" calcext:value-type="string">
            <text:p>Sixi2-32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M2-370mm &amp; M3-270mm}</text:p>
          </table:table-cell>
          <table:table-cell table:style-name="ce2"/>
          <table:table-cell table:style-name="ce2" office:value-type="string" calcext:value-type="string">
            <text:p>Sixi2-32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0" calcext:value-type="float">
            <text:p>4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M0-370mm &amp; M1-370mm}</text:p>
          </table:table-cell>
          <table:table-cell table:style-name="ce2"/>
          <table:table-cell table:style-name="ce2" office:value-type="string" calcext:value-type="string">
            <text:p>Sixi2-3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4" calcext:value-type="float">
            <text:p>4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- {Anchor PCB} [45mm x 2]</text:p>
          </table:table-cell>
          <table:table-cell table:style-name="ce2"/>
          <table:table-cell table:style-name="ce2" office:value-type="string" calcext:value-type="string">
            <text:p>Sixi2-32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M {other end 4 pin dupont} - [80mm]</text:p>
          </table:table-cell>
          <table:table-cell table:style-name="ce2"/>
          <table:table-cell table:style-name="ce2" office:value-type="string" calcext:value-type="string">
            <text:p>Sixi2-32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ensor AS5147</text:p>
          </table:table-cell>
          <table:table-cell table:style-name="ce2"/>
          <table:table-cell table:style-name="ce2" office:value-type="string" calcext:value-type="string">
            <text:p>Sixi2-32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8" office:value-type="string" calcext:value-type="string">
            <text:p><text:a xlink:href="https://ams.com/as5147" xlink:type="simple">https://ams.com/as5147</text:a>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Jumper 1x2pin - 2.54mm</text:p>
          </table:table-cell>
          <table:table-cell table:style-name="ce2"/>
          <table:table-cell table:style-name="ce2" office:value-type="string" calcext:value-type="string">
            <text:p>Sixi2-32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679.html" xlink:type="simple">https://leeselectronic.com/en/product/2679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Header Pins {M-straight} Single Row, pitch 2.54mm</text:p>
          </table:table-cell>
          <table:table-cell table:style-name="ce2"/>
          <table:table-cell table:style-name="ce2" office:value-type="string" calcext:value-type="string">
            <text:p>Sixi2-3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361.html" xlink:type="simple">https://leeselectronic.com/en/product/21361.html</text:a></text:p>
          </table:table-cell>
          <table:table-cell table:style-name="ce3" table:number-columns-repeated="4"/>
          <table:table-cell table:style-name="ce42" office:value-type="float" office:value="240" calcext:value-type="float">
            <text:p>240.00</text:p>
          </table:table-cell>
          <table:table-cell table:style-name="ce2" office:value-type="float" office:value="78" calcext:value-type="float">
            <text:p>7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Header Pins {M-straight} Double Row, pitch 2.54mm</text:p>
          </table:table-cell>
          <table:table-cell table:style-name="ce2"/>
          <table:table-cell table:style-name="ce2" office:value-type="string" calcext:value-type="string">
            <text:p>Sixi2-33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362.html" xlink:type="simple">https://leeselectronic.com/en/product/21362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8" calcext:value-type="float">
            <text:p>1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Header Pins {M-right-angle} Single Row, pitch 2.54mm</text:p>
          </table:table-cell>
          <table:table-cell table:style-name="ce2"/>
          <table:table-cell table:style-name="ce2" office:value-type="string" calcext:value-type="string">
            <text:p>Sixi2-33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49.html" xlink:type="simple">https://leeselectronic.com/en/product/2149.html</text:a></text:p>
          </table:table-cell>
          <table:table-cell table:style-name="ce3" table:number-columns-repeated="4"/>
          <table:table-cell table:style-name="ce42" office:value-type="float" office:value="160" calcext:value-type="float">
            <text:p>160.00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4x22AWG Threaded Cable [Red, Black, Green &amp; Blue]</text:p>
          </table:table-cell>
          <table:table-cell table:style-name="ce2"/>
          <table:table-cell table:style-name="ce2" office:value-type="string" calcext:value-type="string">
            <text:p>Sixi2-33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134.html" xlink:type="simple">https://leeselectronic.com/en/product/21134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2x22AWG Threaded Cable [Red &amp; Black]</text:p>
          </table:table-cell>
          <table:table-cell table:style-name="ce2"/>
          <table:table-cell table:style-name="ce2" office:value-type="string" calcext:value-type="string">
            <text:p>Sixi2-33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2304.html" xlink:type="simple">https://leeselectronic.com/en/product/22304.html</text:a></text:p>
          </table:table-cell>
          <table:table-cell table:style-name="ce3" table:number-columns-repeated="4"/>
          <table:table-cell table:style-name="ce42" office:value-type="float" office:value="30480" calcext:value-type="float">
            <text:p>30,48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2x18AWG Threaded Cable [Red &amp; Black]</text:p>
          </table:table-cell>
          <table:table-cell table:style-name="ce2"/>
          <table:table-cell table:style-name="ce2" office:value-type="string" calcext:value-type="string">
            <text:p>Sixi2-33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1816.html" xlink:type="simple">https://leeselectronic.com/en/product/211816.html</text:a></text:p>
          </table:table-cell>
          <table:table-cell table:style-name="ce3" table:number-columns-repeated="4"/>
          <table:table-cell table:style-name="ce42" office:value-type="float" office:value="3048" calcext:value-type="float">
            <text:p>3,048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1x22AWG Solid Cable [Black]</text:p>
          </table:table-cell>
          <table:table-cell table:style-name="ce2"/>
          <table:table-cell table:style-name="ce2" office:value-type="string" calcext:value-type="string">
            <text:p>Sixi2-33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25060.html" xlink:type="simple">https://leeselectronic.com/en/product/225060.html</text:a></text:p>
          </table:table-cell>
          <table:table-cell table:style-name="ce3" table:number-columns-repeated="4"/>
          <table:table-cell table:style-name="ce42" office:value-type="float" office:value="60960" calcext:value-type="float">
            <text:p>60,96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3x18AWG Main switch assembly</text:p>
          </table:table-cell>
          <table:table-cell table:style-name="ce2"/>
          <table:table-cell table:style-name="ce2" office:value-type="string" calcext:value-type="string">
            <text:p>Sixi2-33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4x18AWG Threaded Cable [Red, Black, Green &amp; White]</text:p>
          </table:table-cell>
          <table:table-cell table:style-name="ce2"/>
          <table:table-cell table:style-name="ce2" office:value-type="string" calcext:value-type="string">
            <text:p>Sixi2-3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1824.html" xlink:type="simple">https://leeselectronic.com/en/product/211824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Wood Sheet Birch Ply [0.125"x24"x24"]</text:p>
          </table:table-cell>
          <table:table-cell table:style-name="ce2"/>
          <table:table-cell table:style-name="ce2" office:value-type="string" calcext:value-type="string">
            <text:p>Sixi2-33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Windsor Ply</text:p>
          </table:table-cell>
          <table:table-cell table:style-name="ce3" table:number-columns-repeated="4"/>
          <table:table-cell table:style-name="ce42" office:value-type="float" office:value="11" calcext:value-type="float">
            <text:p>1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6-pin Jumper Wire F/F - Brown to Blue [210mm]</text:p>
          </table:table-cell>
          <table:table-cell table:style-name="ce2"/>
          <table:table-cell table:style-name="ce2" office:value-type="string" calcext:value-type="string">
            <text:p>Sixi2-3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3d printer filament, yellow</text:p>
          </table:table-cell>
          <table:table-cell table:style-name="ce2"/>
          <table:table-cell table:style-name="ce2" office:value-type="string" calcext:value-type="string">
            <text:p>Sixi2-34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www.amazon.ca/1-75mm-Yellow-PLA-Printer-Filament/dp/B01CX9MOK4/ref=sr_1_5?dchild=1&amp;keywords=yellow+pla&amp;qid=1591383012&amp;sr=8-5" xlink:type="simple">https://www.amazon.ca/1-75mm-Yellow-PLA-Printer-Filament/dp/B01CX9MOK4/ref=sr_1_5?dchild=1&amp;keywords=yellow+pla&amp;qid=1591383012&amp;sr=8-5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 table:number-rows-repeated="731">
          <table:table-cell table:style-name="ce3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4.I231:Sheet14.I231">
            <calcext:condition calcext:apply-style-name="ConditionalStyle_3" calcext:value="formula-is(LEN(TRIM([.I231]))&gt;0)" calcext:base-cell-address="Sheet14.I231"/>
          </calcext:conditional-format>
          <calcext:conditional-format calcext:target-range-address="Sheet14.N2:Sheet14.N268">
            <calcext:condition calcext:apply-style-name="ConditionalStyle_1" calcext:value="formula-is(AND(([.N2]&gt;=[.K2]);([.M2]=&quot;FALSE&quot;)))" calcext:base-cell-address="Sheet14.N2"/>
          </calcext:conditional-format>
          <calcext:conditional-format calcext:target-range-address="Sheet14.N2:Sheet14.N268">
            <calcext:condition calcext:apply-style-name="ConditionalStyle_2" calcext:value="formula-is(AND(([.N2]&lt;[.K2]);([.M2]=&quot;FALSE&quot;)))" calcext:base-cell-address="Sheet14.N2"/>
          </calcext:conditional-format>
        </calcext:conditional-formats>
      </table:table>
      <table:table table:name="pick list" table:style-name="ta3">
        <table:table-column table:style-name="co30" table:default-cell-style-name="Default"/>
        <table:table-column table:style-name="co31" table:default-cell-style-name="Default"/>
        <table:table-column table:style-name="co32" table:number-columns-repeated="8" table:default-cell-style-name="Default"/>
        <table:table-column table:style-name="co33" table:default-cell-style-name="Default"/>
        <table:table-column table:style-name="co16" table:number-columns-repeated="1013" table:default-cell-style-name="Default"/>
        <table:table-row table:style-name="ro4">
          <table:table-cell table:style-name="ce44" office:value-type="string" calcext:value-type="string">
            <text:p>SKU</text:p>
          </table:table-cell>
          <table:table-cell table:style-name="ce1" office:value-type="string" calcext:value-type="string">
            <text:p>Part nam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office:annotation draw:style-name="gr3" draw:text-style-name="P2" svg:width="113.56pt" svg:height="54.91pt" svg:x="527.78pt" svg:y="41.92pt" draw:caption-point-x="-11.54pt" draw:caption-point-y="-41.64pt">
              <dc:date>2020-08-25T00:00:00</dc:date>
              <text:p text:style-name="P1">dozuki chapter numbering error: skips 5</text:p>
              <text:p text:style-name="P1"><text:tab/>-Jin Han</text:p>
            </office:annotation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9" office:value-type="string" calcext:value-type="string">
            <text:p>Total Qty</text:p>
          </table:table-cell>
          <table:table-cell table:number-columns-repeated="1013"/>
        </table:table-row>
        <table:table-row table:style-name="ro2">
          <table:table-cell table:style-name="ce45" office:value-type="string" calcext:value-type="string">
            <text:p>Sixi2-001</text:p>
            <text:p/>
          </table:table-cell>
          <table:table-cell table:style-name="ce2" table:formula="of:=VLOOKUP([.A2];[$'All SKUs'.$A$1:.$B$437];2;0)" office:value-type="string" office:string-value="" calcext:value-type="error">
            <text:p>#N/A</text:p>
          </table:table-cell>
          <table:table-cell table:style-name="ce48" table:number-columns-repeated="7"/>
          <table:table-cell table:style-name="ce48" table:formula="of:=2+6+8" office:value-type="float" office:value="16" calcext:value-type="float">
            <text:p>16</text:p>
          </table:table-cell>
          <table:table-cell table:style-name="ce2" table:formula="of:=SUM([.C2:.J2])" office:value-type="float" office:value="16" calcext:value-type="float">
            <text:p>16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2</text:p>
          </table:table-cell>
          <table:table-cell table:style-name="ce5" table:formula="of:=VLOOKUP([.A3];[$'All SKUs'.$A$1:.$B$437];2;0)" office:value-type="string" office:string-value="Standoff m3x4.5x12 95947A008" calcext:value-type="string">
            <text:p>Standoff m3x4.5x12 95947A008</text:p>
          </table:table-cell>
          <table:table-cell table:style-name="ce48" table:number-columns-repeated="3"/>
          <table:table-cell table:style-name="ce48" table:formula="of:=7" office:value-type="float" office:value="7" calcext:value-type="float">
            <text:p>7</text:p>
          </table:table-cell>
          <table:table-cell table:style-name="ce48" table:number-columns-repeated="4"/>
          <table:table-cell table:style-name="ce2" table:formula="of:=SUM([.C3:.J3])" office:value-type="float" office:value="7" calcext:value-type="float">
            <text:p>7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3</text:p>
          </table:table-cell>
          <table:table-cell table:style-name="ce5" table:formula="of:=VLOOKUP([.A4];[$'All SKUs'.$A$1:.$B$437];2;0)" office:value-type="string" office:string-value="Standoff #4-40x7 M-F 93505A101" calcext:value-type="string">
            <text:p>Standoff #4-40x7 M-F 93505A101</text:p>
          </table:table-cell>
          <table:table-cell table:style-name="ce48" office:value-type="float" office:value="2" calcext:value-type="float">
            <office:annotation draw:style-name="gr4" draw:text-style-name="P2" svg:width="88.38pt" svg:height="54.91pt" svg:x="439.4pt" svg:y="87.31pt" draw:caption-point-x="-11.54pt" draw:caption-point-y="-15.02pt">
              <dc:date>2020-08-25T00:00:00</dc:date>
              <text:p text:style-name="P1">If right angle D-Sub doesn't come with it</text:p>
              <text:p text:style-name="P1"><text:tab/>-Jin Han</text:p>
            </office:annotation>
            <text:p>2</text:p>
          </table:table-cell>
          <table:table-cell table:style-name="ce48" table:number-columns-repeated="6"/>
          <table:table-cell table:style-name="ce48" table:formula="of:=2" office:value-type="float" office:value="2" calcext:value-type="float">
            <text:p>2</text:p>
          </table:table-cell>
          <table:table-cell table:style-name="ce2" table:formula="of:=SUM([.C4:.J4])" office:value-type="float" office:value="4" calcext:value-type="float">
            <office:annotation draw:style-name="gr4" draw:text-style-name="P2" svg:width="307.81pt" svg:height="40.48pt" svg:x="641.34pt" svg:y="94.51pt" draw:caption-point-x="-11.54pt" draw:caption-point-y="-22.22pt">
              <dc:date>2020-08-25T00:00:00</dc:date>
              <text:p text:style-name="P1">If right angle D-Sub doesn't come with it</text:p>
              <text:p text:style-name="P1"><text:tab/>-Jin Han</text:p>
            </office:annotation>
            <text:p>4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5</text:p>
          </table:table-cell>
          <table:table-cell table:style-name="ce5" table:formula="of:=VLOOKUP([.A5];[$'All SKUs'.$A$1:.$B$437];2;0)" office:value-type="string" office:string-value="Set Screw m3x4 flatEnd 92605A098" calcext:value-type="string">
            <text:p>Set Screw m3x4 flatEnd 92605A098</text:p>
          </table:table-cell>
          <table:table-cell table:style-name="ce48"/>
          <table:table-cell table:style-name="ce48" table:formula="of:=3+2+1+1+1" office:value-type="float" office:value="8" calcext:value-type="float">
            <text:p>8</text:p>
          </table:table-cell>
          <table:table-cell table:style-name="ce48" table:formula="of:=3+5+2" office:value-type="float" office:value="10" calcext:value-type="float">
            <text:p>10</text:p>
          </table:table-cell>
          <table:table-cell table:style-name="ce48" table:formula="of:=3" office:value-type="float" office:value="3" calcext:value-type="float">
            <text:p>3</text:p>
          </table:table-cell>
          <table:table-cell table:style-name="ce48" table:number-columns-repeated="3"/>
          <table:table-cell table:style-name="ce48" table:formula="of:=1" office:value-type="float" office:value="1" calcext:value-type="float">
            <text:p>1</text:p>
          </table:table-cell>
          <table:table-cell table:style-name="ce2" table:formula="of:=SUM([.C5:.J5])" office:value-type="float" office:value="22" calcext:value-type="float">
            <office:annotation draw:style-name="gr4" draw:text-style-name="P2" svg:width="307.81pt" svg:height="40.48pt" svg:x="641.34pt" svg:y="109.5pt" draw:caption-point-x="-11.54pt" draw:caption-point-y="-22.22pt">
              <dc:date>2020-08-25T00:00:00</dc:date>
              <text:p text:style-name="P1">fusion may be missing 1</text:p>
              <text:p text:style-name="P1"><text:tab/>-Jin Han</text:p>
            </office:annotation>
            <text:p>22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9</text:p>
          </table:table-cell>
          <table:table-cell table:style-name="ce5" table:formula="of:=VLOOKUP([.A6];[$'All SKUs'.$A$1:.$B$437];2;0)" office:value-type="string" office:string-value="screw M5x20 socket head cap 90128A248" calcext:value-type="string">
            <text:p>screw M5x20 socket head cap 90128A248</text:p>
          </table:table-cell>
          <table:table-cell table:style-name="ce48" table:number-columns-repeated="4"/>
          <table:table-cell table:style-name="ce48" table:formula="of:=4" office:value-type="float" office:value="4" calcext:value-type="float">
            <text:p>4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/>
          <table:table-cell table:style-name="ce48" table:formula="of:=4" office:value-type="float" office:value="4" calcext:value-type="float">
            <office:annotation draw:style-name="gr5" draw:text-style-name="P2" svg:width="278.11pt" svg:height="40.51pt" svg:x="594.09pt" svg:y="124.5pt" draw:caption-point-x="-11.54pt" draw:caption-point-y="-22.22pt">
              <dc:date>2020-08-25T00:00:00</dc:date>
              <text:p text:style-name="P1">change dozuki step 17 from m5x25 to m5x20</text:p>
              <text:p text:style-name="P1"><text:tab/>-Jin Han</text:p>
            </office:annotation>
            <text:p>4</text:p>
          </table:table-cell>
          <table:table-cell table:style-name="ce2" table:formula="of:=SUM([.C6:.J6])" office:value-type="float" office:value="12" calcext:value-type="float">
            <text:p>12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2</text:p>
          </table:table-cell>
          <table:table-cell table:style-name="ce5" table:formula="of:=VLOOKUP([.A7];[$'All SKUs'.$A$1:.$B$437];2;0)" office:value-type="string" office:string-value="screw M4x45 socket head cap partially threaded 91292A133" calcext:value-type="string">
            <text:p>screw M4x45 socket head cap partially threaded 91292A133</text:p>
          </table:table-cell>
          <table:table-cell table:style-name="ce48" table:number-columns-repeated="7"/>
          <table:table-cell table:style-name="ce48" table:formula="of:=12+8+16" office:value-type="float" office:value="36" calcext:value-type="float">
            <text:p>36</text:p>
          </table:table-cell>
          <table:table-cell table:style-name="ce2" table:formula="of:=SUM([.C7:.J7])" office:value-type="float" office:value="36" calcext:value-type="float">
            <text:p>36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4</text:p>
          </table:table-cell>
          <table:table-cell table:style-name="ce5" table:formula="of:=VLOOKUP([.A8];[$'All SKUs'.$A$1:.$B$437];2;0)" office:value-type="string" office:string-value="screw M4x25 socket head 91292A122" calcext:value-type="string">
            <text:p>screw M4x25 socket head 91292A122</text:p>
          </table:table-cell>
          <table:table-cell table:style-name="ce48" table:number-columns-repeated="7"/>
          <table:table-cell table:style-name="ce48" table:formula="of:=2+2+8+16" office:value-type="float" office:value="28" calcext:value-type="float">
            <text:p>28</text:p>
          </table:table-cell>
          <table:table-cell table:style-name="ce2" table:formula="of:=SUM([.C8:.J8])" office:value-type="float" office:value="28" calcext:value-type="float">
            <office:annotation draw:style-name="gr3" draw:text-style-name="P2" svg:width="307.81pt" svg:height="41.24pt" svg:x="641.34pt" svg:y="154.49pt" draw:caption-point-x="-11.54pt" draw:caption-point-y="-22.22pt">
              <dc:date>2020-08-25T00:00:00</dc:date>
              <text:p text:style-name="P1">fusion includes optional screws</text:p>
              <text:p text:style-name="P1"><text:tab/>-Jin Han</text:p>
            </office:annotation>
            <text:p>28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5</text:p>
          </table:table-cell>
          <table:table-cell table:style-name="ce5" table:formula="of:=VLOOKUP([.A9];[$'All SKUs'.$A$1:.$B$437];2;0)" office:value-type="string" office:string-value="screw M4x14 socket head cap 91292A038" calcext:value-type="string">
            <text:p>screw M4x14 socket head cap 91292A038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48" table:number-columns-repeated="7"/>
          <table:table-cell table:style-name="ce2" table:formula="of:=SUM([.C9:.J9])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6</text:p>
          </table:table-cell>
          <table:table-cell table:style-name="ce5" table:formula="of:=VLOOKUP([.A10];[$'All SKUs'.$A$1:.$B$437];2;0)" office:value-type="string" office:string-value="screw m3x8 socket head cap 91292A112" calcext:value-type="string">
            <text:p>screw m3x8 socket head cap 91292A112</text:p>
          </table:table-cell>
          <table:table-cell table:style-name="ce48" table:formula="of:=8+9" office:value-type="float" office:value="17" calcext:value-type="float">
            <text:p>17</text:p>
          </table:table-cell>
          <table:table-cell table:style-name="ce48" office:value-type="float" office:value="1" calcext:value-type="float">
            <office:annotation draw:style-name="gr2" draw:text-style-name="P2" svg:width="88.41pt" svg:height="54.91pt" svg:x="461.48pt" svg:y="178.44pt" draw:caption-point-x="-11.54pt" draw:caption-point-y="-16.16pt">
              <dc:date>2020-08-25T00:00:00</dc:date>
              <text:p text:style-name="P1">not updated in dozuki: Hand Output screw</text:p>
              <text:p text:style-name="P1"><text:tab/>-Jin Han</text:p>
            </office:annotation>
            <text:p>1</text:p>
          </table:table-cell>
          <table:table-cell table:style-name="ce48" table:number-columns-repeated="3"/>
          <table:table-cell table:style-name="ce48" table:formula="of:=2" office:value-type="float" office:value="2" calcext:value-type="float">
            <text:p>2</text:p>
          </table:table-cell>
          <table:table-cell table:style-name="ce48" table:formula="of:=2+4+6" office:value-type="float" office:value="12" calcext:value-type="float">
            <text:p>12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2" table:formula="of:=SUM([.C10:.J10])" office:value-type="float" office:value="38" calcext:value-type="float">
            <office:annotation draw:style-name="gr2" draw:text-style-name="P2" svg:width="307.81pt" svg:height="42.75pt" svg:x="641.34pt" svg:y="184.51pt" draw:caption-point-x="-11.54pt" draw:caption-point-y="-22.22pt">
              <dc:date>2020-08-25T00:00:00</dc:date>
              <text:p text:style-name="P1">fusion has 3 more, from optional ch.7</text:p>
              <text:p text:style-name="P1"><text:tab/>-Jin Han</text:p>
            </office:annotation>
            <text:p>3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21</text:p>
          </table:table-cell>
          <table:table-cell table:style-name="ce5" table:formula="of:=VLOOKUP([.A11];[$'All SKUs'.$A$1:.$B$437];2;0)" office:value-type="string" office:string-value="screw m3x5 socket head cap 91292A110" calcext:value-type="string">
            <text:p>screw m3x5 socket head cap 91292A110</text:p>
          </table:table-cell>
          <table:table-cell table:style-name="ce48" table:number-columns-repeated="2"/>
          <table:table-cell table:style-name="ce48" table:formula="of:=8" office:value-type="float" office:value="8" calcext:value-type="float">
            <office:annotation draw:style-name="gr2" draw:text-style-name="P2" svg:width="88.41pt" svg:height="42.75pt" svg:x="483.59pt" svg:y="200.24pt" draw:caption-point-x="-11.54pt" draw:caption-point-y="-22.96pt">
              <dc:date>2020-08-25T00:00:00</dc:date>
              <text:p text:style-name="P1">on fusion, m3x8 is in place</text:p>
              <text:p text:style-name="P1"><text:tab/>-Jin Han</text:p>
            </office:annotation>
            <text:p>8</text:p>
          </table:table-cell>
          <table:table-cell table:style-name="ce48"/>
          <table:table-cell table:style-name="ce48" table:formula="of:=16" office:value-type="float" office:value="16" calcext:value-type="float">
            <text:p>16</text:p>
          </table:table-cell>
          <table:table-cell table:style-name="ce48" table:formula="of:=16" office:value-type="float" office:value="16" calcext:value-type="float">
            <text:p>16</text:p>
          </table:table-cell>
          <table:table-cell table:style-name="ce48"/>
          <table:table-cell table:style-name="ce48" table:formula="of:=2" office:value-type="float" office:value="2" calcext:value-type="float">
            <text:p>2</text:p>
          </table:table-cell>
          <table:table-cell table:style-name="ce2" table:formula="of:=SUM([.C11:.J11])" office:value-type="float" office:value="42" calcext:value-type="float">
            <office:annotation draw:style-name="gr2" draw:text-style-name="P2" svg:width="307.81pt" svg:height="42.75pt" svg:x="641.34pt" svg:y="200.24pt" draw:caption-point-x="-11.54pt" draw:caption-point-y="-22.96pt">
              <dc:date>2020-08-25T00:00:00</dc:date>
              <text:p text:style-name="P1">fusion may have 8 less; chapter 3**</text:p>
              <text:p text:style-name="P1"><text:tab/>-Jin Han</text:p>
            </office:annotation>
            <text:p>4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24</text:p>
          </table:table-cell>
          <table:table-cell table:style-name="ce5" table:formula="of:=VLOOKUP([.A12];[$'All SKUs'.$A$1:.$B$437];2;0)" office:value-type="string" office:string-value="screw m3x45 socket head cap partially threaded 91290A079" calcext:value-type="string">
            <text:p>screw m3x45 socket head cap partially threaded 91290A079</text:p>
          </table:table-cell>
          <table:table-cell table:style-name="ce48"/>
          <table:table-cell table:style-name="ce48" table:formula="of:=4" office:value-type="float" office:value="4" calcext:value-type="float">
            <text:p>4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/>
          <table:table-cell table:style-name="ce48" table:formula="of:=12" office:value-type="float" office:value="12" calcext:value-type="float">
            <text:p>12</text:p>
          </table:table-cell>
          <table:table-cell table:style-name="ce48" table:formula="of:=12" office:value-type="float" office:value="12" calcext:value-type="float">
            <text:p>12</text:p>
          </table:table-cell>
          <table:table-cell table:style-name="ce48" table:formula="of:=7+8" office:value-type="float" office:value="15" calcext:value-type="float">
            <text:p>15</text:p>
          </table:table-cell>
          <table:table-cell table:style-name="ce48" table:formula="of:=12" office:value-type="float" office:value="12" calcext:value-type="float">
            <text:p>12</text:p>
          </table:table-cell>
          <table:table-cell table:style-name="ce2" table:formula="of:=SUM([.C12:.J12])"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29</text:p>
          </table:table-cell>
          <table:table-cell table:style-name="ce5" table:formula="of:=VLOOKUP([.A13];[$'All SKUs'.$A$1:.$B$437];2;0)" office:value-type="string" office:string-value="screw m3x35 socket head cap partially threaded 91292A033" calcext:value-type="string">
            <text:p>screw m3x35 socket head cap partially threaded 91292A033</text:p>
          </table:table-cell>
          <table:table-cell table:style-name="ce48" table:number-columns-repeated="2"/>
          <table:table-cell table:style-name="ce48" table:formula="of:=4" office:value-type="float" office:value="4" calcext:value-type="float">
            <text:p>4</text:p>
          </table:table-cell>
          <table:table-cell table:style-name="ce48" table:number-columns-repeated="4"/>
          <table:table-cell table:style-name="ce48" table:formula="of:=4" office:value-type="float" office:value="4" calcext:value-type="float">
            <text:p>4</text:p>
          </table:table-cell>
          <table:table-cell table:style-name="ce2" table:formula="of:=SUM([.C13:.J13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1</text:p>
          </table:table-cell>
          <table:table-cell table:style-name="ce5" table:formula="of:=VLOOKUP([.A14];[$'All SKUs'.$A$1:.$B$437];2;0)" office:value-type="string" office:string-value="screw m3x30 socket head cap partially threaded 91292A022" calcext:value-type="string">
            <text:p>screw m3x30 socket head cap partially threaded 91292A022</text:p>
          </table:table-cell>
          <table:table-cell table:style-name="ce48" table:number-columns-repeated="4"/>
          <table:table-cell table:style-name="ce48" table:formula="of:=2" office:value-type="float" office:value="2" calcext:value-type="float">
            <text:p>2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number-columns-repeated="2"/>
          <table:table-cell table:style-name="ce2" table:formula="of:=SUM([.C14:.J14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3</text:p>
          </table:table-cell>
          <table:table-cell table:style-name="ce5" table:formula="of:=VLOOKUP([.A15];[$'All SKUs'.$A$1:.$B$437];2;0)" office:value-type="string" office:string-value="screw m3x25 socket head cap partially threaded 91292A020" calcext:value-type="string">
            <text:p>screw m3x25 socket head cap partially threaded 91292A020</text:p>
          </table:table-cell>
          <table:table-cell table:style-name="ce48"/>
          <table:table-cell table:style-name="ce48" table:formula="of:=3" office:value-type="float" office:value="3" calcext:value-type="float">
            <text:p>3</text:p>
          </table:table-cell>
          <table:table-cell table:style-name="ce48" table:formula="of:=8+2" office:value-type="float" office:value="10" calcext:value-type="float">
            <text:p>10</text:p>
          </table:table-cell>
          <table:table-cell table:style-name="ce48" table:formula="of:=6+6" office:value-type="float" office:value="12" calcext:value-type="float">
            <office:annotation draw:style-name="gr2" draw:text-style-name="P2" svg:width="88.38pt" svg:height="54.91pt" svg:x="505.7pt" svg:y="257.19pt" draw:caption-point-x="-11.54pt" draw:caption-point-y="-16.92pt">
              <dc:date>2020-08-25T00:00:00</dc:date>
              <text:p text:style-name="P1">Change Dozuki step 13 from m3x22 to m3x25</text:p>
              <text:p text:style-name="P1"><text:tab/>-Jin Han</text:p>
            </office:annotation>
            <text:p>12</text:p>
          </table:table-cell>
          <table:table-cell table:style-name="ce48" table:formula="of:=11" office:value-type="float" office:value="11" calcext:value-type="float">
            <text:p>11</text:p>
          </table:table-cell>
          <table:table-cell table:style-name="ce48" table:formula="of:=11" office:value-type="float" office:value="11" calcext:value-type="float">
            <text:p>11</text:p>
          </table:table-cell>
          <table:table-cell table:style-name="ce48" table:number-columns-repeated="2"/>
          <table:table-cell table:style-name="ce2" table:formula="of:=SUM([.C15:.J15])" office:value-type="float" office:value="47" calcext:value-type="float">
            <office:annotation draw:style-name="gr2" draw:text-style-name="P2" svg:width="307.81pt" svg:height="42.75pt" svg:x="641.34pt" svg:y="263.25pt" draw:caption-point-x="-11.54pt" draw:caption-point-y="-22.99pt">
              <dc:date>2020-08-25T00:00:00</dc:date>
              <text:p text:style-name="P1">fusion may have 2 more</text:p>
              <text:p text:style-name="P1"><text:tab/>-Jin Han</text:p>
            </office:annotation>
            <text:p>47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7</text:p>
          </table:table-cell>
          <table:table-cell table:style-name="ce5" table:formula="of:=VLOOKUP([.A16];[$'All SKUs'.$A$1:.$B$437];2;0)" office:value-type="string" office:string-value="screw m3x20 socket head cap 91290A123" calcext:value-type="string">
            <text:p>screw m3x20 socket head cap 91290A123</text:p>
          </table:table-cell>
          <table:table-cell table:style-name="ce48"/>
          <table:table-cell table:style-name="ce48" table:formula="of:=8+4" office:value-type="float" office:value="12" calcext:value-type="float">
            <text:p>12</text:p>
          </table:table-cell>
          <table:table-cell table:style-name="ce48"/>
          <table:table-cell table:style-name="ce48" table:formula="of:=8+4+4" office:value-type="float" office:value="16" calcext:value-type="float">
            <text:p>16</text:p>
          </table:table-cell>
          <table:table-cell table:style-name="ce48" table:number-columns-repeated="4"/>
          <table:table-cell table:style-name="ce2" table:formula="of:=SUM([.C16:.J16])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9</text:p>
          </table:table-cell>
          <table:table-cell table:style-name="ce5" table:formula="of:=VLOOKUP([.A17];[$'All SKUs'.$A$1:.$B$437];2;0)" office:value-type="string" office:string-value="screw m3x16 socket head cap 91292A115" calcext:value-type="string">
            <text:p>screw m3x16 socket head cap 91292A115</text:p>
          </table:table-cell>
          <table:table-cell table:style-name="ce48" table:formula="of:=5" office:value-type="float" office:value="5" calcext:value-type="float">
            <text:p>5</text:p>
          </table:table-cell>
          <table:table-cell table:style-name="ce48"/>
          <table:table-cell table:style-name="ce48" table:formula="of:=15" office:value-type="float" office:value="15" calcext:value-type="float">
            <text:p>15</text:p>
          </table:table-cell>
          <table:table-cell table:style-name="ce48" table:number-columns-repeated="4"/>
          <table:table-cell table:style-name="ce48" table:formula="of:=4+2" office:value-type="float" office:value="6" calcext:value-type="float">
            <text:p>6</text:p>
          </table:table-cell>
          <table:table-cell table:style-name="ce2" table:formula="of:=SUM([.C17:.J17])" office:value-type="float" office:value="26" calcext:value-type="float">
            <office:annotation draw:style-name="gr2" draw:text-style-name="P2" svg:width="307.81pt" svg:height="42.75pt" svg:x="641.34pt" svg:y="294.75pt" draw:caption-point-x="-11.54pt" draw:caption-point-y="-22.99pt">
              <dc:date>2020-08-25T00:00:00</dc:date>
              <text:p text:style-name="P1">fusion may have 2 more</text:p>
              <text:p text:style-name="P1"><text:tab/>-Jin Han</text:p>
            </office:annotation>
            <text:p>2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43</text:p>
          </table:table-cell>
          <table:table-cell table:style-name="ce5" table:formula="of:=VLOOKUP([.A18];[$'All SKUs'.$A$1:.$B$437];2;0)" office:value-type="string" office:string-value="screw M3x10 socket head cap 91292A113" calcext:value-type="string">
            <text:p>screw M3x10 socket head cap 91292A113</text:p>
          </table:table-cell>
          <table:table-cell table:style-name="ce48" table:formula="of:=3+2+4+12" office:value-type="float" office:value="21" calcext:value-type="float">
            <text:p>21</text:p>
          </table:table-cell>
          <table:table-cell table:style-name="ce48" table:formula="of:=3" office:value-type="float" office:value="3" calcext:value-type="float">
            <text:p>3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 table:formula="of:=4+1+1+4" office:value-type="float" office:value="10" calcext:value-type="float">
            <text:p>10</text:p>
          </table:table-cell>
          <table:table-cell table:style-name="ce48" table:number-columns-repeated="3"/>
          <table:table-cell table:style-name="ce48" table:formula="of:=8" office:value-type="float" office:value="8" calcext:value-type="float">
            <text:p>8</text:p>
          </table:table-cell>
          <table:table-cell table:style-name="ce2" table:formula="of:=SUM([.C18:.J18])" office:value-type="float" office:value="46" calcext:value-type="float">
            <office:annotation draw:style-name="gr2" draw:text-style-name="P2" svg:width="307.81pt" svg:height="42.75pt" svg:x="641.34pt" svg:y="310.51pt" draw:caption-point-x="-11.54pt" draw:caption-point-y="-22.99pt">
              <dc:date>2020-08-25T00:00:00</dc:date>
              <text:p text:style-name="P1">fusion may have 7 more</text:p>
              <text:p text:style-name="P1"><text:tab/>-Jin Han</text:p>
            </office:annotation>
            <text:p>4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47</text:p>
          </table:table-cell>
          <table:table-cell table:style-name="ce5" table:formula="of:=VLOOKUP([.A19];[$'All SKUs'.$A$1:.$B$437];2;0)" office:value-type="string" office:string-value="screw m2x6 socket head cap 91292A831" calcext:value-type="string">
            <text:p>screw m2x6 socket head cap 91292A831</text:p>
          </table:table-cell>
          <table:table-cell table:style-name="ce48"/>
          <table:table-cell table:style-name="ce48" table:formula="of:=4+6" office:value-type="float" office:value="10" calcext:value-type="float">
            <text:p>10</text:p>
          </table:table-cell>
          <table:table-cell table:style-name="ce48" table:formula="of:=10" office:value-type="float" office:value="10" calcext:value-type="float">
            <text:p>10</text:p>
          </table:table-cell>
          <table:table-cell table:style-name="ce48" table:formula="of:=8+8" office:value-type="float" office:value="16" calcext:value-type="float">
            <text:p>16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48"/>
          <table:table-cell table:style-name="ce48" table:formula="of:=4" office:value-type="float" office:value="4" calcext:value-type="float">
            <text:p>4</text:p>
          </table:table-cell>
          <table:table-cell table:style-name="ce2" table:formula="of:=SUM([.C19:.J19])"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3</text:p>
          </table:table-cell>
          <table:table-cell table:style-name="ce5" table:formula="of:=VLOOKUP([.A20];[$'All SKUs'.$A$1:.$B$437];2;0)" office:value-type="string" office:string-value="screw m2x12 socket head cap 91292A834" calcext:value-type="string">
            <text:p>screw m2x12 socket head cap 91292A834</text:p>
          </table:table-cell>
          <table:table-cell table:style-name="ce48" table:number-columns-repeated="4"/>
          <table:table-cell table:style-name="ce48" table:formula="of:=2" office:value-type="float" office:value="2" calcext:value-type="float">
            <office:annotation draw:style-name="gr2" draw:text-style-name="P2" svg:width="113.56pt" svg:height="54.91pt" svg:x="527.78pt" svg:y="335.93pt" draw:caption-point-x="-11.54pt" draw:caption-point-y="-16.92pt">
              <dc:date>2020-08-25T00:00:00</dc:date>
              <text:p text:style-name="P1">change dozuki step 15 from m2x10 to m2x12</text:p>
              <text:p text:style-name="P1"><text:tab/>-Jin Han</text:p>
            </office:annotation>
            <text:p>2</text:p>
          </table:table-cell>
          <table:table-cell table:style-name="ce48" table:formula="of:=2" office:value-type="float" office:value="2" calcext:value-type="float">
            <office:annotation draw:style-name="gr2" draw:text-style-name="P2" svg:width="168.41pt" svg:height="42.75pt" svg:x="549.89pt" svg:y="342pt" draw:caption-point-x="-11.54pt" draw:caption-point-y="-22.99pt">
              <dc:date>2020-08-25T00:00:00</dc:date>
              <text:p text:style-name="P1">change dozuki step18 from m2x10 to m2x12</text:p>
              <text:p text:style-name="P1"><text:tab/>-Jin Han</text:p>
            </office:annotation>
            <text:p>2</text:p>
          </table:table-cell>
          <table:table-cell table:style-name="ce48"/>
          <table:table-cell table:style-name="ce48" table:formula="of:=4" office:value-type="float" office:value="4" calcext:value-type="float">
            <office:annotation draw:style-name="gr2" draw:text-style-name="P2" svg:width="278.11pt" svg:height="42.75pt" svg:x="594.09pt" svg:y="342pt" draw:caption-point-x="-11.54pt" draw:caption-point-y="-22.99pt">
              <dc:date>2020-08-25T00:00:00</dc:date>
              <text:p text:style-name="P1">change dozuki step23 from m2x10 to m2x12</text:p>
              <text:p text:style-name="P1"><text:tab/>-Jin Han</text:p>
            </office:annotation>
            <text:p>4</text:p>
          </table:table-cell>
          <table:table-cell table:style-name="ce2" table:formula="of:=SUM([.C20:.J20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6</text:p>
          </table:table-cell>
          <table:table-cell table:style-name="ce5" table:formula="of:=VLOOKUP([.A21];[$'All SKUs'.$A$1:.$B$437];2;0)" office:value-type="string" office:string-value="nut m5 nylock 90576A104" calcext:value-type="string">
            <text:p>nut m5 nylock 90576A104</text:p>
          </table:table-cell>
          <table:table-cell table:style-name="ce48" table:number-columns-repeated="8"/>
          <table:table-cell table:style-name="ce2" table:formula="of:=SUM([.C21:.J21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7</text:p>
          </table:table-cell>
          <table:table-cell table:style-name="ce5" table:formula="of:=VLOOKUP([.A22];[$'All SKUs'.$A$1:.$B$437];2;0)" office:value-type="string" office:string-value="nut M5 hex 90592A095" calcext:value-type="string">
            <text:p>nut M5 hex 90592A095</text:p>
          </table:table-cell>
          <table:table-cell table:style-name="ce48" table:number-columns-repeated="4"/>
          <table:table-cell table:style-name="ce48" office:value-type="float" office:value="4" calcext:value-type="float">
            <text:p>4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/>
          <table:table-cell table:style-name="ce48" table:formula="of:=12" office:value-type="float" office:value="12" calcext:value-type="float">
            <text:p>12</text:p>
          </table:table-cell>
          <table:table-cell table:style-name="ce2" table:formula="of:=SUM([.C22:.J22])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9</text:p>
          </table:table-cell>
          <table:table-cell table:style-name="ce5" table:formula="of:=VLOOKUP([.A23];[$'All SKUs'.$A$1:.$B$437];2;0)" office:value-type="string" office:string-value="nut m4 nylock 90576A103" calcext:value-type="string">
            <text:p>nut m4 nylock 90576A103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number-columns-repeated="6"/>
          <table:table-cell table:style-name="ce48" table:formula="of:=8" office:value-type="float" office:value="8" calcext:value-type="float">
            <text:p>8</text:p>
          </table:table-cell>
          <table:table-cell table:style-name="ce2" table:formula="of:=SUM([.C23:.J23])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61</text:p>
          </table:table-cell>
          <table:table-cell table:style-name="ce5" table:formula="of:=VLOOKUP([.A24];[$'All SKUs'.$A$1:.$B$437];2;0)" office:value-type="string" office:string-value="nut M4 hex 90592A090" calcext:value-type="string">
            <text:p>nut M4 hex 90592A090</text:p>
          </table:table-cell>
          <table:table-cell table:style-name="ce48" table:formula="of:=8" office:value-type="float" office:value="8" calcext:value-type="float">
            <text:p>8</text:p>
          </table:table-cell>
          <table:table-cell table:style-name="ce48" table:number-columns-repeated="6"/>
          <table:table-cell table:style-name="ce48" table:formula="of:=8+16" office:value-type="float" office:value="24" calcext:value-type="float">
            <text:p>24</text:p>
          </table:table-cell>
          <table:table-cell table:style-name="ce2" table:formula="of:=SUM([.C24:.J24])" office:value-type="float" office:value="32" calcext:value-type="float">
            <office:annotation draw:style-name="gr2" draw:text-style-name="P2" svg:width="307.81pt" svg:height="42.75pt" svg:x="641.34pt" svg:y="404.99pt" draw:caption-point-x="-11.54pt" draw:caption-point-y="-22.96pt">
              <dc:date>2020-08-25T00:00:00</dc:date>
              <text:p text:style-name="P1">fusion includes optional screws</text:p>
              <text:p text:style-name="P1"><text:tab/>-Jin Han</text:p>
            </office:annotation>
            <text:p>3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63</text:p>
          </table:table-cell>
          <table:table-cell table:style-name="ce5" table:formula="of:=VLOOKUP([.A25];[$'All SKUs'.$A$1:.$B$437];2;0)" office:value-type="string" office:string-value="nut M3 square DIN 562" calcext:value-type="string">
            <text:p>nut M3 square DIN 562</text:p>
          </table:table-cell>
          <table:table-cell table:style-name="ce48"/>
          <table:table-cell table:style-name="ce48" office:value-type="float" office:value="6" calcext:value-type="float">
            <office:annotation draw:style-name="gr2" draw:text-style-name="P2" svg:width="88.41pt" svg:height="54.91pt" svg:x="461.48pt" svg:y="414.68pt" draw:caption-point-x="-11.54pt" draw:caption-point-y="-16.92pt">
              <dc:date>2020-08-25T00:00:00</dc:date>
              <text:p text:style-name="P1">missing 2 in dozuki at Hand Output Sensor</text:p>
              <text:p text:style-name="P1"><text:tab/>-Jin Han</text:p>
            </office:annotation>
            <text:p>6</text:p>
          </table:table-cell>
          <table:table-cell table:style-name="ce48" table:formula="of:=8+3+2" office:value-type="float" office:value="13" calcext:value-type="float">
            <text:p>13</text:p>
          </table:table-cell>
          <table:table-cell table:style-name="ce48" table:formula="of:=2+2" office:value-type="float" office:value="4" calcext:value-type="float">
            <text:p>4</text:p>
          </table:table-cell>
          <table:table-cell table:style-name="ce48" table:number-columns-repeated="3"/>
          <table:table-cell table:style-name="ce48" table:formula="of:=1+4+2" office:value-type="float" office:value="7" calcext:value-type="float">
            <text:p>7</text:p>
          </table:table-cell>
          <table:table-cell table:style-name="ce2" table:formula="of:=SUM([.C25:.J25])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67</text:p>
          </table:table-cell>
          <table:table-cell table:style-name="ce5" table:formula="of:=VLOOKUP([.A26];[$'All SKUs'.$A$1:.$B$437];2;0)" office:value-type="string" office:string-value="nut m3 nylock 90576A102" calcext:value-type="string">
            <text:p>nut m3 nylock 90576A102</text:p>
          </table:table-cell>
          <table:table-cell table:style-name="ce48" table:formula="of:=5+2+2+12" office:value-type="float" office:value="21" calcext:value-type="float">
            <text:p>21</text:p>
          </table:table-cell>
          <table:table-cell table:style-name="ce48" table:number-columns-repeated="2"/>
          <table:table-cell table:style-name="ce48" table:formula="of:=4+4" office:value-type="float" office:value="8" calcext:value-type="float">
            <text:p>8</text:p>
          </table:table-cell>
          <table:table-cell table:style-name="ce48" table:formula="of:=11+12" office:value-type="float" office:value="23" calcext:value-type="float">
            <text:p>23</text:p>
          </table:table-cell>
          <table:table-cell table:style-name="ce48" table:formula="of:=11+12" office:value-type="float" office:value="23" calcext:value-type="float">
            <text:p>23</text:p>
          </table:table-cell>
          <table:table-cell table:style-name="ce48" table:formula="of:=9+8" office:value-type="float" office:value="17" calcext:value-type="float">
            <text:p>17</text:p>
          </table:table-cell>
          <table:table-cell table:style-name="ce48" table:formula="of:=8+4+12" office:value-type="float" office:value="24" calcext:value-type="float">
            <text:p>24</text:p>
          </table:table-cell>
          <table:table-cell table:style-name="ce2" table:formula="of:=SUM([.C26:.J26])"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72</text:p>
          </table:table-cell>
          <table:table-cell table:style-name="ce5" table:formula="of:=VLOOKUP([.A27];[$'All SKUs'.$A$1:.$B$437];2;0)" office:value-type="string" office:string-value="nut m3 hex 90592A085" calcext:value-type="string">
            <text:p>nut m3 hex 90592A085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formula="of:=11+8" office:value-type="float" office:value="19" calcext:value-type="float">
            <text:p>19</text:p>
          </table:table-cell>
          <table:table-cell table:style-name="ce48" table:formula="of:=8+6+4+3" office:value-type="float" office:value="21" calcext:value-type="float">
            <text:p>21</text:p>
          </table:table-cell>
          <table:table-cell table:style-name="ce48" table:formula="of:=8+4" office:value-type="float" office:value="12" calcext:value-type="float">
            <text:p>12</text:p>
          </table:table-cell>
          <table:table-cell table:style-name="ce48" table:formula="of:=16+2" office:value-type="float" office:value="18" calcext:value-type="float">
            <text:p>18</text:p>
          </table:table-cell>
          <table:table-cell table:style-name="ce48" table:formula="of:=16+2" office:value-type="float" office:value="18" calcext:value-type="float">
            <text:p>18</text:p>
          </table:table-cell>
          <table:table-cell table:style-name="ce48" table:number-columns-repeated="2"/>
          <table:table-cell table:style-name="ce2" table:formula="of:=SUM([.C27:.J27])"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78</text:p>
          </table:table-cell>
          <table:table-cell table:style-name="ce5" table:formula="of:=VLOOKUP([.A28];[$'All SKUs'.$A$1:.$B$437];2;0)" office:value-type="string" office:string-value="nut m2 hex 90592A075" calcext:value-type="string">
            <text:p>nut m2 hex 90592A075</text:p>
          </table:table-cell>
          <table:table-cell table:style-name="ce48" table:number-columns-repeated="7"/>
          <table:table-cell table:style-name="ce48" table:formula="of:=4" office:value-type="float" office:value="4" calcext:value-type="float">
            <text:p>4</text:p>
          </table:table-cell>
          <table:table-cell table:style-name="ce2" table:formula="of:=SUM([.C28:.J28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79</text:p>
          </table:table-cell>
          <table:table-cell table:style-name="ce5" table:formula="of:=VLOOKUP([.A29];[$'All SKUs'.$A$1:.$B$437];2;0)" office:value-type="string" office:string-value="NEMA24 100mm" calcext:value-type="string">
            <text:p>NEMA24 100mm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9:.J2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0</text:p>
          </table:table-cell>
          <table:table-cell table:style-name="ce5" table:formula="of:=VLOOKUP([.A30];[$'All SKUs'.$A$1:.$B$437];2;0)" office:value-type="string" office:string-value="NEMA23 56mm" calcext:value-type="string">
            <text:p>NEMA23 56mm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2" table:formula="of:=SUM([.C30:.J30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2</text:p>
          </table:table-cell>
          <table:table-cell table:style-name="ce5" table:formula="of:=VLOOKUP([.A31];[$'All SKUs'.$A$1:.$B$437];2;0)" office:value-type="string" office:string-value="NEMA17 48mm" calcext:value-type="string">
            <text:p>NEMA17 48mm</text:p>
          </table:table-cell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style-name="ce2" table:formula="of:=SUM([.C31:.J31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3</text:p>
          </table:table-cell>
          <table:table-cell table:style-name="ce5" table:formula="of:=VLOOKUP([.A32];[$'All SKUs'.$A$1:.$B$437];2;0)" office:value-type="string" office:string-value="NEMA17 39mm" calcext:value-type="string">
            <text:p>NEMA17 39mm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32:.J3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4</text:p>
          </table:table-cell>
          <table:table-cell table:style-name="ce5" table:formula="of:=VLOOKUP([.A33];[$'All SKUs'.$A$1:.$B$437];2;0)" office:value-type="string" office:string-value="[LSR] - ABS Junction Box [380x260x105mm] (sold as 15&quot;x10.2&quot;x4.13&quot;)" calcext:value-type="string">
            <text:p>[LSR] - ABS Junction Box [380x260x105mm] (sold as 15"x10.2"x4.13"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33:.J3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5</text:p>
          </table:table-cell>
          <table:table-cell table:style-name="ce5" table:formula="of:=VLOOKUP([.A34];[$'All SKUs'.$A$1:.$B$437];2;0)" office:value-type="string" office:string-value="bearing flanged MF83 [3x8x3mm]" calcext:value-type="string">
            <text:p>bearing flanged MF83 [3x8x3mm]</text:p>
          </table:table-cell>
          <table:table-cell table:style-name="ce48" table:number-columns-repeated="3"/>
          <table:table-cell table:style-name="ce48" office:value-type="float" office:value="8" calcext:value-type="float">
            <text:p>8</text:p>
          </table:table-cell>
          <table:table-cell table:style-name="ce48" table:number-columns-repeated="4"/>
          <table:table-cell table:style-name="ce2" table:formula="of:=SUM([.C34:.J34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6</text:p>
          </table:table-cell>
          <table:table-cell table:style-name="ce5" table:formula="of:=VLOOKUP([.A35];[$'All SKUs'.$A$1:.$B$437];2;0)" office:value-type="string" office:string-value="bearing 6813 [65x85x10mm]" calcext:value-type="string">
            <text:p>bearing 6813 [65x85x10mm]</text:p>
          </table:table-cell>
          <table:table-cell table:style-name="ce48" table:number-columns-repeated="5"/>
          <table:table-cell table:style-name="ce48" table:formula="of:=2" office:value-type="float" office:value="2" calcext:value-type="float">
            <text:p>2</text:p>
          </table:table-cell>
          <table:table-cell table:style-name="ce48"/>
          <table:table-cell table:style-name="ce48" table:formula="of:=1+1" office:value-type="float" office:value="2" calcext:value-type="float">
            <text:p>2</text:p>
          </table:table-cell>
          <table:table-cell table:style-name="ce2" table:formula="of:=SUM([.C35:.J35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8</text:p>
          </table:table-cell>
          <table:table-cell table:style-name="ce5" table:formula="of:=VLOOKUP([.A36];[$'All SKUs'.$A$1:.$B$437];2;0)" office:value-type="string" office:string-value="bearing 6809 [45x58x7mm]" calcext:value-type="string">
            <text:p>bearing 6809 [45x58x7mm]</text:p>
          </table:table-cell>
          <table:table-cell table:style-name="ce48" table:number-columns-repeated="4"/>
          <table:table-cell table:style-name="ce48" table:formula="of:=2" office:value-type="float" office:value="2" calcext:value-type="float">
            <text:p>2</text:p>
          </table:table-cell>
          <table:table-cell table:style-name="ce48" table:number-columns-repeated="3"/>
          <table:table-cell table:style-name="ce2" table:formula="of:=SUM([.C36:.J3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9</text:p>
          </table:table-cell>
          <table:table-cell table:style-name="ce5" table:formula="of:=VLOOKUP([.A37];[$'All SKUs'.$A$1:.$B$437];2;0)" office:value-type="string" office:string-value="bearing 6708 [40x50x6mm]" calcext:value-type="string">
            <text:p>bearing 6708 [40x50x6mm]</text:p>
          </table:table-cell>
          <table:table-cell table:style-name="ce48" table:number-columns-repeated="7"/>
          <table:table-cell table:style-name="ce48" table:formula="of:=1+2+1" office:value-type="float" office:value="4" calcext:value-type="float">
            <text:p>4</text:p>
          </table:table-cell>
          <table:table-cell table:style-name="ce2" table:formula="of:=SUM([.C37:.J37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0</text:p>
          </table:table-cell>
          <table:table-cell table:style-name="ce5" table:formula="of:=VLOOKUP([.A38];[$'All SKUs'.$A$1:.$B$437];2;0)" office:value-type="string" office:string-value="bearing 6706 [30x37x4mm]" calcext:value-type="string">
            <text:p>bearing 6706 [30x37x4mm]</text:p>
          </table:table-cell>
          <table:table-cell table:style-name="ce48"/>
          <table:table-cell table:style-name="ce48" table:formula="of:=1+2" office:value-type="float" office:value="3" calcext:value-type="float">
            <text:p>3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formula="of:=1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38:.J38])" office:value-type="float" office:value="6" calcext:value-type="float">
            <office:annotation draw:style-name="gr2" draw:text-style-name="P2" svg:width="307.81pt" svg:height="42.75pt" svg:x="641.34pt" svg:y="625.49pt" draw:caption-point-x="-11.54pt" draw:caption-point-y="-22.96pt">
              <dc:date>2020-08-25T00:00:00</dc:date>
              <text:p text:style-name="P1">fusion maybe missing 1</text:p>
              <text:p text:style-name="P1"><text:tab/>-Jin Han</text:p>
            </office:annotation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2</text:p>
          </table:table-cell>
          <table:table-cell table:style-name="ce5" table:formula="of:=VLOOKUP([.A39];[$'All SKUs'.$A$1:.$B$437];2;0)" office:value-type="string" office:string-value="bearing 6702 [15x21x4mm]" calcext:value-type="string">
            <text:p>bearing 6702 [15x21x4mm]</text:p>
          </table:table-cell>
          <table:table-cell table:style-name="ce48" table:number-columns-repeated="2"/>
          <table:table-cell table:style-name="ce48" table:formula="of:=3" office:value-type="float" office:value="3" calcext:value-type="float">
            <text:p>3</text:p>
          </table:table-cell>
          <table:table-cell table:style-name="ce48"/>
          <table:table-cell table:style-name="ce48" table:formula="of:=2+1" office:value-type="float" office:value="3" calcext:value-type="float">
            <text:p>3</text:p>
          </table:table-cell>
          <table:table-cell table:style-name="ce48" table:formula="of:=2+1" office:value-type="float" office:value="3" calcext:value-type="float">
            <text:p>3</text:p>
          </table:table-cell>
          <table:table-cell table:style-name="ce48" table:number-columns-repeated="2"/>
          <table:table-cell table:style-name="ce2" table:formula="of:=SUM([.C39:.J39]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5</text:p>
          </table:table-cell>
          <table:table-cell table:style-name="ce5" table:formula="of:=VLOOKUP([.A40];[$'All SKUs'.$A$1:.$B$437];2;0)" office:value-type="string" office:string-value="bearing 6701 [12x18x4mm]" calcext:value-type="string">
            <text:p>bearing 6701 [12x18x4mm]</text:p>
          </table:table-cell>
          <table:table-cell table:style-name="ce48"/>
          <table:table-cell table:style-name="ce48" table:formula="of:=4+1" office:value-type="float" office:value="5" calcext:value-type="float">
            <text:p>5</text:p>
          </table:table-cell>
          <table:table-cell table:style-name="ce48" table:formula="of:=5" office:value-type="float" office:value="5" calcext:value-type="float">
            <text:p>5</text:p>
          </table:table-cell>
          <table:table-cell table:style-name="ce48" table:formula="of:=3" office:value-type="float" office:value="3" calcext:value-type="float">
            <text:p>3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/>
          <table:table-cell table:style-name="ce48" table:formula="of:=1" office:value-type="float" office:value="1" calcext:value-type="float">
            <text:p>1</text:p>
          </table:table-cell>
          <table:table-cell table:style-name="ce2" table:formula="of:=SUM([.C40:.J40])" office:value-type="float" office:value="16" calcext:value-type="float">
            <office:annotation draw:style-name="gr2" draw:text-style-name="P2" svg:width="307.81pt" svg:height="42.75pt" svg:x="641.34pt" svg:y="656.99pt" draw:caption-point-x="-11.54pt" draw:caption-point-y="-22.96pt">
              <dc:date>2020-08-25T00:00:00</dc:date>
              <text:p text:style-name="P1">fusion may have 1 more</text:p>
              <text:p text:style-name="P1"><text:tab/>-Jin Han</text:p>
            </office:annotation>
            <text:p>1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9</text:p>
          </table:table-cell>
          <table:table-cell table:style-name="ce5" table:formula="of:=VLOOKUP([.A41];[$'All SKUs'.$A$1:.$B$437];2;0)" office:value-type="string" office:string-value="[RAW] - Dupont Housing 7pin" calcext:value-type="string">
            <text:p>[RAW] - Dupont Housing 7pin</text:p>
          </table:table-cell>
          <table:table-cell table:style-name="ce48"/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number-columns-repeated="3" table:style-name="ce48" office:value-type="float" office:value="1" calcext:value-type="float">
            <text:p>1</text:p>
          </table:table-cell>
          <table:table-cell table:style-name="ce2" table:formula="of:=SUM([.C41:.J41])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0</text:p>
          </table:table-cell>
          <table:table-cell table:style-name="ce5" table:formula="of:=VLOOKUP([.A42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1</text:p>
          </table:table-cell>
          <table:table-cell table:style-name="ce5" table:formula="of:=VLOOKUP([.A43];[$'All SKUs'.$A$1:.$B$437];2;0)" office:value-type="string" office:string-value="[MISC] - Timing Belt GT2-6 [400mm]" calcext:value-type="string">
            <text:p>[MISC] - Timing Belt GT2-6 [400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43:.J4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2</text:p>
          </table:table-cell>
          <table:table-cell table:style-name="ce5" table:formula="of:=VLOOKUP([.A44];[$'All SKUs'.$A$1:.$B$437];2;0)" office:value-type="string" office:string-value="[MISC] - Timing Belt GT2-6 [336mm]" calcext:value-type="string">
            <text:p>[MISC] - Timing Belt GT2-6 [336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2" table:formula="of:=SUM([.C44:.J44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4</text:p>
          </table:table-cell>
          <table:table-cell table:style-name="ce5" table:formula="of:=VLOOKUP([.A45];[$'All SKUs'.$A$1:.$B$437];2;0)" office:value-type="string" office:string-value="[MISC] - Timing Belt GT2-6 [160mm]" calcext:value-type="string">
            <text:p>[MISC] - Timing Belt GT2-6 [160mm]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2" table:formula="of:=SUM([.C45:.J45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5</text:p>
          </table:table-cell>
          <table:table-cell table:style-name="ce5" table:formula="of:=VLOOKUP([.A46];[$'All SKUs'.$A$1:.$B$437];2;0)" office:value-type="string" office:string-value="[MISC] - Braided Cable Sleeve (16mm dia) [900mm]" calcext:value-type="string">
            <text:p>[MISC] - Braided Cable Sleeve (16mm dia) [900mm]</text:p>
          </table:table-cell>
          <table:table-cell table:style-name="ce48" table:number-columns-repeated="6"/>
          <table:table-cell table:style-name="ce48" office:value-type="float" office:value="1" calcext:value-type="float">
            <office:annotation draw:style-name="gr1" draw:text-style-name="P2" svg:width="223.23pt" svg:height="74.24pt" svg:x="572pt" svg:y="751.49pt" draw:caption-point-x="-11.54pt" draw:caption-point-y="-22.96pt">
              <dc:date>2020-08-25T00:00:00</dc:date>
              <text:p text:style-name="P1">length in dozuki is 950: length inconsistency</text:p>
              <text:p text:style-name="P1"><text:tab/>-Jin Han</text:p>
              <text:p text:style-name="P1">900 is more reasonable length therefore change dozuki step 5 from 950 to 900</text:p>
              <text:p text:style-name="P1"><text:tab/>-Jin Han</text:p>
            </office:annotation>
            <text:p>1</text:p>
          </table:table-cell>
          <table:table-cell table:style-name="ce48"/>
          <table:table-cell table:style-name="ce2" table:formula="of:=SUM([.C46:.J4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6</text:p>
          </table:table-cell>
          <table:table-cell table:style-name="ce5" table:formula="of:=VLOOKUP([.A47];[$'All SKUs'.$A$1:.$B$437];2;0)" office:value-type="string" office:string-value="[MECH] - GT2 Pulley 20t-5mm" calcext:value-type="string">
            <text:p>[MECH] - GT2 Pulley 20t-5mm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2" table:formula="of:=SUM([.C47:.J47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7</text:p>
          </table:table-cell>
          <table:table-cell table:style-name="ce5" table:formula="of:=VLOOKUP([.A48];[$'All SKUs'.$A$1:.$B$437];2;0)" office:value-type="string" office:string-value="[LSR] - PSU Mounting Plate - {Acrylic}" calcext:value-type="string">
            <text:p>[LSR] - PSU Mounting Plate - {Acrylic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48:.J4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8</text:p>
          </table:table-cell>
          <table:table-cell table:style-name="ce5" table:formula="of:=VLOOKUP([.A49];[$'All SKUs'.$A$1:.$B$437];2;0)" office:value-type="string" office:string-value="[LSR] - PicassoCoverPlate - {Acrylic}" calcext:value-type="string">
            <text:p>[LSR] - PicassoCoverPlate - {Acrylic}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6"/>
          <table:table-cell table:style-name="ce2" table:formula="of:=SUM([.C49:.J49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9</text:p>
          </table:table-cell>
          <table:table-cell table:style-name="ce5" table:formula="of:=VLOOKUP([.A50];[$'All SKUs'.$A$1:.$B$437];2;0)" office:value-type="string" office:string-value="[LSR] - MountingBoard [250mmx300mm]" calcext:value-type="string">
            <text:p>[LSR] - MountingBoard [250mmx300mm]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50:.J5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0</text:p>
          </table:table-cell>
          <table:table-cell table:style-name="ce5" table:formula="of:=VLOOKUP([.A51];[$'All SKUs'.$A$1:.$B$437];2;0)" office:value-type="string" office:string-value="[LSR] - ForkSensSide - {Acrylic}" calcext:value-type="string">
            <text:p>[LSR] - ForkSensSide - {Acrylic}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51:.J5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1</text:p>
          </table:table-cell>
          <table:table-cell table:style-name="ce5" table:formula="of:=VLOOKUP([.A52];[$'All SKUs'.$A$1:.$B$437];2;0)" office:value-type="string" office:string-value="[LSR] - ForkGBSide - {Acrylic}" calcext:value-type="string">
            <text:p>[LSR] - ForkGBSide - {Acrylic}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52:.J5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2</text:p>
          </table:table-cell>
          <table:table-cell table:style-name="ce5" table:formula="of:=VLOOKUP([.A53];[$'All SKUs'.$A$1:.$B$437];2;0)" office:value-type="string" office:string-value="[ELEC] - sensor AS5147 {straight header pins on label side}" calcext:value-type="string">
            <text:p>[ELEC] - sensor AS5147 {straight header pins on label side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53:.J5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3</text:p>
          </table:table-cell>
          <table:table-cell table:style-name="ce5" table:formula="of:=VLOOKUP([.A54];[$'All SKUs'.$A$1:.$B$437];2;0)" office:value-type="string" office:string-value="[ELEC] - sensor AS5147 {right-angle header pins on label side}" calcext:value-type="string">
            <text:p>[ELEC] - sensor AS5147 {right-angle header pins on label side}</text:p>
          </table:table-cell>
          <table:table-cell table:style-name="ce48" table:number-columns-repeated="2"/>
          <table:table-cell table:number-columns-repeated="2"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54:.J54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4</text:p>
          </table:table-cell>
          <table:table-cell table:style-name="ce5" table:formula="of:=VLOOKUP([.A55];[$'All SKUs'.$A$1:.$B$437];2;0)" office:value-type="string" office:string-value="[ELEC] - sensor AS5147 {right-angle header pins on chip side}" calcext:value-type="string">
            <text:p>[ELEC] - sensor AS5147 {right-angle header pins on chip side}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2" draw:text-style-name="P2" svg:width="168.41pt" svg:height="42.75pt" svg:x="549.89pt" svg:y="893.25pt" draw:caption-point-x="-11.54pt" draw:caption-point-y="-22.99pt">
              <dc:date>2020-08-25T00:00:00</dc:date>
              <text:p text:style-name="P1">change dozuki step 18 from "labelside" to "chipside"</text:p>
              <text:p text:style-name="P1"><text:tab/>-Jin Han</text:p>
            </office:annotation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2" table:formula="of:=SUM([.C55:.J55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8</text:p>
          </table:table-cell>
          <table:table-cell table:style-name="ce5" table:formula="of:=VLOOKUP([.A56];[$'All SKUs'.$A$1:.$B$437];2;0)" office:value-type="string" office:string-value="[RAW] - Screw Terminal 4P-3.5mm" calcext:value-type="string">
            <text:p>[RAW] - Screw Terminal 4P-3.5mm</text:p>
          </table:table-cell>
          <table:table-cell table:style-name="ce48" table:number-columns-repeated="7"/>
          <table:table-cell table:style-name="ce48" office:value-type="float" office:value="6" calcext:value-type="float">
            <text:p>6</text:p>
          </table:table-cell>
          <table:table-cell table:style-name="ce2" table:formula="of:=SUM([.C56:.J56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9</text:p>
          </table:table-cell>
          <table:table-cell table:style-name="ce5" table:formula="of:=VLOOKUP([.A57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6"/>
          <table:table-cell table:style-name="ce48" office:value-type="float" office:value="3" calcext:value-type="float">
            <text:p>3</text:p>
          </table:table-cell>
          <table:table-cell table:style-name="ce2" table:formula="of:=SUM([.C57:.J57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1</text:p>
          </table:table-cell>
          <table:table-cell table:style-name="ce5" table:formula="of:=VLOOKUP([.A58];[$'All SKUs'.$A$1:.$B$437];2;0)" office:value-type="string" office:string-value="[RAW] - Screw Terminal 4p-2.54mm" calcext:value-type="string">
            <text:p>[RAW] - Screw Terminal 4p-2.54mm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58:.J5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2</text:p>
          </table:table-cell>
          <table:table-cell table:style-name="ce5" table:formula="of:=VLOOKUP([.A59];[$'All SKUs'.$A$1:.$B$437];2;0)" office:value-type="string" office:string-value="[RAW] - Screw Terminal 2P-5mm" calcext:value-type="string">
            <text:p>[RAW] - Screw Terminal 2P-5mm</text:p>
          </table:table-cell>
          <table:table-cell table:style-name="ce48" office:value-type="float" office:value="1" calcext:value-type="float">
            <office:annotation draw:style-name="gr2" draw:text-style-name="P2" svg:width="88.38pt" svg:height="54.91pt" svg:x="439.4pt" svg:y="950.17pt" draw:caption-point-x="-11.54pt" draw:caption-point-y="-16.89pt">
              <dc:date>2020-08-25T00:00:00</dc:date>
              <text:p text:style-name="P1">change dozuki step 11 from 3.5mm to 5mm</text:p>
              <text:p text:style-name="P1"><text:tab/>-Jin Han</text:p>
            </office:annotation>
            <text:p>1</text:p>
          </table:table-cell>
          <table:table-cell table:style-name="ce48" table:number-columns-repeated="7"/>
          <table:table-cell table:style-name="ce2" table:formula="of:=SUM([.C59:.J5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3</text:p>
          </table:table-cell>
          <table:table-cell table:style-name="ce5" table:formula="of:=VLOOKUP([.A60];[$'All SKUs'.$A$1:.$B$437];2;0)" office:value-type="string" office:string-value="[RAW] - ROCKER SWITCH W/ IEC SOCKET &amp; FUSE HOLDER (SCREW)" calcext:value-type="string">
            <text:p>[RAW] - ROCKER SWITCH W/ IEC SOCKET &amp; FUSE HOLDER (SCREW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0:.J6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4</text:p>
          </table:table-cell>
          <table:table-cell table:style-name="ce5" table:formula="of:=VLOOKUP([.A61];[$'All SKUs'.$A$1:.$B$437];2;0)" office:value-type="string" office:string-value="[ELEC] - Power Supply 24V-20A" calcext:value-type="string">
            <text:p>[ELEC] - Power Supply 24V-20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1:.J6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5</text:p>
          </table:table-cell>
          <table:table-cell table:style-name="ce5" table:formula="of:=VLOOKUP([.A62];[$'All SKUs'.$A$1:.$B$437];2;0)" office:value-type="string" office:string-value="[RAW] - PCB PanelAdpater" calcext:value-type="string">
            <text:p>[RAW] - PCB PanelAdpater</text:p>
          </table:table-cell>
          <table:table-cell table:style-name="ce48" table:number-columns-repeated="7"/>
          <table:table-cell table:style-name="ce48" office:value-type="float" office:value="3" calcext:value-type="float">
            <text:p>3</text:p>
          </table:table-cell>
          <table:table-cell table:style-name="ce2" table:formula="of:=SUM([.C62:.J62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6</text:p>
          </table:table-cell>
          <table:table-cell table:style-name="ce5" table:formula="of:=VLOOKUP([.A63];[$'All SKUs'.$A$1:.$B$437];2;0)" office:value-type="string" office:string-value="[RAW] - PCB MegaShield " calcext:value-type="string">
            <text:p>[RAW] - PCB MegaShield 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3:.J6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7</text:p>
          </table:table-cell>
          <table:table-cell table:style-name="ce5" table:formula="of:=VLOOKUP([.A64];[$'All SKUs'.$A$1:.$B$437];2;0)" office:value-type="string" office:string-value="[ELEC] - USB-B M/F Panel Mount Extension" calcext:value-type="string">
            <text:p>[ELEC] - USB-B M/F Panel Mount Extension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4:.J6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8</text:p>
          </table:table-cell>
          <table:table-cell table:style-name="ce5" table:formula="of:=VLOOKUP([.A65];[$'All SKUs'.$A$1:.$B$437];2;0)" office:value-type="string" office:string-value="[RAW] - NPN Transistor 2N2222A" calcext:value-type="string">
            <text:p>[RAW] - NPN Transistor 2N2222A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7"/>
          <table:table-cell table:style-name="ce2" table:formula="of:=SUM([.C65:.J65]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9</text:p>
          </table:table-cell>
          <table:table-cell table:style-name="ce5" table:formula="of:=VLOOKUP([.A66];[$'All SKUs'.$A$1:.$B$437];2;0)" office:value-type="string" office:string-value="[RAW] - Voltage Regulator MP1584EN" calcext:value-type="string">
            <text:p>[RAW] - Voltage Regulator MP1584EN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66:.J6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0</text:p>
          </table:table-cell>
          <table:table-cell table:style-name="ce5" table:formula="of:=VLOOKUP([.A67];[$'All SKUs'.$A$1:.$B$437];2;0)" office:value-type="string" office:string-value="[ELEC] - magnet 8x2.5mm neodynium" calcext:value-type="string">
            <office:annotation draw:style-name="gr2" draw:text-style-name="P2" svg:width="88.41pt" svg:height="54.91pt" svg:x="417.29pt" svg:y="1076.17pt" draw:caption-point-x="-11.54pt" draw:caption-point-y="-16.89pt">
              <dc:date>2020-08-25T00:00:00</dc:date>
              <text:p text:style-name="P1">check the consistency in dozuki docs</text:p>
              <text:p text:style-name="P1"><text:tab/>-Jin Han</text:p>
            </office:annotation>
            <text:p>[ELEC] - magnet 8x2.5mm neodynium</text:p>
          </table:table-cell>
          <table:table-cell table:style-name="ce48"/>
          <table:table-cell table:style-name="ce48" table:formula="of:=1+1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number-columns-repeated="3" table:style-name="ce48" office:value-type="float" office:value="1" calcext:value-type="float">
            <text:p>1</text:p>
          </table:table-cell>
          <table:table-cell table:style-name="ce2" table:formula="of:=SUM([.C67:.J67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5</text:p>
          </table:table-cell>
          <table:table-cell table:style-name="ce5" table:formula="of:=VLOOKUP([.A68];[$'All SKUs'.$A$1:.$B$437];2;0)" office:value-type="string" office:string-value="[ELEC] - D-SUB F-Conn IDC DC-37" calcext:value-type="string">
            <text:p>[ELEC] - D-SUB F-Conn IDC DC-37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68:.J6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6</text:p>
          </table:table-cell>
          <table:table-cell table:style-name="ce5" table:formula="of:=VLOOKUP([.A69];[$'All SKUs'.$A$1:.$B$437];2;0)" office:value-type="string" office:string-value="[RAW] - D-SUB F-Conn right-angle DC-37" calcext:value-type="string">
            <text:p>[RAW] - D-SUB F-Conn right-angle DC-37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9:.J6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7</text:p>
          </table:table-cell>
          <table:table-cell table:style-name="ce5" table:formula="of:=VLOOKUP([.A70];[$'All SKUs'.$A$1:.$B$437];2;0)" office:value-type="string" office:string-value="[ELEC] - D-SUB M/M 1m Cable DC-37" calcext:value-type="string">
            <text:p>[ELEC] - D-SUB M/M 1m Cable DC-37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70:.J7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8</text:p>
          </table:table-cell>
          <table:table-cell table:style-name="ce5" table:formula="of:=VLOOKUP([.A71];[$'All SKUs'.$A$1:.$B$437];2;0)" office:value-type="string" office:string-value="[ELEC] - Stepper Driver DM556T" calcext:value-type="string">
            <text:p>[ELEC] - Stepper Driver DM556T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1:.J7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9</text:p>
          </table:table-cell>
          <table:table-cell table:style-name="ce5" table:formula="of:=VLOOKUP([.A72];[$'All SKUs'.$A$1:.$B$437];2;0)" office:value-type="string" office:string-value="[ELEC] - Stepper Driver DM542T" calcext:value-type="string">
            <text:p>[ELEC] - Stepper Driver DM542T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72:.J72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0</text:p>
          </table:table-cell>
          <table:table-cell table:style-name="ce5" table:formula="of:=VLOOKUP([.A73];[$'All SKUs'.$A$1:.$B$437];2;0)" office:value-type="string" office:string-value="[ELEC] - Stepper Driver DM320T" calcext:value-type="string">
            <text:p>[ELEC] - Stepper Driver DM320T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7"/>
          <table:table-cell table:style-name="ce2" table:formula="of:=SUM([.C73:.J73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1</text:p>
          </table:table-cell>
          <table:table-cell table:style-name="ce5" table:formula="of:=VLOOKUP([.A74];[$'All SKUs'.$A$1:.$B$437];2;0)" office:value-type="string" office:string-value="[ELEC] - Aviation GX16-8p Cable F/F - [1000mm]" calcext:value-type="string">
            <text:p>[ELEC] - Aviation GX16-8p Cable F/F - [1000mm]</text:p>
          </table:table-cell>
          <table:table-cell table:style-name="ce48" table:number-columns-repeated="7"/>
          <table:table-cell table:style-name="ce48" office:value-type="float" office:value="4" calcext:value-type="float">
            <text:p>4</text:p>
          </table:table-cell>
          <table:table-cell table:style-name="ce2" table:formula="of:=SUM([.C74:.J74])" office:value-type="float" office:value="4" calcext:value-type="float">
            <text:p>4</text:p>
          </table:table-cell>
          <table:table-cell table:number-columns-repeated="1013"/>
        </table:table-row>
        <table:table-row table:style-name="ro6">
          <table:table-cell table:style-name="ce46" office:value-type="string" calcext:value-type="string">
            <text:p>Sixi2-142</text:p>
          </table:table-cell>
          <table:table-cell table:style-name="ce5" table:formula="of:=VLOOKUP([.A75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6"/>
          <table:table-cell table:style-name="ce48" office:value-type="float" office:value="4" calcext:value-type="float">
            <text:p>4</text:p>
          </table:table-cell>
          <table:table-cell table:style-name="ce2" table:formula="of:=SUM([.C75:.J75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3</text:p>
          </table:table-cell>
          <table:table-cell table:style-name="ce5" table:formula="of:=VLOOKUP([.A76];[$'All SKUs'.$A$1:.$B$437];2;0)" office:value-type="string" office:string-value="[ELEC] - Arduino Mega 2650" calcext:value-type="string">
            <text:p>[ELEC] - Arduino Mega 2650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6:.J7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4</text:p>
          </table:table-cell>
          <table:table-cell table:style-name="ce5" table:formula="of:=VLOOKUP([.A77];[$'All SKUs'.$A$1:.$B$437];2;0)" office:value-type="string" office:string-value="[ELEC] - 4x22AWG {M5} - [225mm]" calcext:value-type="string">
            <text:p>[ELEC] - 4x22AWG {M5} - [22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7:.J7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5</text:p>
          </table:table-cell>
          <table:table-cell table:style-name="ce5" table:formula="of:=VLOOKUP([.A78];[$'All SKUs'.$A$1:.$B$437];2;0)" office:value-type="string" office:string-value="[ELEC] - 4x22AWG {M4} - [185mm]" calcext:value-type="string">
            <text:p>[ELEC] - 4x22AWG {M4} - [18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8:.J7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6</text:p>
          </table:table-cell>
          <table:table-cell table:style-name="ce5" table:formula="of:=VLOOKUP([.A79];[$'All SKUs'.$A$1:.$B$437];2;0)" office:value-type="string" office:string-value="[ELEC] - 4x22AWG {M2} - [200mm]" calcext:value-type="string">
            <text:p>[ELEC] - 4x22AWG {M2} - [20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9:.J7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7</text:p>
          </table:table-cell>
          <table:table-cell table:style-name="ce5" table:formula="of:=VLOOKUP([.A80];[$'All SKUs'.$A$1:.$B$437];2;0)" office:value-type="string" office:string-value="[ELEC] - 4x22AWG {M0/1} - [210mm]" calcext:value-type="string">
            <text:p>[ELEC] - 4x22AWG {M0/1} - [210mm]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80:.J80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8</text:p>
          </table:table-cell>
          <table:table-cell table:style-name="ce5" table:formula="of:=VLOOKUP([.A81];[$'All SKUs'.$A$1:.$B$437];2;0)" office:value-type="string" office:string-value="[ELEC] - 4x22AWG {M3} - [165mm]" calcext:value-type="string">
            <text:p>[ELEC] - 4x22AWG {M3} - [16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1:.J8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9</text:p>
          </table:table-cell>
          <table:table-cell table:style-name="ce5" table:formula="of:=VLOOKUP([.A82];[$'All SKUs'.$A$1:.$B$437];2;0)" office:value-type="string" office:string-value="[SUB] - 2x18AWG {Switch Jumper} - [65mm]" calcext:value-type="string">
            <text:p>[SUB] - 2x18AWG {Switch Jumper} - [6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2:.J8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0</text:p>
          </table:table-cell>
          <table:table-cell table:style-name="ce5" table:formula="of:=VLOOKUP([.A83];[$'All SKUs'.$A$1:.$B$437];2;0)" office:value-type="string" office:string-value="[ELEC] - 2x22AWG {PSU - Small Drivers} - [335mm]" calcext:value-type="string">
            <text:p>[ELEC] - 2x22AWG {PSU - Small Drivers} - [33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3:.J8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1</text:p>
          </table:table-cell>
          <table:table-cell table:style-name="ce5" table:formula="of:=VLOOKUP([.A84];[$'All SKUs'.$A$1:.$B$437];2;0)" office:value-type="string" office:string-value="[ELEC] - 2x22AWG {PSU - Arduino} - [420mm]" calcext:value-type="string">
            <text:p>[ELEC] - 2x22AWG {PSU - Arduino} - [42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4:.J8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2</text:p>
          </table:table-cell>
          <table:table-cell table:style-name="ce5" table:formula="of:=VLOOKUP([.A85];[$'All SKUs'.$A$1:.$B$437];2;0)" office:value-type="string" office:string-value="[ELEC] - 2x18AWG {PSU - Big Drivers} - [160mm]" calcext:value-type="string">
            <text:p>[ELEC] - 2x18AWG {PSU - Big Drivers} - [16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5:.J8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4</text:p>
          </table:table-cell>
          <table:table-cell table:style-name="ce5" table:formula="of:=VLOOKUP([.A86];[$'All SKUs'.$A$1:.$B$437];2;0)" office:value-type="string" office:string-value="[RAW] - 3x16AWG Power Cord - 365mm {Switch to PSU}" calcext:value-type="string">
            <text:p>[RAW] - 3x16AWG Power Cord - 365mm {Switch to PSU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office:value-type="float" office:value="365" calcext:value-type="float">
            <text:p>365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5</text:p>
          </table:table-cell>
          <table:table-cell table:style-name="ce5" table:formula="of:=VLOOKUP([.A87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87:.J8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6</text:p>
          </table:table-cell>
          <table:table-cell table:style-name="ce5" table:formula="of:=VLOOKUP([.A88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88:.J8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7</text:p>
          </table:table-cell>
          <table:table-cell table:style-name="ce5" table:formula="of:=VLOOKUP([.A89];[$'All SKUs'.$A$1:.$B$437];2;0)" office:value-type="string" office:string-value="[ELEC] - 6-pin Ribbon Cable F/F - Brown to Blue {sensor 5 Hand Ext.} - [210mm]" calcext:value-type="string">
            <text:p>[ELEC] - 6-pin Ribbon Cable F/F - Brown to Blue {sensor 5 Hand Ext.} - [210mm]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89:.J8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8</text:p>
          </table:table-cell>
          <table:table-cell table:style-name="ce5" table:formula="of:=VLOOKUP([.A90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90:.J9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9</text:p>
          </table:table-cell>
          <table:table-cell table:style-name="ce5" table:formula="of:=VLOOKUP([.A91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91:.J9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0</text:p>
          </table:table-cell>
          <table:table-cell table:style-name="ce5" table:formula="of:=VLOOKUP([.A92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92:.J9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1</text:p>
          </table:table-cell>
          <table:table-cell table:style-name="ce5" table:formula="of:=VLOOKUP([.A93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3:.J9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2</text:p>
          </table:table-cell>
          <table:table-cell table:style-name="ce5" table:formula="of:=VLOOKUP([.A94];[$'All SKUs'.$A$1:.$B$437];2;0)" office:value-type="string" office:string-value="[CNC] - Tube Brass [7/32in x 492mm]" calcext:value-type="string">
            <office:annotation draw:style-name="gr2" draw:text-style-name="P2" svg:width="88.41pt" svg:height="67.21pt" svg:x="417.29pt" svg:y="1496.04pt" draw:caption-point-x="-11.54pt" draw:caption-point-y="-10.77pt">
              <dc:date>2020-08-25T00:00:00</dc:date>
              <text:p text:style-name="P1">Change Fusion dimension from 492 to 494.25mm</text:p>
              <text:p text:style-name="P1"><text:tab/>-Jin Han</text:p>
            </office:annotation>
            <text:p>[CNC] - Tube Brass [7/32in x 492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4:.J9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3</text:p>
          </table:table-cell>
          <table:table-cell table:style-name="ce5" table:formula="of:=VLOOKUP([.A95];[$'All SKUs'.$A$1:.$B$437];2;0)" office:value-type="string" office:string-value="[CNC] - Tube Brass [7/32in x 25.95mm] {wrist shaft}" calcext:value-type="string">
            <text:p>[CNC] - Tube Brass [7/32in x 25.95mm] {wrist shaft}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95:.J9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4</text:p>
          </table:table-cell>
          <table:table-cell table:style-name="ce5" table:formula="of:=VLOOKUP([.A96];[$'All SKUs'.$A$1:.$B$437];2;0)" office:value-type="string" office:string-value="[CNC] - Tube Brass [5/16in x 452.6mm]" calcext:value-type="string">
            <office:annotation draw:style-name="gr2" draw:text-style-name="P2" svg:width="88.41pt" svg:height="54.91pt" svg:x="417.29pt" svg:y="1533.69pt" draw:caption-point-x="-11.54pt" draw:caption-point-y="-16.92pt">
              <dc:date>2020-08-25T00:00:00</dc:date>
              <text:p text:style-name="P1">change Fusion dimension from 452.6 to 454.1</text:p>
              <text:p text:style-name="P1"><text:tab/>-Jin Han</text:p>
            </office:annotation>
            <text:p>[CNC] - Tube Brass [5/16in x 452.6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6:.J9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5</text:p>
          </table:table-cell>
          <table:table-cell table:style-name="ce5" table:formula="of:=VLOOKUP([.A97];[$'All SKUs'.$A$1:.$B$437];2;0)" office:value-type="string" office:string-value="[CNC] - Tube Brass [5/16in x 19.5mm] {hand shaft}" calcext:value-type="string">
            <text:p>[CNC] - Tube Brass [5/16in x 19.5mm] {hand shaft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97:.J9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6</text:p>
          </table:table-cell>
          <table:table-cell table:style-name="ce5" table:formula="of:=VLOOKUP([.A98];[$'All SKUs'.$A$1:.$B$437];2;0)" office:value-type="string" office:string-value="[CNC] - Tube Brass [3/8in x 76.5mm] {wrist sensor shaft}" calcext:value-type="string">
            <text:p>[CNC] - Tube Brass [3/8in x 76.5mm] {wrist sensor shaft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98:.J9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7</text:p>
          </table:table-cell>
          <table:table-cell table:style-name="ce5" table:formula="of:=VLOOKUP([.A99];[$'All SKUs'.$A$1:.$B$437];2;0)" office:value-type="string" office:string-value="[CNC] - Tube Brass [3/8in x 396.35mm]" calcext:value-type="string">
            <text:p>[CNC] - Tube Brass [3/8in x 396.35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9:.J9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8</text:p>
          </table:table-cell>
          <table:table-cell table:style-name="ce5" table:formula="of:=VLOOKUP([.A100];[$'All SKUs'.$A$1:.$B$437];2;0)" office:value-type="string" office:string-value="[CNC] - Tube Brass [1/8in x 520mm] {ulna sensor shaft}" calcext:value-type="string">
            <text:p>[CNC] - Tube Brass [1/8in x 520mm] {ulna sensor shaft}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00:.J10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9</text:p>
          </table:table-cell>
          <table:table-cell table:style-name="ce5" table:formula="of:=VLOOKUP([.A101];[$'All SKUs'.$A$1:.$B$437];2;0)" office:value-type="string" office:string-value="[CNC] - Tube Brass [1/8in x 35mm] {hand sensor shaft}" calcext:value-type="string">
            <text:p>[CNC] - Tube Brass [1/8in x 35mm] {hand sensor shaft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01:.J10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0</text:p>
          </table:table-cell>
          <table:table-cell table:style-name="ce5" table:formula="of:=VLOOKUP([.A102];[$'All SKUs'.$A$1:.$B$437];2;0)" office:value-type="string" office:string-value="[CNC] - Pipe Aluminum [1.375in x 360.25mm]" calcext:value-type="string">
            <text:p>[CNC] - Pipe Aluminum [1.375in x 360.25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02:.J10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1</text:p>
          </table:table-cell>
          <table:table-cell table:style-name="ce5" table:formula="of:=VLOOKUP([.A103];[$'All SKUs'.$A$1:.$B$437];2;0)" office:value-type="string" office:string-value="[CNC] - Pipe Aluminum [1.375in x 260.25mm]" calcext:value-type="string">
            <text:p>[CNC] - Pipe Aluminum [1.375in x 260.25mm]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03:.J10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2</text:p>
          </table:table-cell>
          <table:table-cell table:style-name="ce5" table:formula="of:=VLOOKUP([.A104];[$'All SKUs'.$A$1:.$B$437];2;0)" office:value-type="string" office:string-value="dowel pin steel 91595A130 - [3x24mm]" calcext:value-type="string">
            <text:p>dowel pin steel 91595A130 - [3x24mm]</text:p>
          </table:table-cell>
          <table:table-cell table:style-name="ce48" table:number-columns-repeated="4"/>
          <table:table-cell table:style-name="ce48" table:formula="of:=36" office:value-type="float" office:value="36" calcext:value-type="float">
            <text:p>36</text:p>
          </table:table-cell>
          <table:table-cell table:style-name="ce48" table:formula="of:=41" office:value-type="float" office:value="41" calcext:value-type="float">
            <text:p>41</text:p>
          </table:table-cell>
          <table:table-cell table:style-name="ce48" table:number-columns-repeated="2"/>
          <table:table-cell table:style-name="ce2" table:formula="of:=SUM([.C104:.J104])"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4</text:p>
          </table:table-cell>
          <table:table-cell table:style-name="ce5" table:formula="of:=VLOOKUP([.A105];[$'All SKUs'.$A$1:.$B$437];2;0)" office:value-type="string" office:string-value="[CNC] - Tube Brass [3.5mm x 18.5mm] {GB inner rollers}" calcext:value-type="string">
            <text:p>[CNC] - Tube Brass [3.5mm x 18.5mm] {GB inner rollers}</text:p>
          </table:table-cell>
          <table:table-cell table:style-name="ce48" table:number-columns-repeated="4"/>
          <table:table-cell table:style-name="ce48" table:formula="of:=12" office:value-type="float" office:value="12" calcext:value-type="float">
            <text:p>12</text:p>
          </table:table-cell>
          <table:table-cell table:style-name="ce48" table:formula="of:=12" office:value-type="float" office:value="12" calcext:value-type="float">
            <text:p>12</text:p>
          </table:table-cell>
          <table:table-cell table:style-name="ce48" table:number-columns-repeated="2"/>
          <table:table-cell table:style-name="ce2" table:formula="of:=SUM([.C105:.J105])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6</text:p>
          </table:table-cell>
          <table:table-cell table:style-name="ce5" table:formula="of:=VLOOKUP([.A106];[$'All SKUs'.$A$1:.$B$437];2;0)" office:value-type="string" office:string-value="[3D] - xSAb-AS5147 SensorAdapter2.stl" calcext:value-type="string">
            <text:p>[3D] - xSAb-AS5147 SensorAdapter2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2" draw:text-style-name="P2" svg:width="88.38pt" svg:height="42.75pt" svg:x="505.7pt" svg:y="1697.24pt" draw:caption-point-x="-11.54pt" draw:caption-point-y="-22.96pt">
              <dc:date>2020-08-25T00:00:00</dc:date>
              <text:p text:style-name="P1">fix dozuki step 21 name error</text:p>
              <text:p text:style-name="P1"><text:tab/>-Jin Han</text:p>
            </office:annotation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2" table:formula="of:=SUM([.C106:.J106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9</text:p>
          </table:table-cell>
          <table:table-cell table:style-name="ce5" table:formula="of:=VLOOKUP([.A107];[$'All SKUs'.$A$1:.$B$437];2;0)" office:value-type="string" office:string-value="[3D] - xSAa-AS5147 SensorAdapter1.stl" calcext:value-type="string">
            <text:p>[3D] - xSAa-AS5147 SensorAdapter1.stl</text:p>
          </table:table-cell>
          <table:table-cell table:style-name="ce48" table:number-columns-repeated="4"/>
          <table:table-cell table:style-name="ce48" office:value-type="float" office:value="1" calcext:value-type="float">
            <office:annotation draw:style-name="gr2" draw:text-style-name="P2" svg:width="113.56pt" svg:height="54.91pt" svg:x="527.78pt" svg:y="1706.94pt" draw:caption-point-x="-11.54pt" draw:caption-point-y="-16.92pt">
              <dc:date>2020-08-25T00:00:00</dc:date>
              <text:p text:style-name="P1">dozuki step 15 needs more detail with part name</text:p>
              <text:p text:style-name="P1"><text:tab/>-Jin Han</text:p>
            </office:annotation>
            <text:p>1</text:p>
          </table:table-cell>
          <table:table-cell table:style-name="ce48" office:value-type="float" office:value="1" calcext:value-type="float">
            <office:annotation draw:style-name="gr2" draw:text-style-name="P2" svg:width="168.41pt" svg:height="42.75pt" svg:x="549.89pt" svg:y="1713pt" draw:caption-point-x="-11.54pt" draw:caption-point-y="-22.99pt">
              <dc:date>2020-08-25T00:00:00</dc:date>
              <text:p text:style-name="P1">more detail in parts name; ch.6-step18</text:p>
              <text:p text:style-name="P1"><text:tab/>-Jin Han</text:p>
            </office:annotation>
            <text:p>1</text:p>
          </table:table-cell>
          <table:table-cell table:style-name="ce48" table:number-columns-repeated="2"/>
          <table:table-cell table:style-name="ce2" table:formula="of:=SUM([.C107:.J107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1</text:p>
          </table:table-cell>
          <table:table-cell table:style-name="ce5" table:formula="of:=VLOOKUP([.A108];[$'All SKUs'.$A$1:.$B$437];2;0)" office:value-type="string" office:string-value="[3D] - 7E-plug wall adapter.stl" calcext:value-type="string">
            <text:p>[3D] - 7E-plug wall adapter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08:.J10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2</text:p>
          </table:table-cell>
          <table:table-cell table:style-name="ce5" table:formula="of:=VLOOKUP([.A109];[$'All SKUs'.$A$1:.$B$437];2;0)" office:value-type="string" office:string-value="[3D] - 7Db-ArduinoTray.stl" calcext:value-type="string">
            <text:p>[3D] - 7Db-ArduinoTray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09:.J10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3</text:p>
          </table:table-cell>
          <table:table-cell table:style-name="ce5" table:formula="of:=VLOOKUP([.A110];[$'All SKUs'.$A$1:.$B$437];2;0)" office:value-type="string" office:string-value="[3D] - 7Da-ArduinoStandoff.stl" calcext:value-type="string">
            <text:p>[3D] - 7Da-ArduinoStandoff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/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4</text:p>
          </table:table-cell>
          <table:table-cell table:style-name="ce5" table:formula="of:=VLOOKUP([.A111];[$'All SKUs'.$A$1:.$B$437];2;0)" office:value-type="string" office:string-value="[3D] - 7C-stepperDriverAdapter 542.stl" calcext:value-type="string">
            <text:p>[3D] - 7C-stepperDriverAdapter 542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11:.J11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5</text:p>
          </table:table-cell>
          <table:table-cell table:style-name="ce5" table:formula="of:=VLOOKUP([.A112];[$'All SKUs'.$A$1:.$B$437];2;0)" office:value-type="string" office:string-value="[3D] - 7B-stepperDriverAdapter 556-542.stl" calcext:value-type="string">
            <text:p>[3D] - 7B-stepperDriverAdapter 556-542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12:.J11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6</text:p>
          </table:table-cell>
          <table:table-cell table:style-name="ce5" table:formula="of:=VLOOKUP([.A113];[$'All SKUs'.$A$1:.$B$437];2;0)" office:value-type="string" office:string-value="[3D] - 7A-stepperDriverAdapter 320x3.stl" calcext:value-type="string">
            <text:p>[3D] - 7A-stepperDriverAdapter 320x3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13:.J11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7</text:p>
          </table:table-cell>
          <table:table-cell table:style-name="ce5" table:formula="of:=VLOOKUP([.A114];[$'All SKUs'.$A$1:.$B$437];2;0)" office:value-type="string" office:string-value="[3D] - 6PI-pulleyInterior OUTPUT-64t v12.stl" calcext:value-type="string">
            <text:p>[3D] - 6PI-pulleyInterior OUTPUT-64t v12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14:.J11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8</text:p>
          </table:table-cell>
          <table:table-cell table:style-name="ce5" table:formula="of:=VLOOKUP([.A115];[$'All SKUs'.$A$1:.$B$437];2;0)" office:value-type="string" office:string-value="[3D] - 6PE-pulleyExterior OUTPUT-63t v7.stl" calcext:value-type="string">
            <text:p>[3D] - 6PE-pulleyExterior OUTPUT-63t v7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15:.J11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9</text:p>
          </table:table-cell>
          <table:table-cell table:style-name="ce5" table:formula="of:=VLOOKUP([.A116];[$'All SKUs'.$A$1:.$B$437];2;0)" office:value-type="string" office:string-value="[3D] - 6Md-SensorMagHolder.stl" calcext:value-type="string">
            <office:annotation draw:style-name="gr2" draw:text-style-name="P2" svg:width="88.41pt" svg:height="54.91pt" svg:x="417.29pt" svg:y="1848.67pt" draw:caption-point-x="-11.54pt" draw:caption-point-y="-16.89pt">
              <dc:date>2020-08-25T00:00:00</dc:date>
              <text:p text:style-name="P1">dozuki ch2-step8: change 6Da to 6Md</text:p>
              <text:p text:style-name="P1"><text:tab/>-Jin Han</text:p>
            </office:annotation>
            <text:p>[3D] - 6Md-SensorMagHolder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16:.J11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0</text:p>
          </table:table-cell>
          <table:table-cell table:style-name="ce5" table:formula="of:=VLOOKUP([.A117];[$'All SKUs'.$A$1:.$B$437];2;0)" office:value-type="string" office:string-value="[3D] - 6Mc-WristMagHolder v7.stl" calcext:value-type="string">
            <text:p>[3D] - 6Mc-WristMagHolder v7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17:.J11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1</text:p>
          </table:table-cell>
          <table:table-cell table:style-name="ce5" table:formula="of:=VLOOKUP([.A118];[$'All SKUs'.$A$1:.$B$437];2;0)" office:value-type="string" office:string-value="[3D] - 6Ea-rotorTOP.stl" calcext:value-type="string">
            <text:p>[3D] - 6Ea-rotor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18:.J11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2</text:p>
          </table:table-cell>
          <table:table-cell table:style-name="ce5" table:formula="of:=VLOOKUP([.A119];[$'All SKUs'.$A$1:.$B$437];2;0)" office:value-type="string" office:string-value="[3D] - 6Ea-rotorBOTT.stl" calcext:value-type="string">
            <text:p>[3D] - 6Ea-rotorBOTT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19:.J11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3</text:p>
          </table:table-cell>
          <table:table-cell table:style-name="ce5" table:formula="of:=VLOOKUP([.A120];[$'All SKUs'.$A$1:.$B$437];2;0)" office:value-type="string" office:string-value="[3D] - 6Ea-HousingTOP.stl" calcext:value-type="string">
            <text:p>[3D] - 6Ea-Housing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0:.J12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4</text:p>
          </table:table-cell>
          <table:table-cell table:style-name="ce5" table:formula="of:=VLOOKUP([.A121];[$'All SKUs'.$A$1:.$B$437];2;0)" office:value-type="string" office:string-value="[3D] - 6Ea-HousingBOTT.stl" calcext:value-type="string">
            <text:p>[3D] - 6Ea-HousingBOTT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1:.J12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5</text:p>
          </table:table-cell>
          <table:table-cell table:style-name="ce5" table:formula="of:=VLOOKUP([.A122];[$'All SKUs'.$A$1:.$B$437];2;0)" office:value-type="string" office:string-value="[3D] - 6Ea-eShaftTOP.stl" calcext:value-type="string">
            <text:p>[3D] - 6Ea-eShaft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2:.J12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6</text:p>
          </table:table-cell>
          <table:table-cell table:style-name="ce5" table:formula="of:=VLOOKUP([.A123];[$'All SKUs'.$A$1:.$B$437];2;0)" office:value-type="string" office:string-value="[3D] - 6Ea-eShaftBOTT.stl" calcext:value-type="string">
            <text:p>[3D] - 6Ea-eShaftBOTT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3:.J12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7</text:p>
          </table:table-cell>
          <table:table-cell table:style-name="ce5" table:formula="of:=VLOOKUP([.A124];[$'All SKUs'.$A$1:.$B$437];2;0)" office:value-type="string" office:string-value="[3D] - 6Db-BevelGear OUTPUT-20t.stl" calcext:value-type="string">
            <text:p>[3D] - 6Db-BevelGear OUTPUT-20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4:.J12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8</text:p>
          </table:table-cell>
          <table:table-cell table:style-name="ce5" table:formula="of:=VLOOKUP([.A125];[$'All SKUs'.$A$1:.$B$437];2;0)" office:value-type="string" office:string-value="[3D] - 6Da-rotorTOP.stl" calcext:value-type="string">
            <text:p>[3D] - 6Da-rotor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5:.J12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9</text:p>
          </table:table-cell>
          <table:table-cell table:style-name="ce5" table:formula="of:=VLOOKUP([.A126];[$'All SKUs'.$A$1:.$B$437];2;0)" office:value-type="string" office:string-value="[3D] - 6Da-rotorBOTT.stl" calcext:value-type="string">
            <text:p>[3D] - 6Da-rotor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6:.J12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0</text:p>
          </table:table-cell>
          <table:table-cell table:style-name="ce5" table:formula="of:=VLOOKUP([.A127];[$'All SKUs'.$A$1:.$B$437];2;0)" office:value-type="string" office:string-value="[3D] - 6Da-outputDiskTOP.stl" calcext:value-type="string">
            <text:p>[3D] - 6Da-outputDisk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7:.J12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1</text:p>
          </table:table-cell>
          <table:table-cell table:style-name="ce5" table:formula="of:=VLOOKUP([.A128];[$'All SKUs'.$A$1:.$B$437];2;0)" office:value-type="string" office:string-value="[3D] - 6Da-outputDiskBOTT.stl" calcext:value-type="string">
            <text:p>[3D] - 6Da-outputDisk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8:.J12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2</text:p>
          </table:table-cell>
          <table:table-cell table:style-name="ce5" table:formula="of:=VLOOKUP([.A129];[$'All SKUs'.$A$1:.$B$437];2;0)" office:value-type="string" office:string-value="[3D] - 6Da-HousingTOP.stl" calcext:value-type="string">
            <text:p>[3D] - 6Da-Housing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9:.J12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3</text:p>
          </table:table-cell>
          <table:table-cell table:style-name="ce5" table:formula="of:=VLOOKUP([.A130];[$'All SKUs'.$A$1:.$B$437];2;0)" office:value-type="string" office:string-value="[3D] - 6Da-HousingBOTT.stl" calcext:value-type="string">
            <text:p>[3D] - 6Da-Housing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0:.J13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4</text:p>
          </table:table-cell>
          <table:table-cell table:style-name="ce5" table:formula="of:=VLOOKUP([.A131];[$'All SKUs'.$A$1:.$B$437];2;0)" office:value-type="string" office:string-value="[3D] - 6Da-Hand.stl DEPRECATED" calcext:value-type="string">
            <text:p>[3D] - 6Da-Hand.stl DEPRECATED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1:.J13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5</text:p>
          </table:table-cell>
          <table:table-cell table:style-name="ce5" table:formula="of:=VLOOKUP([.A132];[$'All SKUs'.$A$1:.$B$437];2;0)" office:value-type="string" office:string-value="[3D] - 6Da-eShaftTOP.stl" calcext:value-type="string">
            <text:p>[3D] - 6Da-eShaft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2:.J13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6</text:p>
          </table:table-cell>
          <table:table-cell table:style-name="ce5" table:formula="of:=VLOOKUP([.A133];[$'All SKUs'.$A$1:.$B$437];2;0)" office:value-type="string" office:string-value="[3D] - 6Da-eShaftBOTT.stl" calcext:value-type="string">
            <text:p>[3D] - 6Da-eShaft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3:.J13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7</text:p>
          </table:table-cell>
          <table:table-cell table:style-name="ce5" table:formula="of:=VLOOKUP([.A134];[$'All SKUs'.$A$1:.$B$437];2;0)" office:value-type="string" office:string-value="[3D] - 6Bc-bearingSpacer v3.stl" calcext:value-type="string">
            <text:p>[3D] - 6Bc-bearingSpacer v3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4:.J13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8</text:p>
          </table:table-cell>
          <table:table-cell table:style-name="ce5" table:formula="of:=VLOOKUP([.A135];[$'All SKUs'.$A$1:.$B$437];2;0)" office:value-type="string" office:string-value="[3D] - 6Ba-BevelGear INPUT-20t v13.stl" calcext:value-type="string">
            <text:p>[3D] - 6Ba-BevelGear INPUT-20t v13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5:.J13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9</text:p>
          </table:table-cell>
          <table:table-cell table:style-name="ce5" table:formula="of:=VLOOKUP([.A136];[$'All SKUs'.$A$1:.$B$437];2;0)" office:value-type="string" office:string-value="[3D] - 6Ae-SensHolder.stl" calcext:value-type="string">
            <text:p>[3D] - 6Ae-SensHolder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6:.J13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0</text:p>
          </table:table-cell>
          <table:table-cell table:style-name="ce5" table:formula="of:=VLOOKUP([.A137];[$'All SKUs'.$A$1:.$B$437];2;0)" office:value-type="string" office:string-value="[3D] - 6Ad-wristGBDiskBott.stl" calcext:value-type="string">
            <text:p>[3D] - 6Ad-wristGBDiskBott.stl</text:p>
          </table:table-cell>
          <table:table-cell table:style-name="ce48" table:number-columns-repeated="3"/>
          <table:table-cell table:style-name="ce48" office:value-type="float" office:value="1" calcext:value-type="float">
            <office:annotation draw:style-name="gr6" draw:text-style-name="P2" svg:width="88.38pt" svg:height="67.21pt" svg:x="505.7pt" svg:y="2173.27pt" draw:caption-point-x="-11.54pt" draw:caption-point-y="-10.74pt">
              <dc:date>2020-08-25T00:00:00</dc:date>
              <text:p text:style-name="P1">dozuki name inconsistency: choose picasso or wrist in step2</text:p>
              <text:p text:style-name="P1"><text:tab/>-Jin Han</text:p>
            </office:annotation>
            <text:p>1</text:p>
          </table:table-cell>
          <table:table-cell table:style-name="ce48" table:number-columns-repeated="4"/>
          <table:table-cell table:style-name="ce2" table:formula="of:=SUM([.C137:.J13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1</text:p>
          </table:table-cell>
          <table:table-cell table:style-name="ce5" table:formula="of:=VLOOKUP([.A138];[$'All SKUs'.$A$1:.$B$437];2;0)" office:value-type="string" office:string-value="[3D] - 6Ac-wristGBDiskTop.stl" calcext:value-type="string">
            <text:p>[3D] - 6Ac-wristGBDisk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38:.J13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2</text:p>
          </table:table-cell>
          <table:table-cell table:style-name="ce5" table:formula="of:=VLOOKUP([.A139];[$'All SKUs'.$A$1:.$B$437];2;0)" office:value-type="string" office:string-value="[3D] - 6Ab-PicassoTop.stl" calcext:value-type="string">
            <text:p>[3D] - 6Ab-Picasso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9:.J13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3</text:p>
          </table:table-cell>
          <table:table-cell table:style-name="ce5" table:formula="of:=VLOOKUP([.A140];[$'All SKUs'.$A$1:.$B$437];2;0)" office:value-type="string" office:string-value="[3D] - 6Aa-PicassoBottom.stl" calcext:value-type="string">
            <text:p>[3D] - 6Aa-PicassoBottom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40:.J14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4</text:p>
          </table:table-cell>
          <table:table-cell table:style-name="ce5" table:formula="of:=VLOOKUP([.A141];[$'All SKUs'.$A$1:.$B$437];2;0)" office:value-type="string" office:string-value="[3D] - 5PI - pulleyInterior INPUT-64t v7.stl" calcext:value-type="string">
            <text:p>[3D] - 5PI - pulleyInterior INPUT-64t v7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1:.J14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5</text:p>
          </table:table-cell>
          <table:table-cell table:style-name="ce5" table:formula="of:=VLOOKUP([.A142];[$'All SKUs'.$A$1:.$B$437];2;0)" office:value-type="string" office:string-value="[3D] - 5PE - pulleyExterior INPUT-63t v7.stl" calcext:value-type="string">
            <text:p>[3D] - 5PE - pulleyExterior INPUT-63t v7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2:.J14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6</text:p>
          </table:table-cell>
          <table:table-cell table:style-name="ce5" table:formula="of:=VLOOKUP([.A143];[$'All SKUs'.$A$1:.$B$437];2;0)" office:value-type="string" office:string-value="[3D] - 5I - Idler BearingCoverHalf.stl" calcext:value-type="string">
            <text:p>[3D] - 5I - Idler BearingCoverHalf.stl</text:p>
          </table:table-cell>
          <table:table-cell table:style-name="ce48" table:number-columns-repeated="3"/>
          <table:table-cell table:style-name="ce48" office:value-type="float" office:value="8" calcext:value-type="float">
            <text:p>8</text:p>
          </table:table-cell>
          <table:table-cell table:style-name="ce48" table:number-columns-repeated="4"/>
          <table:table-cell table:style-name="ce2" table:formula="of:=SUM([.C143:.J143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7</text:p>
          </table:table-cell>
          <table:table-cell table:style-name="ce5" table:formula="of:=VLOOKUP([.A144];[$'All SKUs'.$A$1:.$B$437];2;0)" office:value-type="string" office:string-value="[3D] - 5Bd - outputDiskTOP.stl" calcext:value-type="string">
            <text:p>[3D] - 5Bd - outputDiskTO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4:.J14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8</text:p>
          </table:table-cell>
          <table:table-cell table:style-name="ce5" table:formula="of:=VLOOKUP([.A145];[$'All SKUs'.$A$1:.$B$437];2;0)" office:value-type="string" office:string-value="[3D] - 5Bd - outputDiskMID.stl" calcext:value-type="string">
            <text:p>[3D] - 5Bd - outputDiskMID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5:.J14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9</text:p>
          </table:table-cell>
          <table:table-cell table:style-name="ce5" table:formula="of:=VLOOKUP([.A146];[$'All SKUs'.$A$1:.$B$437];2;0)" office:value-type="string" office:string-value="[3D] - 5Bd - outputDiskBOTT.stl" calcext:value-type="string">
            <text:p>[3D] - 5Bd - outputDiskBOT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6:.J14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0</text:p>
          </table:table-cell>
          <table:table-cell table:style-name="ce5" table:formula="of:=VLOOKUP([.A147];[$'All SKUs'.$A$1:.$B$437];2;0)" office:value-type="string" office:string-value="[3D] - 5Bc - housingTOP2.stl" calcext:value-type="string">
            <text:p>[3D] - 5Bc - housingTOP2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7:.J14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1</text:p>
          </table:table-cell>
          <table:table-cell table:style-name="ce5" table:formula="of:=VLOOKUP([.A148];[$'All SKUs'.$A$1:.$B$437];2;0)" office:value-type="string" office:string-value="[3D] - 5Bc - housingTOP1.stl" calcext:value-type="string">
            <text:p>[3D] - 5Bc - housingTOP1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8:.J14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2</text:p>
          </table:table-cell>
          <table:table-cell table:style-name="ce5" table:formula="of:=VLOOKUP([.A149];[$'All SKUs'.$A$1:.$B$437];2;0)" office:value-type="string" office:string-value="[3D] - 5Bb - housingMID.stl" calcext:value-type="string">
            <text:p>[3D] - 5Bb - housingMID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9:.J14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3</text:p>
          </table:table-cell>
          <table:table-cell table:style-name="ce5" table:formula="of:=VLOOKUP([.A150];[$'All SKUs'.$A$1:.$B$437];2;0)" office:value-type="string" office:string-value="[3D] - 5Ba - housingBOTT2.stl" calcext:value-type="string">
            <text:p>[3D] - 5Ba - housingBOTT2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0:.J15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4</text:p>
          </table:table-cell>
          <table:table-cell table:style-name="ce5" table:formula="of:=VLOOKUP([.A151];[$'All SKUs'.$A$1:.$B$437];2;0)" office:value-type="string" office:string-value="[3D] - 5Ba - housingBOTT1.stl" calcext:value-type="string">
            <text:p>[3D] - 5Ba - housingBOTT1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1:.J15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5</text:p>
          </table:table-cell>
          <table:table-cell table:style-name="ce5" table:formula="of:=VLOOKUP([.A152];[$'All SKUs'.$A$1:.$B$437];2;0)" office:value-type="string" office:string-value="[3D] - 5B - shaftCAP.stl" calcext:value-type="string">
            <text:p>[3D] - 5B - shaftCA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2:.J15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6</text:p>
          </table:table-cell>
          <table:table-cell table:style-name="ce5" table:formula="of:=VLOOKUP([.A153];[$'All SKUs'.$A$1:.$B$437];2;0)" office:value-type="string" office:string-value="[3D] - 5B - rotorTOP.stl" calcext:value-type="string">
            <text:p>[3D] - 5B - rotorTO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3:.J15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7</text:p>
          </table:table-cell>
          <table:table-cell table:style-name="ce5" table:formula="of:=VLOOKUP([.A154];[$'All SKUs'.$A$1:.$B$437];2;0)" office:value-type="string" office:string-value="[3D] - 5B - rotorBOTT.stl" calcext:value-type="string">
            <text:p>[3D] - 5B - rotorBOT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4:.J15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8</text:p>
          </table:table-cell>
          <table:table-cell table:style-name="ce5" table:formula="of:=VLOOKUP([.A155];[$'All SKUs'.$A$1:.$B$437];2;0)" office:value-type="string" office:string-value="[3D] - 5B - eShaftTOP.stl" calcext:value-type="string">
            <text:p>[3D] - 5B - eShaftTO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5:.J15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9</text:p>
          </table:table-cell>
          <table:table-cell table:style-name="ce5" table:formula="of:=VLOOKUP([.A156];[$'All SKUs'.$A$1:.$B$437];2;0)" office:value-type="string" office:string-value="[3D] - 5B - eShaftBOTT.stl" calcext:value-type="string">
            <text:p>[3D] - 5B - eShaftBOT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6:.J15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0</text:p>
          </table:table-cell>
          <table:table-cell table:style-name="ce5" table:formula="of:=VLOOKUP([.A157];[$'All SKUs'.$A$1:.$B$437];2;0)" office:value-type="string" office:string-value="[3D] - 5Ac - CableClamp.stl" calcext:value-type="string">
            <text:p>[3D] - 5Ac - CableClam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57:.J15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1</text:p>
          </table:table-cell>
          <table:table-cell table:style-name="ce5" table:formula="of:=VLOOKUP([.A158];[$'All SKUs'.$A$1:.$B$437];2;0)" office:value-type="string" office:string-value="[3D] - 5Ab - UlnaSensRod.stl" calcext:value-type="string">
            <text:p>[3D] - 5Ab - UlnaSensRod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8:.J15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2</text:p>
          </table:table-cell>
          <table:table-cell table:style-name="ce5" table:formula="of:=VLOOKUP([.A159];[$'All SKUs'.$A$1:.$B$437];2;0)" office:value-type="string" office:string-value="[3D] - 5Aa - ForkTop.stl" calcext:value-type="string">
            <text:p>[3D] - 5Aa - Fork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59:.J15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3</text:p>
          </table:table-cell>
          <table:table-cell table:style-name="ce5" table:formula="of:=VLOOKUP([.A160];[$'All SKUs'.$A$1:.$B$437];2;0)" office:value-type="string" office:string-value="[3D] - 5Aa - ForkBottom.stl" calcext:value-type="string">
            <text:p>[3D] - 5Aa - ForkBottom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60:.J16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4</text:p>
          </table:table-cell>
          <table:table-cell table:style-name="ce5" table:formula="of:=VLOOKUP([.A161];[$'All SKUs'.$A$1:.$B$437];2;0)" office:value-type="string" office:string-value="[3D] - 4S-Sixi spacer v8.stl" calcext:value-type="string">
            <text:p>[3D] - 4S-Sixi spacer v8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1:.J16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5</text:p>
          </table:table-cell>
          <table:table-cell table:style-name="ce5" table:formula="of:=VLOOKUP([.A162];[$'All SKUs'.$A$1:.$B$437];2;0)" office:value-type="string" office:string-value="[3D] - 4Pe-pulley7-32in OUTPUT-30t.stl" calcext:value-type="string">
            <text:p>[3D] - 4Pe-pulley7-32in OUTPUT-30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2:.J16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6</text:p>
          </table:table-cell>
          <table:table-cell table:style-name="ce5" table:formula="of:=VLOOKUP([.A163];[$'All SKUs'.$A$1:.$B$437];2;0)" office:value-type="string" office:string-value="[3D] - 4Pd-pulley5-16in OUTPUT-30t.stl" calcext:value-type="string">
            <text:p>[3D] - 4Pd-pulley5-16in OUTPUT-30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3:.J16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7</text:p>
          </table:table-cell>
          <table:table-cell table:style-name="ce5" table:formula="of:=VLOOKUP([.A164];[$'All SKUs'.$A$1:.$B$437];2;0)" office:value-type="string" office:string-value="[3D] - 4Pc-pulley3-8in OUTPUT-30t.stl" calcext:value-type="string">
            <text:p>[3D] - 4Pc-pulley3-8in OUTPUT-30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4:.J16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8</text:p>
          </table:table-cell>
          <table:table-cell table:style-name="ce5" table:formula="of:=VLOOKUP([.A165];[$'All SKUs'.$A$1:.$B$437];2;0)" office:value-type="string" office:string-value="[3D] - 4MB-UlnaMagBearing.stl" calcext:value-type="string">
            <text:p>[3D] - 4MB-UlnaMagBearing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5:.J16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9</text:p>
          </table:table-cell>
          <table:table-cell table:style-name="ce5" table:formula="of:=VLOOKUP([.A166];[$'All SKUs'.$A$1:.$B$437];2;0)" office:value-type="string" office:string-value="[3D] - 4M-UlnaMagHolder.stl" calcext:value-type="string">
            <text:p>[3D] - 4M-UlnaMagHolder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6:.J16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0</text:p>
          </table:table-cell>
          <table:table-cell table:style-name="ce5" table:formula="of:=VLOOKUP([.A167];[$'All SKUs'.$A$1:.$B$437];2;0)" office:value-type="string" office:string-value="[3D] - 4B-MotorMount.stl" calcext:value-type="string">
            <text:p>[3D] - 4B-MotorMount.stl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2" table:formula="of:=SUM([.C167:.J167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1</text:p>
          </table:table-cell>
          <table:table-cell table:style-name="ce5" table:formula="of:=VLOOKUP([.A168];[$'All SKUs'.$A$1:.$B$437];2;0)" office:value-type="string" office:string-value="[3D] - 4Ab-ElbowTail.stl" calcext:value-type="string">
            <text:p>[3D] - 4Ab-ElbowTail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8:.J16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2</text:p>
          </table:table-cell>
          <table:table-cell table:style-name="ce5" table:formula="of:=VLOOKUP([.A169];[$'All SKUs'.$A$1:.$B$437];2;0)" office:value-type="string" office:string-value="[3D] - 4Aa-ElbowTail.stl" calcext:value-type="string">
            <text:p>[3D] - 4Aa-ElbowTail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9:.J16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3</text:p>
          </table:table-cell>
          <table:table-cell table:style-name="ce5" table:formula="of:=VLOOKUP([.A170];[$'All SKUs'.$A$1:.$B$437];2;0)" office:value-type="string" office:string-value="[3D] - 3R-rotorTOPScrew.stl" calcext:value-type="string">
            <text:p>[3D] - 3R-rotorTOPScrew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0:.J17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4</text:p>
          </table:table-cell>
          <table:table-cell table:style-name="ce5" table:formula="of:=VLOOKUP([.A171];[$'All SKUs'.$A$1:.$B$437];2;0)" office:value-type="string" office:string-value="[3D] - 3R-rotorTOPNut.stl" calcext:value-type="string">
            <text:p>[3D] - 3R-rotorTOPNu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1:.J17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5</text:p>
          </table:table-cell>
          <table:table-cell table:style-name="ce5" table:formula="of:=VLOOKUP([.A172];[$'All SKUs'.$A$1:.$B$437];2;0)" office:value-type="string" office:string-value="[3D] - 3R-rotorBOTTScrew.stl" calcext:value-type="string">
            <text:p>[3D] - 3R-rotorBOTTScrew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2:.J17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6</text:p>
          </table:table-cell>
          <table:table-cell table:style-name="ce5" table:formula="of:=VLOOKUP([.A173];[$'All SKUs'.$A$1:.$B$437];2;0)" office:value-type="string" office:string-value="[3D] - 3R-rotorBOTTNut.stl" calcext:value-type="string">
            <text:p>[3D] - 3R-rotorBOTTNu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3:.J17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7</text:p>
          </table:table-cell>
          <table:table-cell table:style-name="ce5" table:formula="of:=VLOOKUP([.A174];[$'All SKUs'.$A$1:.$B$437];2;0)" office:value-type="string" office:string-value="[3D] - 3Mc-ElbowMagHolderCap.stl" calcext:value-type="string">
            <text:p>[3D] - 3Mc-ElbowMagHolderCap.stl</text:p>
          </table:table-cell>
          <table:table-cell table:style-name="ce48" table:number-columns-repeated="6"/>
          <table:table-cell table:style-name="ce48" office:value-type="float" office:value="1" calcext:value-type="float">
            <office:annotation draw:style-name="gr2" draw:text-style-name="P2" svg:width="223.23pt" svg:height="42.75pt" svg:x="572pt" svg:y="2768.26pt" draw:caption-point-x="-11.54pt" draw:caption-point-y="-22.99pt">
              <dc:date>2020-08-25T00:00:00</dc:date>
              <text:p text:style-name="P1">either change dozuki step2 or fusion name; name inconsistency</text:p>
              <text:p text:style-name="P1"><text:tab/>-Jin Han</text:p>
            </office:annotation>
            <text:p>1</text:p>
          </table:table-cell>
          <table:table-cell table:style-name="ce48"/>
          <table:table-cell table:style-name="ce2" table:formula="of:=SUM([.C174:.J17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8</text:p>
          </table:table-cell>
          <table:table-cell table:style-name="ce5" table:formula="of:=VLOOKUP([.A175];[$'All SKUs'.$A$1:.$B$437];2;0)" office:value-type="string" office:string-value="[3D] - 3MB-ElbowMagBearing.stl" calcext:value-type="string">
            <text:p>[3D] - 3MB-ElbowMagBearing.stl</text:p>
          </table:table-cell>
          <table:table-cell table:style-name="ce48" table:number-columns-repeated="4"/>
          <table:table-cell table:style-name="ce48" office:value-type="float" office:value="1" calcext:value-type="float">
            <office:annotation draw:style-name="gr2" draw:text-style-name="P2" svg:width="113.56pt" svg:height="54.91pt" svg:x="527.78pt" svg:y="2777.92pt" draw:caption-point-x="-11.54pt" draw:caption-point-y="-16.89pt">
              <dc:date>2020-08-25T00:00:00</dc:date>
              <text:p text:style-name="P1">dozuki step 15 needs more detail with part name</text:p>
              <text:p text:style-name="P1"><text:tab/>-Jin Han</text:p>
            </office:annotation>
            <text:p>1</text:p>
          </table:table-cell>
          <table:table-cell table:style-name="ce48" table:number-columns-repeated="3"/>
          <table:table-cell table:style-name="ce2" table:formula="of:=SUM([.C175:.J17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9</text:p>
          </table:table-cell>
          <table:table-cell table:style-name="ce5" table:formula="of:=VLOOKUP([.A176];[$'All SKUs'.$A$1:.$B$437];2;0)" office:value-type="string" office:string-value="[3D] - 3M-ElbowMagHolder.stl" calcext:value-type="string">
            <text:p>[3D] - 3M-ElbowMagHolder.stl</text:p>
          </table:table-cell>
          <table:table-cell table:style-name="ce48" table:number-columns-repeated="6"/>
          <table:table-cell table:style-name="ce48" office:value-type="float" office:value="1" calcext:value-type="float">
            <office:annotation draw:style-name="gr2" draw:text-style-name="P2" svg:width="223.23pt" svg:height="42.75pt" svg:x="572pt" svg:y="2799.75pt" draw:caption-point-x="-11.54pt" draw:caption-point-y="-22.99pt">
              <dc:date>2020-08-25T00:00:00</dc:date>
              <text:p text:style-name="P1">either change dozuki step2 or fusion name; name inconsistency</text:p>
              <text:p text:style-name="P1"><text:tab/>-Jin Han</text:p>
            </office:annotation>
            <text:p>1</text:p>
          </table:table-cell>
          <table:table-cell table:style-name="ce48"/>
          <table:table-cell table:style-name="ce2" table:formula="of:=SUM([.C176:.J17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0</text:p>
          </table:table-cell>
          <table:table-cell table:style-name="ce5" table:formula="of:=VLOOKUP([.A177];[$'All SKUs'.$A$1:.$B$437];2;0)" office:value-type="string" office:string-value="[3D] - 3GB-shaftSensMid.stl" calcext:value-type="string">
            <text:p>[3D] - 3GB-shaftSensMid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7:.J17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1</text:p>
          </table:table-cell>
          <table:table-cell table:style-name="ce5" table:formula="of:=VLOOKUP([.A178];[$'All SKUs'.$A$1:.$B$437];2;0)" office:value-type="string" office:string-value="[3D] - 3GB-shaftCoupler.stl" calcext:value-type="string">
            <text:p>[3D] - 3GB-shaftCoupler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8:.J17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2</text:p>
          </table:table-cell>
          <table:table-cell table:style-name="ce5" table:formula="of:=VLOOKUP([.A179];[$'All SKUs'.$A$1:.$B$437];2;0)" office:value-type="string" office:string-value="[3D] - 3GB-shaftCap - SEN.stl" calcext:value-type="string">
            <text:p>[3D] - 3GB-shaftCap - SEN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9:.J17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3</text:p>
          </table:table-cell>
          <table:table-cell table:style-name="ce5" table:formula="of:=VLOOKUP([.A180];[$'All SKUs'.$A$1:.$B$437];2;0)" office:value-type="string" office:string-value="[3D] - 3GB-shaftCap - MOTT.stl" calcext:value-type="string">
            <text:p>[3D] - 3GB-shaftCap - MOT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0:.J18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4</text:p>
          </table:table-cell>
          <table:table-cell table:style-name="ce5" table:formula="of:=VLOOKUP([.A181];[$'All SKUs'.$A$1:.$B$437];2;0)" office:value-type="string" office:string-value="[3D] - 3GB-eShaft.stl" calcext:value-type="string">
            <text:p>[3D] - 3GB-eShaf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1:.J18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5</text:p>
          </table:table-cell>
          <table:table-cell table:style-name="ce5" table:formula="of:=VLOOKUP([.A182];[$'All SKUs'.$A$1:.$B$437];2;0)" office:value-type="string" office:string-value="[3D] - 3GB-elbowTOPcap.stl" calcext:value-type="string">
            <text:p>[3D] - 3GB-elbowTOPcap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82:.J18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6</text:p>
          </table:table-cell>
          <table:table-cell table:style-name="ce5" table:formula="of:=VLOOKUP([.A183];[$'All SKUs'.$A$1:.$B$437];2;0)" office:value-type="string" office:string-value="[3D] - 3GB-elbowTOP - SEN.stl" calcext:value-type="string">
            <text:p>[3D] - 3GB-elbowTOP - SEN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3:.J18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7</text:p>
          </table:table-cell>
          <table:table-cell table:style-name="ce5" table:formula="of:=VLOOKUP([.A184];[$'All SKUs'.$A$1:.$B$437];2;0)" office:value-type="string" office:string-value="[3D] - 3GB-elbowTOP - MOT.stl" calcext:value-type="string">
            <text:p>[3D] - 3GB-elbowTOP - MO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4:.J18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8</text:p>
          </table:table-cell>
          <table:table-cell table:style-name="ce5" table:formula="of:=VLOOKUP([.A185];[$'All SKUs'.$A$1:.$B$437];2;0)" office:value-type="string" office:string-value="[3D] - 3GB-elbowBottCap - SEN.stl" calcext:value-type="string">
            <text:p>[3D] - 3GB-elbowBottCap - SEN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85:.J18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9</text:p>
          </table:table-cell>
          <table:table-cell table:style-name="ce5" table:formula="of:=VLOOKUP([.A186];[$'All SKUs'.$A$1:.$B$437];2;0)" office:value-type="string" office:string-value="[3D] - 3GB-elbowBottCap - MOT.stl" calcext:value-type="string">
            <text:p>[3D] - 3GB-elbowBottCap - MOT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86:.J18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0</text:p>
          </table:table-cell>
          <table:table-cell table:style-name="ce5" table:formula="of:=VLOOKUP([.A187];[$'All SKUs'.$A$1:.$B$437];2;0)" office:value-type="string" office:string-value="[3D] - 3GB-elbowBOTT - SEN.stl" calcext:value-type="string">
            <text:p>[3D] - 3GB-elbowBOTT - SEN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7:.J18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1</text:p>
          </table:table-cell>
          <table:table-cell table:style-name="ce5" table:formula="of:=VLOOKUP([.A188];[$'All SKUs'.$A$1:.$B$437];2;0)" office:value-type="string" office:string-value="[3D] - 3GB-elbowBOTT - MOT.stl" calcext:value-type="string">
            <text:p>[3D] - 3GB-elbowBOTT - MO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8:.J18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2</text:p>
          </table:table-cell>
          <table:table-cell table:style-name="ce5" table:formula="of:=VLOOKUP([.A189];[$'All SKUs'.$A$1:.$B$437];2;0)" office:value-type="string" office:string-value="[3D] - 2R-rotorTOPScrew.stl" calcext:value-type="string">
            <text:p>[3D] - 2R-rotorTOPScrew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89:.J18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3</text:p>
          </table:table-cell>
          <table:table-cell table:style-name="ce5" table:formula="of:=VLOOKUP([.A190];[$'All SKUs'.$A$1:.$B$437];2;0)" office:value-type="string" office:string-value="[3D] - 2R-rotorTOPNut.stl" calcext:value-type="string">
            <text:p>[3D] - 2R-rotorTOPNu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0:.J19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4</text:p>
          </table:table-cell>
          <table:table-cell table:style-name="ce5" table:formula="of:=VLOOKUP([.A191];[$'All SKUs'.$A$1:.$B$437];2;0)" office:value-type="string" office:string-value="[3D] - 2R-rotorBOTTScrew.stl" calcext:value-type="string">
            <text:p>[3D] - 2R-rotorBOTTScrew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1:.J19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5</text:p>
          </table:table-cell>
          <table:table-cell table:style-name="ce5" table:formula="of:=VLOOKUP([.A192];[$'All SKUs'.$A$1:.$B$437];2;0)" office:value-type="string" office:string-value="[3D] - 2R-rotorBOTTNut.stl" calcext:value-type="string">
            <text:p>[3D] - 2R-rotorBOTTNu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2:.J19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6</text:p>
          </table:table-cell>
          <table:table-cell table:style-name="ce5" table:formula="of:=VLOOKUP([.A193];[$'All SKUs'.$A$1:.$B$437];2;0)" office:value-type="string" office:string-value="[3D] - 2MB-ShoulderMagBearing.stl" calcext:value-type="string">
            <office:annotation draw:style-name="gr6" draw:text-style-name="P2" svg:width="88.41pt" svg:height="54.91pt" svg:x="417.29pt" svg:y="3061.42pt" draw:caption-point-x="-11.54pt" draw:caption-point-y="-16.89pt">
              <dc:date>2020-08-25T00:00:00</dc:date>
              <text:p text:style-name="P1">more detail in parts name; ch.6-step18</text:p>
              <text:p text:style-name="P1"><text:tab/>-Jin Han</text:p>
            </office:annotation>
            <text:p>[3D] - 2MB-ShoulderMagBearing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3:.J19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7</text:p>
          </table:table-cell>
          <table:table-cell table:style-name="ce5" table:formula="of:=VLOOKUP([.A194];[$'All SKUs'.$A$1:.$B$437];2;0)" office:value-type="string" office:string-value="[3D] - 2M-ShoulderMagHolder.stl" calcext:value-type="string">
            <text:p>[3D] - 2M-ShoulderMagHolder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4:.J19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8</text:p>
          </table:table-cell>
          <table:table-cell table:style-name="ce5" table:formula="of:=VLOOKUP([.A195];[$'All SKUs'.$A$1:.$B$437];2;0)" office:value-type="string" office:string-value="[3D] - 2GB-shoulderTopCap - SEN.stl" calcext:value-type="string">
            <text:p>[3D] - 2GB-shoulderTopCap - SEN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95:.J19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9</text:p>
          </table:table-cell>
          <table:table-cell table:style-name="ce5" table:formula="of:=VLOOKUP([.A196];[$'All SKUs'.$A$1:.$B$437];2;0)" office:value-type="string" office:string-value="[3D] - 2GB-shoulderTopCap - MOT.stl" calcext:value-type="string">
            <text:p>[3D] - 2GB-shoulderTopCap - MOT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96:.J19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0</text:p>
          </table:table-cell>
          <table:table-cell table:style-name="ce5" table:formula="of:=VLOOKUP([.A197];[$'All SKUs'.$A$1:.$B$437];2;0)" office:value-type="string" office:string-value="[3D] - 2GB-shoulderTOP - SEN.stl" calcext:value-type="string">
            <text:p>[3D] - 2GB-shoulderTOP - SEN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7:.J19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1</text:p>
          </table:table-cell>
          <table:table-cell table:style-name="ce5" table:formula="of:=VLOOKUP([.A198];[$'All SKUs'.$A$1:.$B$437];2;0)" office:value-type="string" office:string-value="[3D] - 2GB-shoulderTOP - MOT.stl" calcext:value-type="string">
            <text:p>[3D] - 2GB-shoulderTOP - MO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8:.J19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2</text:p>
          </table:table-cell>
          <table:table-cell table:style-name="ce5" table:formula="of:=VLOOKUP([.A199];[$'All SKUs'.$A$1:.$B$437];2;0)" office:value-type="string" office:string-value="[3D] - 2GB-shoulderBOTT - SEN.stl" calcext:value-type="string">
            <text:p>[3D] - 2GB-shoulderBOTT - SEN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9:.J19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3</text:p>
          </table:table-cell>
          <table:table-cell table:style-name="ce5" table:formula="of:=VLOOKUP([.A200];[$'All SKUs'.$A$1:.$B$437];2;0)" office:value-type="string" office:string-value="[3D] - 2GB-shoulderBOTT - MOT.stl" calcext:value-type="string">
            <text:p>[3D] - 2GB-shoulderBOTT - MO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0:.J20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4</text:p>
          </table:table-cell>
          <table:table-cell table:style-name="ce5" table:formula="of:=VLOOKUP([.A201];[$'All SKUs'.$A$1:.$B$437];2;0)" office:value-type="string" office:string-value="[3D] - 2GB-shaftCoupler.stl" calcext:value-type="string">
            <text:p>[3D] - 2GB-shaftCoupler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1:.J20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5</text:p>
          </table:table-cell>
          <table:table-cell table:style-name="ce5" table:formula="of:=VLOOKUP([.A202];[$'All SKUs'.$A$1:.$B$437];2;0)" office:value-type="string" office:string-value="[3D] - 2GB-shaftCap - SEN.stl" calcext:value-type="string">
            <text:p>[3D] - 2GB-shaftCap - SEN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2:.J20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6</text:p>
          </table:table-cell>
          <table:table-cell table:style-name="ce5" table:formula="of:=VLOOKUP([.A203];[$'All SKUs'.$A$1:.$B$437];2;0)" office:value-type="string" office:string-value="[3D] - 2GB-shaftCap - MOT.stl" calcext:value-type="string">
            <text:p>[3D] - 2GB-shaftCap - MO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3:.J20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7</text:p>
          </table:table-cell>
          <table:table-cell table:style-name="ce5" table:formula="of:=VLOOKUP([.A204];[$'All SKUs'.$A$1:.$B$437];2;0)" office:value-type="string" office:string-value="[3D] - 2GB-shaftBott.stl" calcext:value-type="string">
            <text:p>[3D] - 2GB-shaftBot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4:.J20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8</text:p>
          </table:table-cell>
          <table:table-cell table:style-name="ce5" table:formula="of:=VLOOKUP([.A205];[$'All SKUs'.$A$1:.$B$437];2;0)" office:value-type="string" office:string-value="[3D] - 2GB-eShaft.stl" calcext:value-type="string">
            <text:p>[3D] - 2GB-eShaf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5:.J20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9</text:p>
          </table:table-cell>
          <table:table-cell table:style-name="ce5" table:formula="of:=VLOOKUP([.A206];[$'All SKUs'.$A$1:.$B$437];2;0)" office:value-type="string" office:string-value="[3D] - 1PO-pulleyAnchor OUTPUT-71t v6.stl" calcext:value-type="string">
            <text:p>[3D] - 1PO-pulleyAnchor OUTPUT-71t v6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06:.J20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0</text:p>
          </table:table-cell>
          <table:table-cell table:style-name="ce5" table:formula="of:=VLOOKUP([.A207];[$'All SKUs'.$A$1:.$B$437];2;0)" office:value-type="string" office:string-value="[3D] - 1PI-pulleyAnchor INPUT-71t v7.stl" calcext:value-type="string">
            <text:p>[3D] - 1PI-pulleyAnchor INPUT-71t v7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07:.J20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1</text:p>
          </table:table-cell>
          <table:table-cell table:style-name="ce5" table:formula="of:=VLOOKUP([.A208];[$'All SKUs'.$A$1:.$B$437];2;0)" office:value-type="string" office:string-value="[3D] - 1MB-AnchorMagBearing.stl" calcext:value-type="string">
            <text:p>[3D] - 1MB-AnchorMagBearing.stl</text:p>
          </table:table-cell>
          <table:table-cell table:style-name="ce48" table:number-columns-repeated="7"/>
          <table:table-cell table:style-name="ce48" office:value-type="float" office:value="1" calcext:value-type="float">
            <office:annotation draw:style-name="gr2" draw:text-style-name="P2" svg:width="278.11pt" svg:height="42.75pt" svg:x="594.09pt" svg:y="3303.75pt" draw:caption-point-x="-11.54pt" draw:caption-point-y="-22.99pt">
              <dc:date>2020-08-25T00:00:00</dc:date>
              <text:p text:style-name="P1">add "1mb" to dozuki step 23</text:p>
              <text:p text:style-name="P1"><text:tab/>-Jin Han</text:p>
            </office:annotation>
            <text:p>1</text:p>
          </table:table-cell>
          <table:table-cell table:style-name="ce2" table:formula="of:=SUM([.C208:.J20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2</text:p>
          </table:table-cell>
          <table:table-cell table:style-name="ce5" table:formula="of:=VLOOKUP([.A209];[$'All SKUs'.$A$1:.$B$437];2;0)" office:value-type="string" office:string-value="[3D] - 1M-AnchorMagHolder.stl" calcext:value-type="string">
            <text:p>[3D] - 1M-AnchorMagHolder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09:.J20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3</text:p>
          </table:table-cell>
          <table:table-cell table:style-name="ce5" table:formula="of:=VLOOKUP([.A210];[$'All SKUs'.$A$1:.$B$437];2;0)" office:value-type="string" office:string-value="[3D] - 1GB-shaftTop.stl" calcext:value-type="string">
            <text:p>[3D] - 1GB-shaftTop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0:.J21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4</text:p>
          </table:table-cell>
          <table:table-cell table:style-name="ce5" table:formula="of:=VLOOKUP([.A211];[$'All SKUs'.$A$1:.$B$437];2;0)" office:value-type="string" office:string-value="[3D] - 1GB-shaftEccentric.stl" calcext:value-type="string">
            <text:p>[3D] - 1GB-shaftEccentric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1:.J21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5</text:p>
          </table:table-cell>
          <table:table-cell table:style-name="ce5" table:formula="of:=VLOOKUP([.A212];[$'All SKUs'.$A$1:.$B$437];2;0)" office:value-type="string" office:string-value="[3D] - 1GB-shaftBott.stl" calcext:value-type="string">
            <text:p>[3D] - 1GB-shaftBot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2:.J21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6</text:p>
          </table:table-cell>
          <table:table-cell table:style-name="ce5" table:formula="of:=VLOOKUP([.A213];[$'All SKUs'.$A$1:.$B$437];2;0)" office:value-type="string" office:string-value="[3D] - 1GB-rotorTOP.stl" calcext:value-type="string">
            <text:p>[3D] - 1GB-rotorTOP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3:.J21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7</text:p>
          </table:table-cell>
          <table:table-cell table:style-name="ce5" table:formula="of:=VLOOKUP([.A214];[$'All SKUs'.$A$1:.$B$437];2;0)" office:value-type="string" office:string-value="[3D] - 1GB-rotorBOTT.stl" calcext:value-type="string">
            <text:p>[3D] - 1GB-rotorBOT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4:.J21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8</text:p>
          </table:table-cell>
          <table:table-cell table:style-name="ce5" table:formula="of:=VLOOKUP([.A215];[$'All SKUs'.$A$1:.$B$437];2;0)" office:value-type="string" office:string-value="[3D] - 1GB-outputTopDisk.stl" calcext:value-type="string">
            <text:p>[3D] - 1GB-outputTopDisk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5:.J21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9</text:p>
          </table:table-cell>
          <table:table-cell table:style-name="ce5" table:formula="of:=VLOOKUP([.A216];[$'All SKUs'.$A$1:.$B$437];2;0)" office:value-type="string" office:string-value="[3D] - 1GB-outputTopBearing.stl" calcext:value-type="string">
            <text:p>[3D] - 1GB-outputTopBearing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6:.J21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0</text:p>
          </table:table-cell>
          <table:table-cell table:style-name="ce5" table:formula="of:=VLOOKUP([.A217];[$'All SKUs'.$A$1:.$B$437];2;0)" office:value-type="string" office:string-value="[3D] - 1GB-outputBottDiskTop.stl" calcext:value-type="string">
            <text:p>[3D] - 1GB-outputBottDiskTop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7:.J21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1</text:p>
          </table:table-cell>
          <table:table-cell table:style-name="ce5" table:formula="of:=VLOOKUP([.A218];[$'All SKUs'.$A$1:.$B$437];2;0)" office:value-type="string" office:string-value="[3D] - 1GB-outputBottDiskBott.stl" calcext:value-type="string">
            <text:p>[3D] - 1GB-outputBottDiskBot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8:.J21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2</text:p>
          </table:table-cell>
          <table:table-cell table:style-name="ce5" table:formula="of:=VLOOKUP([.A219];[$'All SKUs'.$A$1:.$B$437];2;0)" office:value-type="string" office:string-value="[3D] - 1E-M5x8mm Spacer v3.stl" calcext:value-type="string">
            <text:p>[3D] - 1E-M5x8mm Spacer v3.stl</text:p>
          </table:table-cell>
          <table:table-cell table:style-name="ce48" table:number-columns-repeated="7"/>
          <table:table-cell table:style-name="ce48" office:value-type="float" office:value="4" calcext:value-type="float">
            <text:p>4</text:p>
          </table:table-cell>
          <table:table-cell table:style-name="ce2" table:formula="of:=SUM([.C219:.J219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3</text:p>
          </table:table-cell>
          <table:table-cell table:style-name="ce5" table:formula="of:=VLOOKUP([.A220];[$'All SKUs'.$A$1:.$B$437];2;0)" office:value-type="string" office:string-value="[3D] - 1D-ShoulderMount.stl" calcext:value-type="string">
            <text:p>[3D] - 1D-ShoulderMoun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0:.J22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4</text:p>
          </table:table-cell>
          <table:table-cell table:style-name="ce5" table:formula="of:=VLOOKUP([.A221];[$'All SKUs'.$A$1:.$B$437];2;0)" office:value-type="string" office:string-value="[3D] - 1C-PanelMount.stl" calcext:value-type="string">
            <text:p>[3D] - 1C-PanelMoun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1:.J22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5</text:p>
          </table:table-cell>
          <table:table-cell table:style-name="ce5" table:formula="of:=VLOOKUP([.A222];[$'All SKUs'.$A$1:.$B$437];2;0)" office:value-type="string" office:string-value="[3D] - 1Bb-AnchorRearBottom.stl" calcext:value-type="string">
            <text:p>[3D] - 1Bb-AnchorRearBottom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2:.J22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6</text:p>
          </table:table-cell>
          <table:table-cell table:style-name="ce5" table:formula="of:=VLOOKUP([.A223];[$'All SKUs'.$A$1:.$B$437];2;0)" office:value-type="string" office:string-value="[3D] - 1Ba-AnchorFrontBottom.stl" calcext:value-type="string">
            <text:p>[3D] - 1Ba-AnchorFrontBottom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3:.J22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7</text:p>
          </table:table-cell>
          <table:table-cell table:style-name="ce5" table:formula="of:=VLOOKUP([.A224];[$'All SKUs'.$A$1:.$B$437];2;0)" office:value-type="string" office:string-value="[3D] - 1Ab-AnchorMotorHolder.stl" calcext:value-type="string">
            <text:p>[3D] - 1Ab-AnchorMotorHolder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4:.J22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8</text:p>
          </table:table-cell>
          <table:table-cell table:style-name="ce5" table:formula="of:=VLOOKUP([.A225];[$'All SKUs'.$A$1:.$B$437];2;0)" office:value-type="string" office:string-value="[3D] - 1Aa-AnchorTopSpacer.stl" calcext:value-type="string">
            <text:p>[3D] - 1Aa-AnchorTopSpacer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5:.J22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9</text:p>
          </table:table-cell>
          <table:table-cell table:style-name="ce5" table:formula="of:=VLOOKUP([.A226];[$'All SKUs'.$A$1:.$B$437];2;0)" office:value-type="string" office:string-value="[3D] - 1Aa-AnchorTopBearing.stl" calcext:value-type="string">
            <text:p>[3D] - 1Aa-AnchorTopBearing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6:.J22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0</text:p>
          </table:table-cell>
          <table:table-cell table:style-name="ce5" table:formula="of:=VLOOKUP([.A227];[$'All SKUs'.$A$1:.$B$437];2;0)" office:value-type="string" office:string-value="[3D] - 1Aa-AnchorGearBox.stl" calcext:value-type="string">
            <text:p>[3D] - 1Aa-AnchorGearBox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7:.J22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1</text:p>
          </table:table-cell>
          <table:table-cell table:style-name="ce5" table:formula="of:=VLOOKUP([.A228];[$'All SKUs'.$A$1:.$B$437];2;0)" office:value-type="string" office:string-value="[CNC] - 1PI-AnchorMotorShaftAdapter" calcext:value-type="string">
            <text:p>[CNC] - 1PI-AnchorMotorShaftAdapter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2</text:p>
          </table:table-cell>
          <table:table-cell table:style-name="ce5" table:formula="of:=VLOOKUP([.A229];[$'All SKUs'.$A$1:.$B$437];2;0)" office:value-type="string" office:string-value="[ELEC] - PSU NEMA-15 power cable 8'" calcext:value-type="string">
            <text:p>[ELEC] - PSU NEMA-15 power cable 8'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29:.J22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3</text:p>
          </table:table-cell>
          <table:table-cell table:style-name="ce5" table:formula="of:=VLOOKUP([.A230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48" table:number-columns-repeated="3"/>
          <table:table-cell table:style-name="ce48" office:value-type="float" office:value="6" calcext:value-type="float">
            <text:p>6</text:p>
          </table:table-cell>
          <table:table-cell table:style-name="ce48" table:number-columns-repeated="4"/>
          <table:table-cell table:style-name="ce2" table:formula="of:=SUM([.C230:.J230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4</text:p>
          </table:table-cell>
          <table:table-cell table:style-name="ce5" table:formula="of:=VLOOKUP([.A231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48"/>
          <table:table-cell table:number-columns-repeated="3" table:style-name="ce48" office:value-type="float" office:value="6" calcext:value-type="float">
            <text:p>6</text:p>
          </table:table-cell>
          <table:table-cell table:style-name="ce48"/>
          <table:table-cell table:number-columns-repeated="3" table:style-name="ce48" office:value-type="float" office:value="6" calcext:value-type="float">
            <text:p>6</text:p>
          </table:table-cell>
          <table:table-cell table:style-name="ce2" table:formula="of:=SUM([.C231:.J231])"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5</text:p>
          </table:table-cell>
          <table:table-cell table:style-name="ce5" table:formula="of:=VLOOKUP([.A232];[$'All SKUs'.$A$1:.$B$437];2;0)" office:value-type="string" office:string-value="[ELEC] - 3-pin Servo Extension Cable M/F - [1000mm]" calcext:value-type="string">
            <text:p>[ELEC] - 3-pin Servo Extension Cable M/F - [1000mm]</text:p>
          </table:table-cell>
          <table:table-cell table:style-name="ce48" table:number-columns-repeated="6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2" table:formula="of:=SUM([.C232:.J232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5</text:p>
          </table:table-cell>
          <table:table-cell table:style-name="ce5" table:formula="of:=VLOOKUP([.A233];[$'All SKUs'.$A$1:.$B$437];2;0)" office:value-type="string" office:string-value="[ELEC] - 2x22AWG {Small Drivers} - [65mm]" calcext:value-type="string">
            <text:p>[ELEC] - 2x22AWG {Small Drivers} - [65mm]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233:.J233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6</text:p>
          </table:table-cell>
          <table:table-cell table:style-name="ce5" table:formula="of:=VLOOKUP([.A234];[$'All SKUs'.$A$1:.$B$437];2;0)" office:value-type="string" office:string-value="[ELEC] - 2x18AWG {Big Drivers} - [110mm]" calcext:value-type="string">
            <text:p>[ELEC] - 2x18AWG {Big Drivers} - [110mm]</text:p>
          </table:table-cell>
          <table:table-cell table:style-name="ce48" office:value-type="float" office:value="2" calcext:value-type="float">
            <office:annotation draw:style-name="gr2" draw:text-style-name="P2" svg:width="88.38pt" svg:height="54.91pt" svg:x="439.4pt" svg:y="3707.18pt" draw:caption-point-x="-11.54pt" draw:caption-point-y="-16.89pt">
              <dc:date>2020-08-25T00:00:00</dc:date>
              <text:p text:style-name="P1">change dozuki step 27 from 90 &amp;130 to 110x2</text:p>
              <text:p text:style-name="P1"><text:tab/>-Jin Han</text:p>
            </office:annotation>
            <text:p>2</text:p>
          </table:table-cell>
          <table:table-cell table:style-name="ce48" table:number-columns-repeated="7"/>
          <table:table-cell table:style-name="ce2" table:formula="of:=SUM([.C234:.J234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7</text:p>
          </table:table-cell>
          <table:table-cell table:style-name="ce5" table:formula="of:=VLOOKUP([.A235];[$'All SKUs'.$A$1:.$B$437];2;0)" office:value-type="string" office:string-value="[ELEC] - 1x22AWG {Big Drivers} - [30mm]" calcext:value-type="string">
            <text:p>[ELEC] - 1x22AWG {Big Drivers} - [30mm]</text:p>
          </table:table-cell>
          <table:table-cell table:style-name="ce48" office:value-type="float" office:value="6" calcext:value-type="float">
            <text:p>6</text:p>
          </table:table-cell>
          <table:table-cell table:style-name="ce48" table:number-columns-repeated="7"/>
          <table:table-cell table:style-name="ce2" table:formula="of:=SUM([.C235:.J235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8</text:p>
          </table:table-cell>
          <table:table-cell table:style-name="ce5" table:formula="of:=VLOOKUP([.A236];[$'All SKUs'.$A$1:.$B$437];2;0)" office:value-type="string" office:string-value="[MISC] - Velcro Wrap [150mm]" calcext:value-type="string">
            <text:p>[MISC] - Velcro Wrap [150mm]</text:p>
          </table:table-cell>
          <table:table-cell table:style-name="ce48" table:number-columns-repeated="6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2" table:formula="of:=SUM([.C236:.J23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9</text:p>
          </table:table-cell>
          <table:table-cell table:style-name="ce5" table:formula="of:=VLOOKUP([.A237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48" table:number-columns-repeated="7"/>
          <table:table-cell table:style-name="ce48" office:value-type="float" office:value="3" calcext:value-type="float">
            <text:p>3</text:p>
          </table:table-cell>
          <table:table-cell table:style-name="ce2" table:formula="of:=SUM([.C237:.J237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0</text:p>
          </table:table-cell>
          <table:table-cell table:style-name="ce5" table:formula="of:=VLOOKUP([.A238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38:.J23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1</text:p>
          </table:table-cell>
          <table:table-cell table:style-name="ce5" table:formula="of:=VLOOKUP([.A239];[$'All SKUs'.$A$1:.$B$437];2;0)" office:value-type="string" office:string-value="[ELEC] - Aviation GX16-8p Cable M/O {TOOL} - [190mm]" calcext:value-type="string">
            <text:p>[ELEC] - Aviation GX16-8p Cable M/O {TOOL} - [19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39:.J23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2</text:p>
          </table:table-cell>
          <table:table-cell table:style-name="ce5" table:formula="of:=VLOOKUP([.A240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40:.J24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3</text:p>
          </table:table-cell>
          <table:table-cell table:style-name="ce5" table:formula="of:=VLOOKUP([.A241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41:.J24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4</text:p>
          </table:table-cell>
          <table:table-cell table:style-name="ce5" table:formula="of:=VLOOKUP([.A242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42:.J24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5</text:p>
          </table:table-cell>
          <table:table-cell table:style-name="ce5" table:formula="of:=VLOOKUP([.A243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48" table:number-columns-repeated="7"/>
          <table:table-cell table:style-name="ce48" office:value-type="float" office:value="3" calcext:value-type="float">
            <text:p>3</text:p>
          </table:table-cell>
          <table:table-cell table:style-name="ce2" table:formula="of:=SUM([.C243:.J243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6</text:p>
          </table:table-cell>
          <table:table-cell table:style-name="ce5" table:formula="of:=VLOOKUP([.A244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44:.J24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7</text:p>
          </table:table-cell>
          <table:table-cell table:style-name="ce5" table:formula="of:=VLOOKUP([.A245];[$'All SKUs'.$A$1:.$B$437];2;0)" office:value-type="string" office:string-value="[RAW] - Sensor AS5147" calcext:value-type="string">
            <text:p>[RAW] - Sensor AS5147</text:p>
          </table:table-cell>
          <table:table-cell table:style-name="ce48"/>
          <table:table-cell table:number-columns-repeated="5"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2" table:formula="of:=SUM([.C245:.J245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8</text:p>
          </table:table-cell>
          <table:table-cell table:style-name="ce5" table:formula="of:=VLOOKUP([.A246];[$'All SKUs'.$A$1:.$B$437];2;0)" office:value-type="string" office:string-value="[RAW] - Jumper 1x2pin - 2.54mm" calcext:value-type="string">
            <text:p>[RAW] - Jumper 1x2pin - 2.54mm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7"/>
          <table:table-cell table:style-name="ce2" table:formula="of:=SUM([.C246:.J246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9</text:p>
          </table:table-cell>
          <table:table-cell table:style-name="ce5" table:formula="of:=VLOOKUP([.A247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48" table:formula="of:=8*5+6+4*2+2*8" office:value-type="float" office:value="70" calcext:value-type="float">
            <text:p>70</text:p>
          </table:table-cell>
          <table:table-cell table:style-name="ce48" office:value-type="float" office:value="8" calcext:value-type="float">
            <text:p>8</text:p>
          </table:table-cell>
          <table:table-cell table:style-name="ce48" table:number-columns-repeated="6"/>
          <table:table-cell table:style-name="ce2" table:formula="of:=SUM([.C247:.J247])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0</text:p>
          </table:table-cell>
          <table:table-cell table:style-name="ce5" table:formula="of:=VLOOKUP([.A248];[$'All SKUs'.$A$1:.$B$437];2;0)" office:value-type="string" office:string-value="[RAW] - Header Pins {M-straight} Double Row, pitch 2.54mm" calcext:value-type="string">
            <text:p>[RAW] - Header Pins {M-straight} Double Row, pitch 2.54mm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number-columns-repeated="7"/>
          <table:table-cell table:style-name="ce2" table:formula="of:=SUM([.C248:.J248])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1</text:p>
          </table:table-cell>
          <table:table-cell table:style-name="ce5" table:formula="of:=VLOOKUP([.A249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48" table:number-columns-repeated="2"/>
          <table:table-cell table:number-columns-repeated="4"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2" table:formula="of:=SUM([.C249:.J249])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2</text:p>
          </table:table-cell>
          <table:table-cell table:style-name="ce5" table:formula="of:=VLOOKUP([.A250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3</text:p>
          </table:table-cell>
          <table:table-cell table:style-name="ce5" table:formula="of:=VLOOKUP([.A251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4</text:p>
          </table:table-cell>
          <table:table-cell table:style-name="ce5" table:formula="of:=VLOOKUP([.A252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5</text:p>
          </table:table-cell>
          <table:table-cell table:style-name="ce5" table:formula="of:=VLOOKUP([.A253];[$'All SKUs'.$A$1:.$B$437];2;0)" office:value-type="string" office:string-value="[RAW] - 1x22AWG Solid Cable [Black]" calcext:value-type="string">
            <text:p>[RAW] - 1x22AWG Solid Cable [Black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6</text:p>
          </table:table-cell>
          <table:table-cell table:style-name="ce5" table:formula="of:=VLOOKUP([.A254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54:.J254]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46"/>
          <table:table-cell table:style-name="ce2">
            <office:annotation draw:style-name="gr7" draw:text-style-name="P2" svg:width="88.41pt" svg:height="141.02pt" svg:x="417.29pt" svg:y="4013.23pt" draw:caption-point-x="-11.54pt" draw:caption-point-y="7.8pt">
              <dc:date>2020-08-25T00:00:00</dc:date>
              <text:p text:style-name="P1">this does not appear in the ALL SKUs?</text:p>
              <text:p text:style-name="P1"><text:tab/>-Dan Royer</text:p>
              <text:p text:style-name="P1">This is the future Aviation plug that comes with cables. I'm not sure where to put them -_-</text:p>
              <text:p text:style-name="P1"><text:tab/>-Jin Han</text:p>
            </office:annotation>
          </table:table-cell>
          <table:table-cell table:style-name="ce2" table:number-columns-repeated="9"/>
          <table:table-cell table:number-columns-repeated="1013"/>
        </table:table-row>
        <table:table-row table:style-name="ro6" table:number-rows-repeated="6">
          <table:table-cell table:style-name="ce46"/>
          <table:table-cell table:style-name="ce2" table:number-columns-repeated="10"/>
          <table:table-cell table:number-columns-repeated="1013"/>
        </table:table-row>
        <table:table-row table:style-name="ro6" table:number-rows-repeated="4">
          <table:table-cell table:style-name="ce46"/>
          <table:table-cell table:style-name="ce2" table:number-columns-repeated="10"/>
          <table:table-cell table:number-columns-repeated="1013"/>
        </table:table-row>
        <table:table-row table:style-name="ro6">
          <table:table-cell table:style-name="ce46"/>
          <table:table-cell table:style-name="ce2" table:number-columns-repeated="10"/>
          <table:table-cell table:number-columns-repeated="1013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04EF3F70_860B_49E9_9DDE_BB69B259A453_.wvu.FilterData" table:base-cell-address="$'All SKUs'.$A$1" table:cell-range-address="$'pick list'.$B$1:.$K$255"/>
          <table:named-range table:name="Z_0BB0DE95_D7ED_4B73_8E12_839398192948_.wvu.FilterData" table:base-cell-address="$'All SKUs'.$A$1" table:cell-range-address="$'pick list'.$B$1:.$K$252"/>
          <table:named-range table:name="Z_1B0B664E_A615_4078_BCBA_9B51451DE027_.wvu.FilterData" table:base-cell-address="$'All SKUs'.$A$1" table:cell-range-address="$'pick list'.$B$1:.$K$255"/>
          <table:named-range table:name="Z_21843C53_3F31_47CE_B592_9332A0E44430_.wvu.FilterData" table:base-cell-address="$'All SKUs'.$A$1" table:cell-range-address="$'pick list'.$B$1:.$K$229"/>
          <table:named-range table:name="Z_24A63B55_6FB5_4F4B_B80C_F0A99F4B9853_.wvu.FilterData" table:base-cell-address="$'All SKUs'.$A$1" table:cell-range-address="$'pick list'.$B$1:.$K$184"/>
          <table:named-range table:name="Z_289F4139_86C3_481A_BF26_B3599CC87D63_.wvu.FilterData" table:base-cell-address="$'All SKUs'.$A$1" table:cell-range-address="$'pick list'.$B$1:.$K$164"/>
          <table:named-range table:name="Z_8B098E8B_6863_4BA4_80D0_EBA6366AD8E7_.wvu.FilterData" table:base-cell-address="$'All SKUs'.$A$1" table:cell-range-address="$'pick list'.$B$1:.$C$252"/>
          <table:named-range table:name="Z_9B7CB9E5_B5D6_4353_877D_A8761DBB0F71_.wvu.FilterData" table:base-cell-address="$'All SKUs'.$A$1" table:cell-range-address="$'pick list'.$B$1:.$K$252"/>
          <table:named-range table:name="Z_B9E84A9D_CE47_40A7_81F0_B7526131E510_.wvu.FilterData" table:base-cell-address="$'All SKUs'.$A$1" table:cell-range-address="$'pick list'.$B$1:.$K$255"/>
          <table:named-range table:name="Z_BB8A8597_8822_490C_991F_C823EFEE6C8A_.wvu.FilterData" table:base-cell-address="$'All SKUs'.$A$1" table:cell-range-address="$'pick list'.$B$1:.$K$255"/>
          <table:named-range table:name="Z_E08FDFF1_2101_4748_8A85_7108B6D520EF_.wvu.FilterData" table:base-cell-address="$'All SKUs'.$A$1" table:cell-range-address="$'pick list'.$B$1:.$K$255"/>
          <table:named-range table:name="Z_F0ED3905_D716_49F6_9F2F_F8FDE21E638A_.wvu.FilterData" table:base-cell-address="$'All SKUs'.$A$1" table:cell-range-address="$'pick list'.$B$1:.$K$252"/>
        </table:named-expressions>
      </table:table>
      <table:table table:name="raw to finished items" table:style-name="ta4"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number-columns-repeated="1018" table:default-cell-style-name="Default"/>
        <table:table-row table:style-name="ro5">
          <table:table-cell table:style-name="ce50" office:value-type="string" calcext:value-type="string" table:number-columns-spanned="2" table:number-rows-spanned="1">
            <text:p>Finished Part</text:p>
          </table:table-cell>
          <table:covered-table-cell table:style-name="ce56"/>
          <table:table-cell table:style-name="ce62" office:value-type="string" calcext:value-type="string" table:number-columns-spanned="2" table:number-rows-spanned="1">
            <text:p>Raw Part</text:p>
          </table:table-cell>
          <table:covered-table-cell/>
          <table:table-cell table:style-name="ce68" office:value-type="string" calcext:value-type="string">
            <text:p>Quantity</text:p>
          </table:table-cell>
          <table:table-cell table:style-name="ce68" office:value-type="string" calcext:value-type="string">
            <text:p>Unit</text:p>
          </table:table-cell>
          <table:table-cell/>
          <table:table-cell table:style-name="ce69"/>
          <table:table-cell table:style-name="ce70" table:number-columns-repeated="23"/>
          <table:table-cell table:number-columns-repeated="993"/>
        </table:table-row>
        <table:table-row table:style-name="ro5">
          <table:table-cell table:style-name="ce51" office:value-type="string" calcext:value-type="string">
            <text:p>SKU</text:p>
          </table:table-cell>
          <table:table-cell table:style-name="ce57" office:value-type="string" calcext:value-type="string">
            <text:p>NAME</text:p>
          </table:table-cell>
          <table:table-cell table:style-name="ce51" office:value-type="string" calcext:value-type="string">
            <text:p>SKU</text:p>
          </table:table-cell>
          <table:table-cell table:style-name="ce51" office:value-type="string" calcext:value-type="string">
            <text:p>NAME</text:p>
          </table:table-cell>
          <table:table-cell table:style-name="ce51" table:number-columns-repeated="2"/>
          <table:table-cell/>
          <table:table-cell table:style-name="ce69"/>
          <table:table-cell table:style-name="ce70" table:number-columns-repeated="23"/>
          <table:table-cell table:number-columns-repeated="993"/>
        </table:table-row>
        <table:table-row table:style-name="ro5">
          <table:table-cell table:style-name="ce52" office:value-type="string" calcext:value-type="string">
            <text:p>Sixi2-107</text:p>
          </table:table-cell>
          <table:table-cell table:style-name="ce58" table:formula="of:=VLOOKUP([.A3];[$'All SKUs'.$A$1:.$B$437];2;0)" office:value-type="string" office:string-value="[LSR] - PSU Mounting Plate - {Acrylic}" calcext:value-type="string">
            <text:p>[LSR] - PSU Mounting Plate - {Acrylic}</text:p>
          </table:table-cell>
          <table:table-cell table:style-name="ce52" office:value-type="string" calcext:value-type="string">
            <text:p>Sixi2-306</text:p>
          </table:table-cell>
          <table:table-cell table:style-name="ce66" table:formula="of:=VLOOKUP([.C3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6"/>
          <table:table-cell table:style-name="ce64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08</text:p>
          </table:table-cell>
          <table:table-cell table:style-name="ce59" table:formula="of:=VLOOKUP([.A4];[$'All SKUs'.$A$1:.$B$437];2;0)" office:value-type="string" office:string-value="[LSR] - PicassoCoverPlate - {Acrylic}" calcext:value-type="string">
            <text:p>[LSR] - PicassoCoverPlate - {Acrylic}</text:p>
          </table:table-cell>
          <table:table-cell table:style-name="ce53" office:value-type="string" calcext:value-type="string">
            <text:p>Sixi2-306</text:p>
          </table:table-cell>
          <table:table-cell table:style-name="ce61" table:formula="of:=VLOOKUP([.C4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1"/>
          <table:table-cell table:style-name="ce63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09</text:p>
          </table:table-cell>
          <table:table-cell table:style-name="ce58" table:formula="of:=VLOOKUP([.A5];[$'All SKUs'.$A$1:.$B$437];2;0)" office:value-type="string" office:string-value="[LSR] - MountingBoard [250mmx300mm]" calcext:value-type="string">
            <text:p>[LSR] - MountingBoard [250mmx300mm]</text:p>
          </table:table-cell>
          <table:table-cell table:style-name="ce52" office:value-type="string" calcext:value-type="string">
            <text:p>Sixi2-338</text:p>
          </table:table-cell>
          <table:table-cell table:style-name="ce66" table:formula="of:=VLOOKUP([.C5];[$'All SKUs'.$A$1:.$B$437];2;0)" office:value-type="string" office:string-value="[RAW] - Wood Sheet Birch Ply [0.125&quot;x24&quot;x24&quot;]" calcext:value-type="string">
            <text:p>[RAW] - Wood Sheet Birch Ply [0.125"x24"x24"]</text:p>
          </table:table-cell>
          <table:table-cell table:style-name="ce66"/>
          <table:table-cell table:style-name="ce64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0</text:p>
          </table:table-cell>
          <table:table-cell table:style-name="ce59" table:formula="of:=VLOOKUP([.A6];[$'All SKUs'.$A$1:.$B$437];2;0)" office:value-type="string" office:string-value="[LSR] - ForkSensSide - {Acrylic}" calcext:value-type="string">
            <text:p>[LSR] - ForkSensSide - {Acrylic}</text:p>
          </table:table-cell>
          <table:table-cell table:style-name="ce53" office:value-type="string" calcext:value-type="string">
            <text:p>Sixi2-306</text:p>
          </table:table-cell>
          <table:table-cell table:style-name="ce61" table:formula="of:=VLOOKUP([.C6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1"/>
          <table:table-cell table:style-name="ce63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1</text:p>
          </table:table-cell>
          <table:table-cell table:style-name="ce58" table:formula="of:=VLOOKUP([.A7];[$'All SKUs'.$A$1:.$B$437];2;0)" office:value-type="string" office:string-value="[LSR] - ForkGBSide - {Acrylic}" calcext:value-type="string">
            <text:p>[LSR] - ForkGBSide - {Acrylic}</text:p>
          </table:table-cell>
          <table:table-cell table:style-name="ce52" office:value-type="string" calcext:value-type="string">
            <text:p>Sixi2-306</text:p>
          </table:table-cell>
          <table:table-cell table:style-name="ce66" table:formula="of:=VLOOKUP([.C7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6"/>
          <table:table-cell table:style-name="ce64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2</text:p>
          </table:table-cell>
          <table:table-cell table:style-name="ce59" table:formula="of:=VLOOKUP([.A8];[$'All SKUs'.$A$1:.$B$437];2;0)" office:value-type="string" office:string-value="[ELEC] - sensor AS5147 {straight header pins on label side}" calcext:value-type="string">
            <text:p>[ELEC] - sensor AS5147 {straight header pins on label side}</text:p>
          </table:table-cell>
          <table:table-cell table:style-name="ce53" office:value-type="string" calcext:value-type="string">
            <text:p>Sixi2-327</text:p>
          </table:table-cell>
          <table:table-cell table:style-name="ce61" table:formula="of:=VLOOKUP([.C8];[$'All SKUs'.$A$1:.$B$437];2;0)" office:value-type="string" office:string-value="[RAW] - Sensor AS5147" calcext:value-type="string">
            <text:p>[RAW] - Sensor AS5147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2</text:p>
          </table:table-cell>
          <table:table-cell table:style-name="ce58" table:formula="of:=VLOOKUP([.A9];[$'All SKUs'.$A$1:.$B$437];2;0)" office:value-type="string" office:string-value="[ELEC] - sensor AS5147 {straight header pins on label side}" calcext:value-type="string">
            <text:p>[ELEC] - sensor AS5147 {straight header pins on label side}</text:p>
          </table:table-cell>
          <table:table-cell table:style-name="ce52" office:value-type="string" calcext:value-type="string">
            <text:p>Sixi2-329</text:p>
          </table:table-cell>
          <table:table-cell table:style-name="ce66" table:formula="of:=VLOOKUP([.C9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3</text:p>
          </table:table-cell>
          <table:table-cell table:style-name="ce59" table:formula="of:=VLOOKUP([.A10];[$'All SKUs'.$A$1:.$B$437];2;0)" office:value-type="string" office:string-value="[ELEC] - sensor AS5147 {right-angle header pins on label side}" calcext:value-type="string">
            <text:p>[ELEC] - sensor AS5147 {right-angle header pins on label side}</text:p>
          </table:table-cell>
          <table:table-cell table:style-name="ce53" office:value-type="string" calcext:value-type="string">
            <text:p>Sixi2-327</text:p>
          </table:table-cell>
          <table:table-cell table:style-name="ce61" table:formula="of:=VLOOKUP([.C10];[$'All SKUs'.$A$1:.$B$437];2;0)" office:value-type="string" office:string-value="[RAW] - Sensor AS5147" calcext:value-type="string">
            <text:p>[RAW] - Sensor AS5147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3</text:p>
          </table:table-cell>
          <table:table-cell table:style-name="ce58" table:formula="of:=VLOOKUP([.A11];[$'All SKUs'.$A$1:.$B$437];2;0)" office:value-type="string" office:string-value="[ELEC] - sensor AS5147 {right-angle header pins on label side}" calcext:value-type="string">
            <text:p>[ELEC] - sensor AS5147 {right-angle header pins on label side}</text:p>
          </table:table-cell>
          <table:table-cell table:style-name="ce52" office:value-type="string" calcext:value-type="string">
            <text:p>Sixi2-331</text:p>
          </table:table-cell>
          <table:table-cell table:style-name="ce66" table:formula="of:=VLOOKUP([.C11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4</text:p>
          </table:table-cell>
          <table:table-cell table:style-name="ce59" table:formula="of:=VLOOKUP([.A12];[$'All SKUs'.$A$1:.$B$437];2;0)" office:value-type="string" office:string-value="[ELEC] - sensor AS5147 {right-angle header pins on chip side}" calcext:value-type="string">
            <text:p>[ELEC] - sensor AS5147 {right-angle header pins on chip side}</text:p>
          </table:table-cell>
          <table:table-cell table:style-name="ce53" office:value-type="string" calcext:value-type="string">
            <text:p>Sixi2-327</text:p>
          </table:table-cell>
          <table:table-cell table:style-name="ce61" table:formula="of:=VLOOKUP([.C12];[$'All SKUs'.$A$1:.$B$437];2;0)" office:value-type="string" office:string-value="[RAW] - Sensor AS5147" calcext:value-type="string">
            <text:p>[RAW] - Sensor AS5147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4</text:p>
          </table:table-cell>
          <table:table-cell table:style-name="ce58" table:formula="of:=VLOOKUP([.A13];[$'All SKUs'.$A$1:.$B$437];2;0)" office:value-type="string" office:string-value="[ELEC] - sensor AS5147 {right-angle header pins on chip side}" calcext:value-type="string">
            <text:p>[ELEC] - sensor AS5147 {right-angle header pins on chip side}</text:p>
          </table:table-cell>
          <table:table-cell table:style-name="ce52" office:value-type="string" calcext:value-type="string">
            <text:p>Sixi2-331</text:p>
          </table:table-cell>
          <table:table-cell table:style-name="ce66" table:formula="of:=VLOOKUP([.C13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44</text:p>
          </table:table-cell>
          <table:table-cell table:style-name="ce59" table:formula="of:=VLOOKUP([.A14];[$'All SKUs'.$A$1:.$B$437];2;0)" office:value-type="string" office:string-value="[ELEC] - 4x22AWG {M5} - [225mm]" calcext:value-type="string">
            <text:p>[ELEC] - 4x22AWG {M5} - [225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14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225" calcext:value-type="float">
            <text:p>22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45</text:p>
          </table:table-cell>
          <table:table-cell table:style-name="ce58" table:formula="of:=VLOOKUP([.A15];[$'All SKUs'.$A$1:.$B$437];2;0)" office:value-type="string" office:string-value="[ELEC] - 4x22AWG {M4} - [185mm]" calcext:value-type="string">
            <text:p>[ELEC] - 4x22AWG {M4} - [185mm]</text:p>
          </table:table-cell>
          <table:table-cell table:style-name="ce52" office:value-type="string" calcext:value-type="string">
            <text:p>Sixi2-332</text:p>
          </table:table-cell>
          <table:table-cell table:style-name="ce66" table:formula="of:=VLOOKUP([.C15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4" office:value-type="float" office:value="185" calcext:value-type="float">
            <text:p>18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46</text:p>
          </table:table-cell>
          <table:table-cell table:style-name="ce59" table:formula="of:=VLOOKUP([.A16];[$'All SKUs'.$A$1:.$B$437];2;0)" office:value-type="string" office:string-value="[ELEC] - 4x22AWG {M2} - [200mm]" calcext:value-type="string">
            <text:p>[ELEC] - 4x22AWG {M2} - [200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16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47</text:p>
          </table:table-cell>
          <table:table-cell table:style-name="ce58" table:formula="of:=VLOOKUP([.A17];[$'All SKUs'.$A$1:.$B$437];2;0)" office:value-type="string" office:string-value="[ELEC] - 4x22AWG {M0/1} - [210mm]" calcext:value-type="string">
            <text:p>[ELEC] - 4x22AWG {M0/1} - [210mm]</text:p>
          </table:table-cell>
          <table:table-cell table:style-name="ce52" office:value-type="string" calcext:value-type="string">
            <text:p>Sixi2-332</text:p>
          </table:table-cell>
          <table:table-cell table:style-name="ce66" table:formula="of:=VLOOKUP([.C17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4" office:value-type="float" office:value="210" calcext:value-type="float">
            <text:p>21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48</text:p>
          </table:table-cell>
          <table:table-cell table:style-name="ce59" table:formula="of:=VLOOKUP([.A18];[$'All SKUs'.$A$1:.$B$437];2;0)" office:value-type="string" office:string-value="[ELEC] - 4x22AWG {M3} - [165mm]" calcext:value-type="string">
            <text:p>[ELEC] - 4x22AWG {M3} - [165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18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165" calcext:value-type="float">
            <text:p>16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0</text:p>
          </table:table-cell>
          <table:table-cell table:style-name="ce58" table:formula="of:=VLOOKUP([.A19];[$'All SKUs'.$A$1:.$B$437];2;0)" office:value-type="string" office:string-value="[ELEC] - 2x22AWG {PSU - Small Drivers} - [335mm]" calcext:value-type="string">
            <text:p>[ELEC] - 2x22AWG {PSU - Small Drivers} - [335mm]</text:p>
          </table:table-cell>
          <table:table-cell table:style-name="ce52" office:value-type="string" calcext:value-type="string">
            <text:p>Sixi2-333</text:p>
          </table:table-cell>
          <table:table-cell table:style-name="ce66" table:formula="of:=VLOOKUP([.C19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64" office:value-type="float" office:value="335" calcext:value-type="float">
            <text:p>33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1</text:p>
          </table:table-cell>
          <table:table-cell table:style-name="ce59" table:formula="of:=VLOOKUP([.A20];[$'All SKUs'.$A$1:.$B$437];2;0)" office:value-type="string" office:string-value="[ELEC] - 2x22AWG {PSU - Arduino} - [420mm]" calcext:value-type="string">
            <text:p>[ELEC] - 2x22AWG {PSU - Arduino} - [420mm]</text:p>
          </table:table-cell>
          <table:table-cell table:style-name="ce53" office:value-type="string" calcext:value-type="string">
            <text:p>Sixi2-333</text:p>
          </table:table-cell>
          <table:table-cell table:style-name="ce61" table:formula="of:=VLOOKUP([.C20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63" office:value-type="float" office:value="420" calcext:value-type="float">
            <text:p>42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2</text:p>
          </table:table-cell>
          <table:table-cell table:style-name="ce58" table:formula="of:=VLOOKUP([.A21];[$'All SKUs'.$A$1:.$B$437];2;0)" office:value-type="string" office:string-value="[ELEC] - 2x18AWG {PSU - Big Drivers} - [160mm]" calcext:value-type="string">
            <text:p>[ELEC] - 2x18AWG {PSU - Big Drivers} - [160mm]</text:p>
          </table:table-cell>
          <table:table-cell table:style-name="ce52" office:value-type="string" calcext:value-type="string">
            <text:p>Sixi2-334</text:p>
          </table:table-cell>
          <table:table-cell table:style-name="ce66" table:formula="of:=VLOOKUP([.C21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5</text:p>
          </table:table-cell>
          <table:table-cell table:style-name="ce59" table:formula="of:=VLOOKUP([.A22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63" office:value-type="string" calcext:value-type="string">
            <text:p>Sixi2-100</text:p>
          </table:table-cell>
          <table:table-cell table:style-name="ce61" table:formula="of:=VLOOKUP([.C22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3" office:value-type="float" office:value="890" calcext:value-type="float">
            <text:p>89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5</text:p>
          </table:table-cell>
          <table:table-cell table:style-name="ce58" table:formula="of:=VLOOKUP([.A23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52" office:value-type="string" calcext:value-type="string">
            <text:p>Sixi2-099</text:p>
          </table:table-cell>
          <table:table-cell table:style-name="ce66" table:formula="of:=VLOOKUP([.C23];[$'All SKUs'.$A$1:.$B$437];2;0)" office:value-type="string" office:string-value="[RAW] - Dupont Housing 7pin" calcext:value-type="string">
            <text:p>[RAW] - Dupont Housing 7pin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5</text:p>
          </table:table-cell>
          <table:table-cell table:style-name="ce59" table:formula="of:=VLOOKUP([.A24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53" office:value-type="string" calcext:value-type="string">
            <text:p>Sixi2-304</text:p>
          </table:table-cell>
          <table:table-cell table:style-name="ce61" table:formula="of:=VLOOKUP([.C24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3" office:value-type="float" office:value="6" calcext:value-type="float">
            <text:p>6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6</text:p>
          </table:table-cell>
          <table:table-cell table:style-name="ce58" table:formula="of:=VLOOKUP([.A25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64" office:value-type="string" calcext:value-type="string">
            <text:p>Sixi2-100</text:p>
          </table:table-cell>
          <table:table-cell table:style-name="ce66" table:formula="of:=VLOOKUP([.C25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4" office:value-type="float" office:value="365" calcext:value-type="float">
            <text:p>36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6</text:p>
          </table:table-cell>
          <table:table-cell table:style-name="ce59" table:formula="of:=VLOOKUP([.A26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26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6</text:p>
          </table:table-cell>
          <table:table-cell table:style-name="ce58" table:formula="of:=VLOOKUP([.A27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52" office:value-type="string" calcext:value-type="string">
            <text:p>Sixi2-304</text:p>
          </table:table-cell>
          <table:table-cell table:style-name="ce66" table:formula="of:=VLOOKUP([.C27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4" office:value-type="float" office:value="6" calcext:value-type="float">
            <text:p>6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7</text:p>
          </table:table-cell>
          <table:table-cell table:style-name="ce59" table:formula="of:=VLOOKUP([.A28];[$'All SKUs'.$A$1:.$B$437];2;0)" office:value-type="string" office:string-value="[ELEC] - 6-pin Ribbon Cable F/F - Brown to Blue {sensor 5 Hand Ext.} - [210mm]" calcext:value-type="string">
            <text:p>[ELEC] - 6-pin Ribbon Cable F/F - Brown to Blue {sensor 5 Hand Ext.} - [210mm]</text:p>
          </table:table-cell>
          <table:table-cell table:style-name="ce53" office:value-type="string" calcext:value-type="string">
            <text:p>Sixi2-339</text:p>
          </table:table-cell>
          <table:table-cell table:style-name="ce61" table:formula="of:=VLOOKUP([.C28];[$'All SKUs'.$A$1:.$B$437];2;0)" office:value-type="string" office:string-value="[RAW] - 6-pin Jumper Wire F/F - Brown to Blue [210mm]" calcext:value-type="string">
            <text:p>[RAW] - 6-pin Jumper Wire F/F - Brown to Blue [210mm]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8</text:p>
          </table:table-cell>
          <table:table-cell table:style-name="ce58" table:formula="of:=VLOOKUP([.A29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64" office:value-type="string" calcext:value-type="string">
            <text:p>Sixi2-100</text:p>
          </table:table-cell>
          <table:table-cell table:style-name="ce66" table:formula="of:=VLOOKUP([.C29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4" office:value-type="float" office:value="1520" calcext:value-type="float">
            <text:p>152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8</text:p>
          </table:table-cell>
          <table:table-cell table:style-name="ce59" table:formula="of:=VLOOKUP([.A30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30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8</text:p>
          </table:table-cell>
          <table:table-cell table:style-name="ce58" table:formula="of:=VLOOKUP([.A31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52" office:value-type="string" calcext:value-type="string">
            <text:p>Sixi2-304</text:p>
          </table:table-cell>
          <table:table-cell table:style-name="ce66" table:formula="of:=VLOOKUP([.C31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4" office:value-type="float" office:value="6" calcext:value-type="float">
            <text:p>6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9</text:p>
          </table:table-cell>
          <table:table-cell table:style-name="ce59" table:formula="of:=VLOOKUP([.A32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63" office:value-type="string" calcext:value-type="string">
            <text:p>Sixi2-100</text:p>
          </table:table-cell>
          <table:table-cell table:style-name="ce61" table:formula="of:=VLOOKUP([.C32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3" office:value-type="float" office:value="1470" calcext:value-type="float">
            <text:p>147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9</text:p>
          </table:table-cell>
          <table:table-cell table:style-name="ce58" table:formula="of:=VLOOKUP([.A33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52" office:value-type="string" calcext:value-type="string">
            <text:p>Sixi2-099</text:p>
          </table:table-cell>
          <table:table-cell table:style-name="ce66" table:formula="of:=VLOOKUP([.C33];[$'All SKUs'.$A$1:.$B$437];2;0)" office:value-type="string" office:string-value="[RAW] - Dupont Housing 7pin" calcext:value-type="string">
            <text:p>[RAW] - Dupont Housing 7pin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9</text:p>
          </table:table-cell>
          <table:table-cell table:style-name="ce59" table:formula="of:=VLOOKUP([.A34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63" office:value-type="string" calcext:value-type="string">
            <text:p>Sixi2-303</text:p>
          </table:table-cell>
          <table:table-cell table:style-name="ce61" table:formula="of:=VLOOKUP([.C34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63" office:value-type="float" office:value="6" calcext:value-type="float">
            <text:p>6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0</text:p>
          </table:table-cell>
          <table:table-cell table:style-name="ce58" table:formula="of:=VLOOKUP([.A35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64" office:value-type="string" calcext:value-type="string">
            <text:p>Sixi2-100</text:p>
          </table:table-cell>
          <table:table-cell table:style-name="ce66" table:formula="of:=VLOOKUP([.C35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4" office:value-type="float" office:value="145" calcext:value-type="float">
            <text:p>14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0</text:p>
          </table:table-cell>
          <table:table-cell table:style-name="ce59" table:formula="of:=VLOOKUP([.A36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36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0</text:p>
          </table:table-cell>
          <table:table-cell table:style-name="ce58" table:formula="of:=VLOOKUP([.A37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52" office:value-type="string" calcext:value-type="string">
            <text:p>Sixi2-304</text:p>
          </table:table-cell>
          <table:table-cell table:style-name="ce66" table:formula="of:=VLOOKUP([.C37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4" office:value-type="float" office:value="6" calcext:value-type="float">
            <text:p>6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1</text:p>
          </table:table-cell>
          <table:table-cell table:style-name="ce59" table:formula="of:=VLOOKUP([.A38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63" office:value-type="string" calcext:value-type="string">
            <text:p>Sixi2-100</text:p>
          </table:table-cell>
          <table:table-cell table:style-name="ce61" table:formula="of:=VLOOKUP([.C38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3" office:value-type="float" office:value="1160" calcext:value-type="float">
            <text:p>116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1</text:p>
          </table:table-cell>
          <table:table-cell table:style-name="ce58" table:formula="of:=VLOOKUP([.A39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52" office:value-type="string" calcext:value-type="string">
            <text:p>Sixi2-099</text:p>
          </table:table-cell>
          <table:table-cell table:style-name="ce66" table:formula="of:=VLOOKUP([.C39];[$'All SKUs'.$A$1:.$B$437];2;0)" office:value-type="string" office:string-value="[RAW] - Dupont Housing 7pin" calcext:value-type="string">
            <text:p>[RAW] - Dupont Housing 7pin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1</text:p>
          </table:table-cell>
          <table:table-cell table:style-name="ce59" table:formula="of:=VLOOKUP([.A40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53" office:value-type="string" calcext:value-type="string">
            <text:p>Sixi2-304</text:p>
          </table:table-cell>
          <table:table-cell table:style-name="ce61" table:formula="of:=VLOOKUP([.C40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3" office:value-type="float" office:value="6" calcext:value-type="float">
            <text:p>6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2</text:p>
          </table:table-cell>
          <table:table-cell table:style-name="ce58" table:formula="of:=VLOOKUP([.A41];[$'All SKUs'.$A$1:.$B$437];2;0)" office:value-type="string" office:string-value="[CNC] - Tube Brass [7/32in x 492mm]" calcext:value-type="string">
            <text:p>[CNC] - Tube Brass [7/32in x 492mm]</text:p>
          </table:table-cell>
          <table:table-cell table:style-name="ce52" office:value-type="string" calcext:value-type="string">
            <text:p>Sixi2-310</text:p>
          </table:table-cell>
          <table:table-cell table:style-name="ce66" table:formula="of:=VLOOKUP([.C41];[$'All SKUs'.$A$1:.$B$437];2;0)" office:value-type="string" office:string-value="[RAW] - Tube Brass [7/32in x 900mm]" calcext:value-type="string">
            <text:p>[RAW] - Tube Brass [7/32in x 900mm]</text:p>
          </table:table-cell>
          <table:table-cell table:style-name="ce64" office:value-type="float" office:value="492" calcext:value-type="float">
            <text:p>492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3</text:p>
          </table:table-cell>
          <table:table-cell table:style-name="ce59" table:formula="of:=VLOOKUP([.A42];[$'All SKUs'.$A$1:.$B$437];2;0)" office:value-type="string" office:string-value="[CNC] - Tube Brass [7/32in x 25.95mm] {wrist shaft}" calcext:value-type="string">
            <text:p>[CNC] - Tube Brass [7/32in x 25.95mm] {wrist shaft}</text:p>
          </table:table-cell>
          <table:table-cell table:style-name="ce53" office:value-type="string" calcext:value-type="string">
            <text:p>Sixi2-310</text:p>
          </table:table-cell>
          <table:table-cell table:style-name="ce61" table:formula="of:=VLOOKUP([.C42];[$'All SKUs'.$A$1:.$B$437];2;0)" office:value-type="string" office:string-value="[RAW] - Tube Brass [7/32in x 900mm]" calcext:value-type="string">
            <text:p>[RAW] - Tube Brass [7/32in x 900mm]</text:p>
          </table:table-cell>
          <table:table-cell table:style-name="ce63" office:value-type="float" office:value="25.95" calcext:value-type="float">
            <text:p>25.9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4</text:p>
          </table:table-cell>
          <table:table-cell table:style-name="ce58" table:formula="of:=VLOOKUP([.A43];[$'All SKUs'.$A$1:.$B$437];2;0)" office:value-type="string" office:string-value="[CNC] - Tube Brass [5/16in x 452.6mm]" calcext:value-type="string">
            <text:p>[CNC] - Tube Brass [5/16in x 452.6mm]</text:p>
          </table:table-cell>
          <table:table-cell table:style-name="ce52" office:value-type="string" calcext:value-type="string">
            <text:p>Sixi2-311</text:p>
          </table:table-cell>
          <table:table-cell table:style-name="ce66" table:formula="of:=VLOOKUP([.C43];[$'All SKUs'.$A$1:.$B$437];2;0)" office:value-type="string" office:string-value="[RAW] - Tube Brass [5/16in x 900mm]" calcext:value-type="string">
            <text:p>[RAW] - Tube Brass [5/16in x 900mm]</text:p>
          </table:table-cell>
          <table:table-cell table:style-name="ce64" office:value-type="float" office:value="452.6" calcext:value-type="float">
            <text:p>452.6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5</text:p>
          </table:table-cell>
          <table:table-cell table:style-name="ce59" table:formula="of:=VLOOKUP([.A44];[$'All SKUs'.$A$1:.$B$437];2;0)" office:value-type="string" office:string-value="[CNC] - Tube Brass [5/16in x 19.5mm] {hand shaft}" calcext:value-type="string">
            <text:p>[CNC] - Tube Brass [5/16in x 19.5mm] {hand shaft}</text:p>
          </table:table-cell>
          <table:table-cell table:style-name="ce53" office:value-type="string" calcext:value-type="string">
            <text:p>Sixi2-311</text:p>
          </table:table-cell>
          <table:table-cell table:style-name="ce61" table:formula="of:=VLOOKUP([.C44];[$'All SKUs'.$A$1:.$B$437];2;0)" office:value-type="string" office:string-value="[RAW] - Tube Brass [5/16in x 900mm]" calcext:value-type="string">
            <text:p>[RAW] - Tube Brass [5/16in x 900mm]</text:p>
          </table:table-cell>
          <table:table-cell table:style-name="ce63" office:value-type="float" office:value="19.5" calcext:value-type="float">
            <text:p>19.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6</text:p>
          </table:table-cell>
          <table:table-cell table:style-name="ce58" table:formula="of:=VLOOKUP([.A45];[$'All SKUs'.$A$1:.$B$437];2;0)" office:value-type="string" office:string-value="[CNC] - Tube Brass [3/8in x 76.5mm] {wrist sensor shaft}" calcext:value-type="string">
            <text:p>[CNC] - Tube Brass [3/8in x 76.5mm] {wrist sensor shaft}</text:p>
          </table:table-cell>
          <table:table-cell table:style-name="ce52" office:value-type="string" calcext:value-type="string">
            <text:p>Sixi2-312</text:p>
          </table:table-cell>
          <table:table-cell table:style-name="ce66" table:formula="of:=VLOOKUP([.C45];[$'All SKUs'.$A$1:.$B$437];2;0)" office:value-type="string" office:string-value="[RAW] - Tube Brass [3/8in x 900mm]" calcext:value-type="string">
            <text:p>[RAW] - Tube Brass [3/8in x 900mm]</text:p>
          </table:table-cell>
          <table:table-cell table:style-name="ce64" office:value-type="float" office:value="76.5" calcext:value-type="float">
            <text:p>76.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7</text:p>
          </table:table-cell>
          <table:table-cell table:style-name="ce59" table:formula="of:=VLOOKUP([.A46];[$'All SKUs'.$A$1:.$B$437];2;0)" office:value-type="string" office:string-value="[CNC] - Tube Brass [3/8in x 396.35mm]" calcext:value-type="string">
            <text:p>[CNC] - Tube Brass [3/8in x 396.35mm]</text:p>
          </table:table-cell>
          <table:table-cell table:style-name="ce53" office:value-type="string" calcext:value-type="string">
            <text:p>Sixi2-312</text:p>
          </table:table-cell>
          <table:table-cell table:style-name="ce61" table:formula="of:=VLOOKUP([.C46];[$'All SKUs'.$A$1:.$B$437];2;0)" office:value-type="string" office:string-value="[RAW] - Tube Brass [3/8in x 900mm]" calcext:value-type="string">
            <text:p>[RAW] - Tube Brass [3/8in x 900mm]</text:p>
          </table:table-cell>
          <table:table-cell table:style-name="ce63" office:value-type="float" office:value="396.5" calcext:value-type="float">
            <text:p>396.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8</text:p>
          </table:table-cell>
          <table:table-cell table:style-name="ce58" table:formula="of:=VLOOKUP([.A47];[$'All SKUs'.$A$1:.$B$437];2;0)" office:value-type="string" office:string-value="[CNC] - Tube Brass [1/8in x 520mm] {ulna sensor shaft}" calcext:value-type="string">
            <text:p>[CNC] - Tube Brass [1/8in x 520mm] {ulna sensor shaft}</text:p>
          </table:table-cell>
          <table:table-cell table:style-name="ce52" office:value-type="string" calcext:value-type="string">
            <text:p>Sixi2-313</text:p>
          </table:table-cell>
          <table:table-cell table:style-name="ce66" table:formula="of:=VLOOKUP([.C47];[$'All SKUs'.$A$1:.$B$437];2;0)" office:value-type="string" office:string-value="[RAW] - Tube Brass [1/8in x 900mm]" calcext:value-type="string">
            <text:p>[RAW] - Tube Brass [1/8in x 900mm]</text:p>
          </table:table-cell>
          <table:table-cell table:style-name="ce64" office:value-type="float" office:value="520" calcext:value-type="float">
            <text:p>52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9</text:p>
          </table:table-cell>
          <table:table-cell table:style-name="ce59" table:formula="of:=VLOOKUP([.A48];[$'All SKUs'.$A$1:.$B$437];2;0)" office:value-type="string" office:string-value="[CNC] - Tube Brass [1/8in x 35mm] {hand sensor shaft}" calcext:value-type="string">
            <text:p>[CNC] - Tube Brass [1/8in x 35mm] {hand sensor shaft}</text:p>
          </table:table-cell>
          <table:table-cell table:style-name="ce53" office:value-type="string" calcext:value-type="string">
            <text:p>Sixi2-313</text:p>
          </table:table-cell>
          <table:table-cell table:style-name="ce61" table:formula="of:=VLOOKUP([.C48];[$'All SKUs'.$A$1:.$B$437];2;0)" office:value-type="string" office:string-value="[RAW] - Tube Brass [1/8in x 900mm]" calcext:value-type="string">
            <text:p>[RAW] - Tube Brass [1/8in x 900mm]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70</text:p>
          </table:table-cell>
          <table:table-cell table:style-name="ce58" table:formula="of:=VLOOKUP([.A49];[$'All SKUs'.$A$1:.$B$437];2;0)" office:value-type="string" office:string-value="[CNC] - Pipe Aluminum [1.375in x 360.25mm]" calcext:value-type="string">
            <text:p>[CNC] - Pipe Aluminum [1.375in x 360.25mm]</text:p>
          </table:table-cell>
          <table:table-cell table:style-name="ce52" office:value-type="string" calcext:value-type="string">
            <text:p>Sixi2-307</text:p>
          </table:table-cell>
          <table:table-cell table:style-name="ce66" table:formula="of:=VLOOKUP([.C49];[$'All SKUs'.$A$1:.$B$437];2;0)" office:value-type="string" office:string-value="[RAW] - Pipe Aluminum [1.375in x 361mm] (sold as 1-3/8&quot; dia)" calcext:value-type="string">
            <text:p>[RAW] - Pipe Aluminum [1.375in x 361mm] (sold as 1-3/8" dia)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71</text:p>
          </table:table-cell>
          <table:table-cell table:style-name="ce59" table:formula="of:=VLOOKUP([.A50];[$'All SKUs'.$A$1:.$B$437];2;0)" office:value-type="string" office:string-value="[CNC] - Pipe Aluminum [1.375in x 260.25mm]" calcext:value-type="string">
            <text:p>[CNC] - Pipe Aluminum [1.375in x 260.25mm]</text:p>
          </table:table-cell>
          <table:table-cell table:style-name="ce53" office:value-type="string" calcext:value-type="string">
            <text:p>Sixi2-308</text:p>
          </table:table-cell>
          <table:table-cell table:style-name="ce61" table:formula="of:=VLOOKUP([.C50];[$'All SKUs'.$A$1:.$B$437];2;0)" office:value-type="string" office:string-value="[RAW] - Pipe Aluminum [1.375in x 261mm] (sold as 1-3/8&quot; dia)" calcext:value-type="string">
            <text:p>[RAW] - Pipe Aluminum [1.375in x 261mm] (sold as 1-3/8" dia)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74</text:p>
          </table:table-cell>
          <table:table-cell table:style-name="ce58" table:formula="of:=VLOOKUP([.A51];[$'All SKUs'.$A$1:.$B$437];2;0)" office:value-type="string" office:string-value="[CNC] - Tube Brass [3.5mm x 18.5mm] {GB inner rollers}" calcext:value-type="string">
            <text:p>[CNC] - Tube Brass [3.5mm x 18.5mm] {GB inner rollers}</text:p>
          </table:table-cell>
          <table:table-cell table:style-name="ce52" office:value-type="string" calcext:value-type="string">
            <text:p>Sixi2-314</text:p>
          </table:table-cell>
          <table:table-cell table:style-name="ce66" table:formula="of:=VLOOKUP([.C51];[$'All SKUs'.$A$1:.$B$437];2;0)" office:value-type="string" office:string-value="[RAW] - Tube Brass [3.5mm x 300mm]" calcext:value-type="string">
            <text:p>[RAW] - Tube Brass [3.5mm x 300mm]</text:p>
          </table:table-cell>
          <table:table-cell table:style-name="ce64" office:value-type="float" office:value="18.5" calcext:value-type="float">
            <text:p>18.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01</text:p>
          </table:table-cell>
          <table:table-cell table:style-name="ce59" table:formula="of:=VLOOKUP([.A52];[$'All SKUs'.$A$1:.$B$437];2;0)" office:value-type="string" office:string-value="[CNC] - 1PI-AnchorMotorShaftAdapter" calcext:value-type="string">
            <text:p>[CNC] - 1PI-AnchorMotorShaftAdapter</text:p>
          </table:table-cell>
          <table:table-cell table:style-name="ce53" office:value-type="string" calcext:value-type="string">
            <text:p>Sixi2-309</text:p>
          </table:table-cell>
          <table:table-cell table:style-name="ce61" table:formula="of:=VLOOKUP([.C52];[$'All SKUs'.$A$1:.$B$437];2;0)" office:value-type="string" office:string-value="[RAW] - Aluminum Block [51x 51 x 9.7mm]" calcext:value-type="string">
            <text:p>[RAW] - Aluminum Block [51x 51 x 9.7mm]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15</text:p>
          </table:table-cell>
          <table:table-cell table:style-name="ce58" table:formula="of:=VLOOKUP([.A53];[$'All SKUs'.$A$1:.$B$437];2;0)" office:value-type="string" office:string-value="[ELEC] - 2x22AWG {Small Drivers} - [65mm]" calcext:value-type="string">
            <text:p>[ELEC] - 2x22AWG {Small Drivers} - [65mm]</text:p>
          </table:table-cell>
          <table:table-cell table:style-name="ce52" office:value-type="string" calcext:value-type="string">
            <text:p>Sixi2-333</text:p>
          </table:table-cell>
          <table:table-cell table:style-name="ce66" table:formula="of:=VLOOKUP([.C53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16</text:p>
          </table:table-cell>
          <table:table-cell table:style-name="ce59" table:formula="of:=VLOOKUP([.A54];[$'All SKUs'.$A$1:.$B$437];2;0)" office:value-type="string" office:string-value="[ELEC] - 2x18AWG {Big Drivers} - [110mm]" calcext:value-type="string">
            <text:p>[ELEC] - 2x18AWG {Big Drivers} - [110mm]</text:p>
          </table:table-cell>
          <table:table-cell table:style-name="ce53" office:value-type="string" calcext:value-type="string">
            <text:p>Sixi2-334</text:p>
          </table:table-cell>
          <table:table-cell table:style-name="ce61" table:formula="of:=VLOOKUP([.C54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17</text:p>
          </table:table-cell>
          <table:table-cell table:style-name="ce58" table:formula="of:=VLOOKUP([.A55];[$'All SKUs'.$A$1:.$B$437];2;0)" office:value-type="string" office:string-value="[ELEC] - 1x22AWG {Big Drivers} - [30mm]" calcext:value-type="string">
            <text:p>[ELEC] - 1x22AWG {Big Drivers} - [30mm]</text:p>
          </table:table-cell>
          <table:table-cell table:style-name="ce52" office:value-type="string" calcext:value-type="string">
            <text:p>Sixi2-335</text:p>
          </table:table-cell>
          <table:table-cell table:style-name="ce66" table:formula="of:=VLOOKUP([.C55];[$'All SKUs'.$A$1:.$B$437];2;0)" office:value-type="string" office:string-value="[RAW] - 1x22AWG Solid Cable [Black]" calcext:value-type="string">
            <text:p>[RAW] - 1x22AWG Solid Cable [Black]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19</text:p>
          </table:table-cell>
          <table:table-cell table:style-name="ce59" table:formula="of:=VLOOKUP([.A56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53" office:value-type="string" calcext:value-type="string">
            <text:p>Sixi2-118</text:p>
          </table:table-cell>
          <table:table-cell table:style-name="ce61" table:formula="of:=VLOOKUP([.C56];[$'All SKUs'.$A$1:.$B$437];2;0)" office:value-type="string" office:string-value="[RAW] - Screw Terminal 4P-3.5mm" calcext:value-type="string">
            <text:p>[RAW] - Screw Terminal 4P-3.5mm</text:p>
          </table:table-cell>
          <table:table-cell table:style-name="ce63" office:value-type="float" office:value="2" calcext:value-type="float">
            <text:p>2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19</text:p>
          </table:table-cell>
          <table:table-cell table:style-name="ce58" table:formula="of:=VLOOKUP([.A57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52" office:value-type="string" calcext:value-type="string">
            <text:p>Sixi2-119</text:p>
          </table:table-cell>
          <table:table-cell table:style-name="ce66" table:formula="of:=VLOOKUP([.C57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19</text:p>
          </table:table-cell>
          <table:table-cell table:style-name="ce59" table:formula="of:=VLOOKUP([.A58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53" office:value-type="string" calcext:value-type="string">
            <text:p>Sixi2-125</text:p>
          </table:table-cell>
          <table:table-cell table:style-name="ce61" table:formula="of:=VLOOKUP([.C58];[$'All SKUs'.$A$1:.$B$437];2;0)" office:value-type="string" office:string-value="[RAW] - PCB PanelAdpater" calcext:value-type="string">
            <text:p>[RAW] - PCB PanelAdpater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59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36</text:p>
          </table:table-cell>
          <table:table-cell table:style-name="ce66" table:formula="of:=VLOOKUP([.C59];[$'All SKUs'.$A$1:.$B$437];2;0)" office:value-type="string" office:string-value="[RAW] - D-SUB F-Conn right-angle DC-37" calcext:value-type="string">
            <text:p>[RAW] - D-SUB F-Conn right-angle DC-37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0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330</text:p>
          </table:table-cell>
          <table:table-cell table:style-name="ce61" table:formula="of:=VLOOKUP([.C60];[$'All SKUs'.$A$1:.$B$437];2;0)" office:value-type="string" office:string-value="[RAW] - Header Pins {M-straight} Double Row, pitch 2.54mm" calcext:value-type="string">
            <text:p>[RAW] - Header Pins {M-straight} Double Row, pitch 2.54mm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1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329</text:p>
          </table:table-cell>
          <table:table-cell table:style-name="ce66" table:formula="of:=VLOOKUP([.C61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2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328</text:p>
          </table:table-cell>
          <table:table-cell table:style-name="ce61" table:formula="of:=VLOOKUP([.C62];[$'All SKUs'.$A$1:.$B$437];2;0)" office:value-type="string" office:string-value="[RAW] - Jumper 1x2pin - 2.54mm" calcext:value-type="string">
            <text:p>[RAW] - Jumper 1x2pin - 2.54mm</text:p>
          </table:table-cell>
          <table:table-cell table:style-name="ce63" office:value-type="float" office:value="3" calcext:value-type="float">
            <text:p>3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3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28</text:p>
          </table:table-cell>
          <table:table-cell table:style-name="ce66" table:formula="of:=VLOOKUP([.C63];[$'All SKUs'.$A$1:.$B$437];2;0)" office:value-type="string" office:string-value="[RAW] - NPN Transistor 2N2222A" calcext:value-type="string">
            <text:p>[RAW] - NPN Transistor 2N2222A</text:p>
          </table:table-cell>
          <table:table-cell table:style-name="ce64" office:value-type="float" office:value="9" calcext:value-type="float">
            <text:p>9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4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126</text:p>
          </table:table-cell>
          <table:table-cell table:style-name="ce61" table:formula="of:=VLOOKUP([.C64];[$'All SKUs'.$A$1:.$B$437];2;0)" office:value-type="string" office:string-value="[RAW] - PCB MegaShield " calcext:value-type="string">
            <text:p>[RAW] - PCB MegaShield 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5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29</text:p>
          </table:table-cell>
          <table:table-cell table:style-name="ce66" table:formula="of:=VLOOKUP([.C65];[$'All SKUs'.$A$1:.$B$437];2;0)" office:value-type="string" office:string-value="[RAW] - Voltage Regulator MP1584EN" calcext:value-type="string">
            <text:p>[RAW] - Voltage Regulator MP1584EN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6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122</text:p>
          </table:table-cell>
          <table:table-cell table:style-name="ce61" table:formula="of:=VLOOKUP([.C66];[$'All SKUs'.$A$1:.$B$437];2;0)" office:value-type="string" office:string-value="[RAW] - Screw Terminal 2P-5mm" calcext:value-type="string">
            <text:p>[RAW] - Screw Terminal 2P-5mm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7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21</text:p>
          </table:table-cell>
          <table:table-cell table:style-name="ce64" table:formula="of:=VLOOKUP([.C67];[$'All SKUs'.$A$1:.$B$437];2;0)" office:value-type="string" office:string-value="[RAW] - Screw Terminal 4p-2.54mm" calcext:value-type="string">
            <text:p>[RAW] - Screw Terminal 4p-2.54mm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8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119</text:p>
          </table:table-cell>
          <table:table-cell table:style-name="ce63" table:formula="of:=VLOOKUP([.C68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63" office:value-type="float" office:value="3" calcext:value-type="float">
            <text:p>3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1</text:p>
          </table:table-cell>
          <table:table-cell table:style-name="ce58" table:formula="of:=VLOOKUP([.A69];[$'All SKUs'.$A$1:.$B$437];2;0)" office:value-type="string" office:string-value="[ELEC] - Aviation GX16-8p Cable M/O {TOOL} - [190mm]" calcext:value-type="string">
            <text:p>[ELEC] - Aviation GX16-8p Cable M/O {TOOL} - [190mm]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69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1</text:p>
          </table:table-cell>
          <table:table-cell table:style-name="ce59" table:formula="of:=VLOOKUP([.A70];[$'All SKUs'.$A$1:.$B$437];2;0)" office:value-type="string" office:string-value="[ELEC] - Aviation GX16-8p Cable M/O {TOOL} - [190mm]" calcext:value-type="string">
            <text:p>[ELEC] - Aviation GX16-8p Cable M/O {TOOL} - [190mm]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0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190" calcext:value-type="float">
            <text:p>19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2</text:p>
          </table:table-cell>
          <table:table-cell table:style-name="ce58" table:formula="of:=VLOOKUP([.A71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71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2</text:p>
          </table:table-cell>
          <table:table-cell table:style-name="ce59" table:formula="of:=VLOOKUP([.A72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2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340" calcext:value-type="float">
            <text:p>34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2</text:p>
          </table:table-cell>
          <table:table-cell table:style-name="ce58" table:formula="of:=VLOOKUP([.A73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73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310" calcext:value-type="float">
            <text:p>31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3</text:p>
          </table:table-cell>
          <table:table-cell table:style-name="ce59" table:formula="of:=VLOOKUP([.A74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53" office:value-type="string" calcext:value-type="string">
            <text:p>Sixi2-142</text:p>
          </table:table-cell>
          <table:table-cell table:style-name="ce61" table:formula="of:=VLOOKUP([.C74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3</text:p>
          </table:table-cell>
          <table:table-cell table:style-name="ce58" table:formula="of:=VLOOKUP([.A75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75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370" calcext:value-type="float">
            <text:p>37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3</text:p>
          </table:table-cell>
          <table:table-cell table:style-name="ce59" table:formula="of:=VLOOKUP([.A76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6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4</text:p>
          </table:table-cell>
          <table:table-cell table:style-name="ce58" table:formula="of:=VLOOKUP([.A77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77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4</text:p>
          </table:table-cell>
          <table:table-cell table:style-name="ce59" table:formula="of:=VLOOKUP([.A78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8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370" calcext:value-type="float">
            <text:p>37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4</text:p>
          </table:table-cell>
          <table:table-cell table:style-name="ce58" table:formula="of:=VLOOKUP([.A79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79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370" calcext:value-type="float">
            <text:p>37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5</text:p>
          </table:table-cell>
          <table:table-cell table:style-name="ce59" table:formula="of:=VLOOKUP([.A80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53" office:value-type="string" calcext:value-type="string">
            <text:p>Sixi2-142</text:p>
          </table:table-cell>
          <table:table-cell table:style-name="ce61" table:formula="of:=VLOOKUP([.C80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5</text:p>
          </table:table-cell>
          <table:table-cell table:style-name="ce58" table:formula="of:=VLOOKUP([.A81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81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5</text:p>
          </table:table-cell>
          <table:table-cell table:style-name="ce59" table:formula="of:=VLOOKUP([.A82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82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6</text:p>
          </table:table-cell>
          <table:table-cell table:style-name="ce58" table:formula="of:=VLOOKUP([.A83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83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6</text:p>
          </table:table-cell>
          <table:table-cell table:style-name="ce59" table:formula="of:=VLOOKUP([.A84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84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6</text:p>
          </table:table-cell>
          <table:table-cell table:style-name="ce58" table:formula="of:=VLOOKUP([.A85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64" office:value-type="string" calcext:value-type="string">
            <text:p>Sixi2-303</text:p>
          </table:table-cell>
          <table:table-cell table:style-name="ce66" table:formula="of:=VLOOKUP([.C85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6</text:p>
          </table:table-cell>
          <table:table-cell table:style-name="ce59" table:formula="of:=VLOOKUP([.A86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86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36</text:p>
          </table:table-cell>
          <table:table-cell table:style-name="ce58" table:formula="of:=VLOOKUP([.A87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52" office:value-type="string" calcext:value-type="string">
            <text:p>Sixi2-123</text:p>
          </table:table-cell>
          <table:table-cell table:style-name="ce66" table:formula="of:=VLOOKUP([.C87];[$'All SKUs'.$A$1:.$B$437];2;0)" office:value-type="string" office:string-value="[RAW] - ROCKER SWITCH W/ IEC SOCKET &amp; FUSE HOLDER (SCREW)" calcext:value-type="string">
            <text:p>[RAW] - ROCKER SWITCH W/ IEC SOCKET &amp; FUSE HOLDER (SCREW)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36</text:p>
          </table:table-cell>
          <table:table-cell table:style-name="ce59" table:formula="of:=VLOOKUP([.A88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53" office:value-type="string" calcext:value-type="string">
            <text:p>Sixi2-154</text:p>
          </table:table-cell>
          <table:table-cell table:style-name="ce61" table:formula="of:=VLOOKUP([.C88];[$'All SKUs'.$A$1:.$B$437];2;0)" office:value-type="string" office:string-value="[RAW] - 3x16AWG Power Cord - 365mm {Switch to PSU}" calcext:value-type="string">
            <text:p>[RAW] - 3x16AWG Power Cord - 365mm {Switch to PSU}</text:p>
          </table:table-cell>
          <table:table-cell table:style-name="ce63" office:value-type="float" office:value="365" calcext:value-type="float">
            <text:p>36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4" office:value-type="string" calcext:value-type="string">
            <text:p>Sixi2-336</text:p>
          </table:table-cell>
          <table:table-cell table:style-name="ce60" table:formula="of:=VLOOKUP([.A89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52" office:value-type="string" calcext:value-type="string">
            <text:p>Sixi2-149</text:p>
          </table:table-cell>
          <table:table-cell table:style-name="ce66" table:formula="of:=VLOOKUP([.C89];[$'All SKUs'.$A$1:.$B$437];2;0)" office:value-type="string" office:string-value="[SUB] - 2x18AWG {Switch Jumper} - [65mm]" calcext:value-type="string">
            <text:p>[SUB] - 2x18AWG {Switch Jumper} - [65mm]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55"/>
          <table:table-cell/>
          <table:table-cell table:style-name="ce2"/>
          <table:table-cell table:style-name="ce61"/>
          <table:table-cell table:number-columns-repeated="1020"/>
        </table:table-row>
        <table:table-row table:style-name="ro5" table:number-rows-repeated="2">
          <table:table-cell table:style-name="ce2"/>
          <table:table-cell table:style-name="ce61"/>
          <table:table-cell table:style-name="ce2"/>
          <table:table-cell table:style-name="ce61"/>
          <table:table-cell table:number-columns-repeated="1020"/>
        </table:table-row>
        <table:table-row table:style-name="ro5">
          <table:table-cell table:number-columns-repeated="3"/>
          <table:table-cell table:style-name="ce61"/>
          <table:table-cell table:number-columns-repeated="1020"/>
        </table:table-row>
        <table:table-row table:style-name="ro5">
          <table:table-cell table:number-columns-repeated="2"/>
          <table:table-cell table:style-name="ce2"/>
          <table:table-cell table:style-name="ce61"/>
          <table:table-cell table:number-columns-repeated="1020"/>
        </table:table-row>
        <table:table-row table:style-name="ro5" table:number-rows-repeated="2">
          <table:table-cell table:number-columns-repeated="2"/>
          <table:table-cell table:style-name="ce65"/>
          <table:table-cell table:style-name="ce67"/>
          <table:table-cell table:number-columns-repeated="1020"/>
        </table:table-row>
        <table:table-row table:style-name="ro5" table:number-rows-repeated="2">
          <table:table-cell table:style-name="ce2"/>
          <table:table-cell table:style-name="ce61"/>
          <table:table-cell table:style-name="ce2"/>
          <table:table-cell table:style-name="ce61"/>
          <table:table-cell table:number-columns-repeated="1020"/>
        </table:table-row>
        <table:table-row table:style-name="ro5">
          <table:table-cell table:number-columns-repeated="2"/>
          <table:table-cell table:style-name="ce65"/>
          <table:table-cell table:style-name="ce67"/>
          <table:table-cell table:number-columns-repeated="1020"/>
        </table:table-row>
        <table:table-row table:style-name="ro5">
          <table:table-cell table:style-name="ce2"/>
          <table:table-cell table:style-name="ce61"/>
          <table:table-cell table:style-name="ce65"/>
          <table:table-cell table:style-name="ce67"/>
          <table:table-cell table:number-columns-repeated="1020"/>
        </table:table-row>
        <table:table-row table:style-name="ro5">
          <table:table-cell table:number-columns-repeated="2"/>
          <table:table-cell table:style-name="ce65"/>
          <table:table-cell table:style-name="ce67"/>
          <table:table-cell table:number-columns-repeated="102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er history" table:style-name="ta5">
        <table:table-column table:style-name="co1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6" table:number-columns-repeated="1017" table:default-cell-style-name="Default"/>
        <table:table-row table:style-name="ro6">
          <table:table-cell table:style-name="ce71" office:value-type="string" calcext:value-type="string">
            <text:p>SKU</text:p>
          </table:table-cell>
          <table:table-cell table:style-name="ce72" office:value-type="string" calcext:value-type="string">
            <text:p>Name</text:p>
          </table:table-cell>
          <table:table-cell table:style-name="ce75" office:value-type="string" calcext:value-type="string">
            <text:p>Qty Needed</text:p>
          </table:table-cell>
          <table:table-cell table:style-name="ce69" office:value-type="string" calcext:value-type="string">
            <text:p>Supplier</text:p>
          </table:table-cell>
          <table:table-cell table:style-name="ce81" office:value-type="string" calcext:value-type="string">
            <text:p>Order Qty</text:p>
          </table:table-cell>
          <table:table-cell table:style-name="ce69" office:value-type="string" calcext:value-type="string">
            <text:p>Order date</text:p>
          </table:table-cell>
          <table:table-cell table:style-name="ce69" office:value-type="string" calcext:value-type="string">
            <text:p>Confirmation #</text:p>
          </table:table-cell>
          <table:table-cell table:style-name="ce90" office:value-type="string" calcext:value-type="string">
            <text:p>Shipped</text:p>
          </table:table-cell>
          <table:table-cell table:style-name="ce90" office:value-type="string" calcext:value-type="string">
            <text:p>Arrived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1</text:p>
          </table:table-cell>
          <table:table-cell table:style-name="ce5" table:formula="of:=VLOOKUP([.A2];[$'All SKUs'.$A$1:.$B$437];2;0)" office:value-type="string" office:string-value="Standoff m4x6x20 95947A056" calcext:value-type="string">
            <text:p>Standoff m4x6x20 95947A056</text:p>
          </table:table-cell>
          <table:table-cell table:style-name="ce76" office:value-type="float" office:value="30" calcext:value-type="float">
            <text:p>30</text:p>
          </table:table-cell>
          <table:table-cell table:style-name="ce78" table:formula="of:=VLOOKUP([.A2];[$'All SKUs'.$A$1:.$M$437];8;0)" office:value-type="float" office:value="12" calcext:value-type="float">
            <text:p>12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2</text:p>
          </table:table-cell>
          <table:table-cell table:style-name="ce5" table:formula="of:=VLOOKUP([.A3];[$'All SKUs'.$A$1:.$B$437];2;0)" office:value-type="string" office:string-value="Standoff m3x4.5x12 95947A008" calcext:value-type="string">
            <text:p>Standoff m3x4.5x12 95947A008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VLOOKUP([.A3];[$'All SKUs'.$A$1:.$M$437];8;0)" office:value-type="float" office:value="33" calcext:value-type="float">
            <text:p>33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3</text:p>
          </table:table-cell>
          <table:table-cell table:style-name="ce5" table:formula="of:=VLOOKUP([.A4];[$'All SKUs'.$A$1:.$B$437];2;0)" office:value-type="string" office:string-value="Standoff #4-40x7 M-F 93505A101" calcext:value-type="string">
            <text:p>Standoff #4-40x7 M-F 93505A101</text:p>
          </table:table-cell>
          <table:table-cell table:style-name="ce76" office:value-type="float" office:value="3" calcext:value-type="float">
            <text:p>3</text:p>
          </table:table-cell>
          <table:table-cell table:style-name="ce78" table:formula="of:=VLOOKUP([.A4];[$'All SKUs'.$A$1:.$M$437];8;0)" office:value-type="float" office:value="8" calcext:value-type="float">
            <text:p>8.00</text:p>
          </table:table-cell>
          <table:table-cell table:style-name="ce82" office:value-type="float" office:value="3" calcext:value-type="float">
            <text:p>3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5</text:p>
          </table:table-cell>
          <table:table-cell table:style-name="ce5" table:formula="of:=VLOOKUP([.A5];[$'All SKUs'.$A$1:.$B$437];2;0)" office:value-type="string" office:string-value="Set Screw m3x4 flatEnd 92605A098" calcext:value-type="string">
            <text:p>Set Screw m3x4 flatEnd 92605A098</text:p>
          </table:table-cell>
          <table:table-cell table:style-name="ce76" office:value-type="float" office:value="39" calcext:value-type="float">
            <text:p>39</text:p>
          </table:table-cell>
          <table:table-cell table:style-name="ce78" table:formula="of:=VLOOKUP([.A5];[$'All SKUs'.$A$1:.$M$437];8;0)" office:value-type="float" office:value="53" calcext:value-type="float">
            <text:p>53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2</text:p>
          </table:table-cell>
          <table:table-cell table:style-name="ce5" table:formula="of:=VLOOKUP([.A6];[$'All SKUs'.$A$1:.$B$437];2;0)" office:value-type="string" office:string-value="screw M4x45 socket head cap partially threaded 91292A133" calcext:value-type="string">
            <text:p>screw M4x45 socket head cap partially threaded 91292A133</text:p>
          </table:table-cell>
          <table:table-cell table:style-name="ce76" office:value-type="float" office:value="68" calcext:value-type="float">
            <text:p>68</text:p>
          </table:table-cell>
          <table:table-cell table:style-name="ce78" table:formula="of:=VLOOKUP([.A6];[$'All SKUs'.$A$1:.$M$437];8;0)" office:value-type="float" office:value="104" calcext:value-type="float">
            <text:p>104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6</text:p>
          </table:table-cell>
          <table:table-cell table:style-name="ce5" table:formula="of:=VLOOKUP([.A7];[$'All SKUs'.$A$1:.$B$437];2;0)" office:value-type="string" office:string-value="screw m3x8 socket head cap 91292A112" calcext:value-type="string">
            <text:p>screw m3x8 socket head cap 91292A112</text:p>
          </table:table-cell>
          <table:table-cell table:style-name="ce76" office:value-type="float" office:value="52" calcext:value-type="float">
            <text:p>52</text:p>
          </table:table-cell>
          <table:table-cell table:style-name="ce78" table:formula="of:=VLOOKUP([.A7];[$'All SKUs'.$A$1:.$M$437];8;0)" office:value-type="float" office:value="124" calcext:value-type="float">
            <text:p>124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21</text:p>
          </table:table-cell>
          <table:table-cell table:style-name="ce5" table:formula="of:=VLOOKUP([.A8];[$'All SKUs'.$A$1:.$B$437];2;0)" office:value-type="string" office:string-value="screw m3x5 socket head cap 91292A110" calcext:value-type="string">
            <text:p>screw m3x5 socket head cap 91292A110</text:p>
          </table:table-cell>
          <table:table-cell table:style-name="ce76" office:value-type="float" office:value="77" calcext:value-type="float">
            <text:p>77</text:p>
          </table:table-cell>
          <table:table-cell table:style-name="ce78" table:formula="of:=VLOOKUP([.A8];[$'All SKUs'.$A$1:.$M$437];8;0)" office:value-type="float" office:value="107" calcext:value-type="float">
            <text:p>107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24</text:p>
          </table:table-cell>
          <table:table-cell table:style-name="ce5" table:formula="of:=VLOOKUP([.A9];[$'All SKUs'.$A$1:.$B$437];2;0)" office:value-type="string" office:string-value="screw m3x45 socket head cap partially threaded 91290A079" calcext:value-type="string">
            <text:p>screw m3x45 socket head cap partially threaded 91290A079</text:p>
          </table:table-cell>
          <table:table-cell table:style-name="ce76" office:value-type="float" office:value="97" calcext:value-type="float">
            <text:p>97</text:p>
          </table:table-cell>
          <table:table-cell table:style-name="ce78" table:formula="of:=VLOOKUP([.A9];[$'All SKUs'.$A$1:.$M$437];8;0)" office:value-type="float" office:value="121" calcext:value-type="float">
            <text:p>121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3</text:p>
          </table:table-cell>
          <table:table-cell table:style-name="ce5" table:formula="of:=VLOOKUP([.A10];[$'All SKUs'.$A$1:.$B$437];2;0)" office:value-type="string" office:string-value="screw m3x25 socket head cap partially threaded 91292A020" calcext:value-type="string">
            <text:p>screw m3x25 socket head cap partially threaded 91292A020</text:p>
          </table:table-cell>
          <table:table-cell table:style-name="ce76" office:value-type="float" office:value="25" calcext:value-type="float">
            <text:p>25</text:p>
          </table:table-cell>
          <table:table-cell table:style-name="ce78" table:formula="of:=VLOOKUP([.A10];[$'All SKUs'.$A$1:.$M$437];8;0)" office:value-type="float" office:value="169" calcext:value-type="float">
            <text:p>169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9</text:p>
          </table:table-cell>
          <table:table-cell table:style-name="ce5" table:formula="of:=VLOOKUP([.A11];[$'All SKUs'.$A$1:.$B$437];2;0)" office:value-type="string" office:string-value="screw m3x16 socket head cap 91292A115" calcext:value-type="string">
            <text:p>screw m3x16 socket head cap 91292A115</text:p>
          </table:table-cell>
          <table:table-cell table:style-name="ce76" office:value-type="float" office:value="8" calcext:value-type="float">
            <text:p>8</text:p>
          </table:table-cell>
          <table:table-cell table:style-name="ce78" table:formula="of:=VLOOKUP([.A11];[$'All SKUs'.$A$1:.$M$437];8;0)" office:value-type="float" office:value="144" calcext:value-type="float">
            <text:p>144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43</text:p>
          </table:table-cell>
          <table:table-cell table:style-name="ce5" table:formula="of:=VLOOKUP([.A12];[$'All SKUs'.$A$1:.$B$437];2;0)" office:value-type="string" office:string-value="screw M3x10 socket head cap 91292A113" calcext:value-type="string">
            <text:p>screw M3x10 socket head cap 91292A113</text:p>
          </table:table-cell>
          <table:table-cell table:style-name="ce76" office:value-type="float" office:value="86" calcext:value-type="float">
            <text:p>86</text:p>
          </table:table-cell>
          <table:table-cell table:style-name="ce78" table:formula="of:=VLOOKUP([.A12];[$'All SKUs'.$A$1:.$M$437];8;0)" office:value-type="float" office:value="106" calcext:value-type="float">
            <text:p>106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47</text:p>
          </table:table-cell>
          <table:table-cell table:style-name="ce5" table:formula="of:=VLOOKUP([.A13];[$'All SKUs'.$A$1:.$B$437];2;0)" office:value-type="string" office:string-value="screw m2x6 socket head cap 91292A831" calcext:value-type="string">
            <text:p>screw m2x6 socket head cap 91292A831</text:p>
          </table:table-cell>
          <table:table-cell table:style-name="ce76" office:value-type="float" office:value="104" calcext:value-type="float">
            <text:p>104</text:p>
          </table:table-cell>
          <table:table-cell table:style-name="ce78" table:formula="of:=VLOOKUP([.A13];[$'All SKUs'.$A$1:.$M$437];8;0)" office:value-type="float" office:value="200" calcext:value-type="float">
            <text:p>200.00</text:p>
          </table:table-cell>
          <table:table-cell table:style-name="ce82" office:value-type="float" office:value="200" calcext:value-type="float">
            <text:p>2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7</text:p>
          </table:table-cell>
          <table:table-cell table:style-name="ce5" table:formula="of:=VLOOKUP([.A14];[$'All SKUs'.$A$1:.$B$437];2;0)" office:value-type="string" office:string-value="nut M5 hex 90592A095" calcext:value-type="string">
            <text:p>nut M5 hex 90592A095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14];[$'All SKUs'.$A$1:.$M$437];8;0)" office:value-type="float" office:value="128" calcext:value-type="float">
            <text:p>128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61</text:p>
          </table:table-cell>
          <table:table-cell table:style-name="ce5" table:formula="of:=VLOOKUP([.A15];[$'All SKUs'.$A$1:.$B$437];2;0)" office:value-type="string" office:string-value="nut M4 hex 90592A090" calcext:value-type="string">
            <text:p>nut M4 hex 90592A090</text:p>
          </table:table-cell>
          <table:table-cell table:style-name="ce76" office:value-type="float" office:value="52" calcext:value-type="float">
            <text:p>52</text:p>
          </table:table-cell>
          <table:table-cell table:style-name="ce78" table:formula="of:=VLOOKUP([.A15];[$'All SKUs'.$A$1:.$M$437];8;0)" office:value-type="float" office:value="112" calcext:value-type="float">
            <text:p>112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72</text:p>
          </table:table-cell>
          <table:table-cell table:style-name="ce5" table:formula="of:=VLOOKUP([.A16];[$'All SKUs'.$A$1:.$B$437];2;0)" office:value-type="string" office:string-value="nut m3 hex 90592A085" calcext:value-type="string">
            <text:p>nut m3 hex 90592A085</text:p>
          </table:table-cell>
          <table:table-cell table:style-name="ce76" office:value-type="float" office:value="82" calcext:value-type="float">
            <text:p>82</text:p>
          </table:table-cell>
          <table:table-cell table:style-name="ce78" table:formula="of:=VLOOKUP([.A16];[$'All SKUs'.$A$1:.$M$437];8;0)" office:value-type="float" office:value="198" calcext:value-type="float">
            <text:p>198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79</text:p>
          </table:table-cell>
          <table:table-cell table:style-name="ce5" table:formula="of:=VLOOKUP([.A17];[$'All SKUs'.$A$1:.$B$437];2;0)" office:value-type="string" office:string-value="NEMA24 100mm" calcext:value-type="string">
            <text:p>NEMA24 100mm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17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0</text:p>
          </table:table-cell>
          <table:table-cell table:style-name="ce5" table:formula="of:=VLOOKUP([.A18];[$'All SKUs'.$A$1:.$B$437];2;0)" office:value-type="string" office:string-value="NEMA23 56mm" calcext:value-type="string">
            <text:p>NEMA23 56mm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18];[$'All SKUs'.$A$1:.$M$437];8;0)" office:value-type="float" office:value="4" calcext:value-type="float">
            <text:p>4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2</text:p>
          </table:table-cell>
          <table:table-cell table:style-name="ce5" table:formula="of:=VLOOKUP([.A19];[$'All SKUs'.$A$1:.$B$437];2;0)" office:value-type="string" office:string-value="NEMA17 48mm" calcext:value-type="string">
            <text:p>NEMA17 48mm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19];[$'All SKUs'.$A$1:.$M$437];8;0)" office:value-type="float" office:value="4" calcext:value-type="float">
            <text:p>4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3</text:p>
          </table:table-cell>
          <table:table-cell table:style-name="ce5" table:formula="of:=VLOOKUP([.A20];[$'All SKUs'.$A$1:.$B$437];2;0)" office:value-type="string" office:string-value="NEMA17 39mm" calcext:value-type="string">
            <text:p>NEMA17 39mm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0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4</text:p>
          </table:table-cell>
          <table:table-cell table:style-name="ce5" table:formula="of:=VLOOKUP([.A21];[$'All SKUs'.$A$1:.$B$437];2;0)" office:value-type="string" office:string-value="[LSR] - ABS Junction Box [380x260x105mm] (sold as 15&quot;x10.2&quot;x4.13&quot;)" calcext:value-type="string">
            <text:p>[LSR] - ABS Junction Box [380x260x105mm] (sold as 15"x10.2"x4.13")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1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3" office:value-type="string" calcext:value-type="string">
            <text:p>Order #701-3154492-6339427</text:p>
          </table:table-cell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5</text:p>
          </table:table-cell>
          <table:table-cell table:style-name="ce5" table:formula="of:=VLOOKUP([.A22];[$'All SKUs'.$A$1:.$B$437];2;0)" office:value-type="string" office:string-value="bearing flanged MF83 [3x8x3mm]" calcext:value-type="string">
            <text:p>bearing flanged MF83 [3x8x3mm]</text:p>
          </table:table-cell>
          <table:table-cell table:style-name="ce76" office:value-type="float" office:value="6" calcext:value-type="float">
            <text:p>6</text:p>
          </table:table-cell>
          <table:table-cell table:style-name="ce78" table:formula="of:=VLOOKUP([.A22];[$'All SKUs'.$A$1:.$M$437];8;0)" office:value-type="float" office:value="10" calcext:value-type="float">
            <text:p>1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6</text:p>
          </table:table-cell>
          <table:table-cell table:style-name="ce5" table:formula="of:=VLOOKUP([.A23];[$'All SKUs'.$A$1:.$B$437];2;0)" office:value-type="string" office:string-value="bearing 6813 [65x85x10mm]" calcext:value-type="string">
            <text:p>bearing 6813 [65x85x10mm]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23];[$'All SKUs'.$A$1:.$M$437];8;0)" office:value-type="float" office:value="4" calcext:value-type="float">
            <text:p>4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9</text:p>
          </table:table-cell>
          <table:table-cell table:style-name="ce5" table:formula="of:=VLOOKUP([.A24];[$'All SKUs'.$A$1:.$B$437];2;0)" office:value-type="string" office:string-value="bearing 6708 [40x50x6mm]" calcext:value-type="string">
            <text:p>bearing 6708 [40x50x6mm]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4];[$'All SKUs'.$A$1:.$M$437];8;0)" office:value-type="float" office:value="6" calcext:value-type="float">
            <text:p>6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2</text:p>
          </table:table-cell>
          <table:table-cell table:style-name="ce5" table:formula="of:=VLOOKUP([.A25];[$'All SKUs'.$A$1:.$B$437];2;0)" office:value-type="string" office:string-value="bearing 6702 [15x21x4mm]" calcext:value-type="string">
            <text:p>bearing 6702 [15x21x4mm]</text:p>
          </table:table-cell>
          <table:table-cell table:style-name="ce76" office:value-type="float" office:value="5" calcext:value-type="float">
            <text:p>5</text:p>
          </table:table-cell>
          <table:table-cell table:style-name="ce78" table:formula="of:=VLOOKUP([.A25];[$'All SKUs'.$A$1:.$M$437];8;0)" office:value-type="float" office:value="13" calcext:value-type="float">
            <text:p>13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5</text:p>
          </table:table-cell>
          <table:table-cell table:style-name="ce5" table:formula="of:=VLOOKUP([.A26];[$'All SKUs'.$A$1:.$B$437];2;0)" office:value-type="string" office:string-value="bearing 6701 [12x18x4mm]" calcext:value-type="string">
            <text:p>bearing 6701 [12x18x4mm]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26];[$'All SKUs'.$A$1:.$M$437];8;0)" office:value-type="float" office:value="40" calcext:value-type="float">
            <text:p>4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4</text:p>
          </table:table-cell>
          <table:table-cell table:style-name="ce5" table:formula="of:=VLOOKUP([.A27];[$'All SKUs'.$A$1:.$B$437];2;0)" office:value-type="string" office:string-value="[MISC] - Timing Belt GT2-6 [160mm]" calcext:value-type="string">
            <text:p>[MISC] - Timing Belt GT2-6 [160mm]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7];[$'All SKUs'.$A$1:.$M$437];8;0)" office:value-type="float" office:value="14" calcext:value-type="float">
            <text:p>14.00</text:p>
          </table:table-cell>
          <table:table-cell table:style-name="ce82" office:value-type="float" office:value="10" calcext:value-type="float">
            <text:p>1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5</text:p>
          </table:table-cell>
          <table:table-cell table:style-name="ce5" table:formula="of:=VLOOKUP([.A28];[$'All SKUs'.$A$1:.$B$437];2;0)" office:value-type="string" office:string-value="[MISC] - Braided Cable Sleeve (16mm dia) [900mm]" calcext:value-type="string">
            <text:p>[MISC] - Braided Cable Sleeve (16mm dia) [900mm]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8];[$'All SKUs'.$A$1:.$M$437];8;0)" office:value-type="float" office:value="2" calcext:value-type="float">
            <text:p>2.00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18</text:p>
          </table:table-cell>
          <table:table-cell table:style-name="ce5" table:formula="of:=VLOOKUP([.A29];[$'All SKUs'.$A$1:.$B$437];2;0)" office:value-type="string" office:string-value="[RAW] - Screw Terminal 4P-3.5mm" calcext:value-type="string">
            <text:p>[RAW] - Screw Terminal 4P-3.5mm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29];[$'All SKUs'.$A$1:.$M$437];8;0)" office:value-type="float" office:value="40" calcext:value-type="float">
            <text:p>40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19</text:p>
          </table:table-cell>
          <table:table-cell table:style-name="ce5" table:formula="of:=VLOOKUP([.A30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30];[$'All SKUs'.$A$1:.$M$437];8;0)" office:value-type="float" office:value="0" calcext:value-type="float">
            <text:p>0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2</text:p>
          </table:table-cell>
          <table:table-cell table:style-name="ce5" table:formula="of:=VLOOKUP([.A31];[$'All SKUs'.$A$1:.$B$437];2;0)" office:value-type="string" office:string-value="[RAW] - Screw Terminal 2P-5mm" calcext:value-type="string">
            <text:p>[RAW] - Screw Terminal 2P-5mm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1];[$'All SKUs'.$A$1:.$M$437];8;0)" office:value-type="float" office:value="20" calcext:value-type="float">
            <text:p>20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4</text:p>
          </table:table-cell>
          <table:table-cell table:style-name="ce5" table:formula="of:=VLOOKUP([.A32];[$'All SKUs'.$A$1:.$B$437];2;0)" office:value-type="string" office:string-value="[ELEC] - Power Supply 24V-20A" calcext:value-type="string">
            <text:p>[ELEC] - Power Supply 24V-20A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2];[$'All SKUs'.$A$1:.$M$437];8;0)" office:value-type="float" office:value="2" calcext:value-type="float">
            <text:p>2.00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5</text:p>
          </table:table-cell>
          <table:table-cell table:style-name="ce5" table:formula="of:=VLOOKUP([.A33];[$'All SKUs'.$A$1:.$B$437];2;0)" office:value-type="string" office:string-value="[RAW] - PCB PanelAdpater" calcext:value-type="string">
            <text:p>[RAW] - PCB PanelAdpater</text:p>
          </table:table-cell>
          <table:table-cell table:style-name="ce76" office:value-type="float" office:value="3" calcext:value-type="float">
            <text:p>3</text:p>
          </table:table-cell>
          <table:table-cell table:style-name="ce78" table:formula="of:=VLOOKUP([.A33];[$'All SKUs'.$A$1:.$M$437];8;0)" office:value-type="float" office:value="6" calcext:value-type="float">
            <text:p>6.00</text:p>
          </table:table-cell>
          <table:table-cell table:style-name="ce82" office:value-type="float" office:value="3" calcext:value-type="float">
            <text:p>3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6</text:p>
          </table:table-cell>
          <table:table-cell table:style-name="ce5" table:formula="of:=VLOOKUP([.A34];[$'All SKUs'.$A$1:.$B$437];2;0)" office:value-type="string" office:string-value="[RAW] - PCB MegaShield " calcext:value-type="string">
            <text:p>[RAW] - PCB MegaShield 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4];[$'All SKUs'.$A$1:.$M$437];8;0)" office:value-type="float" office:value="3" calcext:value-type="float">
            <text:p>3.00</text:p>
          </table:table-cell>
          <table:table-cell table:style-name="ce82" office:value-type="float" office:value="3" calcext:value-type="float">
            <text:p>3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7</text:p>
          </table:table-cell>
          <table:table-cell table:style-name="ce5" table:formula="of:=VLOOKUP([.A35];[$'All SKUs'.$A$1:.$B$437];2;0)" office:value-type="string" office:string-value="[ELEC] - USB-B M/F Panel Mount Extension" calcext:value-type="string">
            <text:p>[ELEC] - USB-B M/F Panel Mount Extension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5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8</text:p>
          </table:table-cell>
          <table:table-cell table:style-name="ce5" table:formula="of:=VLOOKUP([.A36];[$'All SKUs'.$A$1:.$B$437];2;0)" office:value-type="string" office:string-value="[RAW] - NPN Transistor 2N2222A" calcext:value-type="string">
            <text:p>[RAW] - NPN Transistor 2N2222A</text:p>
          </table:table-cell>
          <table:table-cell table:style-name="ce76" office:value-type="float" office:value="18" calcext:value-type="float">
            <text:p>18</text:p>
          </table:table-cell>
          <table:table-cell table:style-name="ce78" table:formula="of:=VLOOKUP([.A36];[$'All SKUs'.$A$1:.$M$437];8;0)" office:value-type="float" office:value="20" calcext:value-type="float">
            <text:p>2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9</text:p>
          </table:table-cell>
          <table:table-cell table:style-name="ce5" table:formula="of:=VLOOKUP([.A37];[$'All SKUs'.$A$1:.$B$437];2;0)" office:value-type="string" office:string-value="[RAW] - Voltage Regulator MP1584EN" calcext:value-type="string">
            <text:p>[RAW] - Voltage Regulator MP1584EN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37];[$'All SKUs'.$A$1:.$M$437];8;0)" office:value-type="float" office:value="2" calcext:value-type="float">
            <text:p>2.00</text:p>
          </table:table-cell>
          <table:table-cell table:style-name="ce82" office:value-type="float" office:value="5" calcext:value-type="float">
            <text:p>5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0</text:p>
          </table:table-cell>
          <table:table-cell table:style-name="ce5" table:formula="of:=VLOOKUP([.A38];[$'All SKUs'.$A$1:.$B$437];2;0)" office:value-type="string" office:string-value="[ELEC] - magnet 8x2.5mm neodynium" calcext:value-type="string">
            <text:p>[ELEC] - magnet 8x2.5mm neodynium</text:p>
          </table:table-cell>
          <table:table-cell table:style-name="ce76" office:value-type="float" office:value="10" calcext:value-type="float">
            <text:p>10</text:p>
          </table:table-cell>
          <table:table-cell table:style-name="ce78" table:formula="of:=VLOOKUP([.A38];[$'All SKUs'.$A$1:.$M$437];8;0)" office:value-type="float" office:value="6" calcext:value-type="float">
            <text:p>6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5</text:p>
          </table:table-cell>
          <table:table-cell table:style-name="ce5" table:formula="of:=VLOOKUP([.A39];[$'All SKUs'.$A$1:.$B$437];2;0)" office:value-type="string" office:string-value="[ELEC] - D-SUB F-Conn IDC DC-37" calcext:value-type="string">
            <text:p>[ELEC] - D-SUB F-Conn IDC DC-37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9];[$'All SKUs'.$A$1:.$M$437];8;0)" office:value-type="float" office:value="10" calcext:value-type="float">
            <text:p>10.00</text:p>
          </table:table-cell>
          <table:table-cell table:style-name="ce82" office:value-type="float" office:value="5" calcext:value-type="float">
            <text:p>5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6</text:p>
          </table:table-cell>
          <table:table-cell table:style-name="ce5" table:formula="of:=VLOOKUP([.A40];[$'All SKUs'.$A$1:.$B$437];2;0)" office:value-type="string" office:string-value="[RAW] - D-SUB F-Conn right-angle DC-37" calcext:value-type="string">
            <text:p>[RAW] - D-SUB F-Conn right-angle DC-37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0];[$'All SKUs'.$A$1:.$M$437];8;0)" office:value-type="float" office:value="10" calcext:value-type="float">
            <text:p>10.00</text:p>
          </table:table-cell>
          <table:table-cell table:style-name="ce82" office:value-type="float" office:value="10" calcext:value-type="float">
            <text:p>1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7</text:p>
          </table:table-cell>
          <table:table-cell table:style-name="ce5" table:formula="of:=VLOOKUP([.A41];[$'All SKUs'.$A$1:.$B$437];2;0)" office:value-type="string" office:string-value="[ELEC] - D-SUB M/M 1m Cable DC-37" calcext:value-type="string">
            <text:p>[ELEC] - D-SUB M/M 1m Cable DC-37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1];[$'All SKUs'.$A$1:.$M$437];8;0)" office:value-type="float" office:value="0" calcext:value-type="float">
            <text:p>0.00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8</text:p>
          </table:table-cell>
          <table:table-cell table:style-name="ce5" table:formula="of:=VLOOKUP([.A42];[$'All SKUs'.$A$1:.$B$437];2;0)" office:value-type="string" office:string-value="[ELEC] - Stepper Driver DM556T" calcext:value-type="string">
            <text:p>[ELEC] - Stepper Driver DM556T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2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9</text:p>
          </table:table-cell>
          <table:table-cell table:style-name="ce5" table:formula="of:=VLOOKUP([.A43];[$'All SKUs'.$A$1:.$B$437];2;0)" office:value-type="string" office:string-value="[ELEC] - Stepper Driver DM542T" calcext:value-type="string">
            <text:p>[ELEC] - Stepper Driver DM542T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43];[$'All SKUs'.$A$1:.$M$437];8;0)" office:value-type="float" office:value="5" calcext:value-type="float">
            <text:p>5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0</text:p>
          </table:table-cell>
          <table:table-cell table:style-name="ce5" table:formula="of:=VLOOKUP([.A44];[$'All SKUs'.$A$1:.$B$437];2;0)" office:value-type="string" office:string-value="[ELEC] - Stepper Driver DM320T" calcext:value-type="string">
            <text:p>[ELEC] - Stepper Driver DM320T</text:p>
          </table:table-cell>
          <table:table-cell table:style-name="ce76" office:value-type="float" office:value="5" calcext:value-type="float">
            <text:p>5</text:p>
          </table:table-cell>
          <table:table-cell table:style-name="ce78" table:formula="of:=VLOOKUP([.A44];[$'All SKUs'.$A$1:.$M$437];8;0)" office:value-type="float" office:value="6" calcext:value-type="float">
            <text:p>6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1</text:p>
          </table:table-cell>
          <table:table-cell table:style-name="ce5" table:formula="of:=VLOOKUP([.A45];[$'All SKUs'.$A$1:.$B$437];2;0)" office:value-type="string" office:string-value="[ELEC] - Aviation GX16-8p Cable F/F - [1000mm]" calcext:value-type="string">
            <text:p>[ELEC] - Aviation GX16-8p Cable F/F - [1000mm]</text:p>
          </table:table-cell>
          <table:table-cell table:style-name="ce76" office:value-type="float" office:value="8" calcext:value-type="float">
            <text:p>8</text:p>
          </table:table-cell>
          <table:table-cell table:style-name="ce78" table:formula="of:=VLOOKUP([.A45];[$'All SKUs'.$A$1:.$M$437];8;0)" office:value-type="float" office:value="8" calcext:value-type="float">
            <text:p>8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3</text:p>
          </table:table-cell>
          <table:table-cell table:style-name="ce5" table:formula="of:=VLOOKUP([.A46];[$'All SKUs'.$A$1:.$B$437];2;0)" office:value-type="string" office:string-value="[ELEC] - Arduino Mega 2650" calcext:value-type="string">
            <text:p>[ELEC] - Arduino Mega 2650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6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72</text:p>
          </table:table-cell>
          <table:table-cell table:style-name="ce5" table:formula="of:=VLOOKUP([.A47];[$'All SKUs'.$A$1:.$B$437];2;0)" office:value-type="string" office:string-value="dowel pin steel 91595A130 - [3x24mm]" calcext:value-type="string">
            <text:p>dowel pin steel 91595A130 - [3x24mm]</text:p>
          </table:table-cell>
          <table:table-cell table:style-name="ce76" office:value-type="float" office:value="133" calcext:value-type="float">
            <text:p>133</text:p>
          </table:table-cell>
          <table:table-cell table:style-name="ce78" table:formula="of:=VLOOKUP([.A47];[$'All SKUs'.$A$1:.$M$437];8;0)" office:value-type="float" office:value="299" calcext:value-type="float">
            <text:p>299.00</text:p>
          </table:table-cell>
          <table:table-cell table:style-name="ce82" office:value-type="float" office:value="150" calcext:value-type="float">
            <text:p>15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2</text:p>
          </table:table-cell>
          <table:table-cell table:style-name="ce5" table:formula="of:=VLOOKUP([.A48];[$'All SKUs'.$A$1:.$B$437];2;0)" office:value-type="string" office:string-value="[ELEC] - PSU NEMA-15 power cable 8'" calcext:value-type="string">
            <text:p>[ELEC] - PSU NEMA-15 power cable 8'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48];[$'All SKUs'.$A$1:.$M$437];8;0)" office:value-type="float" office:value="0" calcext:value-type="float">
            <text:p>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7</text:p>
          </table:table-cell>
          <table:table-cell table:style-name="ce5" table:formula="of:=VLOOKUP([.A49];[$'All SKUs'.$A$1:.$B$437];2;0)" office:value-type="string" office:string-value="[RAW] - Pipe Aluminum [1.375in x 361mm] (sold as 1-3/8&quot; dia)" calcext:value-type="string">
            <text:p>[RAW] - Pipe Aluminum [1.375in x 361mm] (sold as 1-3/8" dia)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VLOOKUP([.A49];[$'All SKUs'.$A$1:.$M$437];8;0)" office:value-type="float" office:value="-2" calcext:value-type="float">
            <text:p>-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8</text:p>
          </table:table-cell>
          <table:table-cell table:style-name="ce5" table:formula="of:=VLOOKUP([.A50];[$'All SKUs'.$A$1:.$B$437];2;0)" office:value-type="string" office:string-value="[RAW] - Pipe Aluminum [1.375in x 261mm] (sold as 1-3/8&quot; dia)" calcext:value-type="string">
            <text:p>[RAW] - Pipe Aluminum [1.375in x 261mm] (sold as 1-3/8" dia)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VLOOKUP([.A50];[$'All SKUs'.$A$1:.$M$437];8;0)" office:value-type="float" office:value="-2" calcext:value-type="float">
            <text:p>-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0</text:p>
          </table:table-cell>
          <table:table-cell table:style-name="ce5" table:formula="of:=VLOOKUP([.A51];[$'All SKUs'.$A$1:.$B$437];2;0)" office:value-type="string" office:string-value="[RAW] - Tube Brass [7/32in x 900mm]" calcext:value-type="string">
            <text:p>[RAW] - Tube Brass [7/32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1];[$'All SKUs'.$A$1:.$M$437];8;0)" office:value-type="float" office:value="-1040" calcext:value-type="float">
            <text:p>-1,04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1</text:p>
          </table:table-cell>
          <table:table-cell table:style-name="ce5" table:formula="of:=VLOOKUP([.A52];[$'All SKUs'.$A$1:.$B$437];2;0)" office:value-type="string" office:string-value="[RAW] - Tube Brass [5/16in x 900mm]" calcext:value-type="string">
            <text:p>[RAW] - Tube Brass [5/16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2];[$'All SKUs'.$A$1:.$M$437];8;0)" office:value-type="float" office:value="-950" calcext:value-type="float">
            <text:p>-95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2</text:p>
          </table:table-cell>
          <table:table-cell table:style-name="ce5" table:formula="of:=VLOOKUP([.A53];[$'All SKUs'.$A$1:.$B$437];2;0)" office:value-type="string" office:string-value="[RAW] - Tube Brass [3/8in x 900mm]" calcext:value-type="string">
            <text:p>[RAW] - Tube Brass [3/8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3];[$'All SKUs'.$A$1:.$M$437];8;0)" office:value-type="float" office:value="-950" calcext:value-type="float">
            <text:p>-95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3</text:p>
          </table:table-cell>
          <table:table-cell table:style-name="ce5" table:formula="of:=VLOOKUP([.A54];[$'All SKUs'.$A$1:.$B$437];2;0)" office:value-type="string" office:string-value="[RAW] - Tube Brass [1/8in x 900mm]" calcext:value-type="string">
            <text:p>[RAW] - Tube Brass [1/8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4];[$'All SKUs'.$A$1:.$M$437];8;0)" office:value-type="float" office:value="0" calcext:value-type="float">
            <text:p>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4</text:p>
          </table:table-cell>
          <table:table-cell table:style-name="ce5" table:formula="of:=VLOOKUP([.A55];[$'All SKUs'.$A$1:.$B$437];2;0)" office:value-type="string" office:string-value="[RAW] - Tube Brass [3.5mm x 300mm]" calcext:value-type="string">
            <text:p>[RAW] - Tube Brass [3.5mm x 300mm]</text:p>
          </table:table-cell>
          <table:table-cell table:style-name="ce77" office:value-type="float" office:value="4" calcext:value-type="float">
            <text:p>4</text:p>
          </table:table-cell>
          <table:table-cell table:style-name="ce78" table:formula="of:=VLOOKUP([.A55];[$'All SKUs'.$A$1:.$M$437];8;0)" office:value-type="float" office:value="0" calcext:value-type="float">
            <text:p>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27</text:p>
          </table:table-cell>
          <table:table-cell table:style-name="ce5" table:formula="of:=VLOOKUP([.A56];[$'All SKUs'.$A$1:.$B$437];2;0)" office:value-type="string" office:string-value="[RAW] - Sensor AS5147" calcext:value-type="string">
            <text:p>[RAW] - Sensor AS5147</text:p>
          </table:table-cell>
          <table:table-cell table:style-name="ce77" office:value-type="float" office:value="12" calcext:value-type="float">
            <text:p>12</text:p>
          </table:table-cell>
          <table:table-cell table:style-name="ce79" office:value-type="string" calcext:value-type="string">
            <text:p><text:a xlink:href="https://www.digikey.ca/en/products/detail/ams/AS5147-TS-EK-AB/5452350" xlink:type="simple">https://www.digikey.ca/en/products/detail/ams/AS5147-TS-EK-AB/5452350</text:a>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29</text:p>
          </table:table-cell>
          <table:table-cell table:style-name="ce5" table:formula="of:=VLOOKUP([.A57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77" office:value-type="float" office:value="116" calcext:value-type="float">
            <text:p>116</text:p>
          </table:table-cell>
          <table:table-cell table:style-name="ce78" table:formula="of:=VLOOKUP([.A57];[$'All SKUs'.$A$1:.$M$437];8;0)" office:value-type="float" office:value="240" calcext:value-type="float">
            <text:p>24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1</text:p>
          </table:table-cell>
          <table:table-cell table:style-name="ce5" table:formula="of:=VLOOKUP([.A58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77" office:value-type="float" office:value="80" calcext:value-type="float">
            <text:p>80</text:p>
          </table:table-cell>
          <table:table-cell table:style-name="ce78" table:formula="of:=VLOOKUP([.A58];[$'All SKUs'.$A$1:.$M$437];8;0)" office:value-type="float" office:value="160" calcext:value-type="float">
            <text:p>16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3</text:p>
          </table:table-cell>
          <table:table-cell table:style-name="ce5" table:formula="of:=VLOOKUP([.A59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9];[$'All SKUs'.$A$1:.$M$437];8;0)" office:value-type="float" office:value="30480" calcext:value-type="float">
            <text:p>30,48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4</text:p>
          </table:table-cell>
          <table:table-cell table:style-name="ce5" table:formula="of:=VLOOKUP([.A60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60];[$'All SKUs'.$A$1:.$M$437];8;0)" office:value-type="float" office:value="3048" calcext:value-type="float">
            <text:p>3,048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5</text:p>
          </table:table-cell>
          <table:table-cell table:style-name="ce5" table:formula="of:=VLOOKUP([.A61];[$'All SKUs'.$A$1:.$B$437];2;0)" office:value-type="string" office:string-value="[RAW] - 1x22AWG Solid Cable [Black]" calcext:value-type="string">
            <text:p>[RAW] - 1x22AWG Solid Cable [Black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61];[$'All SKUs'.$A$1:.$M$437];8;0)" office:value-type="float" office:value="60960" calcext:value-type="float">
            <text:p>60,96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2</text:p>
          </table:table-cell>
          <table:table-cell table:style-name="ce5" table:formula="of:=VLOOKUP([.A62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76" office:value-type="float" office:value="16" calcext:value-type="float">
            <text:p>16</text:p>
          </table:table-cell>
          <table:table-cell table:style-name="ce78" table:formula="of:=VLOOKUP([.A62];[$'All SKUs'.$A$1:.$M$437];8;0)" office:value-type="float" office:value="0" calcext:value-type="float">
            <text:p>0.00</text:p>
          </table:table-cell>
          <table:table-cell table:style-name="ce83"/>
          <table:table-cell table:style-name="ce3" office:value-type="string" calcext:value-type="string">
            <text:p>in progress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9</text:p>
          </table:table-cell>
          <table:table-cell table:style-name="ce5" table:formula="of:=VLOOKUP([.A63];[$'All SKUs'.$A$1:.$B$437];2;0)" office:value-type="string" office:string-value="screw M5x20 socket head cap 90128A248" calcext:value-type="string">
            <text:p>screw M5x20 socket head cap 90128A248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3];[$'All SKUs'.$A$1:.$M$437];8;0)" office:value-type="float" office:value="37" calcext:value-type="float">
            <text:p>37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4</text:p>
          </table:table-cell>
          <table:table-cell table:style-name="ce5" table:formula="of:=VLOOKUP([.A64];[$'All SKUs'.$A$1:.$B$437];2;0)" office:value-type="string" office:string-value="screw M4x25 socket head 91292A122" calcext:value-type="string">
            <text:p>screw M4x25 socket head 91292A12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4];[$'All SKUs'.$A$1:.$M$437];8;0)" office:value-type="float" office:value="86" calcext:value-type="float">
            <text:p>86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5</text:p>
          </table:table-cell>
          <table:table-cell table:style-name="ce5" table:formula="of:=VLOOKUP([.A65];[$'All SKUs'.$A$1:.$B$437];2;0)" office:value-type="string" office:string-value="screw M4x14 socket head cap 91292A038" calcext:value-type="string">
            <text:p>screw M4x14 socket head cap 91292A038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5];[$'All SKUs'.$A$1:.$M$437];8;0)" office:value-type="float" office:value="80" calcext:value-type="float">
            <text:p>80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29</text:p>
          </table:table-cell>
          <table:table-cell table:style-name="ce5" table:formula="of:=VLOOKUP([.A66];[$'All SKUs'.$A$1:.$B$437];2;0)" office:value-type="string" office:string-value="screw m3x35 socket head cap partially threaded 91292A033" calcext:value-type="string">
            <text:p>screw m3x35 socket head cap partially threaded 91292A033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6];[$'All SKUs'.$A$1:.$M$437];8;0)" office:value-type="float" office:value="27" calcext:value-type="float">
            <text:p>27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1</text:p>
          </table:table-cell>
          <table:table-cell table:style-name="ce5" table:formula="of:=VLOOKUP([.A67];[$'All SKUs'.$A$1:.$B$437];2;0)" office:value-type="string" office:string-value="screw m3x30 socket head cap partially threaded 91292A022" calcext:value-type="string">
            <text:p>screw m3x30 socket head cap partially threaded 91292A02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7];[$'All SKUs'.$A$1:.$M$437];8;0)" office:value-type="float" office:value="15" calcext:value-type="float">
            <text:p>15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7</text:p>
          </table:table-cell>
          <table:table-cell table:style-name="ce5" table:formula="of:=VLOOKUP([.A68];[$'All SKUs'.$A$1:.$B$437];2;0)" office:value-type="string" office:string-value="screw m3x20 socket head cap 91290A123" calcext:value-type="string">
            <text:p>screw m3x20 socket head cap 91290A123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8];[$'All SKUs'.$A$1:.$M$437];8;0)" office:value-type="float" office:value="70" calcext:value-type="float">
            <text:p>70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3</text:p>
          </table:table-cell>
          <table:table-cell table:style-name="ce5" table:formula="of:=VLOOKUP([.A69];[$'All SKUs'.$A$1:.$B$437];2;0)" office:value-type="string" office:string-value="screw m2x12 socket head cap 91292A834" calcext:value-type="string">
            <text:p>screw m2x12 socket head cap 91292A834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9];[$'All SKUs'.$A$1:.$M$437];8;0)" office:value-type="float" office:value="52" calcext:value-type="float">
            <text:p>52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6</text:p>
          </table:table-cell>
          <table:table-cell table:style-name="ce5" table:formula="of:=VLOOKUP([.A70];[$'All SKUs'.$A$1:.$B$437];2;0)" office:value-type="string" office:string-value="nut m5 nylock 90576A104" calcext:value-type="string">
            <text:p>nut m5 nylock 90576A104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0];[$'All SKUs'.$A$1:.$M$437];8;0)" office:value-type="float" office:value="11" calcext:value-type="float">
            <text:p>11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9</text:p>
          </table:table-cell>
          <table:table-cell table:style-name="ce5" table:formula="of:=VLOOKUP([.A71];[$'All SKUs'.$A$1:.$B$437];2;0)" office:value-type="string" office:string-value="nut m4 nylock 90576A103" calcext:value-type="string">
            <text:p>nut m4 nylock 90576A103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1];[$'All SKUs'.$A$1:.$M$437];8;0)" office:value-type="float" office:value="68" calcext:value-type="float">
            <text:p>68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63</text:p>
          </table:table-cell>
          <table:table-cell table:style-name="ce5" table:formula="of:=VLOOKUP([.A72];[$'All SKUs'.$A$1:.$B$437];2;0)" office:value-type="string" office:string-value="nut M3 square DIN 562" calcext:value-type="string">
            <text:p>nut M3 square DIN 56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2];[$'All SKUs'.$A$1:.$M$437];8;0)" office:value-type="float" office:value="355" calcext:value-type="float">
            <text:p>355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67</text:p>
          </table:table-cell>
          <table:table-cell table:style-name="ce5" table:formula="of:=VLOOKUP([.A73];[$'All SKUs'.$A$1:.$B$437];2;0)" office:value-type="string" office:string-value="nut m3 nylock 90576A102" calcext:value-type="string">
            <text:p>nut m3 nylock 90576A10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3];[$'All SKUs'.$A$1:.$M$437];8;0)" office:value-type="float" office:value="3046" calcext:value-type="float">
            <text:p>3,046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78</text:p>
          </table:table-cell>
          <table:table-cell table:style-name="ce5" table:formula="of:=VLOOKUP([.A74];[$'All SKUs'.$A$1:.$B$437];2;0)" office:value-type="string" office:string-value="nut m2 hex 90592A075" calcext:value-type="string">
            <text:p>nut m2 hex 90592A075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4];[$'All SKUs'.$A$1:.$M$437];8;0)" office:value-type="float" office:value="18" calcext:value-type="float">
            <text:p>18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8</text:p>
          </table:table-cell>
          <table:table-cell table:style-name="ce5" table:formula="of:=VLOOKUP([.A75];[$'All SKUs'.$A$1:.$B$437];2;0)" office:value-type="string" office:string-value="bearing 6809 [45x58x7mm]" calcext:value-type="string">
            <text:p>bearing 6809 [45x58x7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5];[$'All SKUs'.$A$1:.$M$437];8;0)" office:value-type="float" office:value="10" calcext:value-type="float">
            <text:p>10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0</text:p>
          </table:table-cell>
          <table:table-cell table:style-name="ce5" table:formula="of:=VLOOKUP([.A76];[$'All SKUs'.$A$1:.$B$437];2;0)" office:value-type="string" office:string-value="bearing 6706 [30x37x4mm]" calcext:value-type="string">
            <text:p>bearing 6706 [30x37x4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6];[$'All SKUs'.$A$1:.$M$437];8;0)" office:value-type="float" office:value="13" calcext:value-type="float">
            <text:p>13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9</text:p>
          </table:table-cell>
          <table:table-cell table:style-name="ce5" table:formula="of:=VLOOKUP([.A77];[$'All SKUs'.$A$1:.$B$437];2;0)" office:value-type="string" office:string-value="[RAW] - Dupont Housing 7pin" calcext:value-type="string">
            <text:p>[RAW] - Dupont Housing 7pin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7];[$'All SKUs'.$A$1:.$M$437];8;0)" office:value-type="float" office:value="36" calcext:value-type="float">
            <text:p>36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0</text:p>
          </table:table-cell>
          <table:table-cell table:style-name="ce5" table:formula="of:=VLOOKUP([.A78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8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1</text:p>
          </table:table-cell>
          <table:table-cell table:style-name="ce5" table:formula="of:=VLOOKUP([.A79];[$'All SKUs'.$A$1:.$B$437];2;0)" office:value-type="string" office:string-value="[MISC] - Timing Belt GT2-6 [400mm]" calcext:value-type="string">
            <text:p>[MISC] - Timing Belt GT2-6 [400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9];[$'All SKUs'.$A$1:.$M$437];8;0)" office:value-type="float" office:value="8" calcext:value-type="float">
            <text:p>8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2</text:p>
          </table:table-cell>
          <table:table-cell table:style-name="ce5" table:formula="of:=VLOOKUP([.A80];[$'All SKUs'.$A$1:.$B$437];2;0)" office:value-type="string" office:string-value="[MISC] - Timing Belt GT2-6 [336mm]" calcext:value-type="string">
            <text:p>[MISC] - Timing Belt GT2-6 [336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0];[$'All SKUs'.$A$1:.$M$437];8;0)" office:value-type="float" office:value="4" calcext:value-type="float">
            <text:p>4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6</text:p>
          </table:table-cell>
          <table:table-cell table:style-name="ce5" table:formula="of:=VLOOKUP([.A81];[$'All SKUs'.$A$1:.$B$437];2;0)" office:value-type="string" office:string-value="[MECH] - GT2 Pulley 20t-5mm" calcext:value-type="string">
            <text:p>[MECH] - GT2 Pulley 20t-5mm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1];[$'All SKUs'.$A$1:.$M$437];8;0)" office:value-type="float" office:value="30" calcext:value-type="float">
            <text:p>3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1</text:p>
          </table:table-cell>
          <table:table-cell table:style-name="ce5" table:formula="of:=VLOOKUP([.A82];[$'All SKUs'.$A$1:.$B$437];2;0)" office:value-type="string" office:string-value="[RAW] - Screw Terminal 4p-2.54mm" calcext:value-type="string">
            <text:p>[RAW] - Screw Terminal 4p-2.54mm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2];[$'All SKUs'.$A$1:.$M$437];8;0)" office:value-type="float" office:value="8" calcext:value-type="float">
            <text:p>8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3</text:p>
          </table:table-cell>
          <table:table-cell table:style-name="ce5" table:formula="of:=VLOOKUP([.A83];[$'All SKUs'.$A$1:.$B$437];2;0)" office:value-type="string" office:string-value="[RAW] - ROCKER SWITCH W/ IEC SOCKET &amp; FUSE HOLDER (SCREW)" calcext:value-type="string">
            <text:p>[RAW] - ROCKER SWITCH W/ IEC SOCKET &amp; FUSE HOLDER (SCREW)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3];[$'All SKUs'.$A$1:.$M$437];8;0)" office:value-type="float" office:value="2" calcext:value-type="float">
            <text:p>2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54</text:p>
          </table:table-cell>
          <table:table-cell table:style-name="ce5" table:formula="of:=VLOOKUP([.A84];[$'All SKUs'.$A$1:.$B$437];2;0)" office:value-type="string" office:string-value="[RAW] - 3x16AWG Power Cord - 365mm {Switch to PSU}" calcext:value-type="string">
            <text:p>[RAW] - 3x16AWG Power Cord - 365mm {Switch to PSU}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4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3</text:p>
          </table:table-cell>
          <table:table-cell table:style-name="ce5" table:formula="of:=VLOOKUP([.A85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5];[$'All SKUs'.$A$1:.$M$437];8;0)" office:value-type="float" office:value="122" calcext:value-type="float">
            <text:p>122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4</text:p>
          </table:table-cell>
          <table:table-cell table:style-name="ce5" table:formula="of:=VLOOKUP([.A86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6];[$'All SKUs'.$A$1:.$M$437];8;0)" office:value-type="float" office:value="164" calcext:value-type="float">
            <text:p>164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5</text:p>
          </table:table-cell>
          <table:table-cell table:style-name="ce5" table:formula="of:=VLOOKUP([.A87];[$'All SKUs'.$A$1:.$B$437];2;0)" office:value-type="string" office:string-value="[ELEC] - 3-pin Servo Extension Cable M/F - [1000mm]" calcext:value-type="string">
            <text:p>[ELEC] - 3-pin Servo Extension Cable M/F - [1000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7];[$'All SKUs'.$A$1:.$M$437];8;0)" office:value-type="float" office:value="78" calcext:value-type="float">
            <text:p>78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6</text:p>
          </table:table-cell>
          <table:table-cell table:style-name="ce5" table:formula="of:=VLOOKUP([.A88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8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9</text:p>
          </table:table-cell>
          <table:table-cell table:style-name="ce5" table:formula="of:=VLOOKUP([.A89];[$'All SKUs'.$A$1:.$B$437];2;0)" office:value-type="string" office:string-value="[RAW] - Aluminum Block [51x 51 x 9.7mm]" calcext:value-type="string">
            <text:p>[RAW] - Aluminum Block [51x 51 x 9.7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9];[$'All SKUs'.$A$1:.$M$437];8;0)" office:value-type="float" office:value="-1" calcext:value-type="float">
            <text:p>-1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8</text:p>
          </table:table-cell>
          <table:table-cell table:style-name="ce5" table:formula="of:=VLOOKUP([.A90];[$'All SKUs'.$A$1:.$B$437];2;0)" office:value-type="string" office:string-value="[MISC] - Velcro Wrap [150mm]" calcext:value-type="string">
            <text:p>[MISC] - Velcro Wrap [150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0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28</text:p>
          </table:table-cell>
          <table:table-cell table:style-name="ce5" table:formula="of:=VLOOKUP([.A91];[$'All SKUs'.$A$1:.$B$437];2;0)" office:value-type="string" office:string-value="[RAW] - Jumper 1x2pin - 2.54mm" calcext:value-type="string">
            <text:p>[RAW] - Jumper 1x2pin - 2.54mm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1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0</text:p>
          </table:table-cell>
          <table:table-cell table:style-name="ce5" table:formula="of:=VLOOKUP([.A92];[$'All SKUs'.$A$1:.$B$437];2;0)" office:value-type="string" office:string-value="[RAW] - Header Pins {M-straight} Double Row, pitch 2.54mm" calcext:value-type="string">
            <text:p>[RAW] - Header Pins {M-straight} Double Row, pitch 2.54mm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2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2</text:p>
          </table:table-cell>
          <table:table-cell table:style-name="ce5" table:formula="of:=VLOOKUP([.A93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77"/>
          <table:table-cell table:style-name="ce78" table:formula="of:=VLOOKUP([.A93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7</text:p>
          </table:table-cell>
          <table:table-cell table:style-name="ce5" table:formula="of:=VLOOKUP([.A94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77"/>
          <table:table-cell table:style-name="ce78" table:formula="of:=VLOOKUP([.A94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8</text:p>
          </table:table-cell>
          <table:table-cell table:style-name="ce5" table:formula="of:=VLOOKUP([.A95];[$'All SKUs'.$A$1:.$B$437];2;0)" office:value-type="string" office:string-value="[RAW] - Wood Sheet Birch Ply [0.125&quot;x24&quot;x24&quot;]" calcext:value-type="string">
            <text:p>[RAW] - Wood Sheet Birch Ply [0.125"x24"x24"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5];[$'All SKUs'.$A$1:.$M$437];8;0)" office:value-type="float" office:value="11" calcext:value-type="float">
            <text:p>11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9</text:p>
          </table:table-cell>
          <table:table-cell table:style-name="ce5" table:formula="of:=VLOOKUP([.A96];[$'All SKUs'.$A$1:.$B$437];2;0)" office:value-type="string" office:string-value="[RAW] - 6-pin Jumper Wire F/F - Brown to Blue [210mm]" calcext:value-type="string">
            <text:p>[RAW] - 6-pin Jumper Wire F/F - Brown to Blue [210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6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40</text:p>
          </table:table-cell>
          <table:table-cell table:style-name="ce5" table:formula="of:=VLOOKUP([.A97];[$'All SKUs'.$A$1:.$B$437];2;0)" office:value-type="string" office:string-value="[RAW] - 3d printer filament, yellow" calcext:value-type="string">
            <text:p>[RAW] - 3d printer filament, yellow</text:p>
          </table:table-cell>
          <table:table-cell table:style-name="ce77"/>
          <table:table-cell table:style-name="ce78" table:formula="of:=VLOOKUP([.A97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7</text:p>
          </table:table-cell>
          <table:table-cell table:style-name="ce73" table:formula="of:=VLOOKUP([.A98];[$'All SKUs'.$A$1:.$B$437];2;0)" office:value-type="string" office:string-value="[ELEC] - D-SUB M/M 1m Cable DC-37" calcext:value-type="string">
            <text:p>[ELEC] - D-SUB M/M 1m Cable DC-37</text:p>
          </table:table-cell>
          <table:table-cell table:style-name="ce77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https://www.aliexpress.com/item/4000107157121.html" xlink:type="simple">https://www.aliexpress.com/item/4000107157121.html</text:a>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7-11" calcext:value-type="date">
            <text:p>2020-07-11</text:p>
          </table:table-cell>
          <table:table-cell table:style-name="ce89" office:value-type="string" calcext:value-type="string">
            <text:p><text:a xlink:href="https://trade.aliexpress.com/order_detail.htm?orderId=8016706723014205&amp;edm_click_module=body&amp;tracelog=rowan&amp;rowan_id1=buyerPayOnlineSuccessToBuyerV2_1_en_US_2020-07-11&amp;rowan_msg_id=4205801670672301$39e0729450e64c14bb6fbc1f68ca2109&amp;ck=in_edm_other" xlink:type="simple">8016706723014205</text:a></text:p>
          </table:table-cell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Sixi2-318</text:p>
          </table:table-cell>
          <table:table-cell table:style-name="ce73" table:formula="of:=VLOOKUP([.A99];[$'All SKUs'.$A$1:.$B$437];2;0)" office:value-type="string" office:string-value="[MISC] - Velcro Wrap [150mm]" calcext:value-type="string">
            <text:p>[MISC] - Velcro Wrap [150mm]</text:p>
          </table:table-cell>
          <table:table-cell table:style-name="ce77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https://www.aliexpress.com/item/4000916758690.html" xlink:type="simple">https://www.aliexpress.com/item/4000916758690.html</text:a></text:p>
          </table:table-cell>
          <table:table-cell table:style-name="ce82" office:value-type="float" office:value="50" calcext:value-type="float">
            <text:p>50.00</text:p>
          </table:table-cell>
          <table:table-cell table:style-name="ce85" office:value-type="date" office:date-value="2020-07-11" calcext:value-type="date">
            <text:p>2020-07-11</text:p>
          </table:table-cell>
          <table:table-cell table:style-name="ce89" office:value-type="string" calcext:value-type="string">
            <text:p><text:a xlink:href="https://trade.aliexpress.com/order_detail.htm?orderId=8016706723014205&amp;edm_click_module=body&amp;tracelog=rowan&amp;rowan_id1=buyerPayOnlineSuccessToBuyerV2_1_en_US_2020-07-11&amp;rowan_msg_id=4205801670672301$39e0729450e64c14bb6fbc1f68ca2109&amp;ck=in_edm_other" xlink:type="simple">8016706723014205</text:a></text:p>
          </table:table-cell>
          <table:table-cell table:style-name="ce87" table:number-columns-repeated="2"/>
          <table:table-cell table:number-columns-repeated="1015"/>
        </table:table-row>
        <table:table-row table:style-name="ro6" table:number-rows-repeated="3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6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2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4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7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2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40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62">
          <table:table-cell table:style-name="ce46"/>
          <table:table-cell table:style-name="ce74"/>
          <table:table-cell table:style-name="ce77"/>
          <table:table-cell table:style-name="ce3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557">
          <table:table-cell table:style-name="ce46"/>
          <table:table-cell table:style-name="ce74"/>
          <table:table-cell table:style-name="ce77"/>
          <table:table-cell table:style-name="ce3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3" table:number-rows-repeated="10477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18616A7E_51F8_4F14_9FC1_416F33A804D3_.wvu.FilterData" table:base-cell-address="$'All SKUs'.$A$1" table:cell-range-address="$'Order history'.$A$1:.$I$782"/>
        </table:named-expressions>
      </table:table>
      <table:table table:name="Print Queue" table:style-name="ta6">
        <table:table-column table:style-name="co1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16" table:number-columns-repeated="1014" table:default-cell-style-name="Default"/>
        <table:table-row table:style-name="ro7">
          <table:table-cell table:style-name="ce38" office:value-type="string" calcext:value-type="string">
            <text:p>SKU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Layer height</text:p>
          </table:table-cell>
          <table:table-cell table:style-name="ce38" office:value-type="string" calcext:value-type="string">
            <text:p>Quality</text:p>
          </table:table-cell>
          <table:table-cell table:style-name="ce38" office:value-type="string" calcext:value-type="string">
            <text:p>Infill</text:p>
          </table:table-cell>
          <table:table-cell table:style-name="ce38" office:value-type="string" calcext:value-type="string">
            <text:p>Color</text:p>
          </table:table-cell>
          <table:table-cell table:style-name="ce38" office:value-type="string" calcext:value-type="string">
            <text:p>Support</text:p>
          </table:table-cell>
          <table:table-cell table:style-name="ce69" office:value-type="string" calcext:value-type="string">
            <text:p>In Stock</text:p>
          </table:table-cell>
          <table:table-cell table:style-name="ce38" office:value-type="string" calcext:value-type="string">
            <text:p>Machine</text:p>
          </table:table-cell>
          <table:table-cell table:style-name="ce7"/>
          <table:table-cell table:style-name="ce38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Sixi2-300</text:p>
          </table:table-cell>
          <table:table-cell table:style-name="ce2" office:value-type="string" calcext:value-type="string">
            <text:p>[3D] - 1Aa-AnchorGearBox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99" office:value-type="float" office:value="1" calcext:value-type="float">
            <text:p>1</text:p>
          </table:table-cell>
          <table:table-cell table:style-name="ce2" table:number-columns-repeated="8"/>
          <table:table-cell table:style-name="ce18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9</text:p>
          </table:table-cell>
          <table:table-cell table:style-name="ce2" office:value-type="string" calcext:value-type="string">
            <text:p>[3D] - 1Aa-AnchorTopBearing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8</text:p>
          </table:table-cell>
          <table:table-cell table:style-name="ce2" office:value-type="string" calcext:value-type="string">
            <text:p>[3D] - 1Aa-AnchorTopSpacer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7</text:p>
          </table:table-cell>
          <table:table-cell table:style-name="ce2" office:value-type="string" calcext:value-type="string">
            <text:p>[3D] - 1Ab-AnchorMotorHolder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6</text:p>
          </table:table-cell>
          <table:table-cell table:style-name="ce2" office:value-type="string" calcext:value-type="string">
            <text:p>[3D] - 1Ba-AnchorFrontBottom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6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5</text:p>
          </table:table-cell>
          <table:table-cell table:style-name="ce2" office:value-type="string" calcext:value-type="string">
            <text:p>[3D] - 1Bb-AnchorRearBottom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7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4</text:p>
          </table:table-cell>
          <table:table-cell table:style-name="ce2" office:value-type="string" calcext:value-type="string">
            <text:p>[3D] - 1C-PanelMount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3</text:p>
          </table:table-cell>
          <table:table-cell table:style-name="ce2" office:value-type="string" calcext:value-type="string">
            <text:p>[3D] - 1D-ShoulderMount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9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2</text:p>
          </table:table-cell>
          <table:table-cell table:style-name="ce2" office:value-type="string" calcext:value-type="string">
            <text:p>[3D] - 1E-M5x8mm Spacer v3.stl</text:p>
          </table:table-cell>
          <table:table-cell table:style-name="ce92" office:value-type="float" office:value="4" calcext:value-type="float">
            <text:p>4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10];[$'Inventory History'.$C$2])" office:value-type="float" office:value="6" calcext:value-type="float">
            <text:p>6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1</text:p>
          </table:table-cell>
          <table:table-cell table:style-name="ce2" office:value-type="string" calcext:value-type="string">
            <text:p>[3D] - 1GB-outputBottDiskBott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1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0</text:p>
          </table:table-cell>
          <table:table-cell table:style-name="ce2" office:value-type="string" calcext:value-type="string">
            <text:p>[3D] - 1GB-outputBottDiskTop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1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9</text:p>
          </table:table-cell>
          <table:table-cell table:style-name="ce2" office:value-type="string" calcext:value-type="string">
            <text:p>[3D] - 1GB-outputTopBearing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8</text:p>
          </table:table-cell>
          <table:table-cell table:style-name="ce2" office:value-type="string" calcext:value-type="string">
            <text:p>[3D] - 1GB-outputTopDisk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7</text:p>
          </table:table-cell>
          <table:table-cell table:style-name="ce65" office:value-type="string" calcext:value-type="string">
            <text:p>[3D] - 1GB-rotor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5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6</text:p>
          </table:table-cell>
          <table:table-cell table:style-name="ce65" office:value-type="string" calcext:value-type="string">
            <text:p>[3D] - 1GB-rotorTOP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6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5</text:p>
          </table:table-cell>
          <table:table-cell table:style-name="ce65" office:value-type="string" calcext:value-type="string">
            <text:p>[3D] - 1GB-shaft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7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4</text:p>
          </table:table-cell>
          <table:table-cell table:style-name="ce65" office:value-type="string" calcext:value-type="string">
            <text:p>[3D] - 1GB-shaftEccentric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3</text:p>
          </table:table-cell>
          <table:table-cell table:style-name="ce65" office:value-type="string" calcext:value-type="string">
            <text:p>[3D] - 1GB-shaftTop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2</text:p>
          </table:table-cell>
          <table:table-cell table:style-name="ce2" office:value-type="string" calcext:value-type="string">
            <text:p>[3D] - 1M-AnchorMagHolder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40" calcext:value-type="float">
            <text:p>4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1</text:p>
          </table:table-cell>
          <table:table-cell table:style-name="ce2" office:value-type="string" calcext:value-type="string">
            <text:p>[3D] - 1MB-AnchorMagBearing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40" calcext:value-type="float">
            <text:p>4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0</text:p>
          </table:table-cell>
          <table:table-cell table:style-name="ce2" office:value-type="string" calcext:value-type="string">
            <text:p>[3D] - 1PI-pulleyAnchor INPUT-71t v7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2];[$'Inventory History'.$C$2])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9</text:p>
          </table:table-cell>
          <table:table-cell table:style-name="ce2" office:value-type="string" calcext:value-type="string">
            <text:p>[3D] - 1PO-pulleyAnchor OUTPUT-71t v6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3];[$'Inventory History'.$C$2])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8</text:p>
          </table:table-cell>
          <table:table-cell table:style-name="ce65" office:value-type="string" calcext:value-type="string">
            <text:p>[3D] - 2GB-eShaf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4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7</text:p>
          </table:table-cell>
          <table:table-cell table:style-name="ce65" office:value-type="string" calcext:value-type="string">
            <text:p>[3D] - 2GB-shaft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5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6</text:p>
          </table:table-cell>
          <table:table-cell table:style-name="ce91" office:value-type="string" calcext:value-type="string">
            <text:p>[3D] - 2GB-shaftCap - MO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6];[$'Inventory History'.$C$2])" office:value-type="float" office:value="0" calcext:value-type="float">
            <text:p>0</text:p>
          </table:table-cell>
          <table:table-cell table:style-name="ce65" table:number-columns-repeated="8"/>
          <table:table-cell table:style-name="ce106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5</text:p>
          </table:table-cell>
          <table:table-cell table:style-name="ce91" office:value-type="string" calcext:value-type="string">
            <text:p>[3D] - 2GB-shaftCap - SEN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7];[$'Inventory History'.$C$2])" office:value-type="float" office:value="0" calcext:value-type="float">
            <text:p>0</text:p>
          </table:table-cell>
          <table:table-cell table:style-name="ce65" table:number-columns-repeated="8"/>
          <table:table-cell table:style-name="ce106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4</text:p>
          </table:table-cell>
          <table:table-cell table:style-name="ce91" office:value-type="string" calcext:value-type="string">
            <text:p>[3D] - 2GB-shaftCoupler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8];[$'Inventory History'.$C$2])" office:value-type="float" office:value="0" calcext:value-type="float">
            <text:p>0</text:p>
          </table:table-cell>
          <table:table-cell table:style-name="ce65" table:number-columns-repeated="8"/>
          <table:table-cell table:style-name="ce106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3</text:p>
          </table:table-cell>
          <table:table-cell table:style-name="ce5" office:value-type="string" calcext:value-type="string">
            <text:p>[3D] - 2GB-shoulderBOTT - MOT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29];[$'Inventory History'.$C$2])" office:value-type="float" office:value="1" calcext:value-type="float">
            <text:p>1</text:p>
          </table:table-cell>
          <table:table-cell table:style-name="ce2" table:number-columns-repeated="8"/>
          <table:table-cell table:style-name="ce18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2</text:p>
          </table:table-cell>
          <table:table-cell table:style-name="ce5" office:value-type="string" calcext:value-type="string">
            <text:p>[3D] - 2GB-shoulderBOTT - SEN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1</text:p>
          </table:table-cell>
          <table:table-cell table:style-name="ce5" office:value-type="string" calcext:value-type="string">
            <text:p>[3D] - 2GB-shoulderTOP - MOT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0</text:p>
          </table:table-cell>
          <table:table-cell table:style-name="ce5" office:value-type="string" calcext:value-type="string">
            <text:p>[3D] - 2GB-shoulderTOP - SEN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9</text:p>
          </table:table-cell>
          <table:table-cell table:style-name="ce5" office:value-type="string" calcext:value-type="string">
            <text:p>[3D] - 2GB-shoulderTopCap - MOT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8</text:p>
          </table:table-cell>
          <table:table-cell table:style-name="ce5" office:value-type="string" calcext:value-type="string">
            <text:p>[3D] - 2GB-shoulderTopCap - SEN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7</text:p>
          </table:table-cell>
          <table:table-cell table:style-name="ce2" office:value-type="string" calcext:value-type="string">
            <text:p>[3D] - 2M-ShoulderMagHolder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6</text:p>
          </table:table-cell>
          <table:table-cell table:style-name="ce2" office:value-type="string" calcext:value-type="string">
            <text:p>[3D] - 2MB-ShoulderMagBearing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5</text:p>
          </table:table-cell>
          <table:table-cell table:style-name="ce65" office:value-type="string" calcext:value-type="string">
            <text:p>[3D] - 2R-rotorBOTT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37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4</text:p>
          </table:table-cell>
          <table:table-cell table:style-name="ce65" office:value-type="string" calcext:value-type="string">
            <text:p>[3D] - 2R-rotorBOTT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3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3</text:p>
          </table:table-cell>
          <table:table-cell table:style-name="ce65" office:value-type="string" calcext:value-type="string">
            <text:p>[3D] - 2R-rotorTOP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3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2</text:p>
          </table:table-cell>
          <table:table-cell table:style-name="ce65" office:value-type="string" calcext:value-type="string">
            <text:p>[3D] - 2R-rotorTOP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40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1</text:p>
          </table:table-cell>
          <table:table-cell table:style-name="ce2" office:value-type="string" calcext:value-type="string">
            <text:p>[3D] - 3GB-elbowBOTT - MOT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1];[$'Inventory History'.$C$2])" office:value-type="float" office:value="2" calcext:value-type="float">
            <text:p>2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0</text:p>
          </table:table-cell>
          <table:table-cell table:style-name="ce2" office:value-type="string" calcext:value-type="string">
            <text:p>[3D] - 3GB-elbowBOTT - SEN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9</text:p>
          </table:table-cell>
          <table:table-cell table:style-name="ce2" office:value-type="string" calcext:value-type="string">
            <text:p>[3D] - 3GB-elbowBottCap - MOT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8</text:p>
          </table:table-cell>
          <table:table-cell table:style-name="ce2" office:value-type="string" calcext:value-type="string">
            <text:p>[3D] - 3GB-elbowBottCap - SEN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7</text:p>
          </table:table-cell>
          <table:table-cell table:style-name="ce2" office:value-type="string" calcext:value-type="string">
            <text:p>[3D] - 3GB-elbowTOP - MOT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6</text:p>
          </table:table-cell>
          <table:table-cell table:style-name="ce2" office:value-type="string" calcext:value-type="string">
            <text:p>[3D] - 3GB-elbowTOP - SEN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6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5</text:p>
          </table:table-cell>
          <table:table-cell table:style-name="ce2" office:value-type="string" calcext:value-type="string">
            <text:p>[3D] - 3GB-elbowTOPcap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7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4</text:p>
          </table:table-cell>
          <table:table-cell table:style-name="ce65" office:value-type="string" calcext:value-type="string">
            <text:p>[3D] - 3GB-eShaf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4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3</text:p>
          </table:table-cell>
          <table:table-cell table:style-name="ce65" office:value-type="string" calcext:value-type="string">
            <text:p>[3D] - 3GB-shaftCap - M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4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2</text:p>
          </table:table-cell>
          <table:table-cell table:style-name="ce65" office:value-type="string" calcext:value-type="string">
            <text:p>[3D] - 3GB-shaftCap - SEN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0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1</text:p>
          </table:table-cell>
          <table:table-cell table:style-name="ce65" office:value-type="string" calcext:value-type="string">
            <text:p>[3D] - 3GB-shaftCoupler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1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0</text:p>
          </table:table-cell>
          <table:table-cell table:style-name="ce65" office:value-type="string" calcext:value-type="string">
            <text:p>[3D] - 3GB-shaftSensMid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2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9</text:p>
          </table:table-cell>
          <table:table-cell table:style-name="ce2" office:value-type="string" calcext:value-type="string">
            <text:p>[3D] - 3M-ElbowMagHolder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5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8</text:p>
          </table:table-cell>
          <table:table-cell table:style-name="ce2" office:value-type="string" calcext:value-type="string">
            <text:p>[3D] - 3MB-ElbowMagBearing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7</text:p>
          </table:table-cell>
          <table:table-cell table:style-name="ce2" office:value-type="string" calcext:value-type="string">
            <text:p>[3D] - 3Mc-ElbowMagHolderCap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5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6</text:p>
          </table:table-cell>
          <table:table-cell table:style-name="ce65" office:value-type="string" calcext:value-type="string">
            <text:p>[3D] - 3R-rotorBOTT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6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5</text:p>
          </table:table-cell>
          <table:table-cell table:style-name="ce65" office:value-type="string" calcext:value-type="string">
            <text:p>[3D] - 3R-rotorBOTT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7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4</text:p>
          </table:table-cell>
          <table:table-cell table:style-name="ce65" office:value-type="string" calcext:value-type="string">
            <text:p>[3D] - 3R-rotorTOP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3</text:p>
          </table:table-cell>
          <table:table-cell table:style-name="ce65" office:value-type="string" calcext:value-type="string">
            <text:p>[3D] - 3R-rotorTOP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2</text:p>
          </table:table-cell>
          <table:table-cell table:style-name="ce2" office:value-type="string" calcext:value-type="string">
            <text:p>[3D] - 4Aa-ElbowTail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6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1</text:p>
          </table:table-cell>
          <table:table-cell table:style-name="ce2" office:value-type="string" calcext:value-type="string">
            <text:p>[3D] - 4Ab-ElbowTail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6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0</text:p>
          </table:table-cell>
          <table:table-cell table:style-name="ce2" office:value-type="string" calcext:value-type="string">
            <text:p>[3D] - 4B-MotorMount.stl</text:p>
          </table:table-cell>
          <table:table-cell table:style-name="ce95" office:value-type="float" office:value="3" calcext:value-type="float">
            <text:p>3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everywhere</text:p>
          </table:table-cell>
          <table:table-cell table:style-name="ce100" table:formula="of:=SUMIF([$'Inventory History'.$B$2:.$B$283];[.$A62];[$'Inventory History'.$C$2])" office:value-type="float" office:value="3" calcext:value-type="float">
            <text:p>3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9</text:p>
          </table:table-cell>
          <table:table-cell table:style-name="ce2" office:value-type="string" calcext:value-type="string">
            <text:p>[3D] - 4M-UlnaMagHolder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8</text:p>
          </table:table-cell>
          <table:table-cell table:style-name="ce2" office:value-type="string" calcext:value-type="string">
            <text:p>[3D] - 4MB-UlnaMagBearing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7</text:p>
          </table:table-cell>
          <table:table-cell table:style-name="ce2" office:value-type="string" calcext:value-type="string">
            <text:p>[3D] - 4Pc-pulley3-8in OUTPUT-30t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6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6</text:p>
          </table:table-cell>
          <table:table-cell table:style-name="ce2" office:value-type="string" calcext:value-type="string">
            <text:p>[3D] - 4Pd-pulley5-16in OUTPUT-30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5</text:p>
          </table:table-cell>
          <table:table-cell table:style-name="ce2" office:value-type="string" calcext:value-type="string">
            <text:p>[3D] - 4Pe-pulley7-32in OUTPUT-30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4</text:p>
          </table:table-cell>
          <table:table-cell table:style-name="ce2" office:value-type="string" calcext:value-type="string">
            <text:p>[3D] - 4S-Sixi spacer v8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everywhere</text:p>
          </table:table-cell>
          <table:table-cell table:style-name="ce100" table:formula="of:=SUMIF([$'Inventory History'.$B$2:.$B$283];[.$A6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3</text:p>
          </table:table-cell>
          <table:table-cell table:style-name="ce2" office:value-type="string" calcext:value-type="string">
            <text:p>[3D] - 5Aa - ForkBottom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2</text:p>
          </table:table-cell>
          <table:table-cell table:style-name="ce2" office:value-type="string" calcext:value-type="string">
            <text:p>[3D] - 5Aa - Fork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1</text:p>
          </table:table-cell>
          <table:table-cell table:style-name="ce2" office:value-type="string" calcext:value-type="string">
            <text:p>[3D] - 5Ab - UlnaSensRod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0</text:p>
          </table:table-cell>
          <table:table-cell table:style-name="ce2" office:value-type="string" calcext:value-type="string">
            <text:p>[3D] - 5Ac - CableClam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9</text:p>
          </table:table-cell>
          <table:table-cell table:style-name="ce2" office:value-type="string" calcext:value-type="string">
            <text:p>[3D] - 5B - eShaftBOT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8</text:p>
          </table:table-cell>
          <table:table-cell table:style-name="ce2" office:value-type="string" calcext:value-type="string">
            <text:p>[3D] - 5B - eShaft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7</text:p>
          </table:table-cell>
          <table:table-cell table:style-name="ce2" office:value-type="string" calcext:value-type="string">
            <text:p>[3D] - 5B - rotorBOT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75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6</text:p>
          </table:table-cell>
          <table:table-cell table:style-name="ce2" office:value-type="string" calcext:value-type="string">
            <text:p>[3D] - 5B - rotor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76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5</text:p>
          </table:table-cell>
          <table:table-cell table:style-name="ce2" office:value-type="string" calcext:value-type="string">
            <text:p>[3D] - 5B - shaftCA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77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4</text:p>
          </table:table-cell>
          <table:table-cell table:style-name="ce2" office:value-type="string" calcext:value-type="string">
            <text:p>[3D] - 5Ba - housingBOTT1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3</text:p>
          </table:table-cell>
          <table:table-cell table:style-name="ce2" office:value-type="string" calcext:value-type="string">
            <text:p>[3D] - 5Ba - housingBOTT2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2</text:p>
          </table:table-cell>
          <table:table-cell table:style-name="ce2" office:value-type="string" calcext:value-type="string">
            <text:p>[3D] - 5Bb - housingMID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1</text:p>
          </table:table-cell>
          <table:table-cell table:style-name="ce2" office:value-type="string" calcext:value-type="string">
            <text:p>[3D] - 5Bc - housingTOP1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0</text:p>
          </table:table-cell>
          <table:table-cell table:style-name="ce2" office:value-type="string" calcext:value-type="string">
            <text:p>[3D] - 5Bc - housingTOP2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9</text:p>
          </table:table-cell>
          <table:table-cell table:style-name="ce2" office:value-type="string" calcext:value-type="string">
            <text:p>[3D] - 5Bd - outputDiskBOT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83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8</text:p>
          </table:table-cell>
          <table:table-cell table:style-name="ce2" office:value-type="string" calcext:value-type="string">
            <text:p>[3D] - 5Bd - outputDiskMID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84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7</text:p>
          </table:table-cell>
          <table:table-cell table:style-name="ce2" office:value-type="string" calcext:value-type="string">
            <text:p>[3D] - 5Bd - outputDisk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85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6</text:p>
          </table:table-cell>
          <table:table-cell table:style-name="ce2" office:value-type="string" calcext:value-type="string">
            <text:p>[3D] - 5I - Idler BearingCoverHalf.stl</text:p>
          </table:table-cell>
          <table:table-cell table:style-name="ce65" office:value-type="float" office:value="8" calcext:value-type="float">
            <text:p>8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5</text:p>
          </table:table-cell>
          <table:table-cell table:style-name="ce2" office:value-type="string" calcext:value-type="string">
            <text:p>[3D] - 5PE - pulleyExterior INPUT-63t v7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4</text:p>
          </table:table-cell>
          <table:table-cell table:style-name="ce2" office:value-type="string" calcext:value-type="string">
            <text:p>[3D] - 5PI - pulleyInterior INPUT-64t v7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3</text:p>
          </table:table-cell>
          <table:table-cell table:style-name="ce2" office:value-type="string" calcext:value-type="string">
            <text:p>[3D] - 6Aa-PicassoBottom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2</text:p>
          </table:table-cell>
          <table:table-cell table:style-name="ce2" office:value-type="string" calcext:value-type="string">
            <text:p>[3D] - 6Ab-Picasso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1</text:p>
          </table:table-cell>
          <table:table-cell table:style-name="ce2" office:value-type="string" calcext:value-type="string">
            <text:p>[3D] - 6Ac-wristGBDisk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0</text:p>
          </table:table-cell>
          <table:table-cell table:style-name="ce2" office:value-type="string" calcext:value-type="string">
            <text:p>[3D] - 6Ad-wristGBDisk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9</text:p>
          </table:table-cell>
          <table:table-cell table:style-name="ce2" office:value-type="string" calcext:value-type="string">
            <text:p>[3D] - 6Ae-SensHolder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8</text:p>
          </table:table-cell>
          <table:table-cell table:style-name="ce2" office:value-type="string" calcext:value-type="string">
            <text:p>[3D] - 6Ba-BevelGear INPUT-20t v13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7</text:p>
          </table:table-cell>
          <table:table-cell table:style-name="ce2" office:value-type="string" calcext:value-type="string">
            <text:p>[3D] - 6Bc-bearingSpacer v3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6</text:p>
          </table:table-cell>
          <table:table-cell table:style-name="ce2" office:value-type="string" calcext:value-type="string">
            <text:p>[3D] - 6Da-eShaftBOTT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5</text:p>
          </table:table-cell>
          <table:table-cell table:style-name="ce2" office:value-type="string" calcext:value-type="string">
            <text:p>[3D] - 6Da-eShaftTOP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4</text:p>
          </table:table-cell>
          <table:table-cell table:style-name="ce2" office:value-type="string" calcext:value-type="string">
            <text:p>[3D] - 6Da-Hand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9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3</text:p>
          </table:table-cell>
          <table:table-cell table:style-name="ce2" office:value-type="string" calcext:value-type="string">
            <text:p>[3D] - 6Da-Housing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99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2</text:p>
          </table:table-cell>
          <table:table-cell table:style-name="ce2" office:value-type="string" calcext:value-type="string">
            <text:p>[3D] - 6Da-Housing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0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1</text:p>
          </table:table-cell>
          <table:table-cell table:style-name="ce2" office:value-type="string" calcext:value-type="string">
            <text:p>[3D] - 6Da-outputDisk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0</text:p>
          </table:table-cell>
          <table:table-cell table:style-name="ce2" office:value-type="string" calcext:value-type="string">
            <text:p>[3D] - 6Da-outputDisk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9</text:p>
          </table:table-cell>
          <table:table-cell table:style-name="ce2" office:value-type="string" calcext:value-type="string">
            <text:p>[3D] - 6Da-rotor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8</text:p>
          </table:table-cell>
          <table:table-cell table:style-name="ce2" office:value-type="string" calcext:value-type="string">
            <text:p>[3D] - 6Da-rotor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7</text:p>
          </table:table-cell>
          <table:table-cell table:style-name="ce2" office:value-type="string" calcext:value-type="string">
            <text:p>[3D] - 6Db-BevelGear OUTPUT-20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6</text:p>
          </table:table-cell>
          <table:table-cell table:style-name="ce2" office:value-type="string" calcext:value-type="string">
            <text:p>[3D] - 6Ea-eShaft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06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5</text:p>
          </table:table-cell>
          <table:table-cell table:style-name="ce2" office:value-type="string" calcext:value-type="string">
            <text:p>[3D] - 6Ea-eShaft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07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4</text:p>
          </table:table-cell>
          <table:table-cell table:style-name="ce2" office:value-type="string" calcext:value-type="string">
            <text:p>[3D] - 6Ea-Housing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08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3</text:p>
          </table:table-cell>
          <table:table-cell table:style-name="ce2" office:value-type="string" calcext:value-type="string">
            <text:p>[3D] - 6Ea-Housing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09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2</text:p>
          </table:table-cell>
          <table:table-cell table:style-name="ce2" office:value-type="string" calcext:value-type="string">
            <text:p>[3D] - 6Ea-rotor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10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1</text:p>
          </table:table-cell>
          <table:table-cell table:style-name="ce2" office:value-type="string" calcext:value-type="string">
            <text:p>[3D] - 6Ea-rotor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11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0</text:p>
          </table:table-cell>
          <table:table-cell table:style-name="ce2" office:value-type="string" calcext:value-type="string">
            <text:p>[3D] - 6Mc-WristMagHolder v7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everywhere</text:p>
          </table:table-cell>
          <table:table-cell table:style-name="ce100" table:formula="of:=SUMIF([$'Inventory History'.$B$2:.$B$283];[.$A11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9</text:p>
          </table:table-cell>
          <table:table-cell table:style-name="ce2" office:value-type="string" calcext:value-type="string">
            <text:p>[3D] - 6Md-SensorMagHolder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1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8</text:p>
          </table:table-cell>
          <table:table-cell table:style-name="ce2" office:value-type="string" calcext:value-type="string">
            <text:p>[3D] - 6PE-pulleyExterior OUTPUT-63t v7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7</text:p>
          </table:table-cell>
          <table:table-cell table:style-name="ce2" office:value-type="string" calcext:value-type="string">
            <text:p>[3D] - 6PI-pulleyInterior OUTPUT-64t v12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6</text:p>
          </table:table-cell>
          <table:table-cell table:style-name="ce2" office:value-type="string" calcext:value-type="string">
            <text:p>[3D] - 7A-stepperDriverAdapter 320x3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6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5</text:p>
          </table:table-cell>
          <table:table-cell table:style-name="ce2" office:value-type="string" calcext:value-type="string">
            <text:p>[3D] - 7B-stepperDriverAdapter 556-542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7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4</text:p>
          </table:table-cell>
          <table:table-cell table:style-name="ce2" office:value-type="string" calcext:value-type="string">
            <text:p>[3D] - 7C-stepperDriverAdapter 542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3</text:p>
          </table:table-cell>
          <table:table-cell table:style-name="ce2" office:value-type="string" calcext:value-type="string">
            <text:p>[3D] - 7Da-ArduinoStandoff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9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2</text:p>
          </table:table-cell>
          <table:table-cell table:style-name="ce2" office:value-type="string" calcext:value-type="string">
            <text:p>[3D] - 7Db-ArduinoTray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2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1</text:p>
          </table:table-cell>
          <table:table-cell table:style-name="ce2" office:value-type="string" calcext:value-type="string">
            <text:p>[3D] - 7E-plug wall adapter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2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79</text:p>
          </table:table-cell>
          <table:table-cell table:style-name="ce2" office:value-type="string" calcext:value-type="string">
            <text:p>[3D] - xSAa-AS5147 SensorAdapter1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2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76</text:p>
          </table:table-cell>
          <table:table-cell table:style-name="ce2" office:value-type="string" calcext:value-type="string">
            <text:p>[3D] - xSAb-AS5147 SensorAdapter2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2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 table:number-rows-repeated="3">
          <table:table-cell table:style-name="ce2"/>
          <table:table-cell table:style-name="ce92" table:number-columns-repeated="7"/>
          <table:table-cell table:style-name="ce7"/>
          <table:table-cell table:style-name="ce2" table:number-columns-repeated="8"/>
          <table:table-cell table:style-name="ce18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5" table:number-rows-repeated="874">
          <table:table-cell table:style-name="ce7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10FF0605_9E34_45E6_8043_B4D72AA1A150_.wvu.FilterData" table:base-cell-address="$'All SKUs'.$A$1" table:cell-range-address="$'Print Queue'.$A$1:.$J$123"/>
        </table:named-expressions>
        <calcext:conditional-formats>
          <calcext:conditional-format calcext:target-range-address="'Print Queue'.S2:'Print Queue'.S126">
            <calcext:condition calcext:apply-style-name="ConditionalStyle_8" calcext:value="formula-is(AND(ISNUMBER([.S2]);TRUNC([.S2])&gt;TODAY()))" calcext:base-cell-address="'Print Queue'.S2"/>
          </calcext:conditional-format>
          <calcext:conditional-format calcext:target-range-address="'Print Queue'.I2:'Print Queue'.I123">
            <calcext:condition calcext:apply-style-name="ConditionalStyle_9" calcext:value="formula-is(gte([.I2];[.C2]))" calcext:base-cell-address="'Print Queue'.I2"/>
          </calcext:conditional-format>
        </calcext:conditional-formats>
      </table:table>
      <table:table table:name="Inventory History" table:style-name="ta7">
        <table:table-column table:style-name="co47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16" table:number-columns-repeated="1019" table:default-cell-style-name="Default"/>
        <table:table-row table:style-name="ro8">
          <table:table-cell table:style-name="ce109" office:value-type="string" calcext:value-type="string">
            <text:p>Date</text:p>
          </table:table-cell>
          <table:table-cell table:style-name="ce38" office:value-type="string" calcext:value-type="string">
            <text:p>SKU</text:p>
          </table:table-cell>
          <table:table-cell table:style-name="ce111" office:value-type="string" calcext:value-type="string">
            <text:p>Qty Change</text:p>
          </table:table-cell>
          <table:table-cell table:style-name="ce38" office:value-type="string" calcext:value-type="string">
            <text:p>Who changed</text:p>
          </table:table-cell>
          <table:table-cell table:style-name="ce38" office:value-type="string" calcext:value-type="string">
            <text:p>Reason</text:p>
          </table:table-cell>
          <table:table-cell table:style-name="ce38" table:number-columns-repeated="21"/>
          <table:table-cell table:number-columns-repeated="998"/>
        </table:table-row>
        <table:table-row table:style-name="ro2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2</text:p>
          </table:table-cell>
          <table:table-cell table:style-name="ce112" office:value-type="float" office:value="13" calcext:value-type="float">
            <text:p>1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3</text:p>
          </table:table-cell>
          <table:table-cell table:style-name="ce77" office:value-type="float" office:value="5" calcext:value-type="float">
            <text:p>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5</text:p>
          </table:table-cell>
          <table:table-cell table:style-name="ce77" office:value-type="float" office:value="5" calcext:value-type="float">
            <text:p>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9</text:p>
          </table:table-cell>
          <table:table-cell table:style-name="ce77" office:value-type="float" office:value="37" calcext:value-type="float">
            <text:p>37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2</text:p>
          </table:table-cell>
          <table:table-cell table:style-name="ce77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4</text:p>
          </table:table-cell>
          <table:table-cell table:style-name="ce112" office:value-type="float" office:value="86" calcext:value-type="float">
            <text:p>8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5</text:p>
          </table:table-cell>
          <table:table-cell table:style-name="ce112" office:value-type="float" office:value="80" calcext:value-type="float">
            <text:p>8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6</text:p>
          </table:table-cell>
          <table:table-cell table:style-name="ce112" office:value-type="float" office:value="24" calcext:value-type="float">
            <text:p>2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21</text:p>
          </table:table-cell>
          <table:table-cell table:style-name="ce112" office:value-type="float" office:value="7" calcext:value-type="float">
            <text:p>7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24</text:p>
          </table:table-cell>
          <table:table-cell table:style-name="ce112" office:value-type="float" office:value="21" calcext:value-type="float">
            <text:p>21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29</text:p>
          </table:table-cell>
          <table:table-cell table:style-name="ce112" office:value-type="float" office:value="27" calcext:value-type="float">
            <text:p>27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1</text:p>
          </table:table-cell>
          <table:table-cell table:style-name="ce112" office:value-type="float" office:value="15" calcext:value-type="float">
            <text:p>1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3</text:p>
          </table:table-cell>
          <table:table-cell table:style-name="ce112" office:value-type="float" office:value="69" calcext:value-type="float">
            <text:p>69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7</text:p>
          </table:table-cell>
          <table:table-cell table:style-name="ce112" office:value-type="float" office:value="70" calcext:value-type="float">
            <text:p>7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9</text:p>
          </table:table-cell>
          <table:table-cell table:style-name="ce112" office:value-type="float" office:value="44" calcext:value-type="float">
            <text:p>4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43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3</text:p>
          </table:table-cell>
          <table:table-cell table:style-name="ce112" office:value-type="float" office:value="52" calcext:value-type="float">
            <text:p>5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6</text:p>
          </table:table-cell>
          <table:table-cell table:style-name="ce112" office:value-type="float" office:value="11" calcext:value-type="float">
            <text:p>11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7</text:p>
          </table:table-cell>
          <table:table-cell table:style-name="ce112" office:value-type="float" office:value="28" calcext:value-type="float">
            <text:p>2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9</text:p>
          </table:table-cell>
          <table:table-cell table:style-name="ce112" office:value-type="float" office:value="68" calcext:value-type="float">
            <text:p>6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061</text:p>
          </table:table-cell>
          <table:table-cell table:style-name="ce112" office:value-type="float" office:value="12" calcext:value-type="float">
            <text:p>1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63</text:p>
          </table:table-cell>
          <table:table-cell table:style-name="ce112" office:value-type="float" office:value="305" calcext:value-type="float">
            <text:p>30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67</text:p>
          </table:table-cell>
          <table:table-cell table:style-name="ce112" office:value-type="float" office:value="3046" calcext:value-type="float">
            <text:p>3,04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72</text:p>
          </table:table-cell>
          <table:table-cell table:style-name="ce112" office:value-type="float" office:value="98" calcext:value-type="float">
            <text:p>9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78</text:p>
          </table:table-cell>
          <table:table-cell table:style-name="ce112" office:value-type="float" office:value="18" calcext:value-type="float">
            <text:p>1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85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086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88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89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090</text:p>
          </table:table-cell>
          <table:table-cell table:style-name="ce112" office:value-type="float" office:value="13" calcext:value-type="float">
            <text:p>1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92</text:p>
          </table:table-cell>
          <table:table-cell table:style-name="ce112" office:value-type="float" office:value="13" calcext:value-type="float">
            <text:p>1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95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99</text:p>
          </table:table-cell>
          <table:table-cell table:style-name="ce112" office:value-type="float" office:value="36" calcext:value-type="float">
            <text:p>3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1</text:p>
          </table:table-cell>
          <table:table-cell table:style-name="ce112" office:value-type="float" office:value="8" calcext:value-type="float">
            <text:p>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2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4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6</text:p>
          </table:table-cell>
          <table:table-cell table:style-name="ce112" office:value-type="float" office:value="30" calcext:value-type="float">
            <text:p>3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1</text:p>
          </table:table-cell>
          <table:table-cell table:style-name="ce112" office:value-type="float" office:value="8" calcext:value-type="float">
            <text:p>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5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9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39</text:p>
          </table:table-cell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72</text:p>
          </table:table-cell>
          <table:table-cell table:style-name="ce112" office:value-type="float" office:value="23" calcext:value-type="float">
            <text:p>2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74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0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303</text:p>
          </table:table-cell>
          <table:table-cell table:style-name="ce112" office:value-type="float" office:value="122" calcext:value-type="float">
            <text:p>12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04</text:p>
          </table:table-cell>
          <table:table-cell table:style-name="ce112" office:value-type="float" office:value="164" calcext:value-type="float">
            <text:p>16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305</text:p>
          </table:table-cell>
          <table:table-cell table:style-name="ce112" office:value-type="float" office:value="78" calcext:value-type="float">
            <text:p>7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22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23</text:p>
          </table:table-cell>
          <table:table-cell table:style-name="ce112" office:value-type="float" office:value="40" calcext:value-type="float">
            <text:p>4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24</text:p>
          </table:table-cell>
          <table:table-cell table:style-name="ce112" office:value-type="float" office:value="44" calcext:value-type="float">
            <text:p>4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05T11:51:00" calcext:value-type="date">
            <text:p>2020-06-05</text:p>
          </table:table-cell>
          <table:table-cell table:style-name="ce2" office:value-type="string" calcext:value-type="string">
            <text:p>Sixi2-338</text:p>
          </table:table-cell>
          <table:table-cell table:style-name="ce112" office:value-type="float" office:value="11" calcext:value-type="float">
            <text:p>1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7" calcext:value-type="date">
            <text:p>2020-06-07</text:p>
          </table:table-cell>
          <table:table-cell table:style-name="ce2" office:value-type="string" calcext:value-type="string">
            <text:p>Sixi2-130</text:p>
          </table:table-cell>
          <table:table-cell table:style-name="ce77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disassembled test equipment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84</text:p>
          </table:table-cell>
          <table:table-cell table:style-name="ce77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27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05</text:p>
          </table:table-cell>
          <table:table-cell table:style-name="ce112" office:value-type="float" office:value="50" calcext:value-type="float">
            <text:p>5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33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03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43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21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12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39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16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24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3" office:value-type="string" calcext:value-type="string">
            <text:p>Sixi2-061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72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57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47</text:p>
          </table:table-cell>
          <table:table-cell table:style-name="ce112" office:value-type="float" office:value="200" calcext:value-type="float">
            <text:p>2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128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29</text:p>
          </table:table-cell>
          <table:table-cell table:style-name="ce113" table:formula="of:=6*40" office:value-type="float" office:value="240" calcext:value-type="float">
            <text:p>24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1</text:p>
          </table:table-cell>
          <table:table-cell table:style-name="ce113" table:formula="of:=4*40" office:value-type="float" office:value="160" calcext:value-type="float">
            <text:p>16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5</text:p>
          </table:table-cell>
          <table:table-cell table:style-name="ce113" table:formula="of:=200*25.4*12" office:value-type="float" office:value="60960" calcext:value-type="float">
            <text:p>60,96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3</text:p>
          </table:table-cell>
          <table:table-cell table:style-name="ce113" table:formula="of:=100*25.4*12" office:value-type="float" office:value="30480" calcext:value-type="float">
            <text:p>30,48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4</text:p>
          </table:table-cell>
          <table:table-cell table:style-name="ce113" table:formula="of:=10*25.4*12" office:value-type="float" office:value="3048" calcext:value-type="float">
            <text:p>3,048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0" calcext:value-type="date">
            <text:p>2020-06-10</text:p>
          </table:table-cell>
          <table:table-cell table:style-name="ce3" office:value-type="string" calcext:value-type="string">
            <text:p>Sixi2-30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0" calcext:value-type="date">
            <text:p>2020-06-10</text:p>
          </table:table-cell>
          <table:table-cell table:style-name="ce3" office:value-type="string" calcext:value-type="string">
            <text:p>Sixi2-308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2" calcext:value-type="date">
            <text:p>2020-06-12</text:p>
          </table:table-cell>
          <table:table-cell table:style-name="ce2" office:value-type="string" calcext:value-type="string">
            <text:p>Sixi2-172</text:p>
          </table:table-cell>
          <table:table-cell table:style-name="ce112" office:value-type="float" office:value="151" calcext:value-type="float">
            <text:p>151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5" calcext:value-type="date">
            <text:p>2020-06-15</text:p>
          </table:table-cell>
          <table:table-cell table:style-name="ce2" office:value-type="string" calcext:value-type="string">
            <text:p>Sixi2-124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0" calcext:value-type="date">
            <text:p>2020-06-20</text:p>
          </table:table-cell>
          <table:table-cell table:style-name="ce2" office:value-type="string" calcext:value-type="string">
            <text:p>Sixi2-105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0" calcext:value-type="date">
            <text:p>2020-06-20</text:p>
          </table:table-cell>
          <table:table-cell table:style-name="ce2" office:value-type="string" calcext:value-type="string">
            <text:p>Sixi2-122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0" calcext:value-type="date">
            <text:p>2020-06-20</text:p>
          </table:table-cell>
          <table:table-cell table:style-name="ce2" office:value-type="string" calcext:value-type="string">
            <text:p>Sixi2-172</text:p>
          </table:table-cell>
          <table:table-cell table:style-name="ce112" office:value-type="float" office:value="125" calcext:value-type="float">
            <text:p>125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04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01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02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4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2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36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18</text:p>
          </table:table-cell>
          <table:table-cell table:style-name="ce112" office:value-type="float" office:value="40" calcext:value-type="float">
            <text:p>4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2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4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5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6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70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7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07</text:p>
          </table:table-cell>
          <table:table-cell table:style-name="ce114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08</text:p>
          </table:table-cell>
          <table:table-cell table:style-name="ce114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09</text:p>
          </table:table-cell>
          <table:table-cell table:style-name="ce112" office:value-type="float" office:value="-1" calcext:value-type="float">
            <text:p>-1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10</text:p>
          </table:table-cell>
          <table:table-cell table:style-name="ce114" office:value-type="float" office:value="-1040" calcext:value-type="float">
            <text:p>-1,040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11</text:p>
          </table:table-cell>
          <table:table-cell table:style-name="ce112" office:value-type="float" office:value="-950" calcext:value-type="float">
            <text:p>-950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12</text:p>
          </table:table-cell>
          <table:table-cell table:style-name="ce112" office:value-type="float" office:value="-950" calcext:value-type="float">
            <text:p>-950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300</text:p>
          </table:table-cell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5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3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3</text:p>
          </table:table-cell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1</text:p>
          </table:table-cell>
          <table:table-cell table:style-name="ce115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5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2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2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1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3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9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5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3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7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7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2</text:p>
          </table:table-cell>
          <table:table-cell table:style-name="ce115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0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9" calcext:value-type="date">
            <text:p>2020-06-29</text:p>
          </table:table-cell>
          <table:table-cell table:style-name="ce3" office:value-type="string" calcext:value-type="string">
            <text:p>Sixi2-095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30" calcext:value-type="date">
            <text:p>2020-06-30</text:p>
          </table:table-cell>
          <table:table-cell table:style-name="ce3" office:value-type="string" calcext:value-type="string">
            <text:p>Sixi2-125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style-name="ce112"/>
          <table:table-cell table:number-columns-repeated="1018"/>
        </table:table-row>
        <table:table-row table:style-name="ro5">
          <table:table-cell table:style-name="ce85" office:value-type="date" office:date-value="2020-06-30" calcext:value-type="date">
            <text:p>2020-06-30</text:p>
          </table:table-cell>
          <table:table-cell table:style-name="ce3" office:value-type="string" calcext:value-type="string">
            <text:p>Sixi2-126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30" calcext:value-type="date">
            <text:p>2020-06-30</text:p>
          </table:table-cell>
          <table:table-cell table:style-name="ce2" office:value-type="string" calcext:value-type="string">
            <text:p>Sixi2-063</text:p>
          </table:table-cell>
          <table:table-cell table:style-name="ce112" office:value-type="float" office:value="50" calcext:value-type="float">
            <text:p>5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01" calcext:value-type="date">
            <text:p>2020-07-01</text:p>
          </table:table-cell>
          <table:table-cell table:style-name="ce2" office:value-type="string" calcext:value-type="string">
            <text:p>Sixi2-005</text:p>
          </table:table-cell>
          <table:table-cell table:style-name="ce112" office:value-type="float" office:value="-2" calcext:value-type="float">
            <text:p>-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used in sixi camshaft experiment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35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09" calcext:value-type="date">
            <text:p>2020-07-09</text:p>
          </table:table-cell>
          <table:table-cell table:style-name="ce2" office:value-type="string" calcext:value-type="string">
            <text:p>Sixi2-141</text:p>
          </table:table-cell>
          <table:table-cell table:style-name="ce112" office:value-type="float" office:value="8" calcext:value-type="float">
            <text:p>8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70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7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307</text:p>
          </table:table-cell>
          <table:table-cell table:style-name="ce112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308</text:p>
          </table:table-cell>
          <table:table-cell table:style-name="ce112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2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4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5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6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8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9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74</text:p>
          </table:table-cell>
          <table:table-cell table:style-name="ce112" office:value-type="float" office:value="48" calcext:value-type="float">
            <text:p>48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 table:number-rows-repeated="596">
          <table:table-cell table:style-name="ce87"/>
          <table:table-cell/>
          <table:table-cell table:style-name="ce113"/>
          <table:table-cell table:number-columns-repeated="1021"/>
        </table:table-row>
        <table:table-row table:style-name="ro3" table:number-rows-repeated="104779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8B098E8B_6863_4BA4_80D0_EBA6366AD8E7_.wvu.FilterData" table:base-cell-address="$'All SKUs'.$A$1" table:cell-range-address="$'Inventory History'.$A$1:.$Z$783"/>
        </table:named-expressions>
      </table:table>
      <table:table table:name="M3x45 vs dowel pins" table:style-name="ta8">
        <table:table-column table:style-name="co16" table:default-cell-style-name="Default"/>
        <table:table-column table:style-name="co50" table:default-cell-style-name="Default"/>
        <table:table-column table:style-name="co16" table:number-columns-repeated="1022" table:default-cell-style-name="Default"/>
        <table:table-row table:style-name="ro9">
          <table:table-cell table:style-name="ce117"/>
          <table:table-cell table:style-name="ce118" office:value-type="string" calcext:value-type="string">
            <text:p>item</text:p>
          </table:table-cell>
          <table:table-cell table:style-name="ce118" office:value-type="string" calcext:value-type="string">
            <text:p>qty bulk</text:p>
          </table:table-cell>
          <table:table-cell table:style-name="ce118" office:value-type="string" calcext:value-type="string">
            <text:p>cost bulk</text:p>
          </table:table-cell>
          <table:table-cell table:style-name="ce118" office:value-type="string" calcext:value-type="string">
            <text:p>cost per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45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9.77" calcext:value-type="float">
            <text:p>$9.77</text:p>
          </table:table-cell>
          <table:table-cell table:style-name="ce122" table:formula="of:=[.D2]/[.C2]" office:value-type="float" office:value="0.4885" calcext:value-type="float">
            <text:p>$0.49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 nylock</text:p>
          </table:table-cell>
          <table:table-cell table:style-name="ce119" office:value-type="float" office:value="25" calcext:value-type="float">
            <text:p>25</text:p>
          </table:table-cell>
          <table:table-cell table:style-name="ce121" office:value-type="float" office:value="1.51" calcext:value-type="float">
            <text:p>$1.51</text:p>
          </table:table-cell>
          <table:table-cell table:style-name="ce122" table:formula="of:=[.D3]/[.C3]" office:value-type="float" office:value="0.0604" calcext:value-type="float">
            <text:p>$0.06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3"/>
          <table:table-cell table:style-name="ce118" office:value-type="string" calcext:value-type="string">
            <text:p>subtotal:</text:p>
          </table:table-cell>
          <table:table-cell table:style-name="ce123" table:formula="of:=SUM([.E2:.E3])" office:value-type="float" office:value="0.5489" calcext:value-type="float">
            <text:p>$0.55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26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50 dowel stainless steel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5.7" calcext:value-type="float">
            <text:p>$5.70</text:p>
          </table:table-cell>
          <table:table-cell table:style-name="ce122" table:formula="of:=[.D6]/[.C6]" office:value-type="float" office:value="0.285" calcext:value-type="float">
            <text:p>$0.29</text:p>
          </table:table-cell>
          <table:table-cell table:style-name="ce126" office:value-type="string" calcext:value-type="string">
            <text:p><text:a xlink:href="https://www.aliexpress.com/item/4000224820953.html?spm=a2g0o.productlist.0.0.5099726fGa7V8y&amp;algo_pvid=27ba9865-e4b7-4699-9ab3-db32a7670c92&amp;algo_expid=27ba9865-e4b7-4699-9ab3-db32a7670c92-1&amp;btsid=0be3769015937286896946062e1c2a&amp;ws_ab_test=searchweb0_0,searchweb201602_,searchweb201603_" xlink:type="simple">https://www.aliexpress.com/item/4000224820953.html</text:a></text:p>
          </table:table-cell>
          <table:table-cell table:style-name="ce117" table:number-columns-repeated="20"/>
          <table:table-cell table:number-columns-repeated="998"/>
        </table:table-row>
        <table:table-row table:style-name="ro9">
          <table:table-cell table:style-name="ce117" table:number-columns-repeated="3"/>
          <table:table-cell table:style-name="ce118" office:value-type="string" calcext:value-type="string">
            <text:p>savings</text:p>
          </table:table-cell>
          <table:table-cell table:style-name="ce124" table:formula="of:=[.E4]-[.E6]" office:value-type="float" office:value="0.2639" calcext:value-type="float">
            <text:p>$0.26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3"/>
          <table:table-cell table:style-name="ce120" office:value-type="string" calcext:value-type="string">
            <text:p>instances</text:p>
          </table:table-cell>
          <table:table-cell table:style-name="ce120" office:value-type="float" office:value="24" calcext:value-type="float">
            <text:p>24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4"/>
          <table:table-cell table:style-name="ce125" table:formula="of:=[.E8]*[.E7]" office:value-type="float" office:value="6.3336" calcext:value-type="float">
            <text:p>$6.33</text:p>
          </table:table-cell>
          <table:table-cell table:style-name="ce117" table:number-columns-repeated="21"/>
          <table:table-cell table:number-columns-repeated="998"/>
        </table:table-row>
        <table:table-row table:style-name="ro9" table:number-rows-repeated="2">
          <table:table-cell table:style-name="ce117" table:number-columns-repeated="26"/>
          <table:table-cell table:number-columns-repeated="998"/>
        </table:table-row>
        <table:table-row table:style-name="ro9">
          <table:table-cell table:style-name="ce117"/>
          <table:table-cell table:style-name="ce118" office:value-type="string" calcext:value-type="string">
            <text:p>Alt sources</text:p>
          </table:table-cell>
          <table:table-cell table:style-name="ce117" table:number-columns-repeated="24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50 dowel stainless steel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5.7" calcext:value-type="float">
            <text:p>$5.70</text:p>
          </table:table-cell>
          <table:table-cell table:style-name="ce122" table:formula="of:=[.D13]/[.C13]" office:value-type="float" office:value="0.285" calcext:value-type="float">
            <text:p>$0.29</text:p>
          </table:table-cell>
          <table:table-cell table:style-name="ce126" office:value-type="string" calcext:value-type="string">
            <text:p><text:a xlink:href="https://www.aliexpress.com/item/4000224820953.html?spm=a2g0o.productlist.0.0.5099726fGa7V8y&amp;algo_pvid=27ba9865-e4b7-4699-9ab3-db32a7670c92&amp;algo_expid=27ba9865-e4b7-4699-9ab3-db32a7670c92-1&amp;btsid=0be3769015937286896946062e1c2a&amp;ws_ab_test=searchweb0_0,searchweb201602_,searchweb201603_" xlink:type="simple">https://www.aliexpress.com/item/4000224820953.html</text:a></text:p>
          </table:table-cell>
          <table:table-cell/>
          <table:table-cell table:style-name="ce117" table:number-columns-repeated="19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45 dowel stainless steel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6.35" calcext:value-type="float">
            <text:p>$6.35</text:p>
          </table:table-cell>
          <table:table-cell table:style-name="ce122" table:formula="of:=[.D14]/[.C14]" office:value-type="float" office:value="0.635" calcext:value-type="float">
            <text:p>$0.64</text:p>
          </table:table-cell>
          <table:table-cell table:style-name="ce126" office:value-type="string" calcext:value-type="string">
            <text:p><text:a xlink:href="https://www.aliexpress.com/item/32871574546.html?spm=a2g0o.productlist.0.0.4cc47707IvGhaR&amp;algo_pvid=b261c448-1eb8-44af-a2b5-b04d720450f9&amp;algo_expid=b261c448-1eb8-44af-a2b5-b04d720450f9-15&amp;btsid=0be3743615937284988834234ecf29&amp;ws_ab_test=searchweb0_0,searchweb201602_,searchweb201603_" xlink:type="simple">https://www.aliexpress.com/item/32871574546.html</text:a></text:p>
          </table:table-cell>
          <table:table-cell table:style-name="ce117" table:number-columns-repeated="20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45 dowel stainless steel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9.17" calcext:value-type="float">
            <text:p>$9.17</text:p>
          </table:table-cell>
          <table:table-cell table:style-name="ce122" table:formula="of:=[.D15]/[.C15]" office:value-type="float" office:value="0.4585" calcext:value-type="float">
            <text:p>$0.46</text:p>
          </table:table-cell>
          <table:table-cell table:style-name="ce126" office:value-type="string" calcext:value-type="string">
            <text:p><text:a xlink:href="https://www.aliexpress.com/item/4000473863693.html?spm=a2g0o.productlist.0.0.5099726fGa7V8y&amp;algo_pvid=27ba9865-e4b7-4699-9ab3-db32a7670c92&amp;algo_expid=27ba9865-e4b7-4699-9ab3-db32a7670c92-0&amp;btsid=0be3769015937286896946062e1c2a&amp;ws_ab_test=searchweb0_0,searchweb201602_,searchweb201603_" xlink:type="simple">https://www.aliexpress.com/item/4000473863693.html</text:a></text:p>
          </table:table-cell>
          <table:table-cell table:style-name="ce117" table:number-columns-repeated="20"/>
          <table:table-cell table:number-columns-repeated="998"/>
        </table:table-row>
        <table:table-row table:style-name="ro9">
          <table:table-cell table:style-name="ce117" table:number-columns-repeated="26"/>
          <table:table-cell table:number-columns-repeated="998"/>
        </table:table-row>
        <table:table-row table:style-name="ro9" table:number-rows-repeated="4">
          <table:table-cell table:style-name="ce117" table:number-columns-repeated="26"/>
          <table:table-cell table:number-columns-repeated="998"/>
        </table:table-row>
        <table:table-row table:style-name="ro9">
          <table:table-cell table:style-name="ce117"/>
          <table:table-cell table:style-name="ce120" table:number-columns-repeated="2"/>
          <table:table-cell table:style-name="ce117" table:number-columns-repeated="23"/>
          <table:table-cell table:number-columns-repeated="998"/>
        </table:table-row>
        <table:table-row table:style-name="ro9">
          <table:table-cell table:style-name="ce117"/>
          <table:table-cell table:style-name="ce120"/>
          <table:table-cell table:style-name="ce117" table:number-columns-repeated="24"/>
          <table:table-cell table:number-columns-repeated="998"/>
        </table:table-row>
        <table:table-row table:style-name="ro9" table:number-rows-repeated="975">
          <table:table-cell table:style-name="ce117" table:number-columns-repeated="26"/>
          <table:table-cell table:number-columns-repeated="998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pick list'.A1:'pick list'.J2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38761d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/>
      <style:text-properties fo:color="#99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</style:style>
    <style:style style:name="ConditionalStyle_5f_8" style:display-name="ConditionalStyle_8" style:family="table-cell" style:parent-style-name="Default">
      <style:table-cell-properties fo:background-color="transparent"/>
      <style:text-properties fo:color="#ff0000"/>
    </style:style>
    <style:style style:name="ConditionalStyle_5f_9" style:display-name="ConditionalStyle_9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20_SKUs" style:display-name="PageStyle_All SK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ck_20_list" style:display-name="PageStyle_pic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to_20_finished_20_items" style:display-name="PageStyle_raw to finished ite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er_20_history" style:display-name="PageStyle_Order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nt_20_Queue" style:display-name="PageStyle_Print Que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ntory_20_History" style:display-name="PageStyle_Inventory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3x45_20_vs_20_dowel_20_pins" style:display-name="PageStyle_M3x45 vs dowel pi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7660" meta:object-count="0"/>
    <meta:generator>LibreOfficeDev/6.0.5.2$Linux_X86_64 LibreOffice_project/</meta:generator>
  </office:meta>
</office:document-meta>
</file>